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328cm"/>
    </style:style>
    <style:style style:name="co2" style:family="table-column">
      <style:table-column-properties fo:break-before="auto" style:column-width="1.349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0.344cm"/>
    </style:style>
    <style:style style:name="co5" style:family="table-column">
      <style:table-column-properties fo:break-before="auto" style:column-width="0.953cm"/>
    </style:style>
    <style:style style:name="co6" style:family="table-column">
      <style:table-column-properties fo:break-before="auto" style:column-width="0.767cm"/>
    </style:style>
    <style:style style:name="co8" style:family="table-column">
      <style:table-column-properties fo:break-before="auto" style:column-width="2.434cm"/>
    </style:style>
    <style:style style:name="co9" style:family="table-column">
      <style:table-column-properties fo:break-before="auto" style:column-width="1.191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0.741cm"/>
    </style:style>
    <style:style style:name="co12" style:family="table-column">
      <style:table-column-properties fo:break-before="auto" style:column-width="1.746cm"/>
    </style:style>
    <style:style style:name="co13" style:family="table-column">
      <style:table-column-properties fo:break-before="auto" style:column-width="1.508cm"/>
    </style:style>
    <style:style style:name="co14" style:family="table-column">
      <style:table-column-properties fo:break-before="auto" style:column-width="0.45cm"/>
    </style:style>
    <style:style style:name="co15" style:family="table-column">
      <style:table-column-properties fo:break-before="auto" style:column-width="2.699cm"/>
    </style:style>
    <style:style style:name="co16" style:family="table-column">
      <style:table-column-properties fo:break-before="auto" style:column-width="0.661cm"/>
    </style:style>
    <style:style style:name="co17" style:family="table-column">
      <style:table-column-properties fo:break-before="auto" style:column-width="1.217cm"/>
    </style:style>
    <style:style style:name="co18" style:family="table-column">
      <style:table-column-properties fo:break-before="auto" style:column-width="2.302cm"/>
    </style:style>
    <style:style style:name="co19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3" style:family="table" style:master-page-name="mp3">
      <style:table-properties table:display="true" style:writing-mode="lr-tb" tableooo:tab-color="#ff0000"/>
    </style:style>
    <style:style style:name="ta2" style:family="table" style:master-page-name="mp2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50" style:family="table-cell" style:parent-style-name="Default" style:data-style-name="N0"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bottom="none" fo:background-color="#999999" fo:border-left="0.088cm solid #000000" fo:border-right="0.088cm solid #000000" fo:border-top="0.088cm solid #000000"/>
    </style:style>
    <style:style style:name="ce52" style:family="table-cell" style:parent-style-name="Default" style:data-style-name="N0">
      <style:table-cell-properties fo:border-bottom="none" fo:background-color="#999999" fo:border-left="0.088cm solid #000000" fo:border-right="0.088cm solid #000000" fo:border-top="none"/>
    </style:style>
    <style:style style:name="ce53" style:family="table-cell" style:parent-style-name="Default" style:data-style-name="N0">
      <style:table-cell-properties fo:border-bottom="0.088cm solid #000000" fo:background-color="#999999" fo:border-left="0.088cm solid #000000" fo:border-right="0.088cm solid #000000" fo:border-top="none"/>
    </style:style>
    <style:style style:name="ce5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0">
      <style:table-cell-properties fo:border-bottom="none" fo:background-color="#999999" fo:border-left="0.088cm solid #000000" fo:border-right="none" fo:border-top="0.088cm solid #000000"/>
    </style:style>
    <style:style style:name="ce56" style:family="table-cell" style:parent-style-name="Default" style:data-style-name="N0">
      <style:table-cell-properties fo:border-bottom="none" fo:background-color="#999999" fo:border-left="0.088cm solid #000000" fo:border-right="none" fo:border-top="none"/>
    </style:style>
    <style:style style:name="ce57" style:family="table-cell" style:parent-style-name="Default" style:data-style-name="N0">
      <style:table-cell-properties fo:border-bottom="0.088cm solid #000000" fo:background-color="#999999" fo:border-left="0.088cm solid #000000" fo:border-right="none" fo:border-top="none"/>
    </style:style>
    <style:style style:name="ce58" style:family="table-cell" style:parent-style-name="Default" style:data-style-name="N0">
      <style:table-cell-properties fo:border-bottom="none" fo:background-color="#999999" fo:border-left="none" fo:border-right="none" fo:border-top="0.088cm solid #000000"/>
    </style:style>
    <style:style style:name="ce59" style:family="table-cell" style:parent-style-name="Default" style:data-style-name="N0">
      <style:table-cell-properties fo:background-color="#999999"/>
    </style:style>
    <style:style style:name="ce60" style:family="table-cell" style:parent-style-name="Default" style:data-style-name="N0">
      <style:table-cell-properties fo:border-bottom="0.088cm solid #000000" fo:background-color="#999999" fo:border-left="none" fo:border-right="none" fo:border-top="none"/>
    </style:style>
    <style:style style:name="ce61" style:family="table-cell" style:parent-style-name="Default" style:data-style-name="N0">
      <style:table-cell-properties fo:border-bottom="none" fo:background-color="#999999" fo:border-left="none" fo:border-right="0.088cm solid #000000" fo:border-top="0.088cm solid #000000"/>
    </style:style>
    <style:style style:name="ce62" style:family="table-cell" style:parent-style-name="Default" style:data-style-name="N0">
      <style:table-cell-properties fo:border-bottom="none" fo:background-color="#999999" fo:border-left="none" fo:border-right="0.088cm solid #000000" fo:border-top="none"/>
    </style:style>
    <style:style style:name="ce63" style:family="table-cell" style:parent-style-name="Default" style:data-style-name="N0">
      <style:table-cell-properties fo:border-bottom="0.088cm solid #000000" fo:background-color="#999999" fo:border-left="none" fo:border-right="0.088cm solid #000000" fo:border-top="none"/>
    </style:style>
    <style:style style:name="ce16" style:family="table-cell" style:parent-style-name="Default" style:data-style-name="N0">
      <style:table-cell-properties fo:background-color="#ffff00"/>
    </style:style>
    <style:style style:name="ce17" style:family="table-cell" style:parent-style-name="Excel_20_Built-in_20_Normal" style:data-style-name="N8000">
      <style:table-cell-properties fo:background-color="#b2b2b2" style:text-align-source="fix" style:repeat-content="false" fo:border="0.071cm solid #000000" style:vertical-align="automatic"/>
      <style:paragraph-properties fo:text-align="center"/>
    </style:style>
    <style:style style:name="ce18" style:family="table-cell" style:parent-style-name="Excel_20_Built-in_20_Normal" style:data-style-name="N8000">
      <style:table-cell-properties style:text-align-source="fix" style:repeat-content="false" fo:background-color="transparent" fo:border="0.088cm solid #000000" style:vertical-align="automatic"/>
      <style:paragraph-properties fo:text-align="center"/>
    </style:style>
    <style:style style:name="ce19" style:family="table-cell" style:parent-style-name="Excel_20_Built-in_20_Normal" style:data-style-name="N8000">
      <style:table-cell-properties fo:background-color="transparent" style:vertical-align="automatic"/>
    </style:style>
    <style:style style:name="ce20" style:family="table-cell" style:parent-style-name="Excel_20_Built-in_20_Normal" style:data-style-name="N8000">
      <style:table-cell-properties fo:background-color="#ffff66" style:text-align-source="fix" style:repeat-content="false" style:vertical-align="automatic"/>
      <style:paragraph-properties fo:text-align="center"/>
    </style:style>
    <style:style style:name="ce21" style:family="table-cell" style:parent-style-name="Excel_20_Built-in_20_Normal" style:data-style-name="N8000">
      <style:table-cell-properties fo:border-bottom="0.088cm solid #000000" style:text-align-source="fix" style:repeat-content="false" fo:background-color="transparent" fo:border-left="0.088cm solid #000000" fo:border-right="none" fo:border-top="0.088cm solid #000000" style:vertical-align="automatic"/>
      <style:paragraph-properties fo:text-align="center"/>
    </style:style>
    <style:style style:name="ce22" style:family="table-cell" style:parent-style-name="Excel_20_Built-in_20_Normal" style:data-style-name="N8000">
      <style:table-cell-properties fo:background-color="#b2b2b2" style:text-align-source="fix" style:repeat-content="false" style:vertical-align="automatic"/>
      <style:paragraph-properties fo:text-align="center"/>
    </style:style>
    <style:style style:name="ce23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none" fo:border-top="0.071cm solid #000000" style:vertical-align="automatic"/>
      <style:paragraph-properties fo:text-align="center"/>
    </style:style>
    <style:style style:name="ce24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25" style:family="table-cell" style:parent-style-name="Excel_20_Built-in_20_Normal" style:data-style-name="N8000">
      <style:table-cell-properties fo:border-bottom="0.071cm solid #000000" fo:background-color="#ffff00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26" style:family="table-cell" style:parent-style-name="Excel_20_Built-in_20_Normal" style:data-style-name="N8000">
      <style:table-cell-properties fo:border-bottom="none" fo:background-color="#ffff00" style:text-align-source="fix" style:repeat-content="false" fo:border-left="none" fo:border-right="none" fo:border-top="0.071cm solid #000000" style:vertical-align="automatic"/>
      <style:paragraph-properties fo:text-align="center"/>
    </style:style>
    <style:style style:name="ce27" style:family="table-cell" style:parent-style-name="Excel_20_Built-in_20_Normal" style:data-style-name="N8000">
      <style:table-cell-properties fo:background-color="#ffff00" style:text-align-source="fix" style:repeat-content="false" style:vertical-align="automatic"/>
      <style:paragraph-properties fo:text-align="center"/>
    </style:style>
    <style:style style:name="ce28" style:family="table-cell" style:parent-style-name="Excel_20_Built-in_20_Normal" style:data-style-name="N8000">
      <style:table-cell-properties fo:border-bottom="0.071cm solid #000000" fo:background-color="#ffff00" style:text-align-source="fix" style:repeat-content="false" fo:border-left="none" fo:border-right="none" fo:border-top="none" style:vertical-align="automatic"/>
      <style:paragraph-properties fo:text-align="center"/>
    </style:style>
    <style:style style:name="ce29" style:family="table-cell" style:parent-style-name="Excel_20_Built-in_20_Normal" style:data-style-name="N8000">
      <style:table-cell-properties fo:border-bottom="none" fo:background-color="#b2b2b2" style:text-align-source="fix" style:repeat-content="false" fo:border-left="0.071cm solid #000000" fo:border-right="none" fo:border-top="0.071cm solid #000000" style:vertical-align="automatic"/>
      <style:paragraph-properties fo:text-align="center"/>
    </style:style>
    <style:style style:name="ce30" style:family="table-cell" style:parent-style-name="Excel_20_Built-in_20_Normal" style:data-style-name="N8000">
      <style:table-cell-properties fo:border-bottom="none" fo:background-color="#b2b2b2" style:text-align-source="fix" style:repeat-content="false" fo:border-left="none" fo:border-right="none" fo:border-top="0.071cm solid #000000" style:vertical-align="automatic"/>
      <style:paragraph-properties fo:text-align="center"/>
    </style:style>
    <style:style style:name="ce31" style:family="table-cell" style:parent-style-name="Excel_20_Built-in_20_Normal" style:data-style-name="N8000">
      <style:table-cell-properties fo:border-bottom="none" fo:background-color="#b2b2b2" style:text-align-source="fix" style:repeat-content="false" fo:border-left="none" fo:border-right="0.071cm solid #000000" fo:border-top="0.071cm solid #000000" style:vertical-align="automatic"/>
      <style:paragraph-properties fo:text-align="center"/>
    </style:style>
    <style:style style:name="ce32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88cm solid #000000" fo:border-right="none" fo:border-top="0.088cm solid #000000" style:vertical-align="automatic"/>
      <style:paragraph-properties fo:text-align="center"/>
    </style:style>
    <style:style style:name="ce33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88cm solid #000000" fo:border-right="none" fo:border-top="none" style:vertical-align="automatic"/>
      <style:paragraph-properties fo:text-align="center"/>
    </style:style>
    <style:style style:name="ce34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88cm solid #000000" fo:border-right="none" fo:border-top="none" style:vertical-align="automatic"/>
      <style:paragraph-properties fo:text-align="center"/>
    </style:style>
    <style:style style:name="ce35" style:family="table-cell" style:parent-style-name="Excel_20_Built-in_20_Normal" style:data-style-name="N8000">
      <style:table-cell-properties fo:border-bottom="0.088cm solid #000000" style:text-align-source="fix" style:repeat-content="false" fo:background-color="transparent" fo:border-left="0.088cm solid #000000" fo:border-right="none" fo:border-top="none" style:vertical-align="automatic"/>
      <style:paragraph-properties fo:text-align="center"/>
    </style:style>
    <style:style style:name="ce36" style:family="table-cell" style:parent-style-name="Excel_20_Built-in_20_Normal" style:data-style-name="N8000">
      <style:table-cell-properties fo:border-bottom="0.088cm solid #000000" fo:background-color="#ffff00" style:text-align-source="fix" style:repeat-content="false" fo:border-left="none" fo:border-right="none" fo:border-top="none" style:vertical-align="automatic"/>
      <style:paragraph-properties fo:text-align="center"/>
    </style:style>
    <style:style style:name="ce37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none" fo:border-top="0.088cm solid #000000" style:vertical-align="automatic"/>
      <style:paragraph-properties fo:text-align="center"/>
    </style:style>
    <style:style style:name="ce38" style:family="table-cell" style:parent-style-name="Excel_20_Built-in_20_Normal" style:data-style-name="N8000">
      <style:table-cell-properties fo:background-color="#bfbfbf" style:text-align-source="fix" style:repeat-content="false" fo:border="none" style:vertical-align="automatic"/>
      <style:paragraph-properties fo:text-align="center"/>
    </style:style>
    <style:style style:name="ce39" style:family="table-cell" style:parent-style-name="Excel_20_Built-in_20_Normal" style:data-style-name="N8000">
      <style:table-cell-properties style:text-align-source="fix" style:repeat-content="false" fo:background-color="transparent" fo:border="none" style:vertical-align="automatic"/>
      <style:paragraph-properties fo:text-align="center"/>
    </style:style>
    <style:style style:name="ce40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</style:style>
    <style:style style:name="ce41" style:family="table-cell" style:parent-style-name="Excel_20_Built-in_20_Normal" style:data-style-name="N8000">
      <style:table-cell-properties fo:background-color="#bfbfbf" style:text-align-source="fix" style:repeat-content="false" style:vertical-align="automatic"/>
      <style:paragraph-properties fo:text-align="center"/>
    </style:style>
    <style:style style:name="ce42" style:family="table-cell" style:parent-style-name="Excel_20_Built-in_20_Normal" style:data-style-name="N8000">
      <style:table-cell-properties fo:border-bottom="0.088cm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43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88cm solid #000000" fo:border-top="0.088cm solid #000000" style:vertical-align="automatic"/>
      <style:paragraph-properties fo:text-align="center"/>
    </style:style>
    <style:style style:name="ce44" style:family="table-cell" style:parent-style-name="Excel_20_Built-in_20_Normal" style:data-style-name="N8000">
      <style:table-cell-properties fo:border-bottom="none" fo:background-color="#bfbfbf" style:text-align-source="fix" style:repeat-content="false" fo:border-left="none" fo:border-right="0.088cm solid #000000" fo:border-top="none" style:vertical-align="automatic"/>
      <style:paragraph-properties fo:text-align="center"/>
    </style:style>
    <style:style style:name="ce45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88cm solid #000000" fo:border-top="none" style:vertical-align="automatic"/>
      <style:paragraph-properties fo:text-align="center"/>
    </style:style>
    <style:style style:name="ce46" style:family="table-cell" style:parent-style-name="Excel_20_Built-in_20_Normal" style:data-style-name="N8000">
      <style:table-cell-properties fo:border-bottom="0.088cm solid #000000" style:text-align-source="fix" style:repeat-content="false" fo:background-color="transparent" fo:border-left="none" fo:border-right="0.088cm solid #000000" fo:border-top="none" style:vertical-align="automatic"/>
      <style:paragraph-properties fo:text-align="center"/>
    </style:style>
    <style:style style:name="ce47" style:family="table-cell" style:parent-style-name="Excel_20_Built-in_20_Normal" style:data-style-name="N8000">
      <style:table-cell-properties fo:border-bottom="none" fo:background-color="#ff3333" style:text-align-source="fix" style:repeat-content="false" fo:border-left="0.071cm solid #000000" fo:border-right="none" fo:border-top="0.071cm solid #000000" style:vertical-align="automatic"/>
      <style:paragraph-properties fo:text-align="center"/>
    </style:style>
    <style:style style:name="ce48" style:family="table-cell" style:parent-style-name="Excel_20_Built-in_20_Normal" style:data-style-name="N8000">
      <style:table-cell-properties fo:border-bottom="none" fo:background-color="#ff3333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49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none" fo:border-top="0.071cm solid #000000" style:vertical-align="automatic"/>
      <style:paragraph-properties fo:text-align="center"/>
    </style:style>
    <style:style style:name="ce64" style:family="table-cell" style:parent-style-name="Excel_20_Built-in_20_Normal" style:data-style-name="N8000">
      <style:table-cell-properties fo:background-color="#ff3333" style:text-align-source="fix" style:repeat-content="false" style:vertical-align="automatic"/>
      <style:paragraph-properties fo:text-align="center"/>
    </style:style>
    <style:style style:name="ce65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0.071cm solid #000000" fo:border-top="0.071cm solid #000000" style:vertical-align="automatic"/>
      <style:paragraph-properties fo:text-align="center"/>
    </style:style>
    <style:style style:name="ce66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0.071cm solid #000000" fo:border-top="none" style:vertical-align="automatic"/>
      <style:paragraph-properties fo:text-align="center"/>
    </style:style>
    <style:style style:name="ce67" style:family="table-cell" style:parent-style-name="Excel_20_Built-in_20_Normal" style:data-style-name="N8000">
      <style:table-cell-properties fo:border-bottom="none" fo:background-color="transparent" fo:border-left="0.071cm solid #000000" fo:border-right="none" fo:border-top="0.071cm solid #000000" style:vertical-align="automatic"/>
      <style:text-properties fo:font-weight="bold" style:font-weight-asian="bold" style:font-weight-complex="bold"/>
    </style:style>
    <style:style style:name="ce68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</style:style>
    <style:style style:name="ce69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</style:style>
    <style:style style:name="ce70" style:family="table-cell" style:parent-style-name="Excel_20_Built-in_20_Normal" style:data-style-name="N8000">
      <style:table-cell-properties fo:border-bottom="0.071cm solid #000000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</style:style>
    <style:style style:name="ce71" style:family="table-cell" style:parent-style-name="Excel_20_Built-in_20_Normal" style:data-style-name="N8000">
      <style:table-cell-properties fo:border-bottom="none" fo:background-color="transparent" fo:border-left="none" fo:border-right="0.071cm solid #000000" fo:border-top="0.071cm solid #000000" style:vertical-align="automatic"/>
    </style:style>
    <style:style style:name="ce72" style:family="table-cell" style:parent-style-name="Excel_20_Built-in_20_Normal" style:data-style-name="N8000">
      <style:table-cell-properties fo:border-bottom="none" fo:background-color="transparent" fo:border-left="none" fo:border-right="none" fo:border-top="0.071cm solid #000000" style:vertical-align="automatic"/>
      <style:text-properties fo:font-weight="bold" style:font-weight-asian="bold" style:font-weight-complex="bold"/>
    </style:style>
    <style:style style:name="ce73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71cm solid #000000" fo:border-right="0.071cm solid #000000" fo:border-top="0.071cm solid #000000" style:vertical-align="automatic"/>
      <style:paragraph-properties fo:text-align="center"/>
    </style:style>
    <style:style style:name="ce74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75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76" style:family="table-cell" style:parent-style-name="Excel_20_Built-in_20_Normal" style:data-style-name="N8000">
      <style:table-cell-properties fo:border-bottom="0.071cm solid #000000" fo:background-color="#ffff00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77" style:family="table-cell" style:parent-style-name="Excel_20_Built-in_20_Normal" style:data-style-name="N8000">
      <style:table-cell-properties fo:border-bottom="none" fo:background-color="transparent" fo:border-left="none" fo:border-right="none" fo:border-top="0.071cm solid #000000" style:vertical-align="automatic"/>
    </style:style>
    <style:style style:name="ce78" style:family="table-cell" style:parent-style-name="Default">
      <style:table-cell-properties fo:background-color="#ffff66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PORT" table:style-name="ta2"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number-columns-repeated="999" table:default-cell-style-name="ce1"/>
        <table:table-column table:style-name="co7" table:number-columns-repeated="2" table:default-cell-style-name="Default"/>
        <table:table-row table:style-name="ro1">
          <table:table-cell table:formula="of:=[INPUT.Y2]" office:value-type="string" office:string-value="DATA&quot;">
            <text:p>DATA"</text:p>
          </table:table-cell>
          <table:table-cell table:formula="of:=[INPUT.AA2]" office:value-type="string" office:string-value="{rvrs off}">
            <text:p>{rvrs off}</text:p>
          </table:table-cell>
          <table:table-cell table:formula="of:=[INPUT.Z2]" office:value-type="string" office:string-value="{lt. green}">
            <text:p>{lt. green}</text:p>
          </table:table-cell>
          <table:table-cell table:formula="of:=[INPUT.AB2]" office:value-type="string" office:string-value="{">
            <text:p>{</text:p>
          </table:table-cell>
          <table:table-cell table:style-name="ce16" table:formula="of:=[INPUT.AC2]" office:value-type="float" office:value="211">
            <text:p>211</text:p>
          </table:table-cell>
          <table:table-cell table:formula="of:=[INPUT.AD2]" office:value-type="string" office:string-value="}">
            <text:p>}</text:p>
          </table:table-cell>
          <table:table-cell table:formula="of:=[INPUT.AE2]" office:value-type="string" office:string-value="{rvrs off}">
            <text:p>{rvrs off}</text:p>
          </table:table-cell>
          <table:table-cell table:formula="of:=[INPUT.AF2]" office:value-type="string" office:string-value="{lt. green}">
            <text:p>{lt. green}</text:p>
          </table:table-cell>
          <table:table-cell table:formula="of:=[INPUT.AG2]" office:value-type="string" office:string-value="{">
            <text:p>{</text:p>
          </table:table-cell>
          <table:table-cell table:style-name="ce16" table:formula="of:=[INPUT.AH2]" office:value-type="float" office:value="212">
            <text:p>212</text:p>
          </table:table-cell>
          <table:table-cell table:formula="of:=[INPUT.AI2]" office:value-type="string" office:string-value="}">
            <text:p>}</text:p>
          </table:table-cell>
          <table:table-cell table:formula="of:=[INPUT.AJ2]" office:value-type="string" office:string-value="{down}{left:2}">
            <text:p>{down}{left:2}</text:p>
          </table:table-cell>
          <table:table-cell table:formula="of:=[INPUT.AK2]" office:value-type="string" office:string-value="{rvrs off}">
            <text:p>{rvrs off}</text:p>
          </table:table-cell>
          <table:table-cell table:formula="of:=[INPUT.AL2]" office:value-type="string" office:string-value="{lt. green}">
            <text:p>{lt. green}</text:p>
          </table:table-cell>
          <table:table-cell table:formula="of:=[INPUT.AM2]" office:value-type="string" office:string-value="{">
            <text:p>{</text:p>
          </table:table-cell>
          <table:table-cell table:style-name="ce16" table:formula="of:=[INPUT.AN2]" office:value-type="float" office:value="212">
            <text:p>212</text:p>
          </table:table-cell>
          <table:table-cell table:formula="of:=[INPUT.AO2]" office:value-type="string" office:string-value="}">
            <text:p>}</text:p>
          </table:table-cell>
          <table:table-cell table:formula="of:=[INPUT.AP2]" office:value-type="string" office:string-value="{rvrs off}">
            <text:p>{rvrs off}</text:p>
          </table:table-cell>
          <table:table-cell table:formula="of:=[INPUT.AQ2]" office:value-type="string" office:string-value="{lt. green}">
            <text:p>{lt. green}</text:p>
          </table:table-cell>
          <table:table-cell table:formula="of:=[INPUT.AR2]" office:value-type="string" office:string-value="{">
            <text:p>{</text:p>
          </table:table-cell>
          <table:table-cell table:style-name="ce16" table:formula="of:=[INPUT.AS2]" office:value-type="float" office:value="211">
            <text:p>211</text:p>
          </table:table-cell>
          <table:table-cell table:formula="of:=[INPUT.AT2]" office:value-type="string" office:string-value="}">
            <text:p>}</text:p>
          </table:table-cell>
          <table:table-cell table:formula="of:=[INPUT.AU2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3]" office:value-type="string" office:string-value="DATA&quot;">
            <text:p>DATA"</text:p>
          </table:table-cell>
          <table:table-cell table:formula="of:=[INPUT.AA3]" office:value-type="string" office:string-value="{rvrs off}">
            <text:p>{rvrs off}</text:p>
          </table:table-cell>
          <table:table-cell table:formula="of:=[INPUT.Z3]" office:value-type="string" office:string-value="{brown}">
            <text:p>{brown}</text:p>
          </table:table-cell>
          <table:table-cell table:formula="of:=[INPUT.AB3]" office:value-type="string" office:string-value="{">
            <text:p>{</text:p>
          </table:table-cell>
          <table:table-cell table:style-name="ce16" table:formula="of:=[INPUT.AC3]" office:value-type="float" office:value="163">
            <text:p>163</text:p>
          </table:table-cell>
          <table:table-cell table:formula="of:=[INPUT.AD3]" office:value-type="string" office:string-value="}">
            <text:p>}</text:p>
          </table:table-cell>
          <table:table-cell table:formula="of:=[INPUT.AE3]" office:value-type="string" office:string-value="{rvrs off}">
            <text:p>{rvrs off}</text:p>
          </table:table-cell>
          <table:table-cell table:formula="of:=[INPUT.AF3]" office:value-type="string" office:string-value="{brown}">
            <text:p>{brown}</text:p>
          </table:table-cell>
          <table:table-cell table:formula="of:=[INPUT.AG3]" office:value-type="string" office:string-value="{">
            <text:p>{</text:p>
          </table:table-cell>
          <table:table-cell table:style-name="ce16" table:formula="of:=[INPUT.AH3]" office:value-type="float" office:value="164">
            <text:p>164</text:p>
          </table:table-cell>
          <table:table-cell table:formula="of:=[INPUT.AI3]" office:value-type="string" office:string-value="}">
            <text:p>}</text:p>
          </table:table-cell>
          <table:table-cell table:formula="of:=[INPUT.AJ3]" office:value-type="string" office:string-value="{down}{left:2}">
            <text:p>{down}{left:2}</text:p>
          </table:table-cell>
          <table:table-cell table:formula="of:=[INPUT.AK3]" office:value-type="string" office:string-value="{rvrs off}">
            <text:p>{rvrs off}</text:p>
          </table:table-cell>
          <table:table-cell table:formula="of:=[INPUT.AL3]" office:value-type="string" office:string-value="{brown}">
            <text:p>{brown}</text:p>
          </table:table-cell>
          <table:table-cell table:formula="of:=[INPUT.AM3]" office:value-type="string" office:string-value="{">
            <text:p>{</text:p>
          </table:table-cell>
          <table:table-cell table:style-name="ce16" table:formula="of:=[INPUT.AN3]" office:value-type="float" office:value="212">
            <text:p>212</text:p>
          </table:table-cell>
          <table:table-cell table:formula="of:=[INPUT.AO3]" office:value-type="string" office:string-value="}">
            <text:p>}</text:p>
          </table:table-cell>
          <table:table-cell table:formula="of:=[INPUT.AP3]" office:value-type="string" office:string-value="{rvrs off}">
            <text:p>{rvrs off}</text:p>
          </table:table-cell>
          <table:table-cell table:formula="of:=[INPUT.AQ3]" office:value-type="string" office:string-value="{brown}">
            <text:p>{brown}</text:p>
          </table:table-cell>
          <table:table-cell table:formula="of:=[INPUT.AR3]" office:value-type="string" office:string-value="{">
            <text:p>{</text:p>
          </table:table-cell>
          <table:table-cell table:style-name="ce16" table:formula="of:=[INPUT.AS3]" office:value-type="float" office:value="211">
            <text:p>211</text:p>
          </table:table-cell>
          <table:table-cell table:formula="of:=[INPUT.AT3]" office:value-type="string" office:string-value="}">
            <text:p>}</text:p>
          </table:table-cell>
          <table:table-cell table:formula="of:=[INPUT.AU3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4]" office:value-type="string" office:string-value="DATA&quot;">
            <text:p>DATA"</text:p>
          </table:table-cell>
          <table:table-cell table:formula="of:=[INPUT.AA4]" office:value-type="string" office:string-value="{rvrs off}">
            <text:p>{rvrs off}</text:p>
          </table:table-cell>
          <table:table-cell table:formula="of:=[INPUT.Z4]" office:value-type="string" office:string-value="{lt. red}">
            <text:p>{lt. red}</text:p>
          </table:table-cell>
          <table:table-cell table:formula="of:=[INPUT.AB4]" office:value-type="string" office:string-value="{">
            <text:p>{</text:p>
          </table:table-cell>
          <table:table-cell table:style-name="ce16" table:formula="of:=[INPUT.AC4]" office:value-type="float" office:value="191">
            <text:p>191</text:p>
          </table:table-cell>
          <table:table-cell table:formula="of:=[INPUT.AD4]" office:value-type="string" office:string-value="}">
            <text:p>}</text:p>
          </table:table-cell>
          <table:table-cell table:formula="of:=[INPUT.AE4]" office:value-type="string" office:string-value="{rvrs on}">
            <text:p>{rvrs on}</text:p>
          </table:table-cell>
          <table:table-cell table:formula="of:=[INPUT.AF4]" office:value-type="string" office:string-value="{lt. red}">
            <text:p>{lt. red}</text:p>
          </table:table-cell>
          <table:table-cell table:formula="of:=[INPUT.AG4]" office:value-type="string" office:string-value="{">
            <text:p>{</text:p>
          </table:table-cell>
          <table:table-cell table:style-name="ce16" table:formula="of:=[INPUT.AH4]" office:value-type="float" office:value="64">
            <text:p>64</text:p>
          </table:table-cell>
          <table:table-cell table:formula="of:=[INPUT.AI4]" office:value-type="string" office:string-value="}">
            <text:p>}</text:p>
          </table:table-cell>
          <table:table-cell table:formula="of:=[INPUT.AJ4]" office:value-type="string" office:string-value="{down}{left:2}">
            <text:p>{down}{left:2}</text:p>
          </table:table-cell>
          <table:table-cell table:formula="of:=[INPUT.AK4]" office:value-type="string" office:string-value="{rvrs on}">
            <text:p>{rvrs on}</text:p>
          </table:table-cell>
          <table:table-cell table:formula="of:=[INPUT.AL4]" office:value-type="string" office:string-value="{lt. red}">
            <text:p>{lt. red}</text:p>
          </table:table-cell>
          <table:table-cell table:formula="of:=[INPUT.AM4]" office:value-type="string" office:string-value="{">
            <text:p>{</text:p>
          </table:table-cell>
          <table:table-cell table:style-name="ce16" table:formula="of:=[INPUT.AN4]" office:value-type="float" office:value="65">
            <text:p>65</text:p>
          </table:table-cell>
          <table:table-cell table:formula="of:=[INPUT.AO4]" office:value-type="string" office:string-value="}">
            <text:p>}</text:p>
          </table:table-cell>
          <table:table-cell table:formula="of:=[INPUT.AP4]" office:value-type="string" office:string-value="{rvrs on}">
            <text:p>{rvrs on}</text:p>
          </table:table-cell>
          <table:table-cell table:formula="of:=[INPUT.AQ4]" office:value-type="string" office:string-value="{lt. red}">
            <text:p>{lt. red}</text:p>
          </table:table-cell>
          <table:table-cell table:formula="of:=[INPUT.AR4]" office:value-type="string" office:string-value="{">
            <text:p>{</text:p>
          </table:table-cell>
          <table:table-cell table:style-name="ce16" table:formula="of:=[INPUT.AS4]" office:value-type="float" office:value="66">
            <text:p>66</text:p>
          </table:table-cell>
          <table:table-cell table:formula="of:=[INPUT.AT4]" office:value-type="string" office:string-value="}">
            <text:p>}</text:p>
          </table:table-cell>
          <table:table-cell table:formula="of:=[INPUT.AU4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5]" office:value-type="string" office:string-value="DATA&quot;">
            <text:p>DATA"</text:p>
          </table:table-cell>
          <table:table-cell table:formula="of:=[INPUT.AA5]" office:value-type="string" office:string-value="{rvrs off}">
            <text:p>{rvrs off}</text:p>
          </table:table-cell>
          <table:table-cell table:formula="of:=[INPUT.Z5]" office:value-type="string" office:string-value="{lt. green}">
            <text:p>{lt. green}</text:p>
          </table:table-cell>
          <table:table-cell table:formula="of:=[INPUT.AB5]" office:value-type="string" office:string-value="{">
            <text:p>{</text:p>
          </table:table-cell>
          <table:table-cell table:style-name="ce16" table:formula="of:=[INPUT.AC5]" office:value-type="float" office:value="211">
            <text:p>211</text:p>
          </table:table-cell>
          <table:table-cell table:formula="of:=[INPUT.AD5]" office:value-type="string" office:string-value="}">
            <text:p>}</text:p>
          </table:table-cell>
          <table:table-cell table:formula="of:=[INPUT.AE5]" office:value-type="string" office:string-value="{rvrs off}">
            <text:p>{rvrs off}</text:p>
          </table:table-cell>
          <table:table-cell table:formula="of:=[INPUT.AF5]" office:value-type="string" office:string-value="{lt. green}">
            <text:p>{lt. green}</text:p>
          </table:table-cell>
          <table:table-cell table:formula="of:=[INPUT.AG5]" office:value-type="string" office:string-value="{">
            <text:p>{</text:p>
          </table:table-cell>
          <table:table-cell table:style-name="ce16" table:formula="of:=[INPUT.AH5]" office:value-type="float" office:value="213">
            <text:p>213</text:p>
          </table:table-cell>
          <table:table-cell table:formula="of:=[INPUT.AI5]" office:value-type="string" office:string-value="}">
            <text:p>}</text:p>
          </table:table-cell>
          <table:table-cell table:formula="of:=[INPUT.AJ5]" office:value-type="string" office:string-value="{down}{left:2}">
            <text:p>{down}{left:2}</text:p>
          </table:table-cell>
          <table:table-cell table:formula="of:=[INPUT.AK5]" office:value-type="string" office:string-value="{rvrs off}">
            <text:p>{rvrs off}</text:p>
          </table:table-cell>
          <table:table-cell table:formula="of:=[INPUT.AL5]" office:value-type="string" office:string-value="{lt. green}">
            <text:p>{lt. green}</text:p>
          </table:table-cell>
          <table:table-cell table:formula="of:=[INPUT.AM5]" office:value-type="string" office:string-value="{">
            <text:p>{</text:p>
          </table:table-cell>
          <table:table-cell table:style-name="ce16" table:formula="of:=[INPUT.AN5]" office:value-type="float" office:value="213">
            <text:p>213</text:p>
          </table:table-cell>
          <table:table-cell table:formula="of:=[INPUT.AO5]" office:value-type="string" office:string-value="}">
            <text:p>}</text:p>
          </table:table-cell>
          <table:table-cell table:formula="of:=[INPUT.AP5]" office:value-type="string" office:string-value="{rvrs off}">
            <text:p>{rvrs off}</text:p>
          </table:table-cell>
          <table:table-cell table:formula="of:=[INPUT.AQ5]" office:value-type="string" office:string-value="{lt. green}">
            <text:p>{lt. green}</text:p>
          </table:table-cell>
          <table:table-cell table:formula="of:=[INPUT.AR5]" office:value-type="string" office:string-value="{">
            <text:p>{</text:p>
          </table:table-cell>
          <table:table-cell table:style-name="ce16" table:formula="of:=[INPUT.AS5]" office:value-type="float" office:value="211">
            <text:p>211</text:p>
          </table:table-cell>
          <table:table-cell table:formula="of:=[INPUT.AT5]" office:value-type="string" office:string-value="}">
            <text:p>}</text:p>
          </table:table-cell>
          <table:table-cell table:formula="of:=[INPUT.AU5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6]" office:value-type="string" office:string-value="DATA&quot;">
            <text:p>DATA"</text:p>
          </table:table-cell>
          <table:table-cell table:formula="of:=[INPUT.AA6]" office:value-type="string" office:string-value="{rvrs off}">
            <text:p>{rvrs off}</text:p>
          </table:table-cell>
          <table:table-cell table:formula="of:=[INPUT.Z6]" office:value-type="string" office:string-value="{orange}">
            <text:p>{orange}</text:p>
          </table:table-cell>
          <table:table-cell table:formula="of:=[INPUT.AB6]" office:value-type="string" office:string-value="{">
            <text:p>{</text:p>
          </table:table-cell>
          <table:table-cell table:style-name="ce16" table:formula="of:=[INPUT.AC6]" office:value-type="float" office:value="214">
            <text:p>214</text:p>
          </table:table-cell>
          <table:table-cell table:formula="of:=[INPUT.AD6]" office:value-type="string" office:string-value="}">
            <text:p>}</text:p>
          </table:table-cell>
          <table:table-cell table:formula="of:=[INPUT.AE6]" office:value-type="string" office:string-value="{rvrs off}">
            <text:p>{rvrs off}</text:p>
          </table:table-cell>
          <table:table-cell table:formula="of:=[INPUT.AF6]" office:value-type="string" office:string-value="{orange}">
            <text:p>{orange}</text:p>
          </table:table-cell>
          <table:table-cell table:formula="of:=[INPUT.AG6]" office:value-type="string" office:string-value="{">
            <text:p>{</text:p>
          </table:table-cell>
          <table:table-cell table:style-name="ce16" table:formula="of:=[INPUT.AH6]" office:value-type="float" office:value="214">
            <text:p>214</text:p>
          </table:table-cell>
          <table:table-cell table:formula="of:=[INPUT.AI6]" office:value-type="string" office:string-value="}">
            <text:p>}</text:p>
          </table:table-cell>
          <table:table-cell table:formula="of:=[INPUT.AJ6]" office:value-type="string" office:string-value="{down}{left:2}">
            <text:p>{down}{left:2}</text:p>
          </table:table-cell>
          <table:table-cell table:formula="of:=[INPUT.AK6]" office:value-type="string" office:string-value="{rvrs off}">
            <text:p>{rvrs off}</text:p>
          </table:table-cell>
          <table:table-cell table:formula="of:=[INPUT.AL6]" office:value-type="string" office:string-value="{orange}">
            <text:p>{orange}</text:p>
          </table:table-cell>
          <table:table-cell table:formula="of:=[INPUT.AM6]" office:value-type="string" office:string-value="{">
            <text:p>{</text:p>
          </table:table-cell>
          <table:table-cell table:style-name="ce16" table:formula="of:=[INPUT.AN6]" office:value-type="float" office:value="214">
            <text:p>214</text:p>
          </table:table-cell>
          <table:table-cell table:formula="of:=[INPUT.AO6]" office:value-type="string" office:string-value="}">
            <text:p>}</text:p>
          </table:table-cell>
          <table:table-cell table:formula="of:=[INPUT.AP6]" office:value-type="string" office:string-value="{rvrs off}">
            <text:p>{rvrs off}</text:p>
          </table:table-cell>
          <table:table-cell table:formula="of:=[INPUT.AQ6]" office:value-type="string" office:string-value="{orange}">
            <text:p>{orange}</text:p>
          </table:table-cell>
          <table:table-cell table:formula="of:=[INPUT.AR6]" office:value-type="string" office:string-value="{">
            <text:p>{</text:p>
          </table:table-cell>
          <table:table-cell table:style-name="ce16" table:formula="of:=[INPUT.AS6]" office:value-type="float" office:value="214">
            <text:p>214</text:p>
          </table:table-cell>
          <table:table-cell table:formula="of:=[INPUT.AT6]" office:value-type="string" office:string-value="}">
            <text:p>}</text:p>
          </table:table-cell>
          <table:table-cell table:formula="of:=[INPUT.AU6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7]" office:value-type="string" office:string-value="DATA&quot;">
            <text:p>DATA"</text:p>
          </table:table-cell>
          <table:table-cell table:formula="of:=[INPUT.AA7]" office:value-type="string" office:string-value="{rvrs off}">
            <text:p>{rvrs off}</text:p>
          </table:table-cell>
          <table:table-cell table:formula="of:=[INPUT.Z7]" office:value-type="string" office:string-value="{brown}">
            <text:p>{brown}</text:p>
          </table:table-cell>
          <table:table-cell table:formula="of:=[INPUT.AB7]" office:value-type="string" office:string-value="{">
            <text:p>{</text:p>
          </table:table-cell>
          <table:table-cell table:style-name="ce16" table:formula="of:=[INPUT.AC7]" office:value-type="float" office:value="211">
            <text:p>211</text:p>
          </table:table-cell>
          <table:table-cell table:formula="of:=[INPUT.AD7]" office:value-type="string" office:string-value="}">
            <text:p>}</text:p>
          </table:table-cell>
          <table:table-cell table:formula="of:=[INPUT.AE7]" office:value-type="string" office:string-value="{rvrs off}">
            <text:p>{rvrs off}</text:p>
          </table:table-cell>
          <table:table-cell table:formula="of:=[INPUT.AF7]" office:value-type="string" office:string-value="{brown}">
            <text:p>{brown}</text:p>
          </table:table-cell>
          <table:table-cell table:formula="of:=[INPUT.AG7]" office:value-type="string" office:string-value="{">
            <text:p>{</text:p>
          </table:table-cell>
          <table:table-cell table:style-name="ce16" table:formula="of:=[INPUT.AH7]" office:value-type="float" office:value="212">
            <text:p>212</text:p>
          </table:table-cell>
          <table:table-cell table:formula="of:=[INPUT.AI7]" office:value-type="string" office:string-value="}">
            <text:p>}</text:p>
          </table:table-cell>
          <table:table-cell table:formula="of:=[INPUT.AJ7]" office:value-type="string" office:string-value="{down}{left:2}">
            <text:p>{down}{left:2}</text:p>
          </table:table-cell>
          <table:table-cell table:formula="of:=[INPUT.AK7]" office:value-type="string" office:string-value="{rvrs off}">
            <text:p>{rvrs off}</text:p>
          </table:table-cell>
          <table:table-cell table:formula="of:=[INPUT.AL7]" office:value-type="string" office:string-value="{brown}">
            <text:p>{brown}</text:p>
          </table:table-cell>
          <table:table-cell table:formula="of:=[INPUT.AM7]" office:value-type="string" office:string-value="{">
            <text:p>{</text:p>
          </table:table-cell>
          <table:table-cell table:style-name="ce16" table:formula="of:=[INPUT.AN7]" office:value-type="float" office:value="212">
            <text:p>212</text:p>
          </table:table-cell>
          <table:table-cell table:formula="of:=[INPUT.AO7]" office:value-type="string" office:string-value="}">
            <text:p>}</text:p>
          </table:table-cell>
          <table:table-cell table:formula="of:=[INPUT.AP7]" office:value-type="string" office:string-value="{rvrs off}">
            <text:p>{rvrs off}</text:p>
          </table:table-cell>
          <table:table-cell table:formula="of:=[INPUT.AQ7]" office:value-type="string" office:string-value="{brown}">
            <text:p>{brown}</text:p>
          </table:table-cell>
          <table:table-cell table:formula="of:=[INPUT.AR7]" office:value-type="string" office:string-value="{">
            <text:p>{</text:p>
          </table:table-cell>
          <table:table-cell table:style-name="ce16" table:formula="of:=[INPUT.AS7]" office:value-type="float" office:value="211">
            <text:p>211</text:p>
          </table:table-cell>
          <table:table-cell table:formula="of:=[INPUT.AT7]" office:value-type="string" office:string-value="}">
            <text:p>}</text:p>
          </table:table-cell>
          <table:table-cell table:formula="of:=[INPUT.AU7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8]" office:value-type="string" office:string-value="DATA&quot;">
            <text:p>DATA"</text:p>
          </table:table-cell>
          <table:table-cell table:formula="of:=[INPUT.AA8]" office:value-type="string" office:string-value="{rvrs on}">
            <text:p>{rvrs on}</text:p>
          </table:table-cell>
          <table:table-cell table:formula="of:=[INPUT.Z8]" office:value-type="string" office:string-value="{lt. green}">
            <text:p>{lt. green}</text:p>
          </table:table-cell>
          <table:table-cell table:formula="of:=[INPUT.AB8]" office:value-type="string" office:string-value="{">
            <text:p>{</text:p>
          </table:table-cell>
          <table:table-cell table:style-name="ce16" table:formula="of:=[INPUT.AC8]" office:value-type="float" office:value="81">
            <text:p>81</text:p>
          </table:table-cell>
          <table:table-cell table:formula="of:=[INPUT.AD8]" office:value-type="string" office:string-value="}">
            <text:p>}</text:p>
          </table:table-cell>
          <table:table-cell table:formula="of:=[INPUT.AE8]" office:value-type="string" office:string-value="{rvrs on}">
            <text:p>{rvrs on}</text:p>
          </table:table-cell>
          <table:table-cell table:formula="of:=[INPUT.AF8]" office:value-type="string" office:string-value="{lt. green}">
            <text:p>{lt. green}</text:p>
          </table:table-cell>
          <table:table-cell table:formula="of:=[INPUT.AG8]" office:value-type="string" office:string-value="{">
            <text:p>{</text:p>
          </table:table-cell>
          <table:table-cell table:style-name="ce16" table:formula="of:=[INPUT.AH8]" office:value-type="float" office:value="82">
            <text:p>82</text:p>
          </table:table-cell>
          <table:table-cell table:formula="of:=[INPUT.AI8]" office:value-type="string" office:string-value="}">
            <text:p>}</text:p>
          </table:table-cell>
          <table:table-cell table:formula="of:=[INPUT.AJ8]" office:value-type="string" office:string-value="{down}{left:2}">
            <text:p>{down}{left:2}</text:p>
          </table:table-cell>
          <table:table-cell table:formula="of:=[INPUT.AK8]" office:value-type="string" office:string-value="{rvrs on}">
            <text:p>{rvrs on}</text:p>
          </table:table-cell>
          <table:table-cell table:formula="of:=[INPUT.AL8]" office:value-type="string" office:string-value="{lt. green}">
            <text:p>{lt. green}</text:p>
          </table:table-cell>
          <table:table-cell table:formula="of:=[INPUT.AM8]" office:value-type="string" office:string-value="{">
            <text:p>{</text:p>
          </table:table-cell>
          <table:table-cell table:style-name="ce16" table:formula="of:=[INPUT.AN8]" office:value-type="float" office:value="83">
            <text:p>83</text:p>
          </table:table-cell>
          <table:table-cell table:formula="of:=[INPUT.AO8]" office:value-type="string" office:string-value="}">
            <text:p>}</text:p>
          </table:table-cell>
          <table:table-cell table:formula="of:=[INPUT.AP8]" office:value-type="string" office:string-value="{rvrs on}">
            <text:p>{rvrs on}</text:p>
          </table:table-cell>
          <table:table-cell table:formula="of:=[INPUT.AQ8]" office:value-type="string" office:string-value="{lt. green}">
            <text:p>{lt. green}</text:p>
          </table:table-cell>
          <table:table-cell table:formula="of:=[INPUT.AR8]" office:value-type="string" office:string-value="{">
            <text:p>{</text:p>
          </table:table-cell>
          <table:table-cell table:style-name="ce16" table:formula="of:=[INPUT.AS8]" office:value-type="float" office:value="84">
            <text:p>84</text:p>
          </table:table-cell>
          <table:table-cell table:formula="of:=[INPUT.AT8]" office:value-type="string" office:string-value="}">
            <text:p>}</text:p>
          </table:table-cell>
          <table:table-cell table:formula="of:=[INPUT.AU8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9]" office:value-type="string" office:string-value="DATA&quot;">
            <text:p>DATA"</text:p>
          </table:table-cell>
          <table:table-cell table:formula="of:=[INPUT.AA9]" office:value-type="string" office:string-value="{rvrs off}">
            <text:p>{rvrs off}</text:p>
          </table:table-cell>
          <table:table-cell table:formula="of:=[INPUT.Z9]" office:value-type="string" office:string-value="{brown}">
            <text:p>{brown}</text:p>
          </table:table-cell>
          <table:table-cell table:formula="of:=[INPUT.AB9]" office:value-type="string" office:string-value="{">
            <text:p>{</text:p>
          </table:table-cell>
          <table:table-cell table:style-name="ce16" table:formula="of:=[INPUT.AC9]" office:value-type="float" office:value="55">
            <text:p>55</text:p>
          </table:table-cell>
          <table:table-cell table:formula="of:=[INPUT.AD9]" office:value-type="string" office:string-value="}">
            <text:p>}</text:p>
          </table:table-cell>
          <table:table-cell table:formula="of:=[INPUT.AE9]" office:value-type="string" office:string-value="{rvrs off}">
            <text:p>{rvrs off}</text:p>
          </table:table-cell>
          <table:table-cell table:formula="of:=[INPUT.AF9]" office:value-type="string" office:string-value="{brown}">
            <text:p>{brown}</text:p>
          </table:table-cell>
          <table:table-cell table:formula="of:=[INPUT.AG9]" office:value-type="string" office:string-value="{">
            <text:p>{</text:p>
          </table:table-cell>
          <table:table-cell table:style-name="ce16" table:formula="of:=[INPUT.AH9]" office:value-type="float" office:value="55">
            <text:p>55</text:p>
          </table:table-cell>
          <table:table-cell table:formula="of:=[INPUT.AI9]" office:value-type="string" office:string-value="}">
            <text:p>}</text:p>
          </table:table-cell>
          <table:table-cell table:formula="of:=[INPUT.AJ9]" office:value-type="string" office:string-value="{down}{left:2}">
            <text:p>{down}{left:2}</text:p>
          </table:table-cell>
          <table:table-cell table:formula="of:=[INPUT.AK9]" office:value-type="string" office:string-value="{rvrs off}">
            <text:p>{rvrs off}</text:p>
          </table:table-cell>
          <table:table-cell table:formula="of:=[INPUT.AL9]" office:value-type="string" office:string-value="{brown}">
            <text:p>{brown}</text:p>
          </table:table-cell>
          <table:table-cell table:formula="of:=[INPUT.AM9]" office:value-type="string" office:string-value="{">
            <text:p>{</text:p>
          </table:table-cell>
          <table:table-cell table:style-name="ce16" table:formula="of:=[INPUT.AN9]" office:value-type="float" office:value="55">
            <text:p>55</text:p>
          </table:table-cell>
          <table:table-cell table:formula="of:=[INPUT.AO9]" office:value-type="string" office:string-value="}">
            <text:p>}</text:p>
          </table:table-cell>
          <table:table-cell table:formula="of:=[INPUT.AP9]" office:value-type="string" office:string-value="{rvrs off}">
            <text:p>{rvrs off}</text:p>
          </table:table-cell>
          <table:table-cell table:formula="of:=[INPUT.AQ9]" office:value-type="string" office:string-value="{brown}">
            <text:p>{brown}</text:p>
          </table:table-cell>
          <table:table-cell table:formula="of:=[INPUT.AR9]" office:value-type="string" office:string-value="{">
            <text:p>{</text:p>
          </table:table-cell>
          <table:table-cell table:style-name="ce16" table:formula="of:=[INPUT.AS9]" office:value-type="float" office:value="55">
            <text:p>55</text:p>
          </table:table-cell>
          <table:table-cell table:formula="of:=[INPUT.AT9]" office:value-type="string" office:string-value="}">
            <text:p>}</text:p>
          </table:table-cell>
          <table:table-cell table:formula="of:=[INPUT.AU9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10]" office:value-type="string" office:string-value="DATA&quot;">
            <text:p>DATA"</text:p>
          </table:table-cell>
          <table:table-cell table:formula="of:=[INPUT.AA10]" office:value-type="string" office:string-value="{rvrs off}">
            <text:p>{rvrs off}</text:p>
          </table:table-cell>
          <table:table-cell table:formula="of:=[INPUT.Z10]" office:value-type="string" office:string-value="{lt. red}">
            <text:p>{lt. red}</text:p>
          </table:table-cell>
          <table:table-cell table:formula="of:=[INPUT.AB10]" office:value-type="string" office:string-value="{">
            <text:p>{</text:p>
          </table:table-cell>
          <table:table-cell table:style-name="ce16" table:formula="of:=[INPUT.AC10]" office:value-type="float" office:value="165">
            <text:p>165</text:p>
          </table:table-cell>
          <table:table-cell table:formula="of:=[INPUT.AD10]" office:value-type="string" office:string-value="}">
            <text:p>}</text:p>
          </table:table-cell>
          <table:table-cell table:formula="of:=[INPUT.AE10]" office:value-type="string" office:string-value="{rvrs off}">
            <text:p>{rvrs off}</text:p>
          </table:table-cell>
          <table:table-cell table:formula="of:=[INPUT.AF10]" office:value-type="string" office:string-value="{lt. red}">
            <text:p>{lt. red}</text:p>
          </table:table-cell>
          <table:table-cell table:formula="of:=[INPUT.AG10]" office:value-type="string" office:string-value="{">
            <text:p>{</text:p>
          </table:table-cell>
          <table:table-cell table:style-name="ce16" table:formula="of:=[INPUT.AH10]" office:value-type="float" office:value="166">
            <text:p>166</text:p>
          </table:table-cell>
          <table:table-cell table:formula="of:=[INPUT.AI10]" office:value-type="string" office:string-value="}">
            <text:p>}</text:p>
          </table:table-cell>
          <table:table-cell table:formula="of:=[INPUT.AJ10]" office:value-type="string" office:string-value="{down}{left:2}">
            <text:p>{down}{left:2}</text:p>
          </table:table-cell>
          <table:table-cell table:formula="of:=[INPUT.AK10]" office:value-type="string" office:string-value="{rvrs off}">
            <text:p>{rvrs off}</text:p>
          </table:table-cell>
          <table:table-cell table:formula="of:=[INPUT.AL10]" office:value-type="string" office:string-value="{lt. red}">
            <text:p>{lt. red}</text:p>
          </table:table-cell>
          <table:table-cell table:formula="of:=[INPUT.AM10]" office:value-type="string" office:string-value="{">
            <text:p>{</text:p>
          </table:table-cell>
          <table:table-cell table:style-name="ce16" table:formula="of:=[INPUT.AN10]" office:value-type="float" office:value="167">
            <text:p>167</text:p>
          </table:table-cell>
          <table:table-cell table:formula="of:=[INPUT.AO10]" office:value-type="string" office:string-value="}">
            <text:p>}</text:p>
          </table:table-cell>
          <table:table-cell table:formula="of:=[INPUT.AP10]" office:value-type="string" office:string-value="{rvrs off}">
            <text:p>{rvrs off}</text:p>
          </table:table-cell>
          <table:table-cell table:formula="of:=[INPUT.AQ10]" office:value-type="string" office:string-value="{lt. red}">
            <text:p>{lt. red}</text:p>
          </table:table-cell>
          <table:table-cell table:formula="of:=[INPUT.AR10]" office:value-type="string" office:string-value="{">
            <text:p>{</text:p>
          </table:table-cell>
          <table:table-cell table:style-name="ce16" table:formula="of:=[INPUT.AS10]" office:value-type="float" office:value="168">
            <text:p>168</text:p>
          </table:table-cell>
          <table:table-cell table:formula="of:=[INPUT.AT10]" office:value-type="string" office:string-value="}">
            <text:p>}</text:p>
          </table:table-cell>
          <table:table-cell table:formula="of:=[INPUT.AU10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11]" office:value-type="string" office:string-value="DATA&quot;">
            <text:p>DATA"</text:p>
          </table:table-cell>
          <table:table-cell table:formula="of:=[INPUT.AA11]" office:value-type="string" office:string-value="{rvrs off}">
            <text:p>{rvrs off}</text:p>
          </table:table-cell>
          <table:table-cell table:formula="of:=[INPUT.Z11]" office:value-type="string" office:string-value="{brown}">
            <text:p>{brown}</text:p>
          </table:table-cell>
          <table:table-cell table:formula="of:=[INPUT.AB11]" office:value-type="string" office:string-value="{">
            <text:p>{</text:p>
          </table:table-cell>
          <table:table-cell table:style-name="ce16" table:formula="of:=[INPUT.AC11]" office:value-type="float" office:value="220">
            <text:p>220</text:p>
          </table:table-cell>
          <table:table-cell table:formula="of:=[INPUT.AD11]" office:value-type="string" office:string-value="}">
            <text:p>}</text:p>
          </table:table-cell>
          <table:table-cell table:formula="of:=[INPUT.AE11]" office:value-type="string" office:string-value="{rvrs off}">
            <text:p>{rvrs off}</text:p>
          </table:table-cell>
          <table:table-cell table:formula="of:=[INPUT.AF11]" office:value-type="string" office:string-value="{brown}">
            <text:p>{brown}</text:p>
          </table:table-cell>
          <table:table-cell table:formula="of:=[INPUT.AG11]" office:value-type="string" office:string-value="{">
            <text:p>{</text:p>
          </table:table-cell>
          <table:table-cell table:style-name="ce16" table:formula="of:=[INPUT.AH11]" office:value-type="float" office:value="221">
            <text:p>221</text:p>
          </table:table-cell>
          <table:table-cell table:formula="of:=[INPUT.AI11]" office:value-type="string" office:string-value="}">
            <text:p>}</text:p>
          </table:table-cell>
          <table:table-cell table:formula="of:=[INPUT.AJ11]" office:value-type="string" office:string-value="{down}{left:2}">
            <text:p>{down}{left:2}</text:p>
          </table:table-cell>
          <table:table-cell table:formula="of:=[INPUT.AK11]" office:value-type="string" office:string-value="{rvrs off}">
            <text:p>{rvrs off}</text:p>
          </table:table-cell>
          <table:table-cell table:formula="of:=[INPUT.AL11]" office:value-type="string" office:string-value="{brown}">
            <text:p>{brown}</text:p>
          </table:table-cell>
          <table:table-cell table:formula="of:=[INPUT.AM11]" office:value-type="string" office:string-value="{">
            <text:p>{</text:p>
          </table:table-cell>
          <table:table-cell table:style-name="ce16" table:formula="of:=[INPUT.AN11]" office:value-type="float" office:value="222">
            <text:p>222</text:p>
          </table:table-cell>
          <table:table-cell table:formula="of:=[INPUT.AO11]" office:value-type="string" office:string-value="}">
            <text:p>}</text:p>
          </table:table-cell>
          <table:table-cell table:formula="of:=[INPUT.AP11]" office:value-type="string" office:string-value="{rvrs off}">
            <text:p>{rvrs off}</text:p>
          </table:table-cell>
          <table:table-cell table:formula="of:=[INPUT.AQ11]" office:value-type="string" office:string-value="{brown}">
            <text:p>{brown}</text:p>
          </table:table-cell>
          <table:table-cell table:formula="of:=[INPUT.AR11]" office:value-type="string" office:string-value="{">
            <text:p>{</text:p>
          </table:table-cell>
          <table:table-cell table:style-name="ce16" table:formula="of:=[INPUT.AS11]" office:value-type="float" office:value="223">
            <text:p>223</text:p>
          </table:table-cell>
          <table:table-cell table:formula="of:=[INPUT.AT11]" office:value-type="string" office:string-value="}">
            <text:p>}</text:p>
          </table:table-cell>
          <table:table-cell table:formula="of:=[INPUT.AU11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12]" office:value-type="string" office:string-value="DATA&quot;">
            <text:p>DATA"</text:p>
          </table:table-cell>
          <table:table-cell table:formula="of:=[INPUT.AA12]" office:value-type="string" office:string-value="{rvrs off}">
            <text:p>{rvrs off}</text:p>
          </table:table-cell>
          <table:table-cell table:formula="of:=[INPUT.Z12]" office:value-type="string" office:string-value="{lt. red}">
            <text:p>{lt. red}</text:p>
          </table:table-cell>
          <table:table-cell table:formula="of:=[INPUT.AB12]" office:value-type="string" office:string-value="{">
            <text:p>{</text:p>
          </table:table-cell>
          <table:table-cell table:style-name="ce16" table:formula="of:=[INPUT.AC12]" office:value-type="float" office:value="209">
            <text:p>209</text:p>
          </table:table-cell>
          <table:table-cell table:formula="of:=[INPUT.AD12]" office:value-type="string" office:string-value="}">
            <text:p>}</text:p>
          </table:table-cell>
          <table:table-cell table:formula="of:=[INPUT.AE12]" office:value-type="string" office:string-value="{rvrs off}">
            <text:p>{rvrs off}</text:p>
          </table:table-cell>
          <table:table-cell table:formula="of:=[INPUT.AF12]" office:value-type="string" office:string-value="{lt. red}">
            <text:p>{lt. red}</text:p>
          </table:table-cell>
          <table:table-cell table:formula="of:=[INPUT.AG12]" office:value-type="string" office:string-value="{">
            <text:p>{</text:p>
          </table:table-cell>
          <table:table-cell table:style-name="ce16" table:formula="of:=[INPUT.AH12]" office:value-type="float" office:value="209">
            <text:p>209</text:p>
          </table:table-cell>
          <table:table-cell table:formula="of:=[INPUT.AI12]" office:value-type="string" office:string-value="}">
            <text:p>}</text:p>
          </table:table-cell>
          <table:table-cell table:formula="of:=[INPUT.AJ12]" office:value-type="string" office:string-value="{down}{left:2}">
            <text:p>{down}{left:2}</text:p>
          </table:table-cell>
          <table:table-cell table:formula="of:=[INPUT.AK12]" office:value-type="string" office:string-value="{rvrs off}">
            <text:p>{rvrs off}</text:p>
          </table:table-cell>
          <table:table-cell table:formula="of:=[INPUT.AL12]" office:value-type="string" office:string-value="{lt. red}">
            <text:p>{lt. red}</text:p>
          </table:table-cell>
          <table:table-cell table:formula="of:=[INPUT.AM12]" office:value-type="string" office:string-value="{">
            <text:p>{</text:p>
          </table:table-cell>
          <table:table-cell table:style-name="ce16" table:formula="of:=[INPUT.AN12]" office:value-type="float" office:value="209">
            <text:p>209</text:p>
          </table:table-cell>
          <table:table-cell table:formula="of:=[INPUT.AO12]" office:value-type="string" office:string-value="}">
            <text:p>}</text:p>
          </table:table-cell>
          <table:table-cell table:formula="of:=[INPUT.AP12]" office:value-type="string" office:string-value="{rvrs off}">
            <text:p>{rvrs off}</text:p>
          </table:table-cell>
          <table:table-cell table:formula="of:=[INPUT.AQ12]" office:value-type="string" office:string-value="{lt. red}">
            <text:p>{lt. red}</text:p>
          </table:table-cell>
          <table:table-cell table:formula="of:=[INPUT.AR12]" office:value-type="string" office:string-value="{">
            <text:p>{</text:p>
          </table:table-cell>
          <table:table-cell table:style-name="ce16" table:formula="of:=[INPUT.AS12]" office:value-type="float" office:value="209">
            <text:p>209</text:p>
          </table:table-cell>
          <table:table-cell table:formula="of:=[INPUT.AT12]" office:value-type="string" office:string-value="}">
            <text:p>}</text:p>
          </table:table-cell>
          <table:table-cell table:formula="of:=[INPUT.AU12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13]" office:value-type="string" office:string-value="DATA&quot;">
            <text:p>DATA"</text:p>
          </table:table-cell>
          <table:table-cell table:formula="of:=[INPUT.AA13]" office:value-type="string" office:string-value="{rvrs off}">
            <text:p>{rvrs off}</text:p>
          </table:table-cell>
          <table:table-cell table:formula="of:=[INPUT.Z13]" office:value-type="string" office:string-value="{lt. red}">
            <text:p>{lt. red}</text:p>
          </table:table-cell>
          <table:table-cell table:formula="of:=[INPUT.AB13]" office:value-type="string" office:string-value="{">
            <text:p>{</text:p>
          </table:table-cell>
          <table:table-cell table:style-name="ce16" table:formula="of:=[INPUT.AC13]" office:value-type="float" office:value="210">
            <text:p>210</text:p>
          </table:table-cell>
          <table:table-cell table:formula="of:=[INPUT.AD13]" office:value-type="string" office:string-value="}">
            <text:p>}</text:p>
          </table:table-cell>
          <table:table-cell table:formula="of:=[INPUT.AE13]" office:value-type="string" office:string-value="{rvrs off}">
            <text:p>{rvrs off}</text:p>
          </table:table-cell>
          <table:table-cell table:formula="of:=[INPUT.AF13]" office:value-type="string" office:string-value="{lt. red}">
            <text:p>{lt. red}</text:p>
          </table:table-cell>
          <table:table-cell table:formula="of:=[INPUT.AG13]" office:value-type="string" office:string-value="{">
            <text:p>{</text:p>
          </table:table-cell>
          <table:table-cell table:style-name="ce16" table:formula="of:=[INPUT.AH13]" office:value-type="float" office:value="210">
            <text:p>210</text:p>
          </table:table-cell>
          <table:table-cell table:formula="of:=[INPUT.AI13]" office:value-type="string" office:string-value="}">
            <text:p>}</text:p>
          </table:table-cell>
          <table:table-cell table:formula="of:=[INPUT.AJ13]" office:value-type="string" office:string-value="{down}{left:2}">
            <text:p>{down}{left:2}</text:p>
          </table:table-cell>
          <table:table-cell table:formula="of:=[INPUT.AK13]" office:value-type="string" office:string-value="{rvrs off}">
            <text:p>{rvrs off}</text:p>
          </table:table-cell>
          <table:table-cell table:formula="of:=[INPUT.AL13]" office:value-type="string" office:string-value="{lt. red}">
            <text:p>{lt. red}</text:p>
          </table:table-cell>
          <table:table-cell table:formula="of:=[INPUT.AM13]" office:value-type="string" office:string-value="{">
            <text:p>{</text:p>
          </table:table-cell>
          <table:table-cell table:style-name="ce16" table:formula="of:=[INPUT.AN13]" office:value-type="float" office:value="210">
            <text:p>210</text:p>
          </table:table-cell>
          <table:table-cell table:formula="of:=[INPUT.AO13]" office:value-type="string" office:string-value="}">
            <text:p>}</text:p>
          </table:table-cell>
          <table:table-cell table:formula="of:=[INPUT.AP13]" office:value-type="string" office:string-value="{rvrs off}">
            <text:p>{rvrs off}</text:p>
          </table:table-cell>
          <table:table-cell table:formula="of:=[INPUT.AQ13]" office:value-type="string" office:string-value="{lt. red}">
            <text:p>{lt. red}</text:p>
          </table:table-cell>
          <table:table-cell table:formula="of:=[INPUT.AR13]" office:value-type="string" office:string-value="{">
            <text:p>{</text:p>
          </table:table-cell>
          <table:table-cell table:style-name="ce16" table:formula="of:=[INPUT.AS13]" office:value-type="float" office:value="210">
            <text:p>210</text:p>
          </table:table-cell>
          <table:table-cell table:formula="of:=[INPUT.AT13]" office:value-type="string" office:string-value="}">
            <text:p>}</text:p>
          </table:table-cell>
          <table:table-cell table:formula="of:=[INPUT.AU13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14]" office:value-type="string" office:string-value="DATA&quot;">
            <text:p>DATA"</text:p>
          </table:table-cell>
          <table:table-cell table:formula="of:=[INPUT.AA14]" office:value-type="string" office:string-value="{rvrs off}">
            <text:p>{rvrs off}</text:p>
          </table:table-cell>
          <table:table-cell table:formula="of:=[INPUT.Z14]" office:value-type="string" office:string-value="{lt. green}">
            <text:p>{lt. green}</text:p>
          </table:table-cell>
          <table:table-cell table:formula="of:=[INPUT.AB14]" office:value-type="string" office:string-value="{">
            <text:p>{</text:p>
          </table:table-cell>
          <table:table-cell table:style-name="ce16" table:formula="of:=[INPUT.AC14]" office:value-type="float" office:value="215">
            <text:p>215</text:p>
          </table:table-cell>
          <table:table-cell table:formula="of:=[INPUT.AD14]" office:value-type="string" office:string-value="}">
            <text:p>}</text:p>
          </table:table-cell>
          <table:table-cell table:formula="of:=[INPUT.AE14]" office:value-type="string" office:string-value="{rvrs off}">
            <text:p>{rvrs off}</text:p>
          </table:table-cell>
          <table:table-cell table:formula="of:=[INPUT.AF14]" office:value-type="string" office:string-value="{lt. green}">
            <text:p>{lt. green}</text:p>
          </table:table-cell>
          <table:table-cell table:formula="of:=[INPUT.AG14]" office:value-type="string" office:string-value="{">
            <text:p>{</text:p>
          </table:table-cell>
          <table:table-cell table:style-name="ce16" table:formula="of:=[INPUT.AH14]" office:value-type="float" office:value="214">
            <text:p>214</text:p>
          </table:table-cell>
          <table:table-cell table:formula="of:=[INPUT.AI14]" office:value-type="string" office:string-value="}">
            <text:p>}</text:p>
          </table:table-cell>
          <table:table-cell table:formula="of:=[INPUT.AJ14]" office:value-type="string" office:string-value="{down}{left:2}">
            <text:p>{down}{left:2}</text:p>
          </table:table-cell>
          <table:table-cell table:formula="of:=[INPUT.AK14]" office:value-type="string" office:string-value="{rvrs off}">
            <text:p>{rvrs off}</text:p>
          </table:table-cell>
          <table:table-cell table:formula="of:=[INPUT.AL14]" office:value-type="string" office:string-value="{lt. green}">
            <text:p>{lt. green}</text:p>
          </table:table-cell>
          <table:table-cell table:formula="of:=[INPUT.AM14]" office:value-type="string" office:string-value="{">
            <text:p>{</text:p>
          </table:table-cell>
          <table:table-cell table:style-name="ce16" table:formula="of:=[INPUT.AN14]" office:value-type="float" office:value="214">
            <text:p>214</text:p>
          </table:table-cell>
          <table:table-cell table:formula="of:=[INPUT.AO14]" office:value-type="string" office:string-value="}">
            <text:p>}</text:p>
          </table:table-cell>
          <table:table-cell table:formula="of:=[INPUT.AP14]" office:value-type="string" office:string-value="{rvrs off}">
            <text:p>{rvrs off}</text:p>
          </table:table-cell>
          <table:table-cell table:formula="of:=[INPUT.AQ14]" office:value-type="string" office:string-value="{lt. green}">
            <text:p>{lt. green}</text:p>
          </table:table-cell>
          <table:table-cell table:formula="of:=[INPUT.AR14]" office:value-type="string" office:string-value="{">
            <text:p>{</text:p>
          </table:table-cell>
          <table:table-cell table:style-name="ce16" table:formula="of:=[INPUT.AS14]" office:value-type="float" office:value="215">
            <text:p>215</text:p>
          </table:table-cell>
          <table:table-cell table:formula="of:=[INPUT.AT14]" office:value-type="string" office:string-value="}">
            <text:p>}</text:p>
          </table:table-cell>
          <table:table-cell table:formula="of:=[INPUT.AU14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15]" office:value-type="string" office:string-value="DATA&quot;">
            <text:p>DATA"</text:p>
          </table:table-cell>
          <table:table-cell table:formula="of:=[INPUT.AA15]" office:value-type="string" office:string-value="{rvrs off}">
            <text:p>{rvrs off}</text:p>
          </table:table-cell>
          <table:table-cell table:formula="of:=[INPUT.Z15]" office:value-type="string" office:string-value="{lt. blue}">
            <text:p>{lt. blue}</text:p>
          </table:table-cell>
          <table:table-cell table:formula="of:=[INPUT.AB15]" office:value-type="string" office:string-value="{">
            <text:p>{</text:p>
          </table:table-cell>
          <table:table-cell table:style-name="ce16" table:formula="of:=[INPUT.AC15]" office:value-type="float" office:value="161">
            <text:p>161</text:p>
          </table:table-cell>
          <table:table-cell table:formula="of:=[INPUT.AD15]" office:value-type="string" office:string-value="}">
            <text:p>}</text:p>
          </table:table-cell>
          <table:table-cell table:formula="of:=[INPUT.AE15]" office:value-type="string" office:string-value="{rvrs off}">
            <text:p>{rvrs off}</text:p>
          </table:table-cell>
          <table:table-cell table:formula="of:=[INPUT.AF15]" office:value-type="string" office:string-value="{lt. blue}">
            <text:p>{lt. blue}</text:p>
          </table:table-cell>
          <table:table-cell table:formula="of:=[INPUT.AG15]" office:value-type="string" office:string-value="{">
            <text:p>{</text:p>
          </table:table-cell>
          <table:table-cell table:style-name="ce16" table:formula="of:=[INPUT.AH15]" office:value-type="float" office:value="162">
            <text:p>162</text:p>
          </table:table-cell>
          <table:table-cell table:formula="of:=[INPUT.AI15]" office:value-type="string" office:string-value="}">
            <text:p>}</text:p>
          </table:table-cell>
          <table:table-cell table:formula="of:=[INPUT.AJ15]" office:value-type="string" office:string-value="{down}{left:2}">
            <text:p>{down}{left:2}</text:p>
          </table:table-cell>
          <table:table-cell table:formula="of:=[INPUT.AK15]" office:value-type="string" office:string-value="{rvrs off}">
            <text:p>{rvrs off}</text:p>
          </table:table-cell>
          <table:table-cell table:formula="of:=[INPUT.AL15]" office:value-type="string" office:string-value="{lt. blue}">
            <text:p>{lt. blue}</text:p>
          </table:table-cell>
          <table:table-cell table:formula="of:=[INPUT.AM15]" office:value-type="string" office:string-value="{">
            <text:p>{</text:p>
          </table:table-cell>
          <table:table-cell table:style-name="ce16" table:formula="of:=[INPUT.AN15]" office:value-type="float" office:value="162">
            <text:p>162</text:p>
          </table:table-cell>
          <table:table-cell table:formula="of:=[INPUT.AO15]" office:value-type="string" office:string-value="}">
            <text:p>}</text:p>
          </table:table-cell>
          <table:table-cell table:formula="of:=[INPUT.AP15]" office:value-type="string" office:string-value="{rvrs off}">
            <text:p>{rvrs off}</text:p>
          </table:table-cell>
          <table:table-cell table:formula="of:=[INPUT.AQ15]" office:value-type="string" office:string-value="{lt. blue}">
            <text:p>{lt. blue}</text:p>
          </table:table-cell>
          <table:table-cell table:formula="of:=[INPUT.AR15]" office:value-type="string" office:string-value="{">
            <text:p>{</text:p>
          </table:table-cell>
          <table:table-cell table:style-name="ce16" table:formula="of:=[INPUT.AS15]" office:value-type="float" office:value="161">
            <text:p>161</text:p>
          </table:table-cell>
          <table:table-cell table:formula="of:=[INPUT.AT15]" office:value-type="string" office:string-value="}">
            <text:p>}</text:p>
          </table:table-cell>
          <table:table-cell table:formula="of:=[INPUT.AU15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16]" office:value-type="string" office:string-value="DATA&quot;">
            <text:p>DATA"</text:p>
          </table:table-cell>
          <table:table-cell table:formula="of:=[INPUT.AA16]" office:value-type="string" office:string-value="{rvrs off}">
            <text:p>{rvrs off}</text:p>
          </table:table-cell>
          <table:table-cell table:formula="of:=[INPUT.Z16]" office:value-type="string" office:string-value="{gray1}">
            <text:p>{gray1}</text:p>
          </table:table-cell>
          <table:table-cell table:formula="of:=[INPUT.AB16]" office:value-type="string" office:string-value="{">
            <text:p>{</text:p>
          </table:table-cell>
          <table:table-cell table:style-name="ce16" table:formula="of:=[INPUT.AC16]" office:value-type="float" office:value="170">
            <text:p>170</text:p>
          </table:table-cell>
          <table:table-cell table:formula="of:=[INPUT.AD16]" office:value-type="string" office:string-value="}">
            <text:p>}</text:p>
          </table:table-cell>
          <table:table-cell table:formula="of:=[INPUT.AE16]" office:value-type="string" office:string-value="{rvrs on}">
            <text:p>{rvrs on}</text:p>
          </table:table-cell>
          <table:table-cell table:formula="of:=[INPUT.AF16]" office:value-type="string" office:string-value="{gray1}">
            <text:p>{gray1}</text:p>
          </table:table-cell>
          <table:table-cell table:formula="of:=[INPUT.AG16]" office:value-type="string" office:string-value="{">
            <text:p>{</text:p>
          </table:table-cell>
          <table:table-cell table:style-name="ce16" table:formula="of:=[INPUT.AH16]" office:value-type="float" office:value="86">
            <text:p>86</text:p>
          </table:table-cell>
          <table:table-cell table:formula="of:=[INPUT.AI16]" office:value-type="string" office:string-value="}">
            <text:p>}</text:p>
          </table:table-cell>
          <table:table-cell table:formula="of:=[INPUT.AJ16]" office:value-type="string" office:string-value="{down}{left:2}">
            <text:p>{down}{left:2}</text:p>
          </table:table-cell>
          <table:table-cell table:formula="of:=[INPUT.AK16]" office:value-type="string" office:string-value="{rvrs on}">
            <text:p>{rvrs on}</text:p>
          </table:table-cell>
          <table:table-cell table:formula="of:=[INPUT.AL16]" office:value-type="string" office:string-value="{gray1}">
            <text:p>{gray1}</text:p>
          </table:table-cell>
          <table:table-cell table:formula="of:=[INPUT.AM16]" office:value-type="string" office:string-value="{">
            <text:p>{</text:p>
          </table:table-cell>
          <table:table-cell table:style-name="ce16" table:formula="of:=[INPUT.AN16]" office:value-type="float" office:value="87">
            <text:p>87</text:p>
          </table:table-cell>
          <table:table-cell table:formula="of:=[INPUT.AO16]" office:value-type="string" office:string-value="}">
            <text:p>}</text:p>
          </table:table-cell>
          <table:table-cell table:formula="of:=[INPUT.AP16]" office:value-type="string" office:string-value="{rvrs on}">
            <text:p>{rvrs on}</text:p>
          </table:table-cell>
          <table:table-cell table:formula="of:=[INPUT.AQ16]" office:value-type="string" office:string-value="{gray1}">
            <text:p>{gray1}</text:p>
          </table:table-cell>
          <table:table-cell table:formula="of:=[INPUT.AR16]" office:value-type="string" office:string-value="{">
            <text:p>{</text:p>
          </table:table-cell>
          <table:table-cell table:style-name="ce16" table:formula="of:=[INPUT.AS16]" office:value-type="float" office:value="88">
            <text:p>88</text:p>
          </table:table-cell>
          <table:table-cell table:formula="of:=[INPUT.AT16]" office:value-type="string" office:string-value="}">
            <text:p>}</text:p>
          </table:table-cell>
          <table:table-cell table:formula="of:=[INPUT.AU16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17]" office:value-type="string" office:string-value="DATA&quot;">
            <text:p>DATA"</text:p>
          </table:table-cell>
          <table:table-cell table:formula="of:=[INPUT.AA17]" office:value-type="string" office:string-value="{rvrs off}">
            <text:p>{rvrs off}</text:p>
          </table:table-cell>
          <table:table-cell table:formula="of:=[INPUT.Z17]" office:value-type="string" office:string-value="{gray2}">
            <text:p>{gray2}</text:p>
          </table:table-cell>
          <table:table-cell table:formula="of:=[INPUT.AB17]" office:value-type="string" office:string-value="{">
            <text:p>{</text:p>
          </table:table-cell>
          <table:table-cell table:style-name="ce16" table:formula="of:=[INPUT.AC17]" office:value-type="float" office:value="171">
            <text:p>171</text:p>
          </table:table-cell>
          <table:table-cell table:formula="of:=[INPUT.AD17]" office:value-type="string" office:string-value="}">
            <text:p>}</text:p>
          </table:table-cell>
          <table:table-cell table:formula="of:=[INPUT.AE17]" office:value-type="string" office:string-value="{rvrs off}">
            <text:p>{rvrs off}</text:p>
          </table:table-cell>
          <table:table-cell table:formula="of:=[INPUT.AF17]" office:value-type="string" office:string-value="{gray2}">
            <text:p>{gray2}</text:p>
          </table:table-cell>
          <table:table-cell table:formula="of:=[INPUT.AG17]" office:value-type="string" office:string-value="{">
            <text:p>{</text:p>
          </table:table-cell>
          <table:table-cell table:style-name="ce16" table:formula="of:=[INPUT.AH17]" office:value-type="float" office:value="172">
            <text:p>172</text:p>
          </table:table-cell>
          <table:table-cell table:formula="of:=[INPUT.AI17]" office:value-type="string" office:string-value="}">
            <text:p>}</text:p>
          </table:table-cell>
          <table:table-cell table:formula="of:=[INPUT.AJ17]" office:value-type="string" office:string-value="{down}{left:2}">
            <text:p>{down}{left:2}</text:p>
          </table:table-cell>
          <table:table-cell table:formula="of:=[INPUT.AK17]" office:value-type="string" office:string-value="{rvrs off}">
            <text:p>{rvrs off}</text:p>
          </table:table-cell>
          <table:table-cell table:formula="of:=[INPUT.AL17]" office:value-type="string" office:string-value="{gray2}">
            <text:p>{gray2}</text:p>
          </table:table-cell>
          <table:table-cell table:formula="of:=[INPUT.AM17]" office:value-type="string" office:string-value="{">
            <text:p>{</text:p>
          </table:table-cell>
          <table:table-cell table:style-name="ce16" table:formula="of:=[INPUT.AN17]" office:value-type="float" office:value="173">
            <text:p>173</text:p>
          </table:table-cell>
          <table:table-cell table:formula="of:=[INPUT.AO17]" office:value-type="string" office:string-value="}">
            <text:p>}</text:p>
          </table:table-cell>
          <table:table-cell table:formula="of:=[INPUT.AP17]" office:value-type="string" office:string-value="{rvrs off}">
            <text:p>{rvrs off}</text:p>
          </table:table-cell>
          <table:table-cell table:formula="of:=[INPUT.AQ17]" office:value-type="string" office:string-value="{gray2}">
            <text:p>{gray2}</text:p>
          </table:table-cell>
          <table:table-cell table:formula="of:=[INPUT.AR17]" office:value-type="string" office:string-value="{">
            <text:p>{</text:p>
          </table:table-cell>
          <table:table-cell table:style-name="ce16" table:formula="of:=[INPUT.AS17]" office:value-type="float" office:value="174">
            <text:p>174</text:p>
          </table:table-cell>
          <table:table-cell table:formula="of:=[INPUT.AT17]" office:value-type="string" office:string-value="}">
            <text:p>}</text:p>
          </table:table-cell>
          <table:table-cell table:formula="of:=[INPUT.AU17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18]" office:value-type="string" office:string-value="DATA&quot;">
            <text:p>DATA"</text:p>
          </table:table-cell>
          <table:table-cell table:formula="of:=[INPUT.AA18]" office:value-type="string" office:string-value="{rvrs off}">
            <text:p>{rvrs off}</text:p>
          </table:table-cell>
          <table:table-cell table:formula="of:=[INPUT.Z18]" office:value-type="string" office:string-value="{gray1}">
            <text:p>{gray1}</text:p>
          </table:table-cell>
          <table:table-cell table:formula="of:=[INPUT.AB18]" office:value-type="string" office:string-value="{">
            <text:p>{</text:p>
          </table:table-cell>
          <table:table-cell table:style-name="ce16" table:formula="of:=[INPUT.AC18]" office:value-type="float" office:value="183">
            <text:p>183</text:p>
          </table:table-cell>
          <table:table-cell table:formula="of:=[INPUT.AD18]" office:value-type="string" office:string-value="}">
            <text:p>}</text:p>
          </table:table-cell>
          <table:table-cell table:formula="of:=[INPUT.AE18]" office:value-type="string" office:string-value="{rvrs off}">
            <text:p>{rvrs off}</text:p>
          </table:table-cell>
          <table:table-cell table:formula="of:=[INPUT.AF18]" office:value-type="string" office:string-value="{gray1}">
            <text:p>{gray1}</text:p>
          </table:table-cell>
          <table:table-cell table:formula="of:=[INPUT.AG18]" office:value-type="string" office:string-value="{">
            <text:p>{</text:p>
          </table:table-cell>
          <table:table-cell table:style-name="ce16" table:formula="of:=[INPUT.AH18]" office:value-type="float" office:value="184">
            <text:p>184</text:p>
          </table:table-cell>
          <table:table-cell table:formula="of:=[INPUT.AI18]" office:value-type="string" office:string-value="}">
            <text:p>}</text:p>
          </table:table-cell>
          <table:table-cell table:formula="of:=[INPUT.AJ18]" office:value-type="string" office:string-value="{down}{left:2}">
            <text:p>{down}{left:2}</text:p>
          </table:table-cell>
          <table:table-cell table:formula="of:=[INPUT.AK18]" office:value-type="string" office:string-value="{rvrs off}">
            <text:p>{rvrs off}</text:p>
          </table:table-cell>
          <table:table-cell table:formula="of:=[INPUT.AL18]" office:value-type="string" office:string-value="{gray1}">
            <text:p>{gray1}</text:p>
          </table:table-cell>
          <table:table-cell table:formula="of:=[INPUT.AM18]" office:value-type="string" office:string-value="{">
            <text:p>{</text:p>
          </table:table-cell>
          <table:table-cell table:style-name="ce16" table:formula="of:=[INPUT.AN18]" office:value-type="float" office:value="185">
            <text:p>185</text:p>
          </table:table-cell>
          <table:table-cell table:formula="of:=[INPUT.AO18]" office:value-type="string" office:string-value="}">
            <text:p>}</text:p>
          </table:table-cell>
          <table:table-cell table:formula="of:=[INPUT.AP18]" office:value-type="string" office:string-value="{rvrs off}">
            <text:p>{rvrs off}</text:p>
          </table:table-cell>
          <table:table-cell table:formula="of:=[INPUT.AQ18]" office:value-type="string" office:string-value="{gray1}">
            <text:p>{gray1}</text:p>
          </table:table-cell>
          <table:table-cell table:formula="of:=[INPUT.AR18]" office:value-type="string" office:string-value="{">
            <text:p>{</text:p>
          </table:table-cell>
          <table:table-cell table:style-name="ce16" table:formula="of:=[INPUT.AS18]" office:value-type="float" office:value="186">
            <text:p>186</text:p>
          </table:table-cell>
          <table:table-cell table:formula="of:=[INPUT.AT18]" office:value-type="string" office:string-value="}">
            <text:p>}</text:p>
          </table:table-cell>
          <table:table-cell table:formula="of:=[INPUT.AU18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19]" office:value-type="string" office:string-value="DATA&quot;">
            <text:p>DATA"</text:p>
          </table:table-cell>
          <table:table-cell table:formula="of:=[INPUT.AA19]" office:value-type="string" office:string-value="{rvrs on}">
            <text:p>{rvrs on}</text:p>
          </table:table-cell>
          <table:table-cell table:formula="of:=[INPUT.Z19]" office:value-type="string" office:string-value="{lt. green}">
            <text:p>{lt. green}</text:p>
          </table:table-cell>
          <table:table-cell table:formula="of:=[INPUT.AB19]" office:value-type="string" office:string-value="{">
            <text:p>{</text:p>
          </table:table-cell>
          <table:table-cell table:style-name="ce16" table:formula="of:=[INPUT.AC19]" office:value-type="float" office:value="76">
            <text:p>76</text:p>
          </table:table-cell>
          <table:table-cell table:formula="of:=[INPUT.AD19]" office:value-type="string" office:string-value="}">
            <text:p>}</text:p>
          </table:table-cell>
          <table:table-cell table:formula="of:=[INPUT.AE19]" office:value-type="string" office:string-value="{rvrs on}">
            <text:p>{rvrs on}</text:p>
          </table:table-cell>
          <table:table-cell table:formula="of:=[INPUT.AF19]" office:value-type="string" office:string-value="{lt. green}">
            <text:p>{lt. green}</text:p>
          </table:table-cell>
          <table:table-cell table:formula="of:=[INPUT.AG19]" office:value-type="string" office:string-value="{">
            <text:p>{</text:p>
          </table:table-cell>
          <table:table-cell table:style-name="ce16" table:formula="of:=[INPUT.AH19]" office:value-type="float" office:value="77">
            <text:p>77</text:p>
          </table:table-cell>
          <table:table-cell table:formula="of:=[INPUT.AI19]" office:value-type="string" office:string-value="}">
            <text:p>}</text:p>
          </table:table-cell>
          <table:table-cell table:formula="of:=[INPUT.AJ19]" office:value-type="string" office:string-value="{down}{left:2}">
            <text:p>{down}{left:2}</text:p>
          </table:table-cell>
          <table:table-cell table:formula="of:=[INPUT.AK19]" office:value-type="string" office:string-value="{rvrs on}">
            <text:p>{rvrs on}</text:p>
          </table:table-cell>
          <table:table-cell table:formula="of:=[INPUT.AL19]" office:value-type="string" office:string-value="{lt. green}">
            <text:p>{lt. green}</text:p>
          </table:table-cell>
          <table:table-cell table:formula="of:=[INPUT.AM19]" office:value-type="string" office:string-value="{">
            <text:p>{</text:p>
          </table:table-cell>
          <table:table-cell table:style-name="ce16" table:formula="of:=[INPUT.AN19]" office:value-type="float" office:value="78">
            <text:p>78</text:p>
          </table:table-cell>
          <table:table-cell table:formula="of:=[INPUT.AO19]" office:value-type="string" office:string-value="}">
            <text:p>}</text:p>
          </table:table-cell>
          <table:table-cell table:formula="of:=[INPUT.AP19]" office:value-type="string" office:string-value="{rvrs on}">
            <text:p>{rvrs on}</text:p>
          </table:table-cell>
          <table:table-cell table:formula="of:=[INPUT.AQ19]" office:value-type="string" office:string-value="{lt. green}">
            <text:p>{lt. green}</text:p>
          </table:table-cell>
          <table:table-cell table:formula="of:=[INPUT.AR19]" office:value-type="string" office:string-value="{">
            <text:p>{</text:p>
          </table:table-cell>
          <table:table-cell table:style-name="ce16" table:formula="of:=[INPUT.AS19]" office:value-type="float" office:value="79">
            <text:p>79</text:p>
          </table:table-cell>
          <table:table-cell table:formula="of:=[INPUT.AT19]" office:value-type="string" office:string-value="}">
            <text:p>}</text:p>
          </table:table-cell>
          <table:table-cell table:formula="of:=[INPUT.AU19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20]" office:value-type="string" office:string-value="DATA&quot;">
            <text:p>DATA"</text:p>
          </table:table-cell>
          <table:table-cell table:formula="of:=[INPUT.AA20]" office:value-type="string" office:string-value="{rvrs on}">
            <text:p>{rvrs on}</text:p>
          </table:table-cell>
          <table:table-cell table:formula="of:=[INPUT.Z20]" office:value-type="string" office:string-value="{brown}">
            <text:p>{brown}</text:p>
          </table:table-cell>
          <table:table-cell table:formula="of:=[INPUT.AB20]" office:value-type="string" office:string-value="{">
            <text:p>{</text:p>
          </table:table-cell>
          <table:table-cell table:style-name="ce16" table:formula="of:=[INPUT.AC20]" office:value-type="float" office:value="80">
            <text:p>80</text:p>
          </table:table-cell>
          <table:table-cell table:formula="of:=[INPUT.AD20]" office:value-type="string" office:string-value="}">
            <text:p>}</text:p>
          </table:table-cell>
          <table:table-cell table:formula="of:=[INPUT.AE20]" office:value-type="string" office:string-value="{rvrs on}">
            <text:p>{rvrs on}</text:p>
          </table:table-cell>
          <table:table-cell table:formula="of:=[INPUT.AF20]" office:value-type="string" office:string-value="{brown}">
            <text:p>{brown}</text:p>
          </table:table-cell>
          <table:table-cell table:formula="of:=[INPUT.AG20]" office:value-type="string" office:string-value="{">
            <text:p>{</text:p>
          </table:table-cell>
          <table:table-cell table:style-name="ce16" table:formula="of:=[INPUT.AH20]" office:value-type="float" office:value="80">
            <text:p>80</text:p>
          </table:table-cell>
          <table:table-cell table:formula="of:=[INPUT.AI20]" office:value-type="string" office:string-value="}">
            <text:p>}</text:p>
          </table:table-cell>
          <table:table-cell table:formula="of:=[INPUT.AJ20]" office:value-type="string" office:string-value="{down}{left:2}">
            <text:p>{down}{left:2}</text:p>
          </table:table-cell>
          <table:table-cell table:formula="of:=[INPUT.AK20]" office:value-type="string" office:string-value="{rvrs on}">
            <text:p>{rvrs on}</text:p>
          </table:table-cell>
          <table:table-cell table:formula="of:=[INPUT.AL20]" office:value-type="string" office:string-value="{brown}">
            <text:p>{brown}</text:p>
          </table:table-cell>
          <table:table-cell table:formula="of:=[INPUT.AM20]" office:value-type="string" office:string-value="{">
            <text:p>{</text:p>
          </table:table-cell>
          <table:table-cell table:style-name="ce16" table:formula="of:=[INPUT.AN20]" office:value-type="float" office:value="80">
            <text:p>80</text:p>
          </table:table-cell>
          <table:table-cell table:formula="of:=[INPUT.AO20]" office:value-type="string" office:string-value="}">
            <text:p>}</text:p>
          </table:table-cell>
          <table:table-cell table:formula="of:=[INPUT.AP20]" office:value-type="string" office:string-value="{rvrs on}">
            <text:p>{rvrs on}</text:p>
          </table:table-cell>
          <table:table-cell table:formula="of:=[INPUT.AQ20]" office:value-type="string" office:string-value="{brown}">
            <text:p>{brown}</text:p>
          </table:table-cell>
          <table:table-cell table:formula="of:=[INPUT.AR20]" office:value-type="string" office:string-value="{">
            <text:p>{</text:p>
          </table:table-cell>
          <table:table-cell table:style-name="ce16" table:formula="of:=[INPUT.AS20]" office:value-type="float" office:value="80">
            <text:p>80</text:p>
          </table:table-cell>
          <table:table-cell table:formula="of:=[INPUT.AT20]" office:value-type="string" office:string-value="}">
            <text:p>}</text:p>
          </table:table-cell>
          <table:table-cell table:formula="of:=[INPUT.AU20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21]" office:value-type="string" office:string-value="DATA&quot;">
            <text:p>DATA"</text:p>
          </table:table-cell>
          <table:table-cell table:formula="of:=[INPUT.AA21]" office:value-type="string" office:string-value="{rvrs on}">
            <text:p>{rvrs on}</text:p>
          </table:table-cell>
          <table:table-cell table:formula="of:=[INPUT.Z21]" office:value-type="string" office:string-value="{brown}">
            <text:p>{brown}</text:p>
          </table:table-cell>
          <table:table-cell table:formula="of:=[INPUT.AB21]" office:value-type="string" office:string-value="{">
            <text:p>{</text:p>
          </table:table-cell>
          <table:table-cell table:style-name="ce16" table:formula="of:=[INPUT.AC21]" office:value-type="float" office:value="94">
            <text:p>94</text:p>
          </table:table-cell>
          <table:table-cell table:formula="of:=[INPUT.AD21]" office:value-type="string" office:string-value="}">
            <text:p>}</text:p>
          </table:table-cell>
          <table:table-cell table:formula="of:=[INPUT.AE21]" office:value-type="string" office:string-value="{rvrs on}">
            <text:p>{rvrs on}</text:p>
          </table:table-cell>
          <table:table-cell table:formula="of:=[INPUT.AF21]" office:value-type="string" office:string-value="{brown}">
            <text:p>{brown}</text:p>
          </table:table-cell>
          <table:table-cell table:formula="of:=[INPUT.AG21]" office:value-type="string" office:string-value="{">
            <text:p>{</text:p>
          </table:table-cell>
          <table:table-cell table:style-name="ce16" table:formula="of:=[INPUT.AH21]" office:value-type="float" office:value="94">
            <text:p>94</text:p>
          </table:table-cell>
          <table:table-cell table:formula="of:=[INPUT.AI21]" office:value-type="string" office:string-value="}">
            <text:p>}</text:p>
          </table:table-cell>
          <table:table-cell table:formula="of:=[INPUT.AJ21]" office:value-type="string" office:string-value="{down}{left:2}">
            <text:p>{down}{left:2}</text:p>
          </table:table-cell>
          <table:table-cell table:formula="of:=[INPUT.AK21]" office:value-type="string" office:string-value="{rvrs on}">
            <text:p>{rvrs on}</text:p>
          </table:table-cell>
          <table:table-cell table:formula="of:=[INPUT.AL21]" office:value-type="string" office:string-value="{brown}">
            <text:p>{brown}</text:p>
          </table:table-cell>
          <table:table-cell table:formula="of:=[INPUT.AM21]" office:value-type="string" office:string-value="{">
            <text:p>{</text:p>
          </table:table-cell>
          <table:table-cell table:style-name="ce16" table:formula="of:=[INPUT.AN21]" office:value-type="float" office:value="93">
            <text:p>93</text:p>
          </table:table-cell>
          <table:table-cell table:formula="of:=[INPUT.AO21]" office:value-type="string" office:string-value="}">
            <text:p>}</text:p>
          </table:table-cell>
          <table:table-cell table:formula="of:=[INPUT.AP21]" office:value-type="string" office:string-value="{rvrs on}">
            <text:p>{rvrs on}</text:p>
          </table:table-cell>
          <table:table-cell table:formula="of:=[INPUT.AQ21]" office:value-type="string" office:string-value="{brown}">
            <text:p>{brown}</text:p>
          </table:table-cell>
          <table:table-cell table:formula="of:=[INPUT.AR21]" office:value-type="string" office:string-value="{">
            <text:p>{</text:p>
          </table:table-cell>
          <table:table-cell table:style-name="ce16" table:formula="of:=[INPUT.AS21]" office:value-type="float" office:value="93">
            <text:p>93</text:p>
          </table:table-cell>
          <table:table-cell table:formula="of:=[INPUT.AT21]" office:value-type="string" office:string-value="}">
            <text:p>}</text:p>
          </table:table-cell>
          <table:table-cell table:formula="of:=[INPUT.AU21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22]" office:value-type="string" office:string-value="DATA&quot;">
            <text:p>DATA"</text:p>
          </table:table-cell>
          <table:table-cell table:formula="of:=[INPUT.AA22]" office:value-type="string" office:string-value="{rvrs on}">
            <text:p>{rvrs on}</text:p>
          </table:table-cell>
          <table:table-cell table:formula="of:=[INPUT.Z22]" office:value-type="string" office:string-value="{brown}">
            <text:p>{brown}</text:p>
          </table:table-cell>
          <table:table-cell table:formula="of:=[INPUT.AB22]" office:value-type="string" office:string-value="{">
            <text:p>{</text:p>
          </table:table-cell>
          <table:table-cell table:style-name="ce16" table:formula="of:=[INPUT.AC22]" office:value-type="float" office:value="94">
            <text:p>94</text:p>
          </table:table-cell>
          <table:table-cell table:formula="of:=[INPUT.AD22]" office:value-type="string" office:string-value="}">
            <text:p>}</text:p>
          </table:table-cell>
          <table:table-cell table:formula="of:=[INPUT.AE22]" office:value-type="string" office:string-value="{rvrs on}">
            <text:p>{rvrs on}</text:p>
          </table:table-cell>
          <table:table-cell table:formula="of:=[INPUT.AF22]" office:value-type="string" office:string-value="{brown}">
            <text:p>{brown}</text:p>
          </table:table-cell>
          <table:table-cell table:formula="of:=[INPUT.AG22]" office:value-type="string" office:string-value="{">
            <text:p>{</text:p>
          </table:table-cell>
          <table:table-cell table:style-name="ce16" table:formula="of:=[INPUT.AH22]" office:value-type="float" office:value="95">
            <text:p>95</text:p>
          </table:table-cell>
          <table:table-cell table:formula="of:=[INPUT.AI22]" office:value-type="string" office:string-value="}">
            <text:p>}</text:p>
          </table:table-cell>
          <table:table-cell table:formula="of:=[INPUT.AJ22]" office:value-type="string" office:string-value="{down}{left:2}">
            <text:p>{down}{left:2}</text:p>
          </table:table-cell>
          <table:table-cell table:formula="of:=[INPUT.AK22]" office:value-type="string" office:string-value="{rvrs on}">
            <text:p>{rvrs on}</text:p>
          </table:table-cell>
          <table:table-cell table:formula="of:=[INPUT.AL22]" office:value-type="string" office:string-value="{brown}">
            <text:p>{brown}</text:p>
          </table:table-cell>
          <table:table-cell table:formula="of:=[INPUT.AM22]" office:value-type="string" office:string-value="{">
            <text:p>{</text:p>
          </table:table-cell>
          <table:table-cell table:style-name="ce16" table:formula="of:=[INPUT.AN22]" office:value-type="float" office:value="93">
            <text:p>93</text:p>
          </table:table-cell>
          <table:table-cell table:formula="of:=[INPUT.AO22]" office:value-type="string" office:string-value="}">
            <text:p>}</text:p>
          </table:table-cell>
          <table:table-cell table:formula="of:=[INPUT.AP22]" office:value-type="string" office:string-value="{rvrs on}">
            <text:p>{rvrs on}</text:p>
          </table:table-cell>
          <table:table-cell table:formula="of:=[INPUT.AQ22]" office:value-type="string" office:string-value="{brown}">
            <text:p>{brown}</text:p>
          </table:table-cell>
          <table:table-cell table:formula="of:=[INPUT.AR22]" office:value-type="string" office:string-value="{">
            <text:p>{</text:p>
          </table:table-cell>
          <table:table-cell table:style-name="ce16" table:formula="of:=[INPUT.AS22]" office:value-type="float" office:value="93">
            <text:p>93</text:p>
          </table:table-cell>
          <table:table-cell table:formula="of:=[INPUT.AT22]" office:value-type="string" office:string-value="}">
            <text:p>}</text:p>
          </table:table-cell>
          <table:table-cell table:formula="of:=[INPUT.AU22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23]" office:value-type="string" office:string-value="DATA&quot;">
            <text:p>DATA"</text:p>
          </table:table-cell>
          <table:table-cell table:formula="of:=[INPUT.AA23]" office:value-type="string" office:string-value="{rvrs on}">
            <text:p>{rvrs on}</text:p>
          </table:table-cell>
          <table:table-cell table:formula="of:=[INPUT.Z23]" office:value-type="string" office:string-value="{gray1}">
            <text:p>{gray1}</text:p>
          </table:table-cell>
          <table:table-cell table:formula="of:=[INPUT.AB23]" office:value-type="string" office:string-value="{">
            <text:p>{</text:p>
          </table:table-cell>
          <table:table-cell table:style-name="ce16" table:formula="of:=[INPUT.AC23]" office:value-type="float" office:value="89">
            <text:p>89</text:p>
          </table:table-cell>
          <table:table-cell table:formula="of:=[INPUT.AD23]" office:value-type="string" office:string-value="}">
            <text:p>}</text:p>
          </table:table-cell>
          <table:table-cell table:formula="of:=[INPUT.AE23]" office:value-type="string" office:string-value="{rvrs on}">
            <text:p>{rvrs on}</text:p>
          </table:table-cell>
          <table:table-cell table:formula="of:=[INPUT.AF23]" office:value-type="string" office:string-value="{gray1}">
            <text:p>{gray1}</text:p>
          </table:table-cell>
          <table:table-cell table:formula="of:=[INPUT.AG23]" office:value-type="string" office:string-value="{">
            <text:p>{</text:p>
          </table:table-cell>
          <table:table-cell table:style-name="ce16" table:formula="of:=[INPUT.AH23]" office:value-type="float" office:value="90">
            <text:p>90</text:p>
          </table:table-cell>
          <table:table-cell table:formula="of:=[INPUT.AI23]" office:value-type="string" office:string-value="}">
            <text:p>}</text:p>
          </table:table-cell>
          <table:table-cell table:formula="of:=[INPUT.AJ23]" office:value-type="string" office:string-value="{down}{left:2}">
            <text:p>{down}{left:2}</text:p>
          </table:table-cell>
          <table:table-cell table:formula="of:=[INPUT.AK23]" office:value-type="string" office:string-value="{rvrs on}">
            <text:p>{rvrs on}</text:p>
          </table:table-cell>
          <table:table-cell table:formula="of:=[INPUT.AL23]" office:value-type="string" office:string-value="{gray1}">
            <text:p>{gray1}</text:p>
          </table:table-cell>
          <table:table-cell table:formula="of:=[INPUT.AM23]" office:value-type="string" office:string-value="{">
            <text:p>{</text:p>
          </table:table-cell>
          <table:table-cell table:style-name="ce16" table:formula="of:=[INPUT.AN23]" office:value-type="float" office:value="91">
            <text:p>91</text:p>
          </table:table-cell>
          <table:table-cell table:formula="of:=[INPUT.AO23]" office:value-type="string" office:string-value="}">
            <text:p>}</text:p>
          </table:table-cell>
          <table:table-cell table:formula="of:=[INPUT.AP23]" office:value-type="string" office:string-value="{rvrs on}">
            <text:p>{rvrs on}</text:p>
          </table:table-cell>
          <table:table-cell table:formula="of:=[INPUT.AQ23]" office:value-type="string" office:string-value="{gray1}">
            <text:p>{gray1}</text:p>
          </table:table-cell>
          <table:table-cell table:formula="of:=[INPUT.AR23]" office:value-type="string" office:string-value="{">
            <text:p>{</text:p>
          </table:table-cell>
          <table:table-cell table:style-name="ce16" table:formula="of:=[INPUT.AS23]" office:value-type="float" office:value="92">
            <text:p>92</text:p>
          </table:table-cell>
          <table:table-cell table:formula="of:=[INPUT.AT23]" office:value-type="string" office:string-value="}">
            <text:p>}</text:p>
          </table:table-cell>
          <table:table-cell table:formula="of:=[INPUT.AU23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24]" office:value-type="string" office:string-value="DATA&quot;">
            <text:p>DATA"</text:p>
          </table:table-cell>
          <table:table-cell table:formula="of:=[INPUT.AA24]" office:value-type="string" office:string-value="{rvrs on}">
            <text:p>{rvrs on}</text:p>
          </table:table-cell>
          <table:table-cell table:formula="of:=[INPUT.Z24]" office:value-type="string" office:string-value="{brown}">
            <text:p>{brown}</text:p>
          </table:table-cell>
          <table:table-cell table:formula="of:=[INPUT.AB24]" office:value-type="string" office:string-value="{">
            <text:p>{</text:p>
          </table:table-cell>
          <table:table-cell table:style-name="ce16" table:formula="of:=[INPUT.AC24]" office:value-type="float" office:value="95">
            <text:p>95</text:p>
          </table:table-cell>
          <table:table-cell table:formula="of:=[INPUT.AD24]" office:value-type="string" office:string-value="}">
            <text:p>}</text:p>
          </table:table-cell>
          <table:table-cell table:formula="of:=[INPUT.AE24]" office:value-type="string" office:string-value="{rvrs on}">
            <text:p>{rvrs on}</text:p>
          </table:table-cell>
          <table:table-cell table:formula="of:=[INPUT.AF24]" office:value-type="string" office:string-value="{brown}">
            <text:p>{brown}</text:p>
          </table:table-cell>
          <table:table-cell table:formula="of:=[INPUT.AG24]" office:value-type="string" office:string-value="{">
            <text:p>{</text:p>
          </table:table-cell>
          <table:table-cell table:style-name="ce16" table:formula="of:=[INPUT.AH24]" office:value-type="float" office:value="94">
            <text:p>94</text:p>
          </table:table-cell>
          <table:table-cell table:formula="of:=[INPUT.AI24]" office:value-type="string" office:string-value="}">
            <text:p>}</text:p>
          </table:table-cell>
          <table:table-cell table:formula="of:=[INPUT.AJ24]" office:value-type="string" office:string-value="{down}{left:2}">
            <text:p>{down}{left:2}</text:p>
          </table:table-cell>
          <table:table-cell table:formula="of:=[INPUT.AK24]" office:value-type="string" office:string-value="{rvrs on}">
            <text:p>{rvrs on}</text:p>
          </table:table-cell>
          <table:table-cell table:formula="of:=[INPUT.AL24]" office:value-type="string" office:string-value="{brown}">
            <text:p>{brown}</text:p>
          </table:table-cell>
          <table:table-cell table:formula="of:=[INPUT.AM24]" office:value-type="string" office:string-value="{">
            <text:p>{</text:p>
          </table:table-cell>
          <table:table-cell table:style-name="ce16" table:formula="of:=[INPUT.AN24]" office:value-type="float" office:value="93">
            <text:p>93</text:p>
          </table:table-cell>
          <table:table-cell table:formula="of:=[INPUT.AO24]" office:value-type="string" office:string-value="}">
            <text:p>}</text:p>
          </table:table-cell>
          <table:table-cell table:formula="of:=[INPUT.AP24]" office:value-type="string" office:string-value="{rvrs on}">
            <text:p>{rvrs on}</text:p>
          </table:table-cell>
          <table:table-cell table:formula="of:=[INPUT.AQ24]" office:value-type="string" office:string-value="{brown}">
            <text:p>{brown}</text:p>
          </table:table-cell>
          <table:table-cell table:formula="of:=[INPUT.AR24]" office:value-type="string" office:string-value="{">
            <text:p>{</text:p>
          </table:table-cell>
          <table:table-cell table:style-name="ce16" table:formula="of:=[INPUT.AS24]" office:value-type="float" office:value="93">
            <text:p>93</text:p>
          </table:table-cell>
          <table:table-cell table:formula="of:=[INPUT.AT24]" office:value-type="string" office:string-value="}">
            <text:p>}</text:p>
          </table:table-cell>
          <table:table-cell table:formula="of:=[INPUT.AU24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25]" office:value-type="string" office:string-value="DATA&quot;">
            <text:p>DATA"</text:p>
          </table:table-cell>
          <table:table-cell table:formula="of:=[INPUT.AA25]" office:value-type="string" office:string-value="{rvrs off}">
            <text:p>{rvrs off}</text:p>
          </table:table-cell>
          <table:table-cell table:formula="of:=[INPUT.Z25]" office:value-type="string" office:string-value="{cyan}">
            <text:p>{cyan}</text:p>
          </table:table-cell>
          <table:table-cell table:formula="of:=[INPUT.AB25]" office:value-type="string" office:string-value="{">
            <text:p>{</text:p>
          </table:table-cell>
          <table:table-cell table:style-name="ce16" table:formula="of:=[INPUT.AC25]" office:value-type="float" office:value="0">
            <text:p>0</text:p>
          </table:table-cell>
          <table:table-cell table:formula="of:=[INPUT.AD25]" office:value-type="string" office:string-value="}">
            <text:p>}</text:p>
          </table:table-cell>
          <table:table-cell table:formula="of:=[INPUT.AE25]" office:value-type="string" office:string-value="{rvrs off}">
            <text:p>{rvrs off}</text:p>
          </table:table-cell>
          <table:table-cell table:formula="of:=[INPUT.AF25]" office:value-type="string" office:string-value="{cyan}">
            <text:p>{cyan}</text:p>
          </table:table-cell>
          <table:table-cell table:formula="of:=[INPUT.AG25]" office:value-type="string" office:string-value="{">
            <text:p>{</text:p>
          </table:table-cell>
          <table:table-cell table:style-name="ce16" table:formula="of:=[INPUT.AH25]" office:value-type="float" office:value="0">
            <text:p>0</text:p>
          </table:table-cell>
          <table:table-cell table:formula="of:=[INPUT.AI25]" office:value-type="string" office:string-value="}">
            <text:p>}</text:p>
          </table:table-cell>
          <table:table-cell table:formula="of:=[INPUT.AJ25]" office:value-type="string" office:string-value="{down}{left:2}">
            <text:p>{down}{left:2}</text:p>
          </table:table-cell>
          <table:table-cell table:formula="of:=[INPUT.AK25]" office:value-type="string" office:string-value="{rvrs off}">
            <text:p>{rvrs off}</text:p>
          </table:table-cell>
          <table:table-cell table:formula="of:=[INPUT.AL25]" office:value-type="string" office:string-value="{cyan}">
            <text:p>{cyan}</text:p>
          </table:table-cell>
          <table:table-cell table:formula="of:=[INPUT.AM25]" office:value-type="string" office:string-value="{">
            <text:p>{</text:p>
          </table:table-cell>
          <table:table-cell table:style-name="ce16" table:formula="of:=[INPUT.AN25]" office:value-type="float" office:value="0">
            <text:p>0</text:p>
          </table:table-cell>
          <table:table-cell table:formula="of:=[INPUT.AO25]" office:value-type="string" office:string-value="}">
            <text:p>}</text:p>
          </table:table-cell>
          <table:table-cell table:formula="of:=[INPUT.AP25]" office:value-type="string" office:string-value="{rvrs off}">
            <text:p>{rvrs off}</text:p>
          </table:table-cell>
          <table:table-cell table:formula="of:=[INPUT.AQ25]" office:value-type="string" office:string-value="{cyan}">
            <text:p>{cyan}</text:p>
          </table:table-cell>
          <table:table-cell table:formula="of:=[INPUT.AR25]" office:value-type="string" office:string-value="{">
            <text:p>{</text:p>
          </table:table-cell>
          <table:table-cell table:style-name="ce16" table:formula="of:=[INPUT.AS25]" office:value-type="float" office:value="0">
            <text:p>0</text:p>
          </table:table-cell>
          <table:table-cell table:formula="of:=[INPUT.AT25]" office:value-type="string" office:string-value="}">
            <text:p>}</text:p>
          </table:table-cell>
          <table:table-cell table:formula="of:=[INPUT.AU25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26]" office:value-type="string" office:string-value="DATA&quot;">
            <text:p>DATA"</text:p>
          </table:table-cell>
          <table:table-cell table:formula="of:=[INPUT.AA26]" office:value-type="string" office:string-value="{rvrs off}">
            <text:p>{rvrs off}</text:p>
          </table:table-cell>
          <table:table-cell table:formula="of:=[INPUT.Z26]" office:value-type="string" office:string-value="{cyan}">
            <text:p>{cyan}</text:p>
          </table:table-cell>
          <table:table-cell table:formula="of:=[INPUT.AB26]" office:value-type="string" office:string-value="{">
            <text:p>{</text:p>
          </table:table-cell>
          <table:table-cell table:style-name="ce16" table:formula="of:=[INPUT.AC26]" office:value-type="float" office:value="0">
            <text:p>0</text:p>
          </table:table-cell>
          <table:table-cell table:formula="of:=[INPUT.AD26]" office:value-type="string" office:string-value="}">
            <text:p>}</text:p>
          </table:table-cell>
          <table:table-cell table:formula="of:=[INPUT.AE26]" office:value-type="string" office:string-value="{rvrs off}">
            <text:p>{rvrs off}</text:p>
          </table:table-cell>
          <table:table-cell table:formula="of:=[INPUT.AF26]" office:value-type="string" office:string-value="{cyan}">
            <text:p>{cyan}</text:p>
          </table:table-cell>
          <table:table-cell table:formula="of:=[INPUT.AG26]" office:value-type="string" office:string-value="{">
            <text:p>{</text:p>
          </table:table-cell>
          <table:table-cell table:style-name="ce16" table:formula="of:=[INPUT.AH26]" office:value-type="float" office:value="0">
            <text:p>0</text:p>
          </table:table-cell>
          <table:table-cell table:formula="of:=[INPUT.AI26]" office:value-type="string" office:string-value="}">
            <text:p>}</text:p>
          </table:table-cell>
          <table:table-cell table:formula="of:=[INPUT.AJ26]" office:value-type="string" office:string-value="{down}{left:2}">
            <text:p>{down}{left:2}</text:p>
          </table:table-cell>
          <table:table-cell table:formula="of:=[INPUT.AK26]" office:value-type="string" office:string-value="{rvrs off}">
            <text:p>{rvrs off}</text:p>
          </table:table-cell>
          <table:table-cell table:formula="of:=[INPUT.AL26]" office:value-type="string" office:string-value="{cyan}">
            <text:p>{cyan}</text:p>
          </table:table-cell>
          <table:table-cell table:formula="of:=[INPUT.AM26]" office:value-type="string" office:string-value="{">
            <text:p>{</text:p>
          </table:table-cell>
          <table:table-cell table:style-name="ce16" table:formula="of:=[INPUT.AN26]" office:value-type="float" office:value="0">
            <text:p>0</text:p>
          </table:table-cell>
          <table:table-cell table:formula="of:=[INPUT.AO26]" office:value-type="string" office:string-value="}">
            <text:p>}</text:p>
          </table:table-cell>
          <table:table-cell table:formula="of:=[INPUT.AP26]" office:value-type="string" office:string-value="{rvrs off}">
            <text:p>{rvrs off}</text:p>
          </table:table-cell>
          <table:table-cell table:formula="of:=[INPUT.AQ26]" office:value-type="string" office:string-value="{cyan}">
            <text:p>{cyan}</text:p>
          </table:table-cell>
          <table:table-cell table:formula="of:=[INPUT.AR26]" office:value-type="string" office:string-value="{">
            <text:p>{</text:p>
          </table:table-cell>
          <table:table-cell table:style-name="ce16" table:formula="of:=[INPUT.AS26]" office:value-type="float" office:value="0">
            <text:p>0</text:p>
          </table:table-cell>
          <table:table-cell table:formula="of:=[INPUT.AT26]" office:value-type="string" office:string-value="}">
            <text:p>}</text:p>
          </table:table-cell>
          <table:table-cell table:formula="of:=[INPUT.AU26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27]" office:value-type="string" office:string-value="DATA&quot;">
            <text:p>DATA"</text:p>
          </table:table-cell>
          <table:table-cell table:formula="of:=[INPUT.AA27]" office:value-type="string" office:string-value="{rvrs off}">
            <text:p>{rvrs off}</text:p>
          </table:table-cell>
          <table:table-cell table:formula="of:=[INPUT.Z27]" office:value-type="string" office:string-value="{cyan}">
            <text:p>{cyan}</text:p>
          </table:table-cell>
          <table:table-cell table:formula="of:=[INPUT.AB27]" office:value-type="string" office:string-value="{">
            <text:p>{</text:p>
          </table:table-cell>
          <table:table-cell table:style-name="ce16" table:formula="of:=[INPUT.AC27]" office:value-type="float" office:value="0">
            <text:p>0</text:p>
          </table:table-cell>
          <table:table-cell table:formula="of:=[INPUT.AD27]" office:value-type="string" office:string-value="}">
            <text:p>}</text:p>
          </table:table-cell>
          <table:table-cell table:formula="of:=[INPUT.AE27]" office:value-type="string" office:string-value="{rvrs off}">
            <text:p>{rvrs off}</text:p>
          </table:table-cell>
          <table:table-cell table:formula="of:=[INPUT.AF27]" office:value-type="string" office:string-value="{cyan}">
            <text:p>{cyan}</text:p>
          </table:table-cell>
          <table:table-cell table:formula="of:=[INPUT.AG27]" office:value-type="string" office:string-value="{">
            <text:p>{</text:p>
          </table:table-cell>
          <table:table-cell table:style-name="ce16" table:formula="of:=[INPUT.AH27]" office:value-type="float" office:value="0">
            <text:p>0</text:p>
          </table:table-cell>
          <table:table-cell table:formula="of:=[INPUT.AI27]" office:value-type="string" office:string-value="}">
            <text:p>}</text:p>
          </table:table-cell>
          <table:table-cell table:formula="of:=[INPUT.AJ27]" office:value-type="string" office:string-value="{down}{left:2}">
            <text:p>{down}{left:2}</text:p>
          </table:table-cell>
          <table:table-cell table:formula="of:=[INPUT.AK27]" office:value-type="string" office:string-value="{rvrs off}">
            <text:p>{rvrs off}</text:p>
          </table:table-cell>
          <table:table-cell table:formula="of:=[INPUT.AL27]" office:value-type="string" office:string-value="{cyan}">
            <text:p>{cyan}</text:p>
          </table:table-cell>
          <table:table-cell table:formula="of:=[INPUT.AM27]" office:value-type="string" office:string-value="{">
            <text:p>{</text:p>
          </table:table-cell>
          <table:table-cell table:style-name="ce16" table:formula="of:=[INPUT.AN27]" office:value-type="float" office:value="0">
            <text:p>0</text:p>
          </table:table-cell>
          <table:table-cell table:formula="of:=[INPUT.AO27]" office:value-type="string" office:string-value="}">
            <text:p>}</text:p>
          </table:table-cell>
          <table:table-cell table:formula="of:=[INPUT.AP27]" office:value-type="string" office:string-value="{rvrs off}">
            <text:p>{rvrs off}</text:p>
          </table:table-cell>
          <table:table-cell table:formula="of:=[INPUT.AQ27]" office:value-type="string" office:string-value="{cyan}">
            <text:p>{cyan}</text:p>
          </table:table-cell>
          <table:table-cell table:formula="of:=[INPUT.AR27]" office:value-type="string" office:string-value="{">
            <text:p>{</text:p>
          </table:table-cell>
          <table:table-cell table:style-name="ce16" table:formula="of:=[INPUT.AS27]" office:value-type="float" office:value="0">
            <text:p>0</text:p>
          </table:table-cell>
          <table:table-cell table:formula="of:=[INPUT.AT27]" office:value-type="string" office:string-value="}">
            <text:p>}</text:p>
          </table:table-cell>
          <table:table-cell table:formula="of:=[INPUT.AU27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28]" office:value-type="string" office:string-value="DATA&quot;">
            <text:p>DATA"</text:p>
          </table:table-cell>
          <table:table-cell table:formula="of:=[INPUT.AA28]" office:value-type="string" office:string-value="{rvrs off}">
            <text:p>{rvrs off}</text:p>
          </table:table-cell>
          <table:table-cell table:formula="of:=[INPUT.Z28]" office:value-type="string" office:string-value="{cyan}">
            <text:p>{cyan}</text:p>
          </table:table-cell>
          <table:table-cell table:formula="of:=[INPUT.AB28]" office:value-type="string" office:string-value="{">
            <text:p>{</text:p>
          </table:table-cell>
          <table:table-cell table:style-name="ce16" table:formula="of:=[INPUT.AC28]" office:value-type="float" office:value="0">
            <text:p>0</text:p>
          </table:table-cell>
          <table:table-cell table:formula="of:=[INPUT.AD28]" office:value-type="string" office:string-value="}">
            <text:p>}</text:p>
          </table:table-cell>
          <table:table-cell table:formula="of:=[INPUT.AE28]" office:value-type="string" office:string-value="{rvrs off}">
            <text:p>{rvrs off}</text:p>
          </table:table-cell>
          <table:table-cell table:formula="of:=[INPUT.AF28]" office:value-type="string" office:string-value="{cyan}">
            <text:p>{cyan}</text:p>
          </table:table-cell>
          <table:table-cell table:formula="of:=[INPUT.AG28]" office:value-type="string" office:string-value="{">
            <text:p>{</text:p>
          </table:table-cell>
          <table:table-cell table:style-name="ce16" table:formula="of:=[INPUT.AH28]" office:value-type="float" office:value="0">
            <text:p>0</text:p>
          </table:table-cell>
          <table:table-cell table:formula="of:=[INPUT.AI28]" office:value-type="string" office:string-value="}">
            <text:p>}</text:p>
          </table:table-cell>
          <table:table-cell table:formula="of:=[INPUT.AJ28]" office:value-type="string" office:string-value="{down}{left:2}">
            <text:p>{down}{left:2}</text:p>
          </table:table-cell>
          <table:table-cell table:formula="of:=[INPUT.AK28]" office:value-type="string" office:string-value="{rvrs off}">
            <text:p>{rvrs off}</text:p>
          </table:table-cell>
          <table:table-cell table:formula="of:=[INPUT.AL28]" office:value-type="string" office:string-value="{cyan}">
            <text:p>{cyan}</text:p>
          </table:table-cell>
          <table:table-cell table:formula="of:=[INPUT.AM28]" office:value-type="string" office:string-value="{">
            <text:p>{</text:p>
          </table:table-cell>
          <table:table-cell table:style-name="ce16" table:formula="of:=[INPUT.AN28]" office:value-type="float" office:value="0">
            <text:p>0</text:p>
          </table:table-cell>
          <table:table-cell table:formula="of:=[INPUT.AO28]" office:value-type="string" office:string-value="}">
            <text:p>}</text:p>
          </table:table-cell>
          <table:table-cell table:formula="of:=[INPUT.AP28]" office:value-type="string" office:string-value="{rvrs off}">
            <text:p>{rvrs off}</text:p>
          </table:table-cell>
          <table:table-cell table:formula="of:=[INPUT.AQ28]" office:value-type="string" office:string-value="{cyan}">
            <text:p>{cyan}</text:p>
          </table:table-cell>
          <table:table-cell table:formula="of:=[INPUT.AR28]" office:value-type="string" office:string-value="{">
            <text:p>{</text:p>
          </table:table-cell>
          <table:table-cell table:style-name="ce16" table:formula="of:=[INPUT.AS28]" office:value-type="float" office:value="0">
            <text:p>0</text:p>
          </table:table-cell>
          <table:table-cell table:formula="of:=[INPUT.AT28]" office:value-type="string" office:string-value="}">
            <text:p>}</text:p>
          </table:table-cell>
          <table:table-cell table:formula="of:=[INPUT.AU28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29]" office:value-type="string" office:string-value="DATA&quot;">
            <text:p>DATA"</text:p>
          </table:table-cell>
          <table:table-cell table:formula="of:=[INPUT.AA29]" office:value-type="string" office:string-value="{rvrs off}">
            <text:p>{rvrs off}</text:p>
          </table:table-cell>
          <table:table-cell table:formula="of:=[INPUT.Z29]" office:value-type="string" office:string-value="{cyan}">
            <text:p>{cyan}</text:p>
          </table:table-cell>
          <table:table-cell table:formula="of:=[INPUT.AB29]" office:value-type="string" office:string-value="{">
            <text:p>{</text:p>
          </table:table-cell>
          <table:table-cell table:style-name="ce16" table:formula="of:=[INPUT.AC29]" office:value-type="float" office:value="0">
            <text:p>0</text:p>
          </table:table-cell>
          <table:table-cell table:formula="of:=[INPUT.AD29]" office:value-type="string" office:string-value="}">
            <text:p>}</text:p>
          </table:table-cell>
          <table:table-cell table:formula="of:=[INPUT.AE29]" office:value-type="string" office:string-value="{rvrs off}">
            <text:p>{rvrs off}</text:p>
          </table:table-cell>
          <table:table-cell table:formula="of:=[INPUT.AF29]" office:value-type="string" office:string-value="{cyan}">
            <text:p>{cyan}</text:p>
          </table:table-cell>
          <table:table-cell table:formula="of:=[INPUT.AG29]" office:value-type="string" office:string-value="{">
            <text:p>{</text:p>
          </table:table-cell>
          <table:table-cell table:style-name="ce16" table:formula="of:=[INPUT.AH29]" office:value-type="float" office:value="0">
            <text:p>0</text:p>
          </table:table-cell>
          <table:table-cell table:formula="of:=[INPUT.AI29]" office:value-type="string" office:string-value="}">
            <text:p>}</text:p>
          </table:table-cell>
          <table:table-cell table:formula="of:=[INPUT.AJ29]" office:value-type="string" office:string-value="{down}{left:2}">
            <text:p>{down}{left:2}</text:p>
          </table:table-cell>
          <table:table-cell table:formula="of:=[INPUT.AK29]" office:value-type="string" office:string-value="{rvrs off}">
            <text:p>{rvrs off}</text:p>
          </table:table-cell>
          <table:table-cell table:formula="of:=[INPUT.AL29]" office:value-type="string" office:string-value="{cyan}">
            <text:p>{cyan}</text:p>
          </table:table-cell>
          <table:table-cell table:formula="of:=[INPUT.AM29]" office:value-type="string" office:string-value="{">
            <text:p>{</text:p>
          </table:table-cell>
          <table:table-cell table:style-name="ce16" table:formula="of:=[INPUT.AN29]" office:value-type="float" office:value="0">
            <text:p>0</text:p>
          </table:table-cell>
          <table:table-cell table:formula="of:=[INPUT.AO29]" office:value-type="string" office:string-value="}">
            <text:p>}</text:p>
          </table:table-cell>
          <table:table-cell table:formula="of:=[INPUT.AP29]" office:value-type="string" office:string-value="{rvrs off}">
            <text:p>{rvrs off}</text:p>
          </table:table-cell>
          <table:table-cell table:formula="of:=[INPUT.AQ29]" office:value-type="string" office:string-value="{cyan}">
            <text:p>{cyan}</text:p>
          </table:table-cell>
          <table:table-cell table:formula="of:=[INPUT.AR29]" office:value-type="string" office:string-value="{">
            <text:p>{</text:p>
          </table:table-cell>
          <table:table-cell table:style-name="ce16" table:formula="of:=[INPUT.AS29]" office:value-type="float" office:value="0">
            <text:p>0</text:p>
          </table:table-cell>
          <table:table-cell table:formula="of:=[INPUT.AT29]" office:value-type="string" office:string-value="}">
            <text:p>}</text:p>
          </table:table-cell>
          <table:table-cell table:formula="of:=[INPUT.AU29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30]" office:value-type="string" office:string-value="DATA&quot;">
            <text:p>DATA"</text:p>
          </table:table-cell>
          <table:table-cell table:formula="of:=[INPUT.AA30]" office:value-type="string" office:string-value="{rvrs off}">
            <text:p>{rvrs off}</text:p>
          </table:table-cell>
          <table:table-cell table:formula="of:=[INPUT.Z30]" office:value-type="string" office:string-value="{cyan}">
            <text:p>{cyan}</text:p>
          </table:table-cell>
          <table:table-cell table:formula="of:=[INPUT.AB30]" office:value-type="string" office:string-value="{">
            <text:p>{</text:p>
          </table:table-cell>
          <table:table-cell table:style-name="ce16" table:formula="of:=[INPUT.AC30]" office:value-type="float" office:value="0">
            <text:p>0</text:p>
          </table:table-cell>
          <table:table-cell table:formula="of:=[INPUT.AD30]" office:value-type="string" office:string-value="}">
            <text:p>}</text:p>
          </table:table-cell>
          <table:table-cell table:formula="of:=[INPUT.AE30]" office:value-type="string" office:string-value="{rvrs off}">
            <text:p>{rvrs off}</text:p>
          </table:table-cell>
          <table:table-cell table:formula="of:=[INPUT.AF30]" office:value-type="string" office:string-value="{cyan}">
            <text:p>{cyan}</text:p>
          </table:table-cell>
          <table:table-cell table:formula="of:=[INPUT.AG30]" office:value-type="string" office:string-value="{">
            <text:p>{</text:p>
          </table:table-cell>
          <table:table-cell table:style-name="ce16" table:formula="of:=[INPUT.AH30]" office:value-type="float" office:value="0">
            <text:p>0</text:p>
          </table:table-cell>
          <table:table-cell table:formula="of:=[INPUT.AI30]" office:value-type="string" office:string-value="}">
            <text:p>}</text:p>
          </table:table-cell>
          <table:table-cell table:formula="of:=[INPUT.AJ30]" office:value-type="string" office:string-value="{down}{left:2}">
            <text:p>{down}{left:2}</text:p>
          </table:table-cell>
          <table:table-cell table:formula="of:=[INPUT.AK30]" office:value-type="string" office:string-value="{rvrs off}">
            <text:p>{rvrs off}</text:p>
          </table:table-cell>
          <table:table-cell table:formula="of:=[INPUT.AL30]" office:value-type="string" office:string-value="{cyan}">
            <text:p>{cyan}</text:p>
          </table:table-cell>
          <table:table-cell table:formula="of:=[INPUT.AM30]" office:value-type="string" office:string-value="{">
            <text:p>{</text:p>
          </table:table-cell>
          <table:table-cell table:style-name="ce16" table:formula="of:=[INPUT.AN30]" office:value-type="float" office:value="0">
            <text:p>0</text:p>
          </table:table-cell>
          <table:table-cell table:formula="of:=[INPUT.AO30]" office:value-type="string" office:string-value="}">
            <text:p>}</text:p>
          </table:table-cell>
          <table:table-cell table:formula="of:=[INPUT.AP30]" office:value-type="string" office:string-value="{rvrs off}">
            <text:p>{rvrs off}</text:p>
          </table:table-cell>
          <table:table-cell table:formula="of:=[INPUT.AQ30]" office:value-type="string" office:string-value="{cyan}">
            <text:p>{cyan}</text:p>
          </table:table-cell>
          <table:table-cell table:formula="of:=[INPUT.AR30]" office:value-type="string" office:string-value="{">
            <text:p>{</text:p>
          </table:table-cell>
          <table:table-cell table:style-name="ce16" table:formula="of:=[INPUT.AS30]" office:value-type="float" office:value="0">
            <text:p>0</text:p>
          </table:table-cell>
          <table:table-cell table:formula="of:=[INPUT.AT30]" office:value-type="string" office:string-value="}">
            <text:p>}</text:p>
          </table:table-cell>
          <table:table-cell table:formula="of:=[INPUT.AU30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31]" office:value-type="string" office:string-value="DATA&quot;">
            <text:p>DATA"</text:p>
          </table:table-cell>
          <table:table-cell table:formula="of:=[INPUT.AA31]" office:value-type="string" office:string-value="{rvrs off}">
            <text:p>{rvrs off}</text:p>
          </table:table-cell>
          <table:table-cell table:formula="of:=[INPUT.Z31]" office:value-type="string" office:string-value="{cyan}">
            <text:p>{cyan}</text:p>
          </table:table-cell>
          <table:table-cell table:formula="of:=[INPUT.AB31]" office:value-type="string" office:string-value="{">
            <text:p>{</text:p>
          </table:table-cell>
          <table:table-cell table:style-name="ce16" table:formula="of:=[INPUT.AC31]" office:value-type="float" office:value="0">
            <text:p>0</text:p>
          </table:table-cell>
          <table:table-cell table:formula="of:=[INPUT.AD31]" office:value-type="string" office:string-value="}">
            <text:p>}</text:p>
          </table:table-cell>
          <table:table-cell table:formula="of:=[INPUT.AE31]" office:value-type="string" office:string-value="{rvrs off}">
            <text:p>{rvrs off}</text:p>
          </table:table-cell>
          <table:table-cell table:formula="of:=[INPUT.AF31]" office:value-type="string" office:string-value="{cyan}">
            <text:p>{cyan}</text:p>
          </table:table-cell>
          <table:table-cell table:formula="of:=[INPUT.AG31]" office:value-type="string" office:string-value="{">
            <text:p>{</text:p>
          </table:table-cell>
          <table:table-cell table:style-name="ce16" table:formula="of:=[INPUT.AH31]" office:value-type="float" office:value="0">
            <text:p>0</text:p>
          </table:table-cell>
          <table:table-cell table:formula="of:=[INPUT.AI31]" office:value-type="string" office:string-value="}">
            <text:p>}</text:p>
          </table:table-cell>
          <table:table-cell table:formula="of:=[INPUT.AJ31]" office:value-type="string" office:string-value="{down}{left:2}">
            <text:p>{down}{left:2}</text:p>
          </table:table-cell>
          <table:table-cell table:formula="of:=[INPUT.AK31]" office:value-type="string" office:string-value="{rvrs off}">
            <text:p>{rvrs off}</text:p>
          </table:table-cell>
          <table:table-cell table:formula="of:=[INPUT.AL31]" office:value-type="string" office:string-value="{cyan}">
            <text:p>{cyan}</text:p>
          </table:table-cell>
          <table:table-cell table:formula="of:=[INPUT.AM31]" office:value-type="string" office:string-value="{">
            <text:p>{</text:p>
          </table:table-cell>
          <table:table-cell table:style-name="ce16" table:formula="of:=[INPUT.AN31]" office:value-type="float" office:value="0">
            <text:p>0</text:p>
          </table:table-cell>
          <table:table-cell table:formula="of:=[INPUT.AO31]" office:value-type="string" office:string-value="}">
            <text:p>}</text:p>
          </table:table-cell>
          <table:table-cell table:formula="of:=[INPUT.AP31]" office:value-type="string" office:string-value="{rvrs off}">
            <text:p>{rvrs off}</text:p>
          </table:table-cell>
          <table:table-cell table:formula="of:=[INPUT.AQ31]" office:value-type="string" office:string-value="{cyan}">
            <text:p>{cyan}</text:p>
          </table:table-cell>
          <table:table-cell table:formula="of:=[INPUT.AR31]" office:value-type="string" office:string-value="{">
            <text:p>{</text:p>
          </table:table-cell>
          <table:table-cell table:style-name="ce16" table:formula="of:=[INPUT.AS31]" office:value-type="float" office:value="0">
            <text:p>0</text:p>
          </table:table-cell>
          <table:table-cell table:formula="of:=[INPUT.AT31]" office:value-type="string" office:string-value="}">
            <text:p>}</text:p>
          </table:table-cell>
          <table:table-cell table:formula="of:=[INPUT.AU31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32]" office:value-type="string" office:string-value="DATA&quot;">
            <text:p>DATA"</text:p>
          </table:table-cell>
          <table:table-cell table:formula="of:=[INPUT.AA32]" office:value-type="string" office:string-value="{rvrs off}">
            <text:p>{rvrs off}</text:p>
          </table:table-cell>
          <table:table-cell table:formula="of:=[INPUT.Z32]" office:value-type="string" office:string-value="{cyan}">
            <text:p>{cyan}</text:p>
          </table:table-cell>
          <table:table-cell table:formula="of:=[INPUT.AB32]" office:value-type="string" office:string-value="{">
            <text:p>{</text:p>
          </table:table-cell>
          <table:table-cell table:style-name="ce16" table:formula="of:=[INPUT.AC32]" office:value-type="float" office:value="0">
            <text:p>0</text:p>
          </table:table-cell>
          <table:table-cell table:formula="of:=[INPUT.AD32]" office:value-type="string" office:string-value="}">
            <text:p>}</text:p>
          </table:table-cell>
          <table:table-cell table:formula="of:=[INPUT.AE32]" office:value-type="string" office:string-value="{rvrs off}">
            <text:p>{rvrs off}</text:p>
          </table:table-cell>
          <table:table-cell table:formula="of:=[INPUT.AF32]" office:value-type="string" office:string-value="{cyan}">
            <text:p>{cyan}</text:p>
          </table:table-cell>
          <table:table-cell table:formula="of:=[INPUT.AG32]" office:value-type="string" office:string-value="{">
            <text:p>{</text:p>
          </table:table-cell>
          <table:table-cell table:style-name="ce16" table:formula="of:=[INPUT.AH32]" office:value-type="float" office:value="0">
            <text:p>0</text:p>
          </table:table-cell>
          <table:table-cell table:formula="of:=[INPUT.AI32]" office:value-type="string" office:string-value="}">
            <text:p>}</text:p>
          </table:table-cell>
          <table:table-cell table:formula="of:=[INPUT.AJ32]" office:value-type="string" office:string-value="{down}{left:2}">
            <text:p>{down}{left:2}</text:p>
          </table:table-cell>
          <table:table-cell table:formula="of:=[INPUT.AK32]" office:value-type="string" office:string-value="{rvrs off}">
            <text:p>{rvrs off}</text:p>
          </table:table-cell>
          <table:table-cell table:formula="of:=[INPUT.AL32]" office:value-type="string" office:string-value="{cyan}">
            <text:p>{cyan}</text:p>
          </table:table-cell>
          <table:table-cell table:formula="of:=[INPUT.AM32]" office:value-type="string" office:string-value="{">
            <text:p>{</text:p>
          </table:table-cell>
          <table:table-cell table:style-name="ce16" table:formula="of:=[INPUT.AN32]" office:value-type="float" office:value="0">
            <text:p>0</text:p>
          </table:table-cell>
          <table:table-cell table:formula="of:=[INPUT.AO32]" office:value-type="string" office:string-value="}">
            <text:p>}</text:p>
          </table:table-cell>
          <table:table-cell table:formula="of:=[INPUT.AP32]" office:value-type="string" office:string-value="{rvrs off}">
            <text:p>{rvrs off}</text:p>
          </table:table-cell>
          <table:table-cell table:formula="of:=[INPUT.AQ32]" office:value-type="string" office:string-value="{cyan}">
            <text:p>{cyan}</text:p>
          </table:table-cell>
          <table:table-cell table:formula="of:=[INPUT.AR32]" office:value-type="string" office:string-value="{">
            <text:p>{</text:p>
          </table:table-cell>
          <table:table-cell table:style-name="ce16" table:formula="of:=[INPUT.AS32]" office:value-type="float" office:value="0">
            <text:p>0</text:p>
          </table:table-cell>
          <table:table-cell table:formula="of:=[INPUT.AT32]" office:value-type="string" office:string-value="}">
            <text:p>}</text:p>
          </table:table-cell>
          <table:table-cell table:formula="of:=[INPUT.AU32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33]" office:value-type="string" office:string-value="DATA&quot;">
            <text:p>DATA"</text:p>
          </table:table-cell>
          <table:table-cell table:formula="of:=[INPUT.AA33]" office:value-type="string" office:string-value="{rvrs off}">
            <text:p>{rvrs off}</text:p>
          </table:table-cell>
          <table:table-cell table:formula="of:=[INPUT.Z33]" office:value-type="string" office:string-value="{cyan}">
            <text:p>{cyan}</text:p>
          </table:table-cell>
          <table:table-cell table:formula="of:=[INPUT.AB33]" office:value-type="string" office:string-value="{">
            <text:p>{</text:p>
          </table:table-cell>
          <table:table-cell table:style-name="ce16" table:formula="of:=[INPUT.AC33]" office:value-type="float" office:value="0">
            <text:p>0</text:p>
          </table:table-cell>
          <table:table-cell table:formula="of:=[INPUT.AD33]" office:value-type="string" office:string-value="}">
            <text:p>}</text:p>
          </table:table-cell>
          <table:table-cell table:formula="of:=[INPUT.AE33]" office:value-type="string" office:string-value="{rvrs off}">
            <text:p>{rvrs off}</text:p>
          </table:table-cell>
          <table:table-cell table:formula="of:=[INPUT.AF33]" office:value-type="string" office:string-value="{cyan}">
            <text:p>{cyan}</text:p>
          </table:table-cell>
          <table:table-cell table:formula="of:=[INPUT.AG33]" office:value-type="string" office:string-value="{">
            <text:p>{</text:p>
          </table:table-cell>
          <table:table-cell table:style-name="ce16" table:formula="of:=[INPUT.AH33]" office:value-type="float" office:value="0">
            <text:p>0</text:p>
          </table:table-cell>
          <table:table-cell table:formula="of:=[INPUT.AI33]" office:value-type="string" office:string-value="}">
            <text:p>}</text:p>
          </table:table-cell>
          <table:table-cell table:formula="of:=[INPUT.AJ33]" office:value-type="string" office:string-value="{down}{left:2}">
            <text:p>{down}{left:2}</text:p>
          </table:table-cell>
          <table:table-cell table:formula="of:=[INPUT.AK33]" office:value-type="string" office:string-value="{rvrs off}">
            <text:p>{rvrs off}</text:p>
          </table:table-cell>
          <table:table-cell table:formula="of:=[INPUT.AL33]" office:value-type="string" office:string-value="{cyan}">
            <text:p>{cyan}</text:p>
          </table:table-cell>
          <table:table-cell table:formula="of:=[INPUT.AM33]" office:value-type="string" office:string-value="{">
            <text:p>{</text:p>
          </table:table-cell>
          <table:table-cell table:style-name="ce16" table:formula="of:=[INPUT.AN33]" office:value-type="float" office:value="0">
            <text:p>0</text:p>
          </table:table-cell>
          <table:table-cell table:formula="of:=[INPUT.AO33]" office:value-type="string" office:string-value="}">
            <text:p>}</text:p>
          </table:table-cell>
          <table:table-cell table:formula="of:=[INPUT.AP33]" office:value-type="string" office:string-value="{rvrs off}">
            <text:p>{rvrs off}</text:p>
          </table:table-cell>
          <table:table-cell table:formula="of:=[INPUT.AQ33]" office:value-type="string" office:string-value="{cyan}">
            <text:p>{cyan}</text:p>
          </table:table-cell>
          <table:table-cell table:formula="of:=[INPUT.AR33]" office:value-type="string" office:string-value="{">
            <text:p>{</text:p>
          </table:table-cell>
          <table:table-cell table:style-name="ce16" table:formula="of:=[INPUT.AS33]" office:value-type="float" office:value="0">
            <text:p>0</text:p>
          </table:table-cell>
          <table:table-cell table:formula="of:=[INPUT.AT33]" office:value-type="string" office:string-value="}">
            <text:p>}</text:p>
          </table:table-cell>
          <table:table-cell table:formula="of:=[INPUT.AU33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34]" office:value-type="string" office:string-value="DATA&quot;">
            <text:p>DATA"</text:p>
          </table:table-cell>
          <table:table-cell table:formula="of:=[INPUT.AA34]" office:value-type="string" office:string-value="{rvrs off}">
            <text:p>{rvrs off}</text:p>
          </table:table-cell>
          <table:table-cell table:formula="of:=[INPUT.Z34]" office:value-type="float" office:value="0">
            <text:p>0</text:p>
          </table:table-cell>
          <table:table-cell table:formula="of:=[INPUT.AB34]" office:value-type="string" office:string-value="{">
            <text:p>{</text:p>
          </table:table-cell>
          <table:table-cell table:style-name="ce16" table:formula="of:=[INPUT.AC34]" office:value-type="float" office:value="0">
            <text:p>0</text:p>
          </table:table-cell>
          <table:table-cell table:formula="of:=[INPUT.AD34]" office:value-type="string" office:string-value="}">
            <text:p>}</text:p>
          </table:table-cell>
          <table:table-cell table:formula="of:=[INPUT.AE34]" office:value-type="string" office:string-value="{rvrs off}">
            <text:p>{rvrs off}</text:p>
          </table:table-cell>
          <table:table-cell table:formula="of:=[INPUT.AF34]" office:value-type="float" office:value="0">
            <text:p>0</text:p>
          </table:table-cell>
          <table:table-cell table:formula="of:=[INPUT.AG34]" office:value-type="string" office:string-value="{">
            <text:p>{</text:p>
          </table:table-cell>
          <table:table-cell table:style-name="ce16" table:formula="of:=[INPUT.AH34]" office:value-type="float" office:value="0">
            <text:p>0</text:p>
          </table:table-cell>
          <table:table-cell table:formula="of:=[INPUT.AI34]" office:value-type="string" office:string-value="}">
            <text:p>}</text:p>
          </table:table-cell>
          <table:table-cell table:formula="of:=[INPUT.AJ34]" office:value-type="string" office:string-value="{down}{left:2}">
            <text:p>{down}{left:2}</text:p>
          </table:table-cell>
          <table:table-cell table:formula="of:=[INPUT.AK34]" office:value-type="string" office:string-value="{rvrs off}">
            <text:p>{rvrs off}</text:p>
          </table:table-cell>
          <table:table-cell table:formula="of:=[INPUT.AL34]" office:value-type="float" office:value="0">
            <text:p>0</text:p>
          </table:table-cell>
          <table:table-cell table:formula="of:=[INPUT.AM34]" office:value-type="string" office:string-value="{">
            <text:p>{</text:p>
          </table:table-cell>
          <table:table-cell table:style-name="ce16" table:formula="of:=[INPUT.AN34]" office:value-type="float" office:value="0">
            <text:p>0</text:p>
          </table:table-cell>
          <table:table-cell table:formula="of:=[INPUT.AO34]" office:value-type="string" office:string-value="}">
            <text:p>}</text:p>
          </table:table-cell>
          <table:table-cell table:formula="of:=[INPUT.AP34]" office:value-type="string" office:string-value="{rvrs off}">
            <text:p>{rvrs off}</text:p>
          </table:table-cell>
          <table:table-cell table:formula="of:=[INPUT.AQ34]" office:value-type="string" office:string-value="{black}">
            <text:p>{black}</text:p>
          </table:table-cell>
          <table:table-cell table:formula="of:=[INPUT.AR34]" office:value-type="string" office:string-value="{">
            <text:p>{</text:p>
          </table:table-cell>
          <table:table-cell table:style-name="ce16" table:formula="of:=[INPUT.AS34]" office:value-type="float" office:value="0">
            <text:p>0</text:p>
          </table:table-cell>
          <table:table-cell table:formula="of:=[INPUT.AT34]" office:value-type="string" office:string-value="}">
            <text:p>}</text:p>
          </table:table-cell>
          <table:table-cell table:formula="of:=[INPUT.AU34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35]" office:value-type="string" office:string-value="DATA&quot;">
            <text:p>DATA"</text:p>
          </table:table-cell>
          <table:table-cell table:formula="of:=[INPUT.AA35]" office:value-type="string" office:string-value="{rvrs off}">
            <text:p>{rvrs off}</text:p>
          </table:table-cell>
          <table:table-cell table:formula="of:=[INPUT.Z35]" office:value-type="float" office:value="0">
            <text:p>0</text:p>
          </table:table-cell>
          <table:table-cell table:formula="of:=[INPUT.AB35]" office:value-type="string" office:string-value="{">
            <text:p>{</text:p>
          </table:table-cell>
          <table:table-cell table:style-name="ce16" table:formula="of:=[INPUT.AC35]" office:value-type="float" office:value="0">
            <text:p>0</text:p>
          </table:table-cell>
          <table:table-cell table:formula="of:=[INPUT.AD35]" office:value-type="string" office:string-value="}">
            <text:p>}</text:p>
          </table:table-cell>
          <table:table-cell table:formula="of:=[INPUT.AE35]" office:value-type="string" office:string-value="{rvrs off}">
            <text:p>{rvrs off}</text:p>
          </table:table-cell>
          <table:table-cell table:formula="of:=[INPUT.AF35]" office:value-type="float" office:value="0">
            <text:p>0</text:p>
          </table:table-cell>
          <table:table-cell table:formula="of:=[INPUT.AG35]" office:value-type="string" office:string-value="{">
            <text:p>{</text:p>
          </table:table-cell>
          <table:table-cell table:style-name="ce16" table:formula="of:=[INPUT.AH35]" office:value-type="float" office:value="0">
            <text:p>0</text:p>
          </table:table-cell>
          <table:table-cell table:formula="of:=[INPUT.AI35]" office:value-type="string" office:string-value="}">
            <text:p>}</text:p>
          </table:table-cell>
          <table:table-cell table:formula="of:=[INPUT.AJ35]" office:value-type="string" office:string-value="{down}{left:2}">
            <text:p>{down}{left:2}</text:p>
          </table:table-cell>
          <table:table-cell table:formula="of:=[INPUT.AK35]" office:value-type="string" office:string-value="{rvrs off}">
            <text:p>{rvrs off}</text:p>
          </table:table-cell>
          <table:table-cell table:formula="of:=[INPUT.AL35]" office:value-type="float" office:value="0">
            <text:p>0</text:p>
          </table:table-cell>
          <table:table-cell table:formula="of:=[INPUT.AM35]" office:value-type="string" office:string-value="{">
            <text:p>{</text:p>
          </table:table-cell>
          <table:table-cell table:style-name="ce16" table:formula="of:=[INPUT.AN35]" office:value-type="float" office:value="0">
            <text:p>0</text:p>
          </table:table-cell>
          <table:table-cell table:formula="of:=[INPUT.AO35]" office:value-type="string" office:string-value="}">
            <text:p>}</text:p>
          </table:table-cell>
          <table:table-cell table:formula="of:=[INPUT.AP35]" office:value-type="string" office:string-value="{rvrs off}">
            <text:p>{rvrs off}</text:p>
          </table:table-cell>
          <table:table-cell table:formula="of:=[INPUT.AQ35]" office:value-type="string" office:string-value="{black}">
            <text:p>{black}</text:p>
          </table:table-cell>
          <table:table-cell table:formula="of:=[INPUT.AR35]" office:value-type="string" office:string-value="{">
            <text:p>{</text:p>
          </table:table-cell>
          <table:table-cell table:style-name="ce16" table:formula="of:=[INPUT.AS35]" office:value-type="float" office:value="0">
            <text:p>0</text:p>
          </table:table-cell>
          <table:table-cell table:formula="of:=[INPUT.AT35]" office:value-type="string" office:string-value="}">
            <text:p>}</text:p>
          </table:table-cell>
          <table:table-cell table:formula="of:=[INPUT.AU35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36]" office:value-type="string" office:string-value="DATA&quot;">
            <text:p>DATA"</text:p>
          </table:table-cell>
          <table:table-cell table:formula="of:=[INPUT.AA36]" office:value-type="string" office:string-value="{rvrs off}">
            <text:p>{rvrs off}</text:p>
          </table:table-cell>
          <table:table-cell table:formula="of:=[INPUT.Z36]" office:value-type="float" office:value="0">
            <text:p>0</text:p>
          </table:table-cell>
          <table:table-cell table:formula="of:=[INPUT.AB36]" office:value-type="string" office:string-value="{">
            <text:p>{</text:p>
          </table:table-cell>
          <table:table-cell table:style-name="ce16" table:formula="of:=[INPUT.AC36]" office:value-type="float" office:value="0">
            <text:p>0</text:p>
          </table:table-cell>
          <table:table-cell table:formula="of:=[INPUT.AD36]" office:value-type="string" office:string-value="}">
            <text:p>}</text:p>
          </table:table-cell>
          <table:table-cell table:formula="of:=[INPUT.AE36]" office:value-type="string" office:string-value="{rvrs off}">
            <text:p>{rvrs off}</text:p>
          </table:table-cell>
          <table:table-cell table:formula="of:=[INPUT.AF36]" office:value-type="float" office:value="0">
            <text:p>0</text:p>
          </table:table-cell>
          <table:table-cell table:formula="of:=[INPUT.AG36]" office:value-type="string" office:string-value="{">
            <text:p>{</text:p>
          </table:table-cell>
          <table:table-cell table:style-name="ce16" table:formula="of:=[INPUT.AH36]" office:value-type="float" office:value="0">
            <text:p>0</text:p>
          </table:table-cell>
          <table:table-cell table:formula="of:=[INPUT.AI36]" office:value-type="string" office:string-value="}">
            <text:p>}</text:p>
          </table:table-cell>
          <table:table-cell table:formula="of:=[INPUT.AJ36]" office:value-type="string" office:string-value="{down}{left:2}">
            <text:p>{down}{left:2}</text:p>
          </table:table-cell>
          <table:table-cell table:formula="of:=[INPUT.AK36]" office:value-type="string" office:string-value="{rvrs off}">
            <text:p>{rvrs off}</text:p>
          </table:table-cell>
          <table:table-cell table:formula="of:=[INPUT.AL36]" office:value-type="float" office:value="0">
            <text:p>0</text:p>
          </table:table-cell>
          <table:table-cell table:formula="of:=[INPUT.AM36]" office:value-type="string" office:string-value="{">
            <text:p>{</text:p>
          </table:table-cell>
          <table:table-cell table:style-name="ce16" table:formula="of:=[INPUT.AN36]" office:value-type="float" office:value="0">
            <text:p>0</text:p>
          </table:table-cell>
          <table:table-cell table:formula="of:=[INPUT.AO36]" office:value-type="string" office:string-value="}">
            <text:p>}</text:p>
          </table:table-cell>
          <table:table-cell table:formula="of:=[INPUT.AP36]" office:value-type="string" office:string-value="{rvrs off}">
            <text:p>{rvrs off}</text:p>
          </table:table-cell>
          <table:table-cell table:formula="of:=[INPUT.AQ36]" office:value-type="string" office:string-value="{black}">
            <text:p>{black}</text:p>
          </table:table-cell>
          <table:table-cell table:formula="of:=[INPUT.AR36]" office:value-type="string" office:string-value="{">
            <text:p>{</text:p>
          </table:table-cell>
          <table:table-cell table:style-name="ce16" table:formula="of:=[INPUT.AS36]" office:value-type="float" office:value="0">
            <text:p>0</text:p>
          </table:table-cell>
          <table:table-cell table:formula="of:=[INPUT.AT36]" office:value-type="string" office:string-value="}">
            <text:p>}</text:p>
          </table:table-cell>
          <table:table-cell table:formula="of:=[INPUT.AU36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37]" office:value-type="string" office:string-value="DATA&quot;">
            <text:p>DATA"</text:p>
          </table:table-cell>
          <table:table-cell table:formula="of:=[INPUT.AA37]" office:value-type="string" office:string-value="{rvrs off}">
            <text:p>{rvrs off}</text:p>
          </table:table-cell>
          <table:table-cell table:formula="of:=[INPUT.Z37]" office:value-type="float" office:value="0">
            <text:p>0</text:p>
          </table:table-cell>
          <table:table-cell table:formula="of:=[INPUT.AB37]" office:value-type="string" office:string-value="{">
            <text:p>{</text:p>
          </table:table-cell>
          <table:table-cell table:style-name="ce16" table:formula="of:=[INPUT.AC37]" office:value-type="float" office:value="0">
            <text:p>0</text:p>
          </table:table-cell>
          <table:table-cell table:formula="of:=[INPUT.AD37]" office:value-type="string" office:string-value="}">
            <text:p>}</text:p>
          </table:table-cell>
          <table:table-cell table:formula="of:=[INPUT.AE37]" office:value-type="string" office:string-value="{rvrs off}">
            <text:p>{rvrs off}</text:p>
          </table:table-cell>
          <table:table-cell table:formula="of:=[INPUT.AF37]" office:value-type="float" office:value="0">
            <text:p>0</text:p>
          </table:table-cell>
          <table:table-cell table:formula="of:=[INPUT.AG37]" office:value-type="string" office:string-value="{">
            <text:p>{</text:p>
          </table:table-cell>
          <table:table-cell table:style-name="ce16" table:formula="of:=[INPUT.AH37]" office:value-type="float" office:value="0">
            <text:p>0</text:p>
          </table:table-cell>
          <table:table-cell table:formula="of:=[INPUT.AI37]" office:value-type="string" office:string-value="}">
            <text:p>}</text:p>
          </table:table-cell>
          <table:table-cell table:formula="of:=[INPUT.AJ37]" office:value-type="string" office:string-value="{down}{left:2}">
            <text:p>{down}{left:2}</text:p>
          </table:table-cell>
          <table:table-cell table:formula="of:=[INPUT.AK37]" office:value-type="string" office:string-value="{rvrs off}">
            <text:p>{rvrs off}</text:p>
          </table:table-cell>
          <table:table-cell table:formula="of:=[INPUT.AL37]" office:value-type="float" office:value="0">
            <text:p>0</text:p>
          </table:table-cell>
          <table:table-cell table:formula="of:=[INPUT.AM37]" office:value-type="string" office:string-value="{">
            <text:p>{</text:p>
          </table:table-cell>
          <table:table-cell table:style-name="ce16" table:formula="of:=[INPUT.AN37]" office:value-type="float" office:value="0">
            <text:p>0</text:p>
          </table:table-cell>
          <table:table-cell table:formula="of:=[INPUT.AO37]" office:value-type="string" office:string-value="}">
            <text:p>}</text:p>
          </table:table-cell>
          <table:table-cell table:formula="of:=[INPUT.AP37]" office:value-type="string" office:string-value="{rvrs off}">
            <text:p>{rvrs off}</text:p>
          </table:table-cell>
          <table:table-cell table:formula="of:=[INPUT.AQ37]" office:value-type="string" office:string-value="{black}">
            <text:p>{black}</text:p>
          </table:table-cell>
          <table:table-cell table:formula="of:=[INPUT.AR37]" office:value-type="string" office:string-value="{">
            <text:p>{</text:p>
          </table:table-cell>
          <table:table-cell table:style-name="ce16" table:formula="of:=[INPUT.AS37]" office:value-type="float" office:value="0">
            <text:p>0</text:p>
          </table:table-cell>
          <table:table-cell table:formula="of:=[INPUT.AT37]" office:value-type="string" office:string-value="}">
            <text:p>}</text:p>
          </table:table-cell>
          <table:table-cell table:formula="of:=[INPUT.AU37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38]" office:value-type="string" office:string-value="DATA&quot;">
            <text:p>DATA"</text:p>
          </table:table-cell>
          <table:table-cell table:formula="of:=[INPUT.AA38]" office:value-type="string" office:string-value="{rvrs off}">
            <text:p>{rvrs off}</text:p>
          </table:table-cell>
          <table:table-cell table:formula="of:=[INPUT.Z38]" office:value-type="float" office:value="0">
            <text:p>0</text:p>
          </table:table-cell>
          <table:table-cell table:formula="of:=[INPUT.AB38]" office:value-type="string" office:string-value="{">
            <text:p>{</text:p>
          </table:table-cell>
          <table:table-cell table:style-name="ce16" table:formula="of:=[INPUT.AC38]" office:value-type="float" office:value="0">
            <text:p>0</text:p>
          </table:table-cell>
          <table:table-cell table:formula="of:=[INPUT.AD38]" office:value-type="string" office:string-value="}">
            <text:p>}</text:p>
          </table:table-cell>
          <table:table-cell table:formula="of:=[INPUT.AE38]" office:value-type="string" office:string-value="{rvrs off}">
            <text:p>{rvrs off}</text:p>
          </table:table-cell>
          <table:table-cell table:formula="of:=[INPUT.AF38]" office:value-type="float" office:value="0">
            <text:p>0</text:p>
          </table:table-cell>
          <table:table-cell table:formula="of:=[INPUT.AG38]" office:value-type="string" office:string-value="{">
            <text:p>{</text:p>
          </table:table-cell>
          <table:table-cell table:style-name="ce16" table:formula="of:=[INPUT.AH38]" office:value-type="float" office:value="0">
            <text:p>0</text:p>
          </table:table-cell>
          <table:table-cell table:formula="of:=[INPUT.AI38]" office:value-type="string" office:string-value="}">
            <text:p>}</text:p>
          </table:table-cell>
          <table:table-cell table:formula="of:=[INPUT.AJ38]" office:value-type="string" office:string-value="{down}{left:2}">
            <text:p>{down}{left:2}</text:p>
          </table:table-cell>
          <table:table-cell table:formula="of:=[INPUT.AK38]" office:value-type="string" office:string-value="{rvrs off}">
            <text:p>{rvrs off}</text:p>
          </table:table-cell>
          <table:table-cell table:formula="of:=[INPUT.AL38]" office:value-type="float" office:value="0">
            <text:p>0</text:p>
          </table:table-cell>
          <table:table-cell table:formula="of:=[INPUT.AM38]" office:value-type="string" office:string-value="{">
            <text:p>{</text:p>
          </table:table-cell>
          <table:table-cell table:style-name="ce16" table:formula="of:=[INPUT.AN38]" office:value-type="float" office:value="0">
            <text:p>0</text:p>
          </table:table-cell>
          <table:table-cell table:formula="of:=[INPUT.AO38]" office:value-type="string" office:string-value="}">
            <text:p>}</text:p>
          </table:table-cell>
          <table:table-cell table:formula="of:=[INPUT.AP38]" office:value-type="string" office:string-value="{rvrs off}">
            <text:p>{rvrs off}</text:p>
          </table:table-cell>
          <table:table-cell table:formula="of:=[INPUT.AQ38]" office:value-type="string" office:string-value="{black}">
            <text:p>{black}</text:p>
          </table:table-cell>
          <table:table-cell table:formula="of:=[INPUT.AR38]" office:value-type="string" office:string-value="{">
            <text:p>{</text:p>
          </table:table-cell>
          <table:table-cell table:style-name="ce16" table:formula="of:=[INPUT.AS38]" office:value-type="float" office:value="0">
            <text:p>0</text:p>
          </table:table-cell>
          <table:table-cell table:formula="of:=[INPUT.AT38]" office:value-type="string" office:string-value="}">
            <text:p>}</text:p>
          </table:table-cell>
          <table:table-cell table:formula="of:=[INPUT.AU38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39]" office:value-type="string" office:string-value="DATA&quot;">
            <text:p>DATA"</text:p>
          </table:table-cell>
          <table:table-cell table:formula="of:=[INPUT.AA39]" office:value-type="string" office:string-value="{rvrs off}">
            <text:p>{rvrs off}</text:p>
          </table:table-cell>
          <table:table-cell table:formula="of:=[INPUT.Z39]" office:value-type="float" office:value="0">
            <text:p>0</text:p>
          </table:table-cell>
          <table:table-cell table:formula="of:=[INPUT.AB39]" office:value-type="string" office:string-value="{">
            <text:p>{</text:p>
          </table:table-cell>
          <table:table-cell table:style-name="ce16" table:formula="of:=[INPUT.AC39]" office:value-type="float" office:value="0">
            <text:p>0</text:p>
          </table:table-cell>
          <table:table-cell table:formula="of:=[INPUT.AD39]" office:value-type="string" office:string-value="}">
            <text:p>}</text:p>
          </table:table-cell>
          <table:table-cell table:formula="of:=[INPUT.AE39]" office:value-type="string" office:string-value="{rvrs off}">
            <text:p>{rvrs off}</text:p>
          </table:table-cell>
          <table:table-cell table:formula="of:=[INPUT.AF39]" office:value-type="float" office:value="0">
            <text:p>0</text:p>
          </table:table-cell>
          <table:table-cell table:formula="of:=[INPUT.AG39]" office:value-type="string" office:string-value="{">
            <text:p>{</text:p>
          </table:table-cell>
          <table:table-cell table:style-name="ce16" table:formula="of:=[INPUT.AH39]" office:value-type="float" office:value="0">
            <text:p>0</text:p>
          </table:table-cell>
          <table:table-cell table:formula="of:=[INPUT.AI39]" office:value-type="string" office:string-value="}">
            <text:p>}</text:p>
          </table:table-cell>
          <table:table-cell table:formula="of:=[INPUT.AJ39]" office:value-type="string" office:string-value="{down}{left:2}">
            <text:p>{down}{left:2}</text:p>
          </table:table-cell>
          <table:table-cell table:formula="of:=[INPUT.AK39]" office:value-type="string" office:string-value="{rvrs off}">
            <text:p>{rvrs off}</text:p>
          </table:table-cell>
          <table:table-cell table:formula="of:=[INPUT.AL39]" office:value-type="float" office:value="0">
            <text:p>0</text:p>
          </table:table-cell>
          <table:table-cell table:formula="of:=[INPUT.AM39]" office:value-type="string" office:string-value="{">
            <text:p>{</text:p>
          </table:table-cell>
          <table:table-cell table:style-name="ce16" table:formula="of:=[INPUT.AN39]" office:value-type="float" office:value="0">
            <text:p>0</text:p>
          </table:table-cell>
          <table:table-cell table:formula="of:=[INPUT.AO39]" office:value-type="string" office:string-value="}">
            <text:p>}</text:p>
          </table:table-cell>
          <table:table-cell table:formula="of:=[INPUT.AP39]" office:value-type="string" office:string-value="{rvrs off}">
            <text:p>{rvrs off}</text:p>
          </table:table-cell>
          <table:table-cell table:formula="of:=[INPUT.AQ39]" office:value-type="string" office:string-value="{black}">
            <text:p>{black}</text:p>
          </table:table-cell>
          <table:table-cell table:formula="of:=[INPUT.AR39]" office:value-type="string" office:string-value="{">
            <text:p>{</text:p>
          </table:table-cell>
          <table:table-cell table:style-name="ce16" table:formula="of:=[INPUT.AS39]" office:value-type="float" office:value="0">
            <text:p>0</text:p>
          </table:table-cell>
          <table:table-cell table:formula="of:=[INPUT.AT39]" office:value-type="string" office:string-value="}">
            <text:p>}</text:p>
          </table:table-cell>
          <table:table-cell table:formula="of:=[INPUT.AU39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40]" office:value-type="string" office:string-value="DATA&quot;">
            <text:p>DATA"</text:p>
          </table:table-cell>
          <table:table-cell table:formula="of:=[INPUT.AA40]" office:value-type="string" office:string-value="{rvrs off}">
            <text:p>{rvrs off}</text:p>
          </table:table-cell>
          <table:table-cell table:formula="of:=[INPUT.Z40]" office:value-type="float" office:value="0">
            <text:p>0</text:p>
          </table:table-cell>
          <table:table-cell table:formula="of:=[INPUT.AB40]" office:value-type="string" office:string-value="{">
            <text:p>{</text:p>
          </table:table-cell>
          <table:table-cell table:style-name="ce16" table:formula="of:=[INPUT.AC40]" office:value-type="float" office:value="0">
            <text:p>0</text:p>
          </table:table-cell>
          <table:table-cell table:formula="of:=[INPUT.AD40]" office:value-type="string" office:string-value="}">
            <text:p>}</text:p>
          </table:table-cell>
          <table:table-cell table:formula="of:=[INPUT.AE40]" office:value-type="string" office:string-value="{rvrs off}">
            <text:p>{rvrs off}</text:p>
          </table:table-cell>
          <table:table-cell table:formula="of:=[INPUT.AF40]" office:value-type="float" office:value="0">
            <text:p>0</text:p>
          </table:table-cell>
          <table:table-cell table:formula="of:=[INPUT.AG40]" office:value-type="string" office:string-value="{">
            <text:p>{</text:p>
          </table:table-cell>
          <table:table-cell table:style-name="ce16" table:formula="of:=[INPUT.AH40]" office:value-type="float" office:value="0">
            <text:p>0</text:p>
          </table:table-cell>
          <table:table-cell table:formula="of:=[INPUT.AI40]" office:value-type="string" office:string-value="}">
            <text:p>}</text:p>
          </table:table-cell>
          <table:table-cell table:formula="of:=[INPUT.AJ40]" office:value-type="string" office:string-value="{down}{left:2}">
            <text:p>{down}{left:2}</text:p>
          </table:table-cell>
          <table:table-cell table:formula="of:=[INPUT.AK40]" office:value-type="string" office:string-value="{rvrs off}">
            <text:p>{rvrs off}</text:p>
          </table:table-cell>
          <table:table-cell table:formula="of:=[INPUT.AL40]" office:value-type="float" office:value="0">
            <text:p>0</text:p>
          </table:table-cell>
          <table:table-cell table:formula="of:=[INPUT.AM40]" office:value-type="string" office:string-value="{">
            <text:p>{</text:p>
          </table:table-cell>
          <table:table-cell table:style-name="ce16" table:formula="of:=[INPUT.AN40]" office:value-type="float" office:value="0">
            <text:p>0</text:p>
          </table:table-cell>
          <table:table-cell table:formula="of:=[INPUT.AO40]" office:value-type="string" office:string-value="}">
            <text:p>}</text:p>
          </table:table-cell>
          <table:table-cell table:formula="of:=[INPUT.AP40]" office:value-type="string" office:string-value="{rvrs off}">
            <text:p>{rvrs off}</text:p>
          </table:table-cell>
          <table:table-cell table:formula="of:=[INPUT.AQ40]" office:value-type="string" office:string-value="{black}">
            <text:p>{black}</text:p>
          </table:table-cell>
          <table:table-cell table:formula="of:=[INPUT.AR40]" office:value-type="string" office:string-value="{">
            <text:p>{</text:p>
          </table:table-cell>
          <table:table-cell table:style-name="ce16" table:formula="of:=[INPUT.AS40]" office:value-type="float" office:value="0">
            <text:p>0</text:p>
          </table:table-cell>
          <table:table-cell table:formula="of:=[INPUT.AT40]" office:value-type="string" office:string-value="}">
            <text:p>}</text:p>
          </table:table-cell>
          <table:table-cell table:formula="of:=[INPUT.AU40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41]" office:value-type="string" office:string-value="DATA&quot;">
            <text:p>DATA"</text:p>
          </table:table-cell>
          <table:table-cell table:formula="of:=[INPUT.AA41]" office:value-type="string" office:string-value="{rvrs off}">
            <text:p>{rvrs off}</text:p>
          </table:table-cell>
          <table:table-cell table:formula="of:=[INPUT.Z41]" office:value-type="float" office:value="0">
            <text:p>0</text:p>
          </table:table-cell>
          <table:table-cell table:formula="of:=[INPUT.AB41]" office:value-type="string" office:string-value="{">
            <text:p>{</text:p>
          </table:table-cell>
          <table:table-cell table:style-name="ce16" table:formula="of:=[INPUT.AC41]" office:value-type="float" office:value="0">
            <text:p>0</text:p>
          </table:table-cell>
          <table:table-cell table:formula="of:=[INPUT.AD41]" office:value-type="string" office:string-value="}">
            <text:p>}</text:p>
          </table:table-cell>
          <table:table-cell table:formula="of:=[INPUT.AE41]" office:value-type="string" office:string-value="{rvrs off}">
            <text:p>{rvrs off}</text:p>
          </table:table-cell>
          <table:table-cell table:formula="of:=[INPUT.AF41]" office:value-type="float" office:value="0">
            <text:p>0</text:p>
          </table:table-cell>
          <table:table-cell table:formula="of:=[INPUT.AG41]" office:value-type="string" office:string-value="{">
            <text:p>{</text:p>
          </table:table-cell>
          <table:table-cell table:style-name="ce16" table:formula="of:=[INPUT.AH41]" office:value-type="float" office:value="0">
            <text:p>0</text:p>
          </table:table-cell>
          <table:table-cell table:formula="of:=[INPUT.AI41]" office:value-type="string" office:string-value="}">
            <text:p>}</text:p>
          </table:table-cell>
          <table:table-cell table:formula="of:=[INPUT.AJ41]" office:value-type="string" office:string-value="{down}{left:2}">
            <text:p>{down}{left:2}</text:p>
          </table:table-cell>
          <table:table-cell table:formula="of:=[INPUT.AK41]" office:value-type="string" office:string-value="{rvrs off}">
            <text:p>{rvrs off}</text:p>
          </table:table-cell>
          <table:table-cell table:formula="of:=[INPUT.AL41]" office:value-type="float" office:value="0">
            <text:p>0</text:p>
          </table:table-cell>
          <table:table-cell table:formula="of:=[INPUT.AM41]" office:value-type="string" office:string-value="{">
            <text:p>{</text:p>
          </table:table-cell>
          <table:table-cell table:style-name="ce16" table:formula="of:=[INPUT.AN41]" office:value-type="float" office:value="0">
            <text:p>0</text:p>
          </table:table-cell>
          <table:table-cell table:formula="of:=[INPUT.AO41]" office:value-type="string" office:string-value="}">
            <text:p>}</text:p>
          </table:table-cell>
          <table:table-cell table:formula="of:=[INPUT.AP41]" office:value-type="string" office:string-value="{rvrs off}">
            <text:p>{rvrs off}</text:p>
          </table:table-cell>
          <table:table-cell table:formula="of:=[INPUT.AQ41]" office:value-type="string" office:string-value="{black}">
            <text:p>{black}</text:p>
          </table:table-cell>
          <table:table-cell table:formula="of:=[INPUT.AR41]" office:value-type="string" office:string-value="{">
            <text:p>{</text:p>
          </table:table-cell>
          <table:table-cell table:style-name="ce16" table:formula="of:=[INPUT.AS41]" office:value-type="float" office:value="0">
            <text:p>0</text:p>
          </table:table-cell>
          <table:table-cell table:formula="of:=[INPUT.AT41]" office:value-type="string" office:string-value="}">
            <text:p>}</text:p>
          </table:table-cell>
          <table:table-cell table:formula="of:=[INPUT.AU41]" office:value-type="string" office:string-value="&quot;">
            <text:p>"</text:p>
          </table:table-cell>
          <table:table-cell table:number-columns-repeated="1001"/>
        </table:table-row>
        <table:table-row table:style-name="ro1">
          <table:table-cell table:formula="of:=[INPUT.Y42]" office:value-type="string" office:string-value="DATA&quot;">
            <text:p>DATA"</text:p>
          </table:table-cell>
          <table:table-cell table:formula="of:=[INPUT.AA42]" office:value-type="string" office:string-value="{rvrs off}">
            <text:p>{rvrs off}</text:p>
          </table:table-cell>
          <table:table-cell table:formula="of:=[INPUT.Z42]" office:value-type="float" office:value="0">
            <text:p>0</text:p>
          </table:table-cell>
          <table:table-cell table:formula="of:=[INPUT.AB42]" office:value-type="string" office:string-value="{">
            <text:p>{</text:p>
          </table:table-cell>
          <table:table-cell table:style-name="ce16" table:formula="of:=[INPUT.AC42]" office:value-type="float" office:value="0">
            <text:p>0</text:p>
          </table:table-cell>
          <table:table-cell table:formula="of:=[INPUT.AD42]" office:value-type="string" office:string-value="}">
            <text:p>}</text:p>
          </table:table-cell>
          <table:table-cell table:formula="of:=[INPUT.AE42]" office:value-type="string" office:string-value="{rvrs off}">
            <text:p>{rvrs off}</text:p>
          </table:table-cell>
          <table:table-cell table:formula="of:=[INPUT.AF42]" office:value-type="float" office:value="0">
            <text:p>0</text:p>
          </table:table-cell>
          <table:table-cell table:formula="of:=[INPUT.AG42]" office:value-type="string" office:string-value="{">
            <text:p>{</text:p>
          </table:table-cell>
          <table:table-cell table:style-name="ce16" table:formula="of:=[INPUT.AH42]" office:value-type="float" office:value="0">
            <text:p>0</text:p>
          </table:table-cell>
          <table:table-cell table:formula="of:=[INPUT.AI42]" office:value-type="string" office:string-value="}">
            <text:p>}</text:p>
          </table:table-cell>
          <table:table-cell table:formula="of:=[INPUT.AJ42]" office:value-type="string" office:string-value="{down}{left:2}">
            <text:p>{down}{left:2}</text:p>
          </table:table-cell>
          <table:table-cell table:formula="of:=[INPUT.AK42]" office:value-type="string" office:string-value="{rvrs off}">
            <text:p>{rvrs off}</text:p>
          </table:table-cell>
          <table:table-cell table:formula="of:=[INPUT.AL42]" office:value-type="float" office:value="0">
            <text:p>0</text:p>
          </table:table-cell>
          <table:table-cell table:formula="of:=[INPUT.AM42]" office:value-type="string" office:string-value="{">
            <text:p>{</text:p>
          </table:table-cell>
          <table:table-cell table:style-name="ce16" table:formula="of:=[INPUT.AN42]" office:value-type="float" office:value="0">
            <text:p>0</text:p>
          </table:table-cell>
          <table:table-cell table:formula="of:=[INPUT.AO42]" office:value-type="string" office:string-value="}">
            <text:p>}</text:p>
          </table:table-cell>
          <table:table-cell table:formula="of:=[INPUT.AP42]" office:value-type="string" office:string-value="{rvrs off}">
            <text:p>{rvrs off}</text:p>
          </table:table-cell>
          <table:table-cell table:formula="of:=[INPUT.AQ42]" office:value-type="string" office:string-value="{black}">
            <text:p>{black}</text:p>
          </table:table-cell>
          <table:table-cell table:formula="of:=[INPUT.AR42]" office:value-type="string" office:string-value="{">
            <text:p>{</text:p>
          </table:table-cell>
          <table:table-cell table:style-name="ce16" table:formula="of:=[INPUT.AS42]" office:value-type="float" office:value="0">
            <text:p>0</text:p>
          </table:table-cell>
          <table:table-cell table:formula="of:=[INPUT.AT42]" office:value-type="string" office:string-value="}">
            <text:p>}</text:p>
          </table:table-cell>
          <table:table-cell table:formula="of:=[INPUT.AU42]" office:value-type="string" office:string-value="&quot;">
            <text:p>"</text:p>
          </table:table-cell>
          <table:table-cell table:number-columns-repeated="100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PUT" table:style-name="ta4">
        <table:table-column table:style-name="co9" table:number-columns-repeated="4" table:default-cell-style-name="ce19"/>
        <table:table-column table:style-name="co10" table:visibility="collapse" table:number-columns-repeated="4" table:default-cell-style-name="ce19"/>
        <table:table-column table:style-name="co9" table:visibility="collapse" table:number-columns-repeated="4" table:default-cell-style-name="ce19"/>
        <table:table-column table:style-name="co9" table:default-cell-style-name="ce19"/>
        <table:table-column table:style-name="co11" table:visibility="collapse" table:default-cell-style-name="ce19"/>
        <table:table-column table:style-name="co12" table:visibility="collapse" table:default-cell-style-name="ce19"/>
        <table:table-column table:style-name="co9" table:default-cell-style-name="ce19"/>
        <table:table-column table:style-name="co11" table:visibility="collapse" table:default-cell-style-name="ce19"/>
        <table:table-column table:style-name="co12" table:visibility="collapse" table:default-cell-style-name="ce19"/>
        <table:table-column table:style-name="co9" table:default-cell-style-name="ce19"/>
        <table:table-column table:style-name="co12" table:visibility="collapse" table:number-columns-repeated="2" table:default-cell-style-name="ce19"/>
        <table:table-column table:style-name="co9" table:default-cell-style-name="ce19"/>
        <table:table-column table:style-name="co11" table:visibility="collapse" table:default-cell-style-name="ce19"/>
        <table:table-column table:style-name="co12" table:visibility="collapse" table:default-cell-style-name="ce19"/>
        <table:table-column table:style-name="co13" table:default-cell-style-name="ce19"/>
        <table:table-column table:style-name="co12" table:default-cell-style-name="ce19"/>
        <table:table-column table:style-name="co3" table:default-cell-style-name="ce19"/>
        <table:table-column table:style-name="co14" table:default-cell-style-name="ce19"/>
        <table:table-column table:style-name="co10" table:default-cell-style-name="ce19"/>
        <table:table-column table:style-name="co14" table:default-cell-style-name="ce19"/>
        <table:table-column table:style-name="co3" table:number-columns-repeated="2" table:default-cell-style-name="ce19"/>
        <table:table-column table:style-name="co14" table:default-cell-style-name="ce19"/>
        <table:table-column table:style-name="co10" table:default-cell-style-name="ce19"/>
        <table:table-column table:style-name="co14" table:default-cell-style-name="ce19"/>
        <table:table-column table:style-name="co15" table:default-cell-style-name="ce19"/>
        <table:table-column table:style-name="co3" table:number-columns-repeated="2" table:default-cell-style-name="ce19"/>
        <table:table-column table:style-name="co14" table:default-cell-style-name="ce19"/>
        <table:table-column table:style-name="co10" table:default-cell-style-name="ce19"/>
        <table:table-column table:style-name="co14" table:default-cell-style-name="ce19"/>
        <table:table-column table:style-name="co3" table:number-columns-repeated="2" table:default-cell-style-name="ce19"/>
        <table:table-column table:style-name="co16" table:default-cell-style-name="ce19"/>
        <table:table-column table:style-name="co10" table:default-cell-style-name="ce19"/>
        <table:table-column table:style-name="co14" table:number-columns-repeated="2" table:default-cell-style-name="ce19"/>
        <table:table-column table:style-name="co17" table:default-cell-style-name="ce19"/>
        <table:table-column table:style-name="co9" table:number-columns-repeated="5" table:default-cell-style-name="ce19"/>
        <table:table-column table:style-name="co18" table:number-columns-repeated="968" table:default-cell-style-name="ce19"/>
        <table:table-column table:style-name="co7" table:number-columns-repeated="3" table:default-cell-style-name="ce1"/>
        <table:table-row table:style-name="ro1">
          <table:table-cell table:style-name="ce17" office:value-type="string" table:number-columns-spanned="4" table:number-rows-spanned="1">
            <text:p>HEX CHAR INDEX</text:p>
          </table:table-cell>
          <table:covered-table-cell table:number-columns-repeated="3"/>
          <table:table-cell table:number-columns-repeated="4" table:style-name="ce22" office:value-type="string">
            <text:p>DEZ</text:p>
          </table:table-cell>
          <table:table-cell table:style-name="ce29" office:value-type="string">
            <text:p>ADD</text:p>
          </table:table-cell>
          <table:table-cell table:number-columns-repeated="2" table:style-name="ce30" office:value-type="string">
            <text:p>ADD</text:p>
          </table:table-cell>
          <table:table-cell table:style-name="ce31" office:value-type="string">
            <text:p>ADD</text:p>
          </table:table-cell>
          <table:table-cell table:style-name="ce17" office:value-type="string" table:number-columns-spanned="10" table:number-rows-spanned="1">
            <text:p>COLOR</text:p>
          </table:table-cell>
          <table:covered-table-cell table:number-columns-repeated="9"/>
          <table:table-cell table:style-name="ce22" table:number-columns-repeated="2"/>
          <table:table-cell table:style-name="ce29"/>
          <table:table-cell table:style-name="ce30" table:number-columns-repeated="3"/>
          <table:table-cell table:style-name="ce30" office:value-type="string">
            <text:p>IST</text:p>
          </table:table-cell>
          <table:table-cell table:style-name="ce30" table:number-columns-repeated="4"/>
          <table:table-cell table:style-name="ce30" office:value-type="string">
            <text:p>IST</text:p>
          </table:table-cell>
          <table:table-cell table:style-name="ce30" table:number-columns-repeated="5"/>
          <table:table-cell table:style-name="ce30" office:value-type="string">
            <text:p>IST</text:p>
          </table:table-cell>
          <table:table-cell table:style-name="ce30" table:number-columns-repeated="4"/>
          <table:table-cell table:style-name="ce30" office:value-type="string">
            <text:p>IST</text:p>
          </table:table-cell>
          <table:table-cell table:style-name="ce30"/>
          <table:table-cell table:style-name="ce31"/>
          <table:table-cell table:number-columns-repeated="977"/>
        </table:table-row>
        <table:table-row table:style-name="ro1">
          <table:table-cell table:style-name="ce18" table:formula="of:=[IMPORT_CHARPAD.B27]" office:value-type="string" office:string-value="53">
            <text:p>53</text:p>
          </table:table-cell>
          <table:table-cell table:style-name="ce18" table:formula="of:=[IMPORT_CHARPAD.C27]" office:value-type="string" office:string-value="54">
            <text:p>54</text:p>
          </table:table-cell>
          <table:table-cell table:style-name="ce18" table:formula="of:=[IMPORT_CHARPAD.D27]" office:value-type="string" office:string-value="54">
            <text:p>54</text:p>
          </table:table-cell>
          <table:table-cell table:style-name="ce18" table:formula="of:=[IMPORT_CHARPAD.E27]" office:value-type="string" office:string-value="53">
            <text:p>53</text:p>
          </table:table-cell>
          <table:table-cell table:style-name="ce23" table:formula="of:=HEX2DEC([.A2])" office:value-type="float" office:value="83">
            <text:p>83</text:p>
          </table:table-cell>
          <table:table-cell table:style-name="ce26" table:formula="of:=HEX2DEC([.B2])" office:value-type="float" office:value="84">
            <text:p>84</text:p>
          </table:table-cell>
          <table:table-cell table:style-name="ce26" table:formula="of:=HEX2DEC([.C2])" office:value-type="float" office:value="84">
            <text:p>84</text:p>
          </table:table-cell>
          <table:table-cell table:style-name="ce26" table:formula="of:=HEX2DEC([.D2])" office:value-type="float" office:value="83">
            <text:p>83</text:p>
          </table:table-cell>
          <table:table-cell table:style-name="ce23" table:formula="of:=IF(AND([.E2]&gt;=64;[.E2]&lt;=95);&quot;128&quot;;IF(AND([.E2]&gt;=96;[.E2]&lt;=127);&quot;64&quot;;IF(AND([.E2]&gt;=128;[.E2]&lt;=159);&quot;-64&quot;;IF(AND([.E2]&gt;=160;[.E2]&lt;=191);&quot;-160&quot;;IF(AND([.E2]&gt;=32;[.E2]&lt;=63);&quot;0&quot;;&quot;&quot;)))))" office:value-type="string" office:string-value="128">
            <text:p>128</text:p>
          </table:table-cell>
          <table:table-cell table:style-name="ce23" table:formula="of:=IF(AND([.F2]&gt;=64;[.F2]&lt;=95);&quot;128&quot;;IF(AND([.F2]&gt;=96;[.F2]&lt;=127);&quot;64&quot;;IF(AND([.F2]&gt;=128;[.F2]&lt;=159);&quot;-64&quot;;IF(AND([.F2]&gt;=160;[.F2]&lt;=191);&quot;-160&quot;;IF(AND([.F2]&gt;=32;[.F2]&lt;=63);&quot;0&quot;;&quot;&quot;)))))" office:value-type="string" office:string-value="128">
            <text:p>128</text:p>
          </table:table-cell>
          <table:table-cell table:style-name="ce23" table:formula="of:=IF(AND([.G2]&gt;=64;[.G2]&lt;=95);&quot;128&quot;;IF(AND([.G2]&gt;=96;[.G2]&lt;=127);&quot;64&quot;;IF(AND([.G2]&gt;=128;[.G2]&lt;=159);&quot;-64&quot;;IF(AND([.G2]&gt;=160;[.G2]&lt;=191);&quot;-160&quot;;IF(AND([.G2]&gt;=32;[.G2]&lt;=63);&quot;0&quot;;&quot;&quot;)))))" office:value-type="string" office:string-value="128">
            <text:p>128</text:p>
          </table:table-cell>
          <table:table-cell table:style-name="ce23" table:formula="of:=IF(AND([.H2]&gt;=64;[.H2]&lt;=95);&quot;128&quot;;IF(AND([.H2]&gt;=96;[.H2]&lt;=127);&quot;64&quot;;IF(AND([.H2]&gt;=128;[.H2]&lt;=159);&quot;-64&quot;;IF(AND([.H2]&gt;=160;[.H2]&lt;=191);&quot;-160&quot;;IF(AND([.H2]&gt;=32;[.H2]&lt;=63);&quot;0&quot;;&quot;&quot;)))))" office:value-type="string" office:string-value="128">
            <text:p>128</text:p>
          </table:table-cell>
          <table:table-cell table:style-name="ce32" table:formula="of:=MID([IMPORT_CHARPAD.B66];2;2)" office:value-type="string" office:string-value="0d">
            <text:p>0d</text:p>
          </table:table-cell>
          <table:table-cell table:style-name="ce27" table:formula="of:=HEX2DEC([.M2])" office:value-type="float" office:value="13">
            <text:p>13</text:p>
          </table:table-cell>
          <table:table-cell table:style-name="ce27" table:formula="of:=IF([.N2]=0;&quot;{black}&quot;;IF([.N2]=1;&quot;{white}&quot;;IF([.N2]=2;&quot;{red}&quot;;IF([.N2]=3;&quot;{cyan}&quot;;IF([.N2]=4;&quot;{purple}&quot;;IF([.N2]=5;&quot;{green}&quot;;IF([.N2]=6;&quot;{blue}&quot;;IF([.N2]=7;&quot;{yellow}&quot;;IF([.N2]=8;&quot;{orange}&quot;;IF([.N2]=9;&quot;{brown}&quot;;IF([.N2]=10;&quot;{lt. red}&quot;;IF([.N2]=11;&quot;{gray1}&quot;;IF([.N2]=12;&quot;{gray2}&quot;;IF([.N2]=13;&quot;{lt. green}&quot;;IF([.N2]=14;&quot;{lt. blue}&quot;;IF([.N2]=15;&quot;{gray3}&quot;))))))))))))))))" office:value-type="string" office:string-value="{lt. green}">
            <text:p>{lt. green}</text:p>
          </table:table-cell>
          <table:table-cell table:style-name="ce37" table:formula="of:=[.M2]" office:value-type="string" office:string-value="0d">
            <text:p>0d</text:p>
          </table:table-cell>
          <table:table-cell table:style-name="ce27" table:formula="of:=HEX2DEC([.P2])" office:value-type="float" office:value="13">
            <text:p>13</text:p>
          </table:table-cell>
          <table:table-cell table:style-name="ce27" table:formula="of:=IF([.Q2]=0;&quot;{black}&quot;;IF([.Q2]=1;&quot;{white}&quot;;IF([.Q2]=2;&quot;{red}&quot;;IF([.Q2]=3;&quot;{cyan}&quot;;IF([.Q2]=4;&quot;{purple}&quot;;IF([.Q2]=5;&quot;{green}&quot;;IF([.Q2]=6;&quot;{blue}&quot;;IF([.Q2]=7;&quot;{yellow}&quot;;IF([.Q2]=8;&quot;{orange}&quot;;IF([.Q2]=9;&quot;{brown}&quot;;IF([.Q2]=10;&quot;{lt. red}&quot;;IF([.Q2]=11;&quot;{gray1}&quot;;IF([.Q2]=12;&quot;{gray2}&quot;;IF([.Q2]=13;&quot;{lt. green}&quot;;IF([.Q2]=14;&quot;{lt. blue}&quot;;IF([.Q2]=15;&quot;{gray3}&quot;))))))))))))))))" office:value-type="string" office:string-value="{lt. green}">
            <text:p>{lt. green}</text:p>
          </table:table-cell>
          <table:table-cell table:style-name="ce37" table:formula="of:=[.M2]" office:value-type="string" office:string-value="0d">
            <text:p>0d</text:p>
          </table:table-cell>
          <table:table-cell table:style-name="ce27" table:formula="of:=HEX2DEC([.S2])" office:value-type="float" office:value="13">
            <text:p>13</text:p>
          </table:table-cell>
          <table:table-cell table:style-name="ce27" table:formula="of:=IF([.T2]=0;&quot;{black}&quot;;IF([.T2]=1;&quot;{white}&quot;;IF([.T2]=2;&quot;{red}&quot;;IF([.T2]=3;&quot;{cyan}&quot;;IF([.T2]=4;&quot;{purple}&quot;;IF([.T2]=5;&quot;{green}&quot;;IF([.T2]=6;&quot;{blue}&quot;;IF([.T2]=7;&quot;{yellow}&quot;;IF([.T2]=8;&quot;{orange}&quot;;IF([.T2]=9;&quot;{brown}&quot;;IF([.T2]=10;&quot;{lt. red}&quot;;IF([.T2]=11;&quot;{gray1}&quot;;IF([.T2]=12;&quot;{gray2}&quot;;IF([.T2]=13;&quot;{lt. green}&quot;;IF([.T2]=14;&quot;{lt. blue}&quot;;IF([.T2]=15;&quot;{gray3}&quot;))))))))))))))))" office:value-type="string" office:string-value="{lt. green}">
            <text:p>{lt. green}</text:p>
          </table:table-cell>
          <table:table-cell table:style-name="ce43" table:formula="of:=[.M2]" office:value-type="string" office:string-value="0d">
            <text:p>0d</text:p>
          </table:table-cell>
          <table:table-cell table:style-name="ce26" table:formula="of:=HEX2DEC([.V2])" office:value-type="float" office:value="13">
            <text:p>13</text:p>
          </table:table-cell>
          <table:table-cell table:style-name="ce26" table:formula="of:=IF([.W2]=0;&quot;{black}&quot;;IF([.W2]=1;&quot;{white}&quot;;IF([.W2]=2;&quot;{red}&quot;;IF([.W2]=3;&quot;{cyan}&quot;;IF([.W2]=4;&quot;{purple}&quot;;IF([.W2]=5;&quot;{green}&quot;;IF([.W2]=6;&quot;{blue}&quot;;IF([.W2]=7;&quot;{yellow}&quot;;IF([.W2]=8;&quot;{orange}&quot;;IF([.W2]=9;&quot;{brown}&quot;;IF([.W2]=10;&quot;{lt. red}&quot;;IF([.W2]=11;&quot;{gray1}&quot;;IF([.W2]=12;&quot;{gray2}&quot;;IF([.W2]=13;&quot;{lt. green}&quot;;IF([.W2]=14;&quot;{lt. blue}&quot;;IF([.W2]=15;&quot;{gray3}&quot;))))))))))))))))" office:value-type="string" office:string-value="{lt. green}">
            <text:p>{lt. green}</text:p>
          </table:table-cell>
          <table:table-cell table:style-name="ce47" office:value-type="string">
            <text:p>DATA"</text:p>
          </table:table-cell>
          <table:table-cell table:style-name="ce49" table:formula="of:=[.O2]" office:value-type="string" office:string-value="{lt. green}">
            <text:p>{lt. green}</text:p>
          </table:table-cell>
          <table:table-cell table:style-name="ce49" table:formula="of:=IF(AND([.E2]&gt;=128;[.E2]&lt;=255);&quot;{rvrs on}&quot;;&quot;{rvrs off}&quot;)" office:value-type="string" office:string-value="{rvrs off}">
            <text:p>{rvrs off}</text:p>
          </table:table-cell>
          <table:table-cell table:style-name="ce49" office:value-type="string">
            <text:p>{</text:p>
          </table:table-cell>
          <table:table-cell table:style-name="ce49" table:formula="of:=[.E2]+[.I2]" office:value-type="float" office:value="211">
            <text:p>211</text:p>
          </table:table-cell>
          <table:table-cell table:style-name="ce49" office:value-type="string">
            <text:p>}</text:p>
          </table:table-cell>
          <table:table-cell table:style-name="ce49" table:formula="of:=IF(AND([.F2]&gt;=128;[.F2]&lt;=255);&quot;{rvrs on}&quot;;&quot;{rvrs off}&quot;)" office:value-type="string" office:string-value="{rvrs off}">
            <text:p>{rvrs off}</text:p>
          </table:table-cell>
          <table:table-cell table:style-name="ce49" table:formula="of:=[.R2]" office:value-type="string" office:string-value="{lt. green}">
            <text:p>{lt. green}</text:p>
          </table:table-cell>
          <table:table-cell table:style-name="ce49" office:value-type="string">
            <text:p>{</text:p>
          </table:table-cell>
          <table:table-cell table:style-name="ce49" table:formula="of:=[.F2]+[.J2]" office:value-type="float" office:value="212">
            <text:p>212</text:p>
          </table:table-cell>
          <table:table-cell table:style-name="ce49" office:value-type="string">
            <text:p>}</text:p>
          </table:table-cell>
          <table:table-cell table:style-name="ce49" office:value-type="string">
            <text:p>{down}{left:2}</text:p>
          </table:table-cell>
          <table:table-cell table:style-name="ce49" table:formula="of:=IF(AND([.G2]&gt;=128;[.G2]&lt;=255);&quot;{rvrs on}&quot;;&quot;{rvrs off}&quot;)" office:value-type="string" office:string-value="{rvrs off}">
            <text:p>{rvrs off}</text:p>
          </table:table-cell>
          <table:table-cell table:style-name="ce49" table:formula="of:=[.U2]" office:value-type="string" office:string-value="{lt. green}">
            <text:p>{lt. green}</text:p>
          </table:table-cell>
          <table:table-cell table:style-name="ce49" office:value-type="string">
            <text:p>{</text:p>
          </table:table-cell>
          <table:table-cell table:style-name="ce49" table:formula="of:=[.G2]+[.K2]" office:value-type="float" office:value="212">
            <text:p>212</text:p>
          </table:table-cell>
          <table:table-cell table:style-name="ce49" office:value-type="string">
            <text:p>}</text:p>
          </table:table-cell>
          <table:table-cell table:style-name="ce49" table:formula="of:=IF(AND([.H2]&gt;=128;[.H2]&lt;=255);&quot;{rvrs on}&quot;;&quot;{rvrs off}&quot;)" office:value-type="string" office:string-value="{rvrs off}">
            <text:p>{rvrs off}</text:p>
          </table:table-cell>
          <table:table-cell table:style-name="ce49" table:formula="of:=[.X2]" office:value-type="string" office:string-value="{lt. green}">
            <text:p>{lt. green}</text:p>
          </table:table-cell>
          <table:table-cell table:style-name="ce49" office:value-type="string">
            <text:p>{</text:p>
          </table:table-cell>
          <table:table-cell table:style-name="ce49" table:formula="of:=[.H2]+[.L2]" office:value-type="float" office:value="211">
            <text:p>211</text:p>
          </table:table-cell>
          <table:table-cell table:style-name="ce49" office:value-type="string">
            <text:p>}</text:p>
          </table:table-cell>
          <table:table-cell table:style-name="ce65" office:value-type="string">
            <text:p>"</text:p>
          </table:table-cell>
          <table:table-cell/>
          <table:table-cell table:style-name="ce67" office:value-type="string">
            <text:p>Multi Color</text:p>
          </table:table-cell>
          <table:table-cell table:style-name="ce71"/>
          <table:table-cell table:style-name="ce72" office:value-type="string">
            <text:p>Char Color</text:p>
          </table:table-cell>
          <table:table-cell table:style-name="ce77"/>
          <table:table-cell table:style-name="ce71"/>
          <table:table-cell table:number-columns-repeated="971"/>
        </table:table-row>
        <table:table-row table:style-name="ro1">
          <table:table-cell table:style-name="ce18" table:formula="of:=[IMPORT_CHARPAD.B28]" office:value-type="string" office:string-value="63">
            <text:p>63</text:p>
          </table:table-cell>
          <table:table-cell table:style-name="ce18" table:formula="of:=[IMPORT_CHARPAD.C28]" office:value-type="string" office:string-value="64">
            <text:p>64</text:p>
          </table:table-cell>
          <table:table-cell table:style-name="ce18" table:formula="of:=[IMPORT_CHARPAD.D28]" office:value-type="string" office:string-value="54">
            <text:p>54</text:p>
          </table:table-cell>
          <table:table-cell table:style-name="ce18" table:formula="of:=[IMPORT_CHARPAD.E28]" office:value-type="string" office:string-value="53">
            <text:p>53</text:p>
          </table:table-cell>
          <table:table-cell table:style-name="ce24" table:formula="of:=HEX2DEC([.A3])" office:value-type="float" office:value="99">
            <text:p>99</text:p>
          </table:table-cell>
          <table:table-cell table:style-name="ce27" table:formula="of:=HEX2DEC([.B3])" office:value-type="float" office:value="100">
            <text:p>100</text:p>
          </table:table-cell>
          <table:table-cell table:style-name="ce27" table:formula="of:=HEX2DEC([.C3])" office:value-type="float" office:value="84">
            <text:p>84</text:p>
          </table:table-cell>
          <table:table-cell table:style-name="ce27" table:formula="of:=HEX2DEC([.D3])" office:value-type="float" office:value="83">
            <text:p>83</text:p>
          </table:table-cell>
          <table:table-cell table:style-name="ce23" table:formula="of:=IF(AND([.E3]&gt;=64;[.E3]&lt;=95);&quot;128&quot;;IF(AND([.E3]&gt;=96;[.E3]&lt;=127);&quot;64&quot;;IF(AND([.E3]&gt;=128;[.E3]&lt;=159);&quot;-64&quot;;IF(AND([.E3]&gt;=160;[.E3]&lt;=191);&quot;-160&quot;;IF(AND([.E3]&gt;=32;[.E3]&lt;=63);&quot;0&quot;;&quot;&quot;)))))" office:value-type="string" office:string-value="64">
            <text:p>64</text:p>
          </table:table-cell>
          <table:table-cell table:style-name="ce23" table:formula="of:=IF(AND([.F3]&gt;=64;[.F3]&lt;=95);&quot;128&quot;;IF(AND([.F3]&gt;=96;[.F3]&lt;=127);&quot;64&quot;;IF(AND([.F3]&gt;=128;[.F3]&lt;=159);&quot;-64&quot;;IF(AND([.F3]&gt;=160;[.F3]&lt;=191);&quot;-160&quot;;IF(AND([.F3]&gt;=32;[.F3]&lt;=63);&quot;0&quot;;&quot;&quot;)))))" office:value-type="string" office:string-value="64">
            <text:p>64</text:p>
          </table:table-cell>
          <table:table-cell table:style-name="ce23" table:formula="of:=IF(AND([.G3]&gt;=64;[.G3]&lt;=95);&quot;128&quot;;IF(AND([.G3]&gt;=96;[.G3]&lt;=127);&quot;64&quot;;IF(AND([.G3]&gt;=128;[.G3]&lt;=159);&quot;-64&quot;;IF(AND([.G3]&gt;=160;[.G3]&lt;=191);&quot;-160&quot;;IF(AND([.G3]&gt;=32;[.G3]&lt;=63);&quot;0&quot;;&quot;&quot;)))))" office:value-type="string" office:string-value="128">
            <text:p>128</text:p>
          </table:table-cell>
          <table:table-cell table:style-name="ce23" table:formula="of:=IF(AND([.H3]&gt;=64;[.H3]&lt;=95);&quot;128&quot;;IF(AND([.H3]&gt;=96;[.H3]&lt;=127);&quot;64&quot;;IF(AND([.H3]&gt;=128;[.H3]&lt;=159);&quot;-64&quot;;IF(AND([.H3]&gt;=160;[.H3]&lt;=191);&quot;-160&quot;;IF(AND([.H3]&gt;=32;[.H3]&lt;=63);&quot;0&quot;;&quot;&quot;)))))" office:value-type="string" office:string-value="128">
            <text:p>128</text:p>
          </table:table-cell>
          <table:table-cell table:style-name="ce33" table:formula="of:=MID([IMPORT_CHARPAD.C66];2;2)" office:value-type="string" office:string-value="09">
            <text:p>09</text:p>
          </table:table-cell>
          <table:table-cell table:style-name="ce27" table:formula="of:=HEX2DEC([.M3])" office:value-type="float" office:value="9">
            <text:p>9</text:p>
          </table:table-cell>
          <table:table-cell table:style-name="ce27" table:formula="of:=IF([.N3]=0;&quot;{black}&quot;;IF([.N3]=1;&quot;{white}&quot;;IF([.N3]=2;&quot;{red}&quot;;IF([.N3]=3;&quot;{cyan}&quot;;IF([.N3]=4;&quot;{purple}&quot;;IF([.N3]=5;&quot;{green}&quot;;IF([.N3]=6;&quot;{blue}&quot;;IF([.N3]=7;&quot;{yellow}&quot;;IF([.N3]=8;&quot;{orange}&quot;;IF([.N3]=9;&quot;{brown}&quot;;IF([.N3]=10;&quot;{lt. red}&quot;;IF([.N3]=11;&quot;{gray1}&quot;;IF([.N3]=12;&quot;{gray2}&quot;;IF([.N3]=13;&quot;{lt. green}&quot;;IF([.N3]=14;&quot;{lt. blue}&quot;;IF([.N3]=15;&quot;{gray3}&quot;))))))))))))))))" office:value-type="string" office:string-value="{brown}">
            <text:p>{brown}</text:p>
          </table:table-cell>
          <table:table-cell table:style-name="ce38" table:formula="of:=[.M3]" office:value-type="string" office:string-value="09">
            <text:p>09</text:p>
          </table:table-cell>
          <table:table-cell table:style-name="ce27" table:formula="of:=HEX2DEC([.P3])" office:value-type="float" office:value="9">
            <text:p>9</text:p>
          </table:table-cell>
          <table:table-cell table:style-name="ce27" table:formula="of:=IF([.Q3]=0;&quot;{black}&quot;;IF([.Q3]=1;&quot;{white}&quot;;IF([.Q3]=2;&quot;{red}&quot;;IF([.Q3]=3;&quot;{cyan}&quot;;IF([.Q3]=4;&quot;{purple}&quot;;IF([.Q3]=5;&quot;{green}&quot;;IF([.Q3]=6;&quot;{blue}&quot;;IF([.Q3]=7;&quot;{yellow}&quot;;IF([.Q3]=8;&quot;{orange}&quot;;IF([.Q3]=9;&quot;{brown}&quot;;IF([.Q3]=10;&quot;{lt. red}&quot;;IF([.Q3]=11;&quot;{gray1}&quot;;IF([.Q3]=12;&quot;{gray2}&quot;;IF([.Q3]=13;&quot;{lt. green}&quot;;IF([.Q3]=14;&quot;{lt. blue}&quot;;IF([.Q3]=15;&quot;{gray3}&quot;))))))))))))))))" office:value-type="string" office:string-value="{brown}">
            <text:p>{brown}</text:p>
          </table:table-cell>
          <table:table-cell table:style-name="ce38" table:formula="of:=[.M3]" office:value-type="string" office:string-value="09">
            <text:p>09</text:p>
          </table:table-cell>
          <table:table-cell table:style-name="ce27" table:formula="of:=HEX2DEC([.S3])" office:value-type="float" office:value="9">
            <text:p>9</text:p>
          </table:table-cell>
          <table:table-cell table:style-name="ce27" table:formula="of:=IF([.T3]=0;&quot;{black}&quot;;IF([.T3]=1;&quot;{white}&quot;;IF([.T3]=2;&quot;{red}&quot;;IF([.T3]=3;&quot;{cyan}&quot;;IF([.T3]=4;&quot;{purple}&quot;;IF([.T3]=5;&quot;{green}&quot;;IF([.T3]=6;&quot;{blue}&quot;;IF([.T3]=7;&quot;{yellow}&quot;;IF([.T3]=8;&quot;{orange}&quot;;IF([.T3]=9;&quot;{brown}&quot;;IF([.T3]=10;&quot;{lt. red}&quot;;IF([.T3]=11;&quot;{gray1}&quot;;IF([.T3]=12;&quot;{gray2}&quot;;IF([.T3]=13;&quot;{lt. green}&quot;;IF([.T3]=14;&quot;{lt. blue}&quot;;IF([.T3]=15;&quot;{gray3}&quot;))))))))))))))))" office:value-type="string" office:string-value="{brown}">
            <text:p>{brown}</text:p>
          </table:table-cell>
          <table:table-cell table:style-name="ce44" table:formula="of:=[.M3]" office:value-type="string" office:string-value="09">
            <text:p>09</text:p>
          </table:table-cell>
          <table:table-cell table:style-name="ce27" table:formula="of:=HEX2DEC([.V3])" office:value-type="float" office:value="9">
            <text:p>9</text:p>
          </table:table-cell>
          <table:table-cell table:style-name="ce27" table:formula="of:=IF([.W3]=0;&quot;{black}&quot;;IF([.W3]=1;&quot;{white}&quot;;IF([.W3]=2;&quot;{red}&quot;;IF([.W3]=3;&quot;{cyan}&quot;;IF([.W3]=4;&quot;{purple}&quot;;IF([.W3]=5;&quot;{green}&quot;;IF([.W3]=6;&quot;{blue}&quot;;IF([.W3]=7;&quot;{yellow}&quot;;IF([.W3]=8;&quot;{orange}&quot;;IF([.W3]=9;&quot;{brown}&quot;;IF([.W3]=10;&quot;{lt. red}&quot;;IF([.W3]=11;&quot;{gray1}&quot;;IF([.W3]=12;&quot;{gray2}&quot;;IF([.W3]=13;&quot;{lt. green}&quot;;IF([.W3]=14;&quot;{lt. blue}&quot;;IF([.W3]=15;&quot;{gray3}&quot;))))))))))))))))" office:value-type="string" office:string-value="{brown}">
            <text:p>{brown}</text:p>
          </table:table-cell>
          <table:table-cell table:style-name="ce48" office:value-type="string">
            <text:p>DATA"</text:p>
          </table:table-cell>
          <table:table-cell table:style-name="ce64" table:formula="of:=[.O3]" office:value-type="string" office:string-value="{brown}">
            <text:p>{brown}</text:p>
          </table:table-cell>
          <table:table-cell table:style-name="ce64" table:formula="of:=IF(AND([.E3]&gt;=128;[.E3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3]+[.I3]" office:value-type="float" office:value="163">
            <text:p>163</text:p>
          </table:table-cell>
          <table:table-cell table:style-name="ce64" office:value-type="string">
            <text:p>}</text:p>
          </table:table-cell>
          <table:table-cell table:style-name="ce64" table:formula="of:=IF(AND([.F3]&gt;=128;[.F3]&lt;=255);&quot;{rvrs on}&quot;;&quot;{rvrs off}&quot;)" office:value-type="string" office:string-value="{rvrs off}">
            <text:p>{rvrs off}</text:p>
          </table:table-cell>
          <table:table-cell table:style-name="ce64" table:formula="of:=[.R3]" office:value-type="string" office:string-value="{brown}">
            <text:p>{brown}</text:p>
          </table:table-cell>
          <table:table-cell table:style-name="ce64" office:value-type="string">
            <text:p>{</text:p>
          </table:table-cell>
          <table:table-cell table:style-name="ce64" table:formula="of:=[.F3]+[.J3]" office:value-type="float" office:value="164">
            <text:p>164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3]&gt;=128;[.G3]&lt;=255);&quot;{rvrs on}&quot;;&quot;{rvrs off}&quot;)" office:value-type="string" office:string-value="{rvrs off}">
            <text:p>{rvrs off}</text:p>
          </table:table-cell>
          <table:table-cell table:style-name="ce64" table:formula="of:=[.U3]" office:value-type="string" office:string-value="{brown}">
            <text:p>{brown}</text:p>
          </table:table-cell>
          <table:table-cell table:style-name="ce64" office:value-type="string">
            <text:p>{</text:p>
          </table:table-cell>
          <table:table-cell table:style-name="ce64" table:formula="of:=[.G3]+[.K3]" office:value-type="float" office:value="212">
            <text:p>212</text:p>
          </table:table-cell>
          <table:table-cell table:style-name="ce64" office:value-type="string">
            <text:p>}</text:p>
          </table:table-cell>
          <table:table-cell table:style-name="ce64" table:formula="of:=IF(AND([.H3]&gt;=128;[.H3]&lt;=255);&quot;{rvrs on}&quot;;&quot;{rvrs off}&quot;)" office:value-type="string" office:string-value="{rvrs off}">
            <text:p>{rvrs off}</text:p>
          </table:table-cell>
          <table:table-cell table:style-name="ce64" table:formula="of:=[.X3]" office:value-type="string" office:string-value="{brown}">
            <text:p>{brown}</text:p>
          </table:table-cell>
          <table:table-cell table:style-name="ce64" office:value-type="string">
            <text:p>{</text:p>
          </table:table-cell>
          <table:table-cell table:style-name="ce64" table:formula="of:=[.H3]+[.L3]" office:value-type="float" office:value="211">
            <text:p>211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/>
          <table:table-cell table:style-name="ce68" office:value-type="string">
            <text:p>sw</text:p>
          </table:table-cell>
          <table:table-cell table:style-name="ce68" office:value-type="float" office:value="0">
            <text:p>0</text:p>
          </table:table-cell>
          <table:table-cell table:style-name="ce73" office:value-type="string">
            <text:p>sw</text:p>
          </table:table-cell>
          <table:table-cell table:style-name="ce73" office:value-type="float" office:value="0">
            <text:p>0</text:p>
          </table:table-cell>
          <table:table-cell table:style-name="ce73" office:value-type="string">
            <text:p>hires</text:p>
          </table:table-cell>
          <table:table-cell table:number-columns-repeated="971"/>
        </table:table-row>
        <table:table-row table:style-name="ro1">
          <table:table-cell table:style-name="ce18" table:formula="of:=[IMPORT_CHARPAD.B29]" office:value-type="string" office:string-value="7f">
            <text:p>7f</text:p>
          </table:table-cell>
          <table:table-cell table:style-name="ce18" table:formula="of:=[IMPORT_CHARPAD.C29]" office:value-type="string" office:string-value="80">
            <text:p>80</text:p>
          </table:table-cell>
          <table:table-cell table:style-name="ce18" table:formula="of:=[IMPORT_CHARPAD.D29]" office:value-type="string" office:string-value="81">
            <text:p>81</text:p>
          </table:table-cell>
          <table:table-cell table:style-name="ce18" table:formula="of:=[IMPORT_CHARPAD.E29]" office:value-type="string" office:string-value="82">
            <text:p>82</text:p>
          </table:table-cell>
          <table:table-cell table:style-name="ce24" table:formula="of:=HEX2DEC([.A4])" office:value-type="float" office:value="127">
            <text:p>127</text:p>
          </table:table-cell>
          <table:table-cell table:style-name="ce27" table:formula="of:=HEX2DEC([.B4])" office:value-type="float" office:value="128">
            <text:p>128</text:p>
          </table:table-cell>
          <table:table-cell table:style-name="ce27" table:formula="of:=HEX2DEC([.C4])" office:value-type="float" office:value="129">
            <text:p>129</text:p>
          </table:table-cell>
          <table:table-cell table:style-name="ce27" table:formula="of:=HEX2DEC([.D4])" office:value-type="float" office:value="130">
            <text:p>130</text:p>
          </table:table-cell>
          <table:table-cell table:style-name="ce23" table:formula="of:=IF(AND([.E4]&gt;=64;[.E4]&lt;=95);&quot;128&quot;;IF(AND([.E4]&gt;=96;[.E4]&lt;=127);&quot;64&quot;;IF(AND([.E4]&gt;=128;[.E4]&lt;=159);&quot;-64&quot;;IF(AND([.E4]&gt;=160;[.E4]&lt;=191);&quot;-160&quot;;IF(AND([.E4]&gt;=32;[.E4]&lt;=63);&quot;0&quot;;&quot;&quot;)))))" office:value-type="string" office:string-value="64">
            <text:p>64</text:p>
          </table:table-cell>
          <table:table-cell table:style-name="ce23" table:formula="of:=IF(AND([.F4]&gt;=64;[.F4]&lt;=95);&quot;128&quot;;IF(AND([.F4]&gt;=96;[.F4]&lt;=127);&quot;64&quot;;IF(AND([.F4]&gt;=128;[.F4]&lt;=159);&quot;-64&quot;;IF(AND([.F4]&gt;=160;[.F4]&lt;=191);&quot;-160&quot;;IF(AND([.F4]&gt;=32;[.F4]&lt;=63);&quot;0&quot;;&quot;&quot;)))))" office:value-type="string" office:string-value="-64">
            <text:p>-64</text:p>
          </table:table-cell>
          <table:table-cell table:style-name="ce23" table:formula="of:=IF(AND([.G4]&gt;=64;[.G4]&lt;=95);&quot;128&quot;;IF(AND([.G4]&gt;=96;[.G4]&lt;=127);&quot;64&quot;;IF(AND([.G4]&gt;=128;[.G4]&lt;=159);&quot;-64&quot;;IF(AND([.G4]&gt;=160;[.G4]&lt;=191);&quot;-160&quot;;IF(AND([.G4]&gt;=32;[.G4]&lt;=63);&quot;0&quot;;&quot;&quot;)))))" office:value-type="string" office:string-value="-64">
            <text:p>-64</text:p>
          </table:table-cell>
          <table:table-cell table:style-name="ce23" table:formula="of:=IF(AND([.H4]&gt;=64;[.H4]&lt;=95);&quot;128&quot;;IF(AND([.H4]&gt;=96;[.H4]&lt;=127);&quot;64&quot;;IF(AND([.H4]&gt;=128;[.H4]&lt;=159);&quot;-64&quot;;IF(AND([.H4]&gt;=160;[.H4]&lt;=191);&quot;-160&quot;;IF(AND([.H4]&gt;=32;[.H4]&lt;=63);&quot;0&quot;;&quot;&quot;)))))" office:value-type="string" office:string-value="-64">
            <text:p>-64</text:p>
          </table:table-cell>
          <table:table-cell table:style-name="ce34" table:formula="of:=MID([IMPORT_CHARPAD.D66];2;2)" office:value-type="string" office:string-value="0a">
            <text:p>0a</text:p>
          </table:table-cell>
          <table:table-cell table:style-name="ce27" table:formula="of:=HEX2DEC([.M4])" office:value-type="float" office:value="10">
            <text:p>10</text:p>
          </table:table-cell>
          <table:table-cell table:style-name="ce27" table:formula="of:=IF([.N4]=0;&quot;{black}&quot;;IF([.N4]=1;&quot;{white}&quot;;IF([.N4]=2;&quot;{red}&quot;;IF([.N4]=3;&quot;{cyan}&quot;;IF([.N4]=4;&quot;{purple}&quot;;IF([.N4]=5;&quot;{green}&quot;;IF([.N4]=6;&quot;{blue}&quot;;IF([.N4]=7;&quot;{yellow}&quot;;IF([.N4]=8;&quot;{orange}&quot;;IF([.N4]=9;&quot;{brown}&quot;;IF([.N4]=10;&quot;{lt. red}&quot;;IF([.N4]=11;&quot;{gray1}&quot;;IF([.N4]=12;&quot;{gray2}&quot;;IF([.N4]=13;&quot;{lt. green}&quot;;IF([.N4]=14;&quot;{lt. blue}&quot;;IF([.N4]=15;&quot;{gray3}&quot;))))))))))))))))" office:value-type="string" office:string-value="{lt. red}">
            <text:p>{lt. red}</text:p>
          </table:table-cell>
          <table:table-cell table:style-name="ce39" table:formula="of:=[.M4]" office:value-type="string" office:string-value="0a">
            <text:p>0a</text:p>
          </table:table-cell>
          <table:table-cell table:style-name="ce27" table:formula="of:=HEX2DEC([.P4])" office:value-type="float" office:value="10">
            <text:p>10</text:p>
          </table:table-cell>
          <table:table-cell table:style-name="ce27" table:formula="of:=IF([.Q4]=0;&quot;{black}&quot;;IF([.Q4]=1;&quot;{white}&quot;;IF([.Q4]=2;&quot;{red}&quot;;IF([.Q4]=3;&quot;{cyan}&quot;;IF([.Q4]=4;&quot;{purple}&quot;;IF([.Q4]=5;&quot;{green}&quot;;IF([.Q4]=6;&quot;{blue}&quot;;IF([.Q4]=7;&quot;{yellow}&quot;;IF([.Q4]=8;&quot;{orange}&quot;;IF([.Q4]=9;&quot;{brown}&quot;;IF([.Q4]=10;&quot;{lt. red}&quot;;IF([.Q4]=11;&quot;{gray1}&quot;;IF([.Q4]=12;&quot;{gray2}&quot;;IF([.Q4]=13;&quot;{lt. green}&quot;;IF([.Q4]=14;&quot;{lt. blue}&quot;;IF([.Q4]=15;&quot;{gray3}&quot;))))))))))))))))" office:value-type="string" office:string-value="{lt. red}">
            <text:p>{lt. red}</text:p>
          </table:table-cell>
          <table:table-cell table:style-name="ce39" table:formula="of:=[.M4]" office:value-type="string" office:string-value="0a">
            <text:p>0a</text:p>
          </table:table-cell>
          <table:table-cell table:style-name="ce27" table:formula="of:=HEX2DEC([.S4])" office:value-type="float" office:value="10">
            <text:p>10</text:p>
          </table:table-cell>
          <table:table-cell table:style-name="ce27" table:formula="of:=IF([.T4]=0;&quot;{black}&quot;;IF([.T4]=1;&quot;{white}&quot;;IF([.T4]=2;&quot;{red}&quot;;IF([.T4]=3;&quot;{cyan}&quot;;IF([.T4]=4;&quot;{purple}&quot;;IF([.T4]=5;&quot;{green}&quot;;IF([.T4]=6;&quot;{blue}&quot;;IF([.T4]=7;&quot;{yellow}&quot;;IF([.T4]=8;&quot;{orange}&quot;;IF([.T4]=9;&quot;{brown}&quot;;IF([.T4]=10;&quot;{lt. red}&quot;;IF([.T4]=11;&quot;{gray1}&quot;;IF([.T4]=12;&quot;{gray2}&quot;;IF([.T4]=13;&quot;{lt. green}&quot;;IF([.T4]=14;&quot;{lt. blue}&quot;;IF([.T4]=15;&quot;{gray3}&quot;))))))))))))))))" office:value-type="string" office:string-value="{lt. red}">
            <text:p>{lt. red}</text:p>
          </table:table-cell>
          <table:table-cell table:style-name="ce45" table:formula="of:=[.M4]" office:value-type="string" office:string-value="0a">
            <text:p>0a</text:p>
          </table:table-cell>
          <table:table-cell table:style-name="ce27" table:formula="of:=HEX2DEC([.V4])" office:value-type="float" office:value="10">
            <text:p>10</text:p>
          </table:table-cell>
          <table:table-cell table:style-name="ce27" table:formula="of:=IF([.W4]=0;&quot;{black}&quot;;IF([.W4]=1;&quot;{white}&quot;;IF([.W4]=2;&quot;{red}&quot;;IF([.W4]=3;&quot;{cyan}&quot;;IF([.W4]=4;&quot;{purple}&quot;;IF([.W4]=5;&quot;{green}&quot;;IF([.W4]=6;&quot;{blue}&quot;;IF([.W4]=7;&quot;{yellow}&quot;;IF([.W4]=8;&quot;{orange}&quot;;IF([.W4]=9;&quot;{brown}&quot;;IF([.W4]=10;&quot;{lt. red}&quot;;IF([.W4]=11;&quot;{gray1}&quot;;IF([.W4]=12;&quot;{gray2}&quot;;IF([.W4]=13;&quot;{lt. green}&quot;;IF([.W4]=14;&quot;{lt. blue}&quot;;IF([.W4]=15;&quot;{gray3}&quot;))))))))))))))))" office:value-type="string" office:string-value="{lt. red}">
            <text:p>{lt. red}</text:p>
          </table:table-cell>
          <table:table-cell table:style-name="ce48" office:value-type="string">
            <text:p>DATA"</text:p>
          </table:table-cell>
          <table:table-cell table:style-name="ce64" table:formula="of:=[.O4]" office:value-type="string" office:string-value="{lt. red}">
            <text:p>{lt. red}</text:p>
          </table:table-cell>
          <table:table-cell table:style-name="ce64" table:formula="of:=IF(AND([.E4]&gt;=128;[.E4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4]+[.I4]" office:value-type="float" office:value="191">
            <text:p>191</text:p>
          </table:table-cell>
          <table:table-cell table:style-name="ce64" office:value-type="string">
            <text:p>}</text:p>
          </table:table-cell>
          <table:table-cell table:style-name="ce64" table:formula="of:=IF(AND([.F4]&gt;=128;[.F4]&lt;=255);&quot;{rvrs on}&quot;;&quot;{rvrs off}&quot;)" office:value-type="string" office:string-value="{rvrs on}">
            <text:p>{rvrs on}</text:p>
          </table:table-cell>
          <table:table-cell table:style-name="ce64" table:formula="of:=[.R4]" office:value-type="string" office:string-value="{lt. red}">
            <text:p>{lt. red}</text:p>
          </table:table-cell>
          <table:table-cell table:style-name="ce64" office:value-type="string">
            <text:p>{</text:p>
          </table:table-cell>
          <table:table-cell table:style-name="ce64" table:formula="of:=[.F4]+[.J4]" office:value-type="float" office:value="64">
            <text:p>64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4]&gt;=128;[.G4]&lt;=255);&quot;{rvrs on}&quot;;&quot;{rvrs off}&quot;)" office:value-type="string" office:string-value="{rvrs on}">
            <text:p>{rvrs on}</text:p>
          </table:table-cell>
          <table:table-cell table:style-name="ce64" table:formula="of:=[.U4]" office:value-type="string" office:string-value="{lt. red}">
            <text:p>{lt. red}</text:p>
          </table:table-cell>
          <table:table-cell table:style-name="ce64" office:value-type="string">
            <text:p>{</text:p>
          </table:table-cell>
          <table:table-cell table:style-name="ce64" table:formula="of:=[.G4]+[.K4]" office:value-type="float" office:value="65">
            <text:p>65</text:p>
          </table:table-cell>
          <table:table-cell table:style-name="ce64" office:value-type="string">
            <text:p>}</text:p>
          </table:table-cell>
          <table:table-cell table:style-name="ce64" table:formula="of:=IF(AND([.H4]&gt;=128;[.H4]&lt;=255);&quot;{rvrs on}&quot;;&quot;{rvrs off}&quot;)" office:value-type="string" office:string-value="{rvrs on}">
            <text:p>{rvrs on}</text:p>
          </table:table-cell>
          <table:table-cell table:style-name="ce64" table:formula="of:=[.X4]" office:value-type="string" office:string-value="{lt. red}">
            <text:p>{lt. red}</text:p>
          </table:table-cell>
          <table:table-cell table:style-name="ce64" office:value-type="string">
            <text:p>{</text:p>
          </table:table-cell>
          <table:table-cell table:style-name="ce64" table:formula="of:=[.H4]+[.L4]" office:value-type="float" office:value="66">
            <text:p>66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/>
          <table:table-cell table:style-name="ce69" office:value-type="string">
            <text:p>ws</text:p>
          </table:table-cell>
          <table:table-cell table:style-name="ce69" office:value-type="float" office:value="1">
            <text:p>1</text:p>
          </table:table-cell>
          <table:table-cell table:style-name="ce74" office:value-type="string">
            <text:p>ws</text:p>
          </table:table-cell>
          <table:table-cell table:style-name="ce74" office:value-type="float" office:value="1">
            <text:p>1</text:p>
          </table:table-cell>
          <table:table-cell table:style-name="ce74" office:value-type="string">
            <text:p>hires</text:p>
          </table:table-cell>
          <table:table-cell table:number-columns-repeated="971"/>
        </table:table-row>
        <table:table-row table:style-name="ro1">
          <table:table-cell table:style-name="ce18" table:formula="of:=[IMPORT_CHARPAD.B30]" office:value-type="string" office:string-value="53">
            <text:p>53</text:p>
          </table:table-cell>
          <table:table-cell table:style-name="ce18" table:formula="of:=[IMPORT_CHARPAD.C30]" office:value-type="string" office:string-value="55">
            <text:p>55</text:p>
          </table:table-cell>
          <table:table-cell table:style-name="ce18" table:formula="of:=[IMPORT_CHARPAD.D30]" office:value-type="string" office:string-value="55">
            <text:p>55</text:p>
          </table:table-cell>
          <table:table-cell table:style-name="ce18" table:formula="of:=[IMPORT_CHARPAD.E30]" office:value-type="string" office:string-value="53">
            <text:p>53</text:p>
          </table:table-cell>
          <table:table-cell table:style-name="ce24" table:formula="of:=HEX2DEC([.A5])" office:value-type="float" office:value="83">
            <text:p>83</text:p>
          </table:table-cell>
          <table:table-cell table:style-name="ce27" table:formula="of:=HEX2DEC([.B5])" office:value-type="float" office:value="85">
            <text:p>85</text:p>
          </table:table-cell>
          <table:table-cell table:style-name="ce27" table:formula="of:=HEX2DEC([.C5])" office:value-type="float" office:value="85">
            <text:p>85</text:p>
          </table:table-cell>
          <table:table-cell table:style-name="ce27" table:formula="of:=HEX2DEC([.D5])" office:value-type="float" office:value="83">
            <text:p>83</text:p>
          </table:table-cell>
          <table:table-cell table:style-name="ce23" table:formula="of:=IF(AND([.E5]&gt;=64;[.E5]&lt;=95);&quot;128&quot;;IF(AND([.E5]&gt;=96;[.E5]&lt;=127);&quot;64&quot;;IF(AND([.E5]&gt;=128;[.E5]&lt;=159);&quot;-64&quot;;IF(AND([.E5]&gt;=160;[.E5]&lt;=191);&quot;-160&quot;;IF(AND([.E5]&gt;=32;[.E5]&lt;=63);&quot;0&quot;;&quot;&quot;)))))" office:value-type="string" office:string-value="128">
            <text:p>128</text:p>
          </table:table-cell>
          <table:table-cell table:style-name="ce23" table:formula="of:=IF(AND([.F5]&gt;=64;[.F5]&lt;=95);&quot;128&quot;;IF(AND([.F5]&gt;=96;[.F5]&lt;=127);&quot;64&quot;;IF(AND([.F5]&gt;=128;[.F5]&lt;=159);&quot;-64&quot;;IF(AND([.F5]&gt;=160;[.F5]&lt;=191);&quot;-160&quot;;IF(AND([.F5]&gt;=32;[.F5]&lt;=63);&quot;0&quot;;&quot;&quot;)))))" office:value-type="string" office:string-value="128">
            <text:p>128</text:p>
          </table:table-cell>
          <table:table-cell table:style-name="ce23" table:formula="of:=IF(AND([.G5]&gt;=64;[.G5]&lt;=95);&quot;128&quot;;IF(AND([.G5]&gt;=96;[.G5]&lt;=127);&quot;64&quot;;IF(AND([.G5]&gt;=128;[.G5]&lt;=159);&quot;-64&quot;;IF(AND([.G5]&gt;=160;[.G5]&lt;=191);&quot;-160&quot;;IF(AND([.G5]&gt;=32;[.G5]&lt;=63);&quot;0&quot;;&quot;&quot;)))))" office:value-type="string" office:string-value="128">
            <text:p>128</text:p>
          </table:table-cell>
          <table:table-cell table:style-name="ce23" table:formula="of:=IF(AND([.H5]&gt;=64;[.H5]&lt;=95);&quot;128&quot;;IF(AND([.H5]&gt;=96;[.H5]&lt;=127);&quot;64&quot;;IF(AND([.H5]&gt;=128;[.H5]&lt;=159);&quot;-64&quot;;IF(AND([.H5]&gt;=160;[.H5]&lt;=191);&quot;-160&quot;;IF(AND([.H5]&gt;=32;[.H5]&lt;=63);&quot;0&quot;;&quot;&quot;)))))" office:value-type="string" office:string-value="128">
            <text:p>128</text:p>
          </table:table-cell>
          <table:table-cell table:style-name="ce33" table:formula="of:=MID([IMPORT_CHARPAD.E66];2;2)" office:value-type="string" office:string-value="0d">
            <text:p>0d</text:p>
          </table:table-cell>
          <table:table-cell table:style-name="ce27" table:formula="of:=HEX2DEC([.M5])" office:value-type="float" office:value="13">
            <text:p>13</text:p>
          </table:table-cell>
          <table:table-cell table:style-name="ce27" table:formula="of:=IF([.N5]=0;&quot;{black}&quot;;IF([.N5]=1;&quot;{white}&quot;;IF([.N5]=2;&quot;{red}&quot;;IF([.N5]=3;&quot;{cyan}&quot;;IF([.N5]=4;&quot;{purple}&quot;;IF([.N5]=5;&quot;{green}&quot;;IF([.N5]=6;&quot;{blue}&quot;;IF([.N5]=7;&quot;{yellow}&quot;;IF([.N5]=8;&quot;{orange}&quot;;IF([.N5]=9;&quot;{brown}&quot;;IF([.N5]=10;&quot;{lt. red}&quot;;IF([.N5]=11;&quot;{gray1}&quot;;IF([.N5]=12;&quot;{gray2}&quot;;IF([.N5]=13;&quot;{lt. green}&quot;;IF([.N5]=14;&quot;{lt. blue}&quot;;IF([.N5]=15;&quot;{gray3}&quot;))))))))))))))))" office:value-type="string" office:string-value="{lt. green}">
            <text:p>{lt. green}</text:p>
          </table:table-cell>
          <table:table-cell table:style-name="ce38" table:formula="of:=[.M5]" office:value-type="string" office:string-value="0d">
            <text:p>0d</text:p>
          </table:table-cell>
          <table:table-cell table:style-name="ce27" table:formula="of:=HEX2DEC([.P5])" office:value-type="float" office:value="13">
            <text:p>13</text:p>
          </table:table-cell>
          <table:table-cell table:style-name="ce27" table:formula="of:=IF([.Q5]=0;&quot;{black}&quot;;IF([.Q5]=1;&quot;{white}&quot;;IF([.Q5]=2;&quot;{red}&quot;;IF([.Q5]=3;&quot;{cyan}&quot;;IF([.Q5]=4;&quot;{purple}&quot;;IF([.Q5]=5;&quot;{green}&quot;;IF([.Q5]=6;&quot;{blue}&quot;;IF([.Q5]=7;&quot;{yellow}&quot;;IF([.Q5]=8;&quot;{orange}&quot;;IF([.Q5]=9;&quot;{brown}&quot;;IF([.Q5]=10;&quot;{lt. red}&quot;;IF([.Q5]=11;&quot;{gray1}&quot;;IF([.Q5]=12;&quot;{gray2}&quot;;IF([.Q5]=13;&quot;{lt. green}&quot;;IF([.Q5]=14;&quot;{lt. blue}&quot;;IF([.Q5]=15;&quot;{gray3}&quot;))))))))))))))))" office:value-type="string" office:string-value="{lt. green}">
            <text:p>{lt. green}</text:p>
          </table:table-cell>
          <table:table-cell table:style-name="ce38" table:formula="of:=[.M5]" office:value-type="string" office:string-value="0d">
            <text:p>0d</text:p>
          </table:table-cell>
          <table:table-cell table:style-name="ce27" table:formula="of:=HEX2DEC([.S5])" office:value-type="float" office:value="13">
            <text:p>13</text:p>
          </table:table-cell>
          <table:table-cell table:style-name="ce27" table:formula="of:=IF([.T5]=0;&quot;{black}&quot;;IF([.T5]=1;&quot;{white}&quot;;IF([.T5]=2;&quot;{red}&quot;;IF([.T5]=3;&quot;{cyan}&quot;;IF([.T5]=4;&quot;{purple}&quot;;IF([.T5]=5;&quot;{green}&quot;;IF([.T5]=6;&quot;{blue}&quot;;IF([.T5]=7;&quot;{yellow}&quot;;IF([.T5]=8;&quot;{orange}&quot;;IF([.T5]=9;&quot;{brown}&quot;;IF([.T5]=10;&quot;{lt. red}&quot;;IF([.T5]=11;&quot;{gray1}&quot;;IF([.T5]=12;&quot;{gray2}&quot;;IF([.T5]=13;&quot;{lt. green}&quot;;IF([.T5]=14;&quot;{lt. blue}&quot;;IF([.T5]=15;&quot;{gray3}&quot;))))))))))))))))" office:value-type="string" office:string-value="{lt. green}">
            <text:p>{lt. green}</text:p>
          </table:table-cell>
          <table:table-cell table:style-name="ce44" table:formula="of:=[.M5]" office:value-type="string" office:string-value="0d">
            <text:p>0d</text:p>
          </table:table-cell>
          <table:table-cell table:style-name="ce27" table:formula="of:=HEX2DEC([.V5])" office:value-type="float" office:value="13">
            <text:p>13</text:p>
          </table:table-cell>
          <table:table-cell table:style-name="ce27" table:formula="of:=IF([.W5]=0;&quot;{black}&quot;;IF([.W5]=1;&quot;{white}&quot;;IF([.W5]=2;&quot;{red}&quot;;IF([.W5]=3;&quot;{cyan}&quot;;IF([.W5]=4;&quot;{purple}&quot;;IF([.W5]=5;&quot;{green}&quot;;IF([.W5]=6;&quot;{blue}&quot;;IF([.W5]=7;&quot;{yellow}&quot;;IF([.W5]=8;&quot;{orange}&quot;;IF([.W5]=9;&quot;{brown}&quot;;IF([.W5]=10;&quot;{lt. red}&quot;;IF([.W5]=11;&quot;{gray1}&quot;;IF([.W5]=12;&quot;{gray2}&quot;;IF([.W5]=13;&quot;{lt. green}&quot;;IF([.W5]=14;&quot;{lt. blue}&quot;;IF([.W5]=15;&quot;{gray3}&quot;))))))))))))))))" office:value-type="string" office:string-value="{lt. green}">
            <text:p>{lt. green}</text:p>
          </table:table-cell>
          <table:table-cell table:style-name="ce48" office:value-type="string">
            <text:p>DATA"</text:p>
          </table:table-cell>
          <table:table-cell table:style-name="ce64" table:formula="of:=[.O5]" office:value-type="string" office:string-value="{lt. green}">
            <text:p>{lt. green}</text:p>
          </table:table-cell>
          <table:table-cell table:style-name="ce64" table:formula="of:=IF(AND([.E5]&gt;=128;[.E5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5]+[.I5]" office:value-type="float" office:value="211">
            <text:p>211</text:p>
          </table:table-cell>
          <table:table-cell table:style-name="ce64" office:value-type="string">
            <text:p>}</text:p>
          </table:table-cell>
          <table:table-cell table:style-name="ce64" table:formula="of:=IF(AND([.F5]&gt;=128;[.F5]&lt;=255);&quot;{rvrs on}&quot;;&quot;{rvrs off}&quot;)" office:value-type="string" office:string-value="{rvrs off}">
            <text:p>{rvrs off}</text:p>
          </table:table-cell>
          <table:table-cell table:style-name="ce64" table:formula="of:=[.R5]" office:value-type="string" office:string-value="{lt. green}">
            <text:p>{lt. green}</text:p>
          </table:table-cell>
          <table:table-cell table:style-name="ce64" office:value-type="string">
            <text:p>{</text:p>
          </table:table-cell>
          <table:table-cell table:style-name="ce64" table:formula="of:=[.F5]+[.J5]" office:value-type="float" office:value="213">
            <text:p>213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5]&gt;=128;[.G5]&lt;=255);&quot;{rvrs on}&quot;;&quot;{rvrs off}&quot;)" office:value-type="string" office:string-value="{rvrs off}">
            <text:p>{rvrs off}</text:p>
          </table:table-cell>
          <table:table-cell table:style-name="ce64" table:formula="of:=[.U5]" office:value-type="string" office:string-value="{lt. green}">
            <text:p>{lt. green}</text:p>
          </table:table-cell>
          <table:table-cell table:style-name="ce64" office:value-type="string">
            <text:p>{</text:p>
          </table:table-cell>
          <table:table-cell table:style-name="ce64" table:formula="of:=[.G5]+[.K5]" office:value-type="float" office:value="213">
            <text:p>213</text:p>
          </table:table-cell>
          <table:table-cell table:style-name="ce64" office:value-type="string">
            <text:p>}</text:p>
          </table:table-cell>
          <table:table-cell table:style-name="ce64" table:formula="of:=IF(AND([.H5]&gt;=128;[.H5]&lt;=255);&quot;{rvrs on}&quot;;&quot;{rvrs off}&quot;)" office:value-type="string" office:string-value="{rvrs off}">
            <text:p>{rvrs off}</text:p>
          </table:table-cell>
          <table:table-cell table:style-name="ce64" table:formula="of:=[.X5]" office:value-type="string" office:string-value="{lt. green}">
            <text:p>{lt. green}</text:p>
          </table:table-cell>
          <table:table-cell table:style-name="ce64" office:value-type="string">
            <text:p>{</text:p>
          </table:table-cell>
          <table:table-cell table:style-name="ce64" table:formula="of:=[.H5]+[.L5]" office:value-type="float" office:value="211">
            <text:p>211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/>
          <table:table-cell table:style-name="ce69" office:value-type="string">
            <text:p>rd</text:p>
          </table:table-cell>
          <table:table-cell table:style-name="ce69" office:value-type="float" office:value="2">
            <text:p>2</text:p>
          </table:table-cell>
          <table:table-cell table:style-name="ce74" office:value-type="string">
            <text:p>rd</text:p>
          </table:table-cell>
          <table:table-cell table:style-name="ce74" office:value-type="float" office:value="2">
            <text:p>2</text:p>
          </table:table-cell>
          <table:table-cell table:style-name="ce74" office:value-type="string">
            <text:p>hires</text:p>
          </table:table-cell>
          <table:table-cell table:number-columns-repeated="971"/>
        </table:table-row>
        <table:table-row table:style-name="ro1">
          <table:table-cell table:style-name="ce18" table:formula="of:=[IMPORT_CHARPAD.B31]" office:value-type="string" office:string-value="56">
            <text:p>56</text:p>
          </table:table-cell>
          <table:table-cell table:style-name="ce18" table:formula="of:=[IMPORT_CHARPAD.C31]" office:value-type="string" office:string-value="56">
            <text:p>56</text:p>
          </table:table-cell>
          <table:table-cell table:style-name="ce18" table:formula="of:=[IMPORT_CHARPAD.D31]" office:value-type="string" office:string-value="56">
            <text:p>56</text:p>
          </table:table-cell>
          <table:table-cell table:style-name="ce18" table:formula="of:=[IMPORT_CHARPAD.E31]" office:value-type="string" office:string-value="56">
            <text:p>56</text:p>
          </table:table-cell>
          <table:table-cell table:style-name="ce24" table:formula="of:=HEX2DEC([.A6])" office:value-type="float" office:value="86">
            <text:p>86</text:p>
          </table:table-cell>
          <table:table-cell table:style-name="ce27" table:formula="of:=HEX2DEC([.B6])" office:value-type="float" office:value="86">
            <text:p>86</text:p>
          </table:table-cell>
          <table:table-cell table:style-name="ce27" table:formula="of:=HEX2DEC([.C6])" office:value-type="float" office:value="86">
            <text:p>86</text:p>
          </table:table-cell>
          <table:table-cell table:style-name="ce27" table:formula="of:=HEX2DEC([.D6])" office:value-type="float" office:value="86">
            <text:p>86</text:p>
          </table:table-cell>
          <table:table-cell table:style-name="ce23" table:formula="of:=IF(AND([.E6]&gt;=64;[.E6]&lt;=95);&quot;128&quot;;IF(AND([.E6]&gt;=96;[.E6]&lt;=127);&quot;64&quot;;IF(AND([.E6]&gt;=128;[.E6]&lt;=159);&quot;-64&quot;;IF(AND([.E6]&gt;=160;[.E6]&lt;=191);&quot;-160&quot;;IF(AND([.E6]&gt;=32;[.E6]&lt;=63);&quot;0&quot;;&quot;&quot;)))))" office:value-type="string" office:string-value="128">
            <text:p>128</text:p>
          </table:table-cell>
          <table:table-cell table:style-name="ce23" table:formula="of:=IF(AND([.F6]&gt;=64;[.F6]&lt;=95);&quot;128&quot;;IF(AND([.F6]&gt;=96;[.F6]&lt;=127);&quot;64&quot;;IF(AND([.F6]&gt;=128;[.F6]&lt;=159);&quot;-64&quot;;IF(AND([.F6]&gt;=160;[.F6]&lt;=191);&quot;-160&quot;;IF(AND([.F6]&gt;=32;[.F6]&lt;=63);&quot;0&quot;;&quot;&quot;)))))" office:value-type="string" office:string-value="128">
            <text:p>128</text:p>
          </table:table-cell>
          <table:table-cell table:style-name="ce23" table:formula="of:=IF(AND([.G6]&gt;=64;[.G6]&lt;=95);&quot;128&quot;;IF(AND([.G6]&gt;=96;[.G6]&lt;=127);&quot;64&quot;;IF(AND([.G6]&gt;=128;[.G6]&lt;=159);&quot;-64&quot;;IF(AND([.G6]&gt;=160;[.G6]&lt;=191);&quot;-160&quot;;IF(AND([.G6]&gt;=32;[.G6]&lt;=63);&quot;0&quot;;&quot;&quot;)))))" office:value-type="string" office:string-value="128">
            <text:p>128</text:p>
          </table:table-cell>
          <table:table-cell table:style-name="ce23" table:formula="of:=IF(AND([.H6]&gt;=64;[.H6]&lt;=95);&quot;128&quot;;IF(AND([.H6]&gt;=96;[.H6]&lt;=127);&quot;64&quot;;IF(AND([.H6]&gt;=128;[.H6]&lt;=159);&quot;-64&quot;;IF(AND([.H6]&gt;=160;[.H6]&lt;=191);&quot;-160&quot;;IF(AND([.H6]&gt;=32;[.H6]&lt;=63);&quot;0&quot;;&quot;&quot;)))))" office:value-type="string" office:string-value="128">
            <text:p>128</text:p>
          </table:table-cell>
          <table:table-cell table:style-name="ce34" table:formula="of:=MID([IMPORT_CHARPAD.F66];2;2)" office:value-type="string" office:string-value="08">
            <text:p>08</text:p>
          </table:table-cell>
          <table:table-cell table:style-name="ce27" table:formula="of:=HEX2DEC([.M6])" office:value-type="float" office:value="8">
            <text:p>8</text:p>
          </table:table-cell>
          <table:table-cell table:style-name="ce27" table:formula="of:=IF([.N6]=0;&quot;{black}&quot;;IF([.N6]=1;&quot;{white}&quot;;IF([.N6]=2;&quot;{red}&quot;;IF([.N6]=3;&quot;{cyan}&quot;;IF([.N6]=4;&quot;{purple}&quot;;IF([.N6]=5;&quot;{green}&quot;;IF([.N6]=6;&quot;{blue}&quot;;IF([.N6]=7;&quot;{yellow}&quot;;IF([.N6]=8;&quot;{orange}&quot;;IF([.N6]=9;&quot;{brown}&quot;;IF([.N6]=10;&quot;{lt. red}&quot;;IF([.N6]=11;&quot;{gray1}&quot;;IF([.N6]=12;&quot;{gray2}&quot;;IF([.N6]=13;&quot;{lt. green}&quot;;IF([.N6]=14;&quot;{lt. blue}&quot;;IF([.N6]=15;&quot;{gray3}&quot;))))))))))))))))" office:value-type="string" office:string-value="{orange}">
            <text:p>{orange}</text:p>
          </table:table-cell>
          <table:table-cell table:style-name="ce39" table:formula="of:=[.M6]" office:value-type="string" office:string-value="08">
            <text:p>08</text:p>
          </table:table-cell>
          <table:table-cell table:style-name="ce27" table:formula="of:=HEX2DEC([.P6])" office:value-type="float" office:value="8">
            <text:p>8</text:p>
          </table:table-cell>
          <table:table-cell table:style-name="ce27" table:formula="of:=IF([.Q6]=0;&quot;{black}&quot;;IF([.Q6]=1;&quot;{white}&quot;;IF([.Q6]=2;&quot;{red}&quot;;IF([.Q6]=3;&quot;{cyan}&quot;;IF([.Q6]=4;&quot;{purple}&quot;;IF([.Q6]=5;&quot;{green}&quot;;IF([.Q6]=6;&quot;{blue}&quot;;IF([.Q6]=7;&quot;{yellow}&quot;;IF([.Q6]=8;&quot;{orange}&quot;;IF([.Q6]=9;&quot;{brown}&quot;;IF([.Q6]=10;&quot;{lt. red}&quot;;IF([.Q6]=11;&quot;{gray1}&quot;;IF([.Q6]=12;&quot;{gray2}&quot;;IF([.Q6]=13;&quot;{lt. green}&quot;;IF([.Q6]=14;&quot;{lt. blue}&quot;;IF([.Q6]=15;&quot;{gray3}&quot;))))))))))))))))" office:value-type="string" office:string-value="{orange}">
            <text:p>{orange}</text:p>
          </table:table-cell>
          <table:table-cell table:style-name="ce39" table:formula="of:=[.M6]" office:value-type="string" office:string-value="08">
            <text:p>08</text:p>
          </table:table-cell>
          <table:table-cell table:style-name="ce27" table:formula="of:=HEX2DEC([.S6])" office:value-type="float" office:value="8">
            <text:p>8</text:p>
          </table:table-cell>
          <table:table-cell table:style-name="ce27" table:formula="of:=IF([.T6]=0;&quot;{black}&quot;;IF([.T6]=1;&quot;{white}&quot;;IF([.T6]=2;&quot;{red}&quot;;IF([.T6]=3;&quot;{cyan}&quot;;IF([.T6]=4;&quot;{purple}&quot;;IF([.T6]=5;&quot;{green}&quot;;IF([.T6]=6;&quot;{blue}&quot;;IF([.T6]=7;&quot;{yellow}&quot;;IF([.T6]=8;&quot;{orange}&quot;;IF([.T6]=9;&quot;{brown}&quot;;IF([.T6]=10;&quot;{lt. red}&quot;;IF([.T6]=11;&quot;{gray1}&quot;;IF([.T6]=12;&quot;{gray2}&quot;;IF([.T6]=13;&quot;{lt. green}&quot;;IF([.T6]=14;&quot;{lt. blue}&quot;;IF([.T6]=15;&quot;{gray3}&quot;))))))))))))))))" office:value-type="string" office:string-value="{orange}">
            <text:p>{orange}</text:p>
          </table:table-cell>
          <table:table-cell table:style-name="ce45" table:formula="of:=[.M6]" office:value-type="string" office:string-value="08">
            <text:p>08</text:p>
          </table:table-cell>
          <table:table-cell table:style-name="ce27" table:formula="of:=HEX2DEC([.V6])" office:value-type="float" office:value="8">
            <text:p>8</text:p>
          </table:table-cell>
          <table:table-cell table:style-name="ce27" table:formula="of:=IF([.W6]=0;&quot;{black}&quot;;IF([.W6]=1;&quot;{white}&quot;;IF([.W6]=2;&quot;{red}&quot;;IF([.W6]=3;&quot;{cyan}&quot;;IF([.W6]=4;&quot;{purple}&quot;;IF([.W6]=5;&quot;{green}&quot;;IF([.W6]=6;&quot;{blue}&quot;;IF([.W6]=7;&quot;{yellow}&quot;;IF([.W6]=8;&quot;{orange}&quot;;IF([.W6]=9;&quot;{brown}&quot;;IF([.W6]=10;&quot;{lt. red}&quot;;IF([.W6]=11;&quot;{gray1}&quot;;IF([.W6]=12;&quot;{gray2}&quot;;IF([.W6]=13;&quot;{lt. green}&quot;;IF([.W6]=14;&quot;{lt. blue}&quot;;IF([.W6]=15;&quot;{gray3}&quot;))))))))))))))))" office:value-type="string" office:string-value="{orange}">
            <text:p>{orange}</text:p>
          </table:table-cell>
          <table:table-cell table:style-name="ce48" office:value-type="string">
            <text:p>DATA"</text:p>
          </table:table-cell>
          <table:table-cell table:style-name="ce64" table:formula="of:=[.O6]" office:value-type="string" office:string-value="{orange}">
            <text:p>{orange}</text:p>
          </table:table-cell>
          <table:table-cell table:style-name="ce64" table:formula="of:=IF(AND([.E6]&gt;=128;[.E6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6]+[.I6]" office:value-type="float" office:value="214">
            <text:p>214</text:p>
          </table:table-cell>
          <table:table-cell table:style-name="ce64" office:value-type="string">
            <text:p>}</text:p>
          </table:table-cell>
          <table:table-cell table:style-name="ce64" table:formula="of:=IF(AND([.F6]&gt;=128;[.F6]&lt;=255);&quot;{rvrs on}&quot;;&quot;{rvrs off}&quot;)" office:value-type="string" office:string-value="{rvrs off}">
            <text:p>{rvrs off}</text:p>
          </table:table-cell>
          <table:table-cell table:style-name="ce64" table:formula="of:=[.R6]" office:value-type="string" office:string-value="{orange}">
            <text:p>{orange}</text:p>
          </table:table-cell>
          <table:table-cell table:style-name="ce64" office:value-type="string">
            <text:p>{</text:p>
          </table:table-cell>
          <table:table-cell table:style-name="ce64" table:formula="of:=[.F6]+[.J6]" office:value-type="float" office:value="214">
            <text:p>214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6]&gt;=128;[.G6]&lt;=255);&quot;{rvrs on}&quot;;&quot;{rvrs off}&quot;)" office:value-type="string" office:string-value="{rvrs off}">
            <text:p>{rvrs off}</text:p>
          </table:table-cell>
          <table:table-cell table:style-name="ce64" table:formula="of:=[.U6]" office:value-type="string" office:string-value="{orange}">
            <text:p>{orange}</text:p>
          </table:table-cell>
          <table:table-cell table:style-name="ce64" office:value-type="string">
            <text:p>{</text:p>
          </table:table-cell>
          <table:table-cell table:style-name="ce64" table:formula="of:=[.G6]+[.K6]" office:value-type="float" office:value="214">
            <text:p>214</text:p>
          </table:table-cell>
          <table:table-cell table:style-name="ce64" office:value-type="string">
            <text:p>}</text:p>
          </table:table-cell>
          <table:table-cell table:style-name="ce64" table:formula="of:=IF(AND([.H6]&gt;=128;[.H6]&lt;=255);&quot;{rvrs on}&quot;;&quot;{rvrs off}&quot;)" office:value-type="string" office:string-value="{rvrs off}">
            <text:p>{rvrs off}</text:p>
          </table:table-cell>
          <table:table-cell table:style-name="ce64" table:formula="of:=[.X6]" office:value-type="string" office:string-value="{orange}">
            <text:p>{orange}</text:p>
          </table:table-cell>
          <table:table-cell table:style-name="ce64" office:value-type="string">
            <text:p>{</text:p>
          </table:table-cell>
          <table:table-cell table:style-name="ce64" table:formula="of:=[.H6]+[.L6]" office:value-type="float" office:value="214">
            <text:p>214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/>
          <table:table-cell table:style-name="ce69" office:value-type="string">
            <text:p>tk</text:p>
          </table:table-cell>
          <table:table-cell table:style-name="ce69" office:value-type="float" office:value="3">
            <text:p>3</text:p>
          </table:table-cell>
          <table:table-cell table:style-name="ce74" office:value-type="string">
            <text:p>rd</text:p>
          </table:table-cell>
          <table:table-cell table:style-name="ce74" office:value-type="float" office:value="3">
            <text:p>3</text:p>
          </table:table-cell>
          <table:table-cell table:style-name="ce74" office:value-type="string">
            <text:p>hires</text:p>
          </table:table-cell>
          <table:table-cell table:number-columns-repeated="971"/>
        </table:table-row>
        <table:table-row table:style-name="ro1">
          <table:table-cell table:style-name="ce18" table:formula="of:=[IMPORT_CHARPAD.B32]" office:value-type="string" office:string-value="53">
            <text:p>53</text:p>
          </table:table-cell>
          <table:table-cell table:style-name="ce18" table:formula="of:=[IMPORT_CHARPAD.C32]" office:value-type="string" office:string-value="54">
            <text:p>54</text:p>
          </table:table-cell>
          <table:table-cell table:style-name="ce18" table:formula="of:=[IMPORT_CHARPAD.D32]" office:value-type="string" office:string-value="54">
            <text:p>54</text:p>
          </table:table-cell>
          <table:table-cell table:style-name="ce18" table:formula="of:=[IMPORT_CHARPAD.E32]" office:value-type="string" office:string-value="53">
            <text:p>53</text:p>
          </table:table-cell>
          <table:table-cell table:style-name="ce24" table:formula="of:=HEX2DEC([.A7])" office:value-type="float" office:value="83">
            <text:p>83</text:p>
          </table:table-cell>
          <table:table-cell table:style-name="ce27" table:formula="of:=HEX2DEC([.B7])" office:value-type="float" office:value="84">
            <text:p>84</text:p>
          </table:table-cell>
          <table:table-cell table:style-name="ce27" table:formula="of:=HEX2DEC([.C7])" office:value-type="float" office:value="84">
            <text:p>84</text:p>
          </table:table-cell>
          <table:table-cell table:style-name="ce27" table:formula="of:=HEX2DEC([.D7])" office:value-type="float" office:value="83">
            <text:p>83</text:p>
          </table:table-cell>
          <table:table-cell table:style-name="ce23" table:formula="of:=IF(AND([.E7]&gt;=64;[.E7]&lt;=95);&quot;128&quot;;IF(AND([.E7]&gt;=96;[.E7]&lt;=127);&quot;64&quot;;IF(AND([.E7]&gt;=128;[.E7]&lt;=159);&quot;-64&quot;;IF(AND([.E7]&gt;=160;[.E7]&lt;=191);&quot;-160&quot;;IF(AND([.E7]&gt;=32;[.E7]&lt;=63);&quot;0&quot;;&quot;&quot;)))))" office:value-type="string" office:string-value="128">
            <text:p>128</text:p>
          </table:table-cell>
          <table:table-cell table:style-name="ce23" table:formula="of:=IF(AND([.F7]&gt;=64;[.F7]&lt;=95);&quot;128&quot;;IF(AND([.F7]&gt;=96;[.F7]&lt;=127);&quot;64&quot;;IF(AND([.F7]&gt;=128;[.F7]&lt;=159);&quot;-64&quot;;IF(AND([.F7]&gt;=160;[.F7]&lt;=191);&quot;-160&quot;;IF(AND([.F7]&gt;=32;[.F7]&lt;=63);&quot;0&quot;;&quot;&quot;)))))" office:value-type="string" office:string-value="128">
            <text:p>128</text:p>
          </table:table-cell>
          <table:table-cell table:style-name="ce23" table:formula="of:=IF(AND([.G7]&gt;=64;[.G7]&lt;=95);&quot;128&quot;;IF(AND([.G7]&gt;=96;[.G7]&lt;=127);&quot;64&quot;;IF(AND([.G7]&gt;=128;[.G7]&lt;=159);&quot;-64&quot;;IF(AND([.G7]&gt;=160;[.G7]&lt;=191);&quot;-160&quot;;IF(AND([.G7]&gt;=32;[.G7]&lt;=63);&quot;0&quot;;&quot;&quot;)))))" office:value-type="string" office:string-value="128">
            <text:p>128</text:p>
          </table:table-cell>
          <table:table-cell table:style-name="ce23" table:formula="of:=IF(AND([.H7]&gt;=64;[.H7]&lt;=95);&quot;128&quot;;IF(AND([.H7]&gt;=96;[.H7]&lt;=127);&quot;64&quot;;IF(AND([.H7]&gt;=128;[.H7]&lt;=159);&quot;-64&quot;;IF(AND([.H7]&gt;=160;[.H7]&lt;=191);&quot;-160&quot;;IF(AND([.H7]&gt;=32;[.H7]&lt;=63);&quot;0&quot;;&quot;&quot;)))))" office:value-type="string" office:string-value="128">
            <text:p>128</text:p>
          </table:table-cell>
          <table:table-cell table:style-name="ce33" table:formula="of:=MID([IMPORT_CHARPAD.G66];2;2)" office:value-type="string" office:string-value="09">
            <text:p>09</text:p>
          </table:table-cell>
          <table:table-cell table:style-name="ce27" table:formula="of:=HEX2DEC([.M7])" office:value-type="float" office:value="9">
            <text:p>9</text:p>
          </table:table-cell>
          <table:table-cell table:style-name="ce27" table:formula="of:=IF([.N7]=0;&quot;{black}&quot;;IF([.N7]=1;&quot;{white}&quot;;IF([.N7]=2;&quot;{red}&quot;;IF([.N7]=3;&quot;{cyan}&quot;;IF([.N7]=4;&quot;{purple}&quot;;IF([.N7]=5;&quot;{green}&quot;;IF([.N7]=6;&quot;{blue}&quot;;IF([.N7]=7;&quot;{yellow}&quot;;IF([.N7]=8;&quot;{orange}&quot;;IF([.N7]=9;&quot;{brown}&quot;;IF([.N7]=10;&quot;{lt. red}&quot;;IF([.N7]=11;&quot;{gray1}&quot;;IF([.N7]=12;&quot;{gray2}&quot;;IF([.N7]=13;&quot;{lt. green}&quot;;IF([.N7]=14;&quot;{lt. blue}&quot;;IF([.N7]=15;&quot;{gray3}&quot;))))))))))))))))" office:value-type="string" office:string-value="{brown}">
            <text:p>{brown}</text:p>
          </table:table-cell>
          <table:table-cell table:style-name="ce38" table:formula="of:=[.M7]" office:value-type="string" office:string-value="09">
            <text:p>09</text:p>
          </table:table-cell>
          <table:table-cell table:style-name="ce27" table:formula="of:=HEX2DEC([.P7])" office:value-type="float" office:value="9">
            <text:p>9</text:p>
          </table:table-cell>
          <table:table-cell table:style-name="ce27" table:formula="of:=IF([.Q7]=0;&quot;{black}&quot;;IF([.Q7]=1;&quot;{white}&quot;;IF([.Q7]=2;&quot;{red}&quot;;IF([.Q7]=3;&quot;{cyan}&quot;;IF([.Q7]=4;&quot;{purple}&quot;;IF([.Q7]=5;&quot;{green}&quot;;IF([.Q7]=6;&quot;{blue}&quot;;IF([.Q7]=7;&quot;{yellow}&quot;;IF([.Q7]=8;&quot;{orange}&quot;;IF([.Q7]=9;&quot;{brown}&quot;;IF([.Q7]=10;&quot;{lt. red}&quot;;IF([.Q7]=11;&quot;{gray1}&quot;;IF([.Q7]=12;&quot;{gray2}&quot;;IF([.Q7]=13;&quot;{lt. green}&quot;;IF([.Q7]=14;&quot;{lt. blue}&quot;;IF([.Q7]=15;&quot;{gray3}&quot;))))))))))))))))" office:value-type="string" office:string-value="{brown}">
            <text:p>{brown}</text:p>
          </table:table-cell>
          <table:table-cell table:style-name="ce38" table:formula="of:=[.M7]" office:value-type="string" office:string-value="09">
            <text:p>09</text:p>
          </table:table-cell>
          <table:table-cell table:style-name="ce27" table:formula="of:=HEX2DEC([.S7])" office:value-type="float" office:value="9">
            <text:p>9</text:p>
          </table:table-cell>
          <table:table-cell table:style-name="ce27" table:formula="of:=IF([.T7]=0;&quot;{black}&quot;;IF([.T7]=1;&quot;{white}&quot;;IF([.T7]=2;&quot;{red}&quot;;IF([.T7]=3;&quot;{cyan}&quot;;IF([.T7]=4;&quot;{purple}&quot;;IF([.T7]=5;&quot;{green}&quot;;IF([.T7]=6;&quot;{blue}&quot;;IF([.T7]=7;&quot;{yellow}&quot;;IF([.T7]=8;&quot;{orange}&quot;;IF([.T7]=9;&quot;{brown}&quot;;IF([.T7]=10;&quot;{lt. red}&quot;;IF([.T7]=11;&quot;{gray1}&quot;;IF([.T7]=12;&quot;{gray2}&quot;;IF([.T7]=13;&quot;{lt. green}&quot;;IF([.T7]=14;&quot;{lt. blue}&quot;;IF([.T7]=15;&quot;{gray3}&quot;))))))))))))))))" office:value-type="string" office:string-value="{brown}">
            <text:p>{brown}</text:p>
          </table:table-cell>
          <table:table-cell table:style-name="ce44" table:formula="of:=[.M7]" office:value-type="string" office:string-value="09">
            <text:p>09</text:p>
          </table:table-cell>
          <table:table-cell table:style-name="ce27" table:formula="of:=HEX2DEC([.V7])" office:value-type="float" office:value="9">
            <text:p>9</text:p>
          </table:table-cell>
          <table:table-cell table:style-name="ce27" table:formula="of:=IF([.W7]=0;&quot;{black}&quot;;IF([.W7]=1;&quot;{white}&quot;;IF([.W7]=2;&quot;{red}&quot;;IF([.W7]=3;&quot;{cyan}&quot;;IF([.W7]=4;&quot;{purple}&quot;;IF([.W7]=5;&quot;{green}&quot;;IF([.W7]=6;&quot;{blue}&quot;;IF([.W7]=7;&quot;{yellow}&quot;;IF([.W7]=8;&quot;{orange}&quot;;IF([.W7]=9;&quot;{brown}&quot;;IF([.W7]=10;&quot;{lt. red}&quot;;IF([.W7]=11;&quot;{gray1}&quot;;IF([.W7]=12;&quot;{gray2}&quot;;IF([.W7]=13;&quot;{lt. green}&quot;;IF([.W7]=14;&quot;{lt. blue}&quot;;IF([.W7]=15;&quot;{gray3}&quot;))))))))))))))))" office:value-type="string" office:string-value="{brown}">
            <text:p>{brown}</text:p>
          </table:table-cell>
          <table:table-cell table:style-name="ce48" office:value-type="string">
            <text:p>DATA"</text:p>
          </table:table-cell>
          <table:table-cell table:style-name="ce64" table:formula="of:=[.O7]" office:value-type="string" office:string-value="{brown}">
            <text:p>{brown}</text:p>
          </table:table-cell>
          <table:table-cell table:style-name="ce64" table:formula="of:=IF(AND([.E7]&gt;=128;[.E7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7]+[.I7]" office:value-type="float" office:value="211">
            <text:p>211</text:p>
          </table:table-cell>
          <table:table-cell table:style-name="ce64" office:value-type="string">
            <text:p>}</text:p>
          </table:table-cell>
          <table:table-cell table:style-name="ce64" table:formula="of:=IF(AND([.F7]&gt;=128;[.F7]&lt;=255);&quot;{rvrs on}&quot;;&quot;{rvrs off}&quot;)" office:value-type="string" office:string-value="{rvrs off}">
            <text:p>{rvrs off}</text:p>
          </table:table-cell>
          <table:table-cell table:style-name="ce64" table:formula="of:=[.R7]" office:value-type="string" office:string-value="{brown}">
            <text:p>{brown}</text:p>
          </table:table-cell>
          <table:table-cell table:style-name="ce64" office:value-type="string">
            <text:p>{</text:p>
          </table:table-cell>
          <table:table-cell table:style-name="ce64" table:formula="of:=[.F7]+[.J7]" office:value-type="float" office:value="212">
            <text:p>212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7]&gt;=128;[.G7]&lt;=255);&quot;{rvrs on}&quot;;&quot;{rvrs off}&quot;)" office:value-type="string" office:string-value="{rvrs off}">
            <text:p>{rvrs off}</text:p>
          </table:table-cell>
          <table:table-cell table:style-name="ce64" table:formula="of:=[.U7]" office:value-type="string" office:string-value="{brown}">
            <text:p>{brown}</text:p>
          </table:table-cell>
          <table:table-cell table:style-name="ce64" office:value-type="string">
            <text:p>{</text:p>
          </table:table-cell>
          <table:table-cell table:style-name="ce64" table:formula="of:=[.G7]+[.K7]" office:value-type="float" office:value="212">
            <text:p>212</text:p>
          </table:table-cell>
          <table:table-cell table:style-name="ce64" office:value-type="string">
            <text:p>}</text:p>
          </table:table-cell>
          <table:table-cell table:style-name="ce64" table:formula="of:=IF(AND([.H7]&gt;=128;[.H7]&lt;=255);&quot;{rvrs on}&quot;;&quot;{rvrs off}&quot;)" office:value-type="string" office:string-value="{rvrs off}">
            <text:p>{rvrs off}</text:p>
          </table:table-cell>
          <table:table-cell table:style-name="ce64" table:formula="of:=[.X7]" office:value-type="string" office:string-value="{brown}">
            <text:p>{brown}</text:p>
          </table:table-cell>
          <table:table-cell table:style-name="ce64" office:value-type="string">
            <text:p>{</text:p>
          </table:table-cell>
          <table:table-cell table:style-name="ce64" table:formula="of:=[.H7]+[.L7]" office:value-type="float" office:value="211">
            <text:p>211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/>
          <table:table-cell table:style-name="ce69" office:value-type="string">
            <text:p>vi</text:p>
          </table:table-cell>
          <table:table-cell table:style-name="ce69" office:value-type="float" office:value="4">
            <text:p>4</text:p>
          </table:table-cell>
          <table:table-cell table:style-name="ce74" office:value-type="string">
            <text:p>vi</text:p>
          </table:table-cell>
          <table:table-cell table:style-name="ce74" office:value-type="float" office:value="4">
            <text:p>4</text:p>
          </table:table-cell>
          <table:table-cell table:style-name="ce74" office:value-type="string">
            <text:p>hires</text:p>
          </table:table-cell>
          <table:table-cell table:number-columns-repeated="971"/>
        </table:table-row>
        <table:table-row table:style-name="ro1">
          <table:table-cell table:style-name="ce18" table:formula="of:=[IMPORT_CHARPAD.B33]" office:value-type="string" office:string-value="91">
            <text:p>91</text:p>
          </table:table-cell>
          <table:table-cell table:style-name="ce18" table:formula="of:=[IMPORT_CHARPAD.C33]" office:value-type="string" office:string-value="92">
            <text:p>92</text:p>
          </table:table-cell>
          <table:table-cell table:style-name="ce18" table:formula="of:=[IMPORT_CHARPAD.D33]" office:value-type="string" office:string-value="93">
            <text:p>93</text:p>
          </table:table-cell>
          <table:table-cell table:style-name="ce18" table:formula="of:=[IMPORT_CHARPAD.E33]" office:value-type="string" office:string-value="94">
            <text:p>94</text:p>
          </table:table-cell>
          <table:table-cell table:style-name="ce24" table:formula="of:=HEX2DEC([.A8])" office:value-type="float" office:value="145">
            <text:p>145</text:p>
          </table:table-cell>
          <table:table-cell table:style-name="ce27" table:formula="of:=HEX2DEC([.B8])" office:value-type="float" office:value="146">
            <text:p>146</text:p>
          </table:table-cell>
          <table:table-cell table:style-name="ce27" table:formula="of:=HEX2DEC([.C8])" office:value-type="float" office:value="147">
            <text:p>147</text:p>
          </table:table-cell>
          <table:table-cell table:style-name="ce27" table:formula="of:=HEX2DEC([.D8])" office:value-type="float" office:value="148">
            <text:p>148</text:p>
          </table:table-cell>
          <table:table-cell table:style-name="ce23" table:formula="of:=IF(AND([.E8]&gt;=64;[.E8]&lt;=95);&quot;128&quot;;IF(AND([.E8]&gt;=96;[.E8]&lt;=127);&quot;64&quot;;IF(AND([.E8]&gt;=128;[.E8]&lt;=159);&quot;-64&quot;;IF(AND([.E8]&gt;=160;[.E8]&lt;=191);&quot;-160&quot;;IF(AND([.E8]&gt;=32;[.E8]&lt;=63);&quot;0&quot;;&quot;&quot;)))))" office:value-type="string" office:string-value="-64">
            <text:p>-64</text:p>
          </table:table-cell>
          <table:table-cell table:style-name="ce23" table:formula="of:=IF(AND([.F8]&gt;=64;[.F8]&lt;=95);&quot;128&quot;;IF(AND([.F8]&gt;=96;[.F8]&lt;=127);&quot;64&quot;;IF(AND([.F8]&gt;=128;[.F8]&lt;=159);&quot;-64&quot;;IF(AND([.F8]&gt;=160;[.F8]&lt;=191);&quot;-160&quot;;IF(AND([.F8]&gt;=32;[.F8]&lt;=63);&quot;0&quot;;&quot;&quot;)))))" office:value-type="string" office:string-value="-64">
            <text:p>-64</text:p>
          </table:table-cell>
          <table:table-cell table:style-name="ce23" table:formula="of:=IF(AND([.G8]&gt;=64;[.G8]&lt;=95);&quot;128&quot;;IF(AND([.G8]&gt;=96;[.G8]&lt;=127);&quot;64&quot;;IF(AND([.G8]&gt;=128;[.G8]&lt;=159);&quot;-64&quot;;IF(AND([.G8]&gt;=160;[.G8]&lt;=191);&quot;-160&quot;;IF(AND([.G8]&gt;=32;[.G8]&lt;=63);&quot;0&quot;;&quot;&quot;)))))" office:value-type="string" office:string-value="-64">
            <text:p>-64</text:p>
          </table:table-cell>
          <table:table-cell table:style-name="ce23" table:formula="of:=IF(AND([.H8]&gt;=64;[.H8]&lt;=95);&quot;128&quot;;IF(AND([.H8]&gt;=96;[.H8]&lt;=127);&quot;64&quot;;IF(AND([.H8]&gt;=128;[.H8]&lt;=159);&quot;-64&quot;;IF(AND([.H8]&gt;=160;[.H8]&lt;=191);&quot;-160&quot;;IF(AND([.H8]&gt;=32;[.H8]&lt;=63);&quot;0&quot;;&quot;&quot;)))))" office:value-type="string" office:string-value="-64">
            <text:p>-64</text:p>
          </table:table-cell>
          <table:table-cell table:style-name="ce34" table:formula="of:=MID([IMPORT_CHARPAD.H66];2;2)" office:value-type="string" office:string-value="0d">
            <text:p>0d</text:p>
          </table:table-cell>
          <table:table-cell table:style-name="ce27" table:formula="of:=HEX2DEC([.M8])" office:value-type="float" office:value="13">
            <text:p>13</text:p>
          </table:table-cell>
          <table:table-cell table:style-name="ce27" table:formula="of:=IF([.N8]=0;&quot;{black}&quot;;IF([.N8]=1;&quot;{white}&quot;;IF([.N8]=2;&quot;{red}&quot;;IF([.N8]=3;&quot;{cyan}&quot;;IF([.N8]=4;&quot;{purple}&quot;;IF([.N8]=5;&quot;{green}&quot;;IF([.N8]=6;&quot;{blue}&quot;;IF([.N8]=7;&quot;{yellow}&quot;;IF([.N8]=8;&quot;{orange}&quot;;IF([.N8]=9;&quot;{brown}&quot;;IF([.N8]=10;&quot;{lt. red}&quot;;IF([.N8]=11;&quot;{gray1}&quot;;IF([.N8]=12;&quot;{gray2}&quot;;IF([.N8]=13;&quot;{lt. green}&quot;;IF([.N8]=14;&quot;{lt. blue}&quot;;IF([.N8]=15;&quot;{gray3}&quot;))))))))))))))))" office:value-type="string" office:string-value="{lt. green}">
            <text:p>{lt. green}</text:p>
          </table:table-cell>
          <table:table-cell table:style-name="ce39" table:formula="of:=[.M8]" office:value-type="string" office:string-value="0d">
            <text:p>0d</text:p>
          </table:table-cell>
          <table:table-cell table:style-name="ce27" table:formula="of:=HEX2DEC([.P8])" office:value-type="float" office:value="13">
            <text:p>13</text:p>
          </table:table-cell>
          <table:table-cell table:style-name="ce27" table:formula="of:=IF([.Q8]=0;&quot;{black}&quot;;IF([.Q8]=1;&quot;{white}&quot;;IF([.Q8]=2;&quot;{red}&quot;;IF([.Q8]=3;&quot;{cyan}&quot;;IF([.Q8]=4;&quot;{purple}&quot;;IF([.Q8]=5;&quot;{green}&quot;;IF([.Q8]=6;&quot;{blue}&quot;;IF([.Q8]=7;&quot;{yellow}&quot;;IF([.Q8]=8;&quot;{orange}&quot;;IF([.Q8]=9;&quot;{brown}&quot;;IF([.Q8]=10;&quot;{lt. red}&quot;;IF([.Q8]=11;&quot;{gray1}&quot;;IF([.Q8]=12;&quot;{gray2}&quot;;IF([.Q8]=13;&quot;{lt. green}&quot;;IF([.Q8]=14;&quot;{lt. blue}&quot;;IF([.Q8]=15;&quot;{gray3}&quot;))))))))))))))))" office:value-type="string" office:string-value="{lt. green}">
            <text:p>{lt. green}</text:p>
          </table:table-cell>
          <table:table-cell table:style-name="ce39" table:formula="of:=[.M8]" office:value-type="string" office:string-value="0d">
            <text:p>0d</text:p>
          </table:table-cell>
          <table:table-cell table:style-name="ce27" table:formula="of:=HEX2DEC([.S8])" office:value-type="float" office:value="13">
            <text:p>13</text:p>
          </table:table-cell>
          <table:table-cell table:style-name="ce27" table:formula="of:=IF([.T8]=0;&quot;{black}&quot;;IF([.T8]=1;&quot;{white}&quot;;IF([.T8]=2;&quot;{red}&quot;;IF([.T8]=3;&quot;{cyan}&quot;;IF([.T8]=4;&quot;{purple}&quot;;IF([.T8]=5;&quot;{green}&quot;;IF([.T8]=6;&quot;{blue}&quot;;IF([.T8]=7;&quot;{yellow}&quot;;IF([.T8]=8;&quot;{orange}&quot;;IF([.T8]=9;&quot;{brown}&quot;;IF([.T8]=10;&quot;{lt. red}&quot;;IF([.T8]=11;&quot;{gray1}&quot;;IF([.T8]=12;&quot;{gray2}&quot;;IF([.T8]=13;&quot;{lt. green}&quot;;IF([.T8]=14;&quot;{lt. blue}&quot;;IF([.T8]=15;&quot;{gray3}&quot;))))))))))))))))" office:value-type="string" office:string-value="{lt. green}">
            <text:p>{lt. green}</text:p>
          </table:table-cell>
          <table:table-cell table:style-name="ce45" table:formula="of:=[.M8]" office:value-type="string" office:string-value="0d">
            <text:p>0d</text:p>
          </table:table-cell>
          <table:table-cell table:style-name="ce27" table:formula="of:=HEX2DEC([.V8])" office:value-type="float" office:value="13">
            <text:p>13</text:p>
          </table:table-cell>
          <table:table-cell table:style-name="ce27" table:formula="of:=IF([.W8]=0;&quot;{black}&quot;;IF([.W8]=1;&quot;{white}&quot;;IF([.W8]=2;&quot;{red}&quot;;IF([.W8]=3;&quot;{cyan}&quot;;IF([.W8]=4;&quot;{purple}&quot;;IF([.W8]=5;&quot;{green}&quot;;IF([.W8]=6;&quot;{blue}&quot;;IF([.W8]=7;&quot;{yellow}&quot;;IF([.W8]=8;&quot;{orange}&quot;;IF([.W8]=9;&quot;{brown}&quot;;IF([.W8]=10;&quot;{lt. red}&quot;;IF([.W8]=11;&quot;{gray1}&quot;;IF([.W8]=12;&quot;{gray2}&quot;;IF([.W8]=13;&quot;{lt. green}&quot;;IF([.W8]=14;&quot;{lt. blue}&quot;;IF([.W8]=15;&quot;{gray3}&quot;))))))))))))))))" office:value-type="string" office:string-value="{lt. green}">
            <text:p>{lt. green}</text:p>
          </table:table-cell>
          <table:table-cell table:style-name="ce48" office:value-type="string">
            <text:p>DATA"</text:p>
          </table:table-cell>
          <table:table-cell table:style-name="ce64" table:formula="of:=[.O8]" office:value-type="string" office:string-value="{lt. green}">
            <text:p>{lt. green}</text:p>
          </table:table-cell>
          <table:table-cell table:style-name="ce64" table:formula="of:=IF(AND([.E8]&gt;=128;[.E8]&lt;=255);&quot;{rvrs on}&quot;;&quot;{rvrs off}&quot;)" office:value-type="string" office:string-value="{rvrs on}">
            <text:p>{rvrs on}</text:p>
          </table:table-cell>
          <table:table-cell table:style-name="ce64" office:value-type="string">
            <text:p>{</text:p>
          </table:table-cell>
          <table:table-cell table:style-name="ce64" table:formula="of:=[.E8]+[.I8]" office:value-type="float" office:value="81">
            <text:p>81</text:p>
          </table:table-cell>
          <table:table-cell table:style-name="ce64" office:value-type="string">
            <text:p>}</text:p>
          </table:table-cell>
          <table:table-cell table:style-name="ce64" table:formula="of:=IF(AND([.F8]&gt;=128;[.F8]&lt;=255);&quot;{rvrs on}&quot;;&quot;{rvrs off}&quot;)" office:value-type="string" office:string-value="{rvrs on}">
            <text:p>{rvrs on}</text:p>
          </table:table-cell>
          <table:table-cell table:style-name="ce64" table:formula="of:=[.R8]" office:value-type="string" office:string-value="{lt. green}">
            <text:p>{lt. green}</text:p>
          </table:table-cell>
          <table:table-cell table:style-name="ce64" office:value-type="string">
            <text:p>{</text:p>
          </table:table-cell>
          <table:table-cell table:style-name="ce64" table:formula="of:=[.F8]+[.J8]" office:value-type="float" office:value="82">
            <text:p>82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8]&gt;=128;[.G8]&lt;=255);&quot;{rvrs on}&quot;;&quot;{rvrs off}&quot;)" office:value-type="string" office:string-value="{rvrs on}">
            <text:p>{rvrs on}</text:p>
          </table:table-cell>
          <table:table-cell table:style-name="ce64" table:formula="of:=[.U8]" office:value-type="string" office:string-value="{lt. green}">
            <text:p>{lt. green}</text:p>
          </table:table-cell>
          <table:table-cell table:style-name="ce64" office:value-type="string">
            <text:p>{</text:p>
          </table:table-cell>
          <table:table-cell table:style-name="ce64" table:formula="of:=[.G8]+[.K8]" office:value-type="float" office:value="83">
            <text:p>83</text:p>
          </table:table-cell>
          <table:table-cell table:style-name="ce64" office:value-type="string">
            <text:p>}</text:p>
          </table:table-cell>
          <table:table-cell table:style-name="ce64" table:formula="of:=IF(AND([.H8]&gt;=128;[.H8]&lt;=255);&quot;{rvrs on}&quot;;&quot;{rvrs off}&quot;)" office:value-type="string" office:string-value="{rvrs on}">
            <text:p>{rvrs on}</text:p>
          </table:table-cell>
          <table:table-cell table:style-name="ce64" table:formula="of:=[.X8]" office:value-type="string" office:string-value="{lt. green}">
            <text:p>{lt. green}</text:p>
          </table:table-cell>
          <table:table-cell table:style-name="ce64" office:value-type="string">
            <text:p>{</text:p>
          </table:table-cell>
          <table:table-cell table:style-name="ce64" table:formula="of:=[.H8]+[.L8]" office:value-type="float" office:value="84">
            <text:p>84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/>
          <table:table-cell table:style-name="ce69" office:value-type="string">
            <text:p>gn</text:p>
          </table:table-cell>
          <table:table-cell table:style-name="ce69" office:value-type="float" office:value="5">
            <text:p>5</text:p>
          </table:table-cell>
          <table:table-cell table:style-name="ce74" office:value-type="string">
            <text:p>gn</text:p>
          </table:table-cell>
          <table:table-cell table:style-name="ce74" office:value-type="float" office:value="5">
            <text:p>5</text:p>
          </table:table-cell>
          <table:table-cell table:style-name="ce74" office:value-type="string">
            <text:p>hires</text:p>
          </table:table-cell>
          <table:table-cell table:number-columns-repeated="971"/>
        </table:table-row>
        <table:table-row table:style-name="ro1">
          <table:table-cell table:style-name="ce18" table:formula="of:=[IMPORT_CHARPAD.B34]" office:value-type="string" office:string-value="37">
            <text:p>37</text:p>
          </table:table-cell>
          <table:table-cell table:style-name="ce18" table:formula="of:=[IMPORT_CHARPAD.C34]" office:value-type="string" office:string-value="37">
            <text:p>37</text:p>
          </table:table-cell>
          <table:table-cell table:style-name="ce18" table:formula="of:=[IMPORT_CHARPAD.D34]" office:value-type="string" office:string-value="37">
            <text:p>37</text:p>
          </table:table-cell>
          <table:table-cell table:style-name="ce18" table:formula="of:=[IMPORT_CHARPAD.E34]" office:value-type="string" office:string-value="37">
            <text:p>37</text:p>
          </table:table-cell>
          <table:table-cell table:style-name="ce24" table:formula="of:=HEX2DEC([.A9])" office:value-type="float" office:value="55">
            <text:p>55</text:p>
          </table:table-cell>
          <table:table-cell table:style-name="ce27" table:formula="of:=HEX2DEC([.B9])" office:value-type="float" office:value="55">
            <text:p>55</text:p>
          </table:table-cell>
          <table:table-cell table:style-name="ce27" table:formula="of:=HEX2DEC([.C9])" office:value-type="float" office:value="55">
            <text:p>55</text:p>
          </table:table-cell>
          <table:table-cell table:style-name="ce27" table:formula="of:=HEX2DEC([.D9])" office:value-type="float" office:value="55">
            <text:p>55</text:p>
          </table:table-cell>
          <table:table-cell table:style-name="ce23" table:formula="of:=IF(AND([.E9]&gt;=64;[.E9]&lt;=95);&quot;128&quot;;IF(AND([.E9]&gt;=96;[.E9]&lt;=127);&quot;64&quot;;IF(AND([.E9]&gt;=128;[.E9]&lt;=159);&quot;-64&quot;;IF(AND([.E9]&gt;=160;[.E9]&lt;=191);&quot;-160&quot;;IF(AND([.E9]&gt;=32;[.E9]&lt;=63);&quot;0&quot;;&quot;&quot;)))))" office:value-type="string" office:string-value="0">
            <text:p>0</text:p>
          </table:table-cell>
          <table:table-cell table:style-name="ce23" table:formula="of:=IF(AND([.F9]&gt;=64;[.F9]&lt;=95);&quot;128&quot;;IF(AND([.F9]&gt;=96;[.F9]&lt;=127);&quot;64&quot;;IF(AND([.F9]&gt;=128;[.F9]&lt;=159);&quot;-64&quot;;IF(AND([.F9]&gt;=160;[.F9]&lt;=191);&quot;-160&quot;;IF(AND([.F9]&gt;=32;[.F9]&lt;=63);&quot;0&quot;;&quot;&quot;)))))" office:value-type="string" office:string-value="0">
            <text:p>0</text:p>
          </table:table-cell>
          <table:table-cell table:style-name="ce23" table:formula="of:=IF(AND([.G9]&gt;=64;[.G9]&lt;=95);&quot;128&quot;;IF(AND([.G9]&gt;=96;[.G9]&lt;=127);&quot;64&quot;;IF(AND([.G9]&gt;=128;[.G9]&lt;=159);&quot;-64&quot;;IF(AND([.G9]&gt;=160;[.G9]&lt;=191);&quot;-160&quot;;IF(AND([.G9]&gt;=32;[.G9]&lt;=63);&quot;0&quot;;&quot;&quot;)))))" office:value-type="string" office:string-value="0">
            <text:p>0</text:p>
          </table:table-cell>
          <table:table-cell table:style-name="ce23" table:formula="of:=IF(AND([.H9]&gt;=64;[.H9]&lt;=95);&quot;128&quot;;IF(AND([.H9]&gt;=96;[.H9]&lt;=127);&quot;64&quot;;IF(AND([.H9]&gt;=128;[.H9]&lt;=159);&quot;-64&quot;;IF(AND([.H9]&gt;=160;[.H9]&lt;=191);&quot;-160&quot;;IF(AND([.H9]&gt;=32;[.H9]&lt;=63);&quot;0&quot;;&quot;&quot;)))))" office:value-type="string" office:string-value="0">
            <text:p>0</text:p>
          </table:table-cell>
          <table:table-cell table:style-name="ce33" table:formula="of:=MID([IMPORT_CHARPAD.I66];2;2)" office:value-type="string" office:string-value="09">
            <text:p>09</text:p>
          </table:table-cell>
          <table:table-cell table:style-name="ce27" table:formula="of:=HEX2DEC([.M9])" office:value-type="float" office:value="9">
            <text:p>9</text:p>
          </table:table-cell>
          <table:table-cell table:style-name="ce27" table:formula="of:=IF([.N9]=0;&quot;{black}&quot;;IF([.N9]=1;&quot;{white}&quot;;IF([.N9]=2;&quot;{red}&quot;;IF([.N9]=3;&quot;{cyan}&quot;;IF([.N9]=4;&quot;{purple}&quot;;IF([.N9]=5;&quot;{green}&quot;;IF([.N9]=6;&quot;{blue}&quot;;IF([.N9]=7;&quot;{yellow}&quot;;IF([.N9]=8;&quot;{orange}&quot;;IF([.N9]=9;&quot;{brown}&quot;;IF([.N9]=10;&quot;{lt. red}&quot;;IF([.N9]=11;&quot;{gray1}&quot;;IF([.N9]=12;&quot;{gray2}&quot;;IF([.N9]=13;&quot;{lt. green}&quot;;IF([.N9]=14;&quot;{lt. blue}&quot;;IF([.N9]=15;&quot;{gray3}&quot;))))))))))))))))" office:value-type="string" office:string-value="{brown}">
            <text:p>{brown}</text:p>
          </table:table-cell>
          <table:table-cell table:style-name="ce38" table:formula="of:=[.M9]" office:value-type="string" office:string-value="09">
            <text:p>09</text:p>
          </table:table-cell>
          <table:table-cell table:style-name="ce27" table:formula="of:=HEX2DEC([.P9])" office:value-type="float" office:value="9">
            <text:p>9</text:p>
          </table:table-cell>
          <table:table-cell table:style-name="ce27" table:formula="of:=IF([.Q9]=0;&quot;{black}&quot;;IF([.Q9]=1;&quot;{white}&quot;;IF([.Q9]=2;&quot;{red}&quot;;IF([.Q9]=3;&quot;{cyan}&quot;;IF([.Q9]=4;&quot;{purple}&quot;;IF([.Q9]=5;&quot;{green}&quot;;IF([.Q9]=6;&quot;{blue}&quot;;IF([.Q9]=7;&quot;{yellow}&quot;;IF([.Q9]=8;&quot;{orange}&quot;;IF([.Q9]=9;&quot;{brown}&quot;;IF([.Q9]=10;&quot;{lt. red}&quot;;IF([.Q9]=11;&quot;{gray1}&quot;;IF([.Q9]=12;&quot;{gray2}&quot;;IF([.Q9]=13;&quot;{lt. green}&quot;;IF([.Q9]=14;&quot;{lt. blue}&quot;;IF([.Q9]=15;&quot;{gray3}&quot;))))))))))))))))" office:value-type="string" office:string-value="{brown}">
            <text:p>{brown}</text:p>
          </table:table-cell>
          <table:table-cell table:style-name="ce38" table:formula="of:=[.M9]" office:value-type="string" office:string-value="09">
            <text:p>09</text:p>
          </table:table-cell>
          <table:table-cell table:style-name="ce27" table:formula="of:=HEX2DEC([.S9])" office:value-type="float" office:value="9">
            <text:p>9</text:p>
          </table:table-cell>
          <table:table-cell table:style-name="ce27" table:formula="of:=IF([.T9]=0;&quot;{black}&quot;;IF([.T9]=1;&quot;{white}&quot;;IF([.T9]=2;&quot;{red}&quot;;IF([.T9]=3;&quot;{cyan}&quot;;IF([.T9]=4;&quot;{purple}&quot;;IF([.T9]=5;&quot;{green}&quot;;IF([.T9]=6;&quot;{blue}&quot;;IF([.T9]=7;&quot;{yellow}&quot;;IF([.T9]=8;&quot;{orange}&quot;;IF([.T9]=9;&quot;{brown}&quot;;IF([.T9]=10;&quot;{lt. red}&quot;;IF([.T9]=11;&quot;{gray1}&quot;;IF([.T9]=12;&quot;{gray2}&quot;;IF([.T9]=13;&quot;{lt. green}&quot;;IF([.T9]=14;&quot;{lt. blue}&quot;;IF([.T9]=15;&quot;{gray3}&quot;))))))))))))))))" office:value-type="string" office:string-value="{brown}">
            <text:p>{brown}</text:p>
          </table:table-cell>
          <table:table-cell table:style-name="ce44" table:formula="of:=[.M9]" office:value-type="string" office:string-value="09">
            <text:p>09</text:p>
          </table:table-cell>
          <table:table-cell table:style-name="ce27" table:formula="of:=HEX2DEC([.V9])" office:value-type="float" office:value="9">
            <text:p>9</text:p>
          </table:table-cell>
          <table:table-cell table:style-name="ce27" table:formula="of:=IF([.W9]=0;&quot;{black}&quot;;IF([.W9]=1;&quot;{white}&quot;;IF([.W9]=2;&quot;{red}&quot;;IF([.W9]=3;&quot;{cyan}&quot;;IF([.W9]=4;&quot;{purple}&quot;;IF([.W9]=5;&quot;{green}&quot;;IF([.W9]=6;&quot;{blue}&quot;;IF([.W9]=7;&quot;{yellow}&quot;;IF([.W9]=8;&quot;{orange}&quot;;IF([.W9]=9;&quot;{brown}&quot;;IF([.W9]=10;&quot;{lt. red}&quot;;IF([.W9]=11;&quot;{gray1}&quot;;IF([.W9]=12;&quot;{gray2}&quot;;IF([.W9]=13;&quot;{lt. green}&quot;;IF([.W9]=14;&quot;{lt. blue}&quot;;IF([.W9]=15;&quot;{gray3}&quot;))))))))))))))))" office:value-type="string" office:string-value="{brown}">
            <text:p>{brown}</text:p>
          </table:table-cell>
          <table:table-cell table:style-name="ce48" office:value-type="string">
            <text:p>DATA"</text:p>
          </table:table-cell>
          <table:table-cell table:style-name="ce64" table:formula="of:=[.O9]" office:value-type="string" office:string-value="{brown}">
            <text:p>{brown}</text:p>
          </table:table-cell>
          <table:table-cell table:style-name="ce64" table:formula="of:=IF(AND([.E9]&gt;=128;[.E9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9]+[.I9]" office:value-type="float" office:value="55">
            <text:p>55</text:p>
          </table:table-cell>
          <table:table-cell table:style-name="ce64" office:value-type="string">
            <text:p>}</text:p>
          </table:table-cell>
          <table:table-cell table:style-name="ce64" table:formula="of:=IF(AND([.F9]&gt;=128;[.F9]&lt;=255);&quot;{rvrs on}&quot;;&quot;{rvrs off}&quot;)" office:value-type="string" office:string-value="{rvrs off}">
            <text:p>{rvrs off}</text:p>
          </table:table-cell>
          <table:table-cell table:style-name="ce64" table:formula="of:=[.R9]" office:value-type="string" office:string-value="{brown}">
            <text:p>{brown}</text:p>
          </table:table-cell>
          <table:table-cell table:style-name="ce64" office:value-type="string">
            <text:p>{</text:p>
          </table:table-cell>
          <table:table-cell table:style-name="ce64" table:formula="of:=[.F9]+[.J9]" office:value-type="float" office:value="55">
            <text:p>55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9]&gt;=128;[.G9]&lt;=255);&quot;{rvrs on}&quot;;&quot;{rvrs off}&quot;)" office:value-type="string" office:string-value="{rvrs off}">
            <text:p>{rvrs off}</text:p>
          </table:table-cell>
          <table:table-cell table:style-name="ce64" table:formula="of:=[.U9]" office:value-type="string" office:string-value="{brown}">
            <text:p>{brown}</text:p>
          </table:table-cell>
          <table:table-cell table:style-name="ce64" office:value-type="string">
            <text:p>{</text:p>
          </table:table-cell>
          <table:table-cell table:style-name="ce64" table:formula="of:=[.G9]+[.K9]" office:value-type="float" office:value="55">
            <text:p>55</text:p>
          </table:table-cell>
          <table:table-cell table:style-name="ce64" office:value-type="string">
            <text:p>}</text:p>
          </table:table-cell>
          <table:table-cell table:style-name="ce64" table:formula="of:=IF(AND([.H9]&gt;=128;[.H9]&lt;=255);&quot;{rvrs on}&quot;;&quot;{rvrs off}&quot;)" office:value-type="string" office:string-value="{rvrs off}">
            <text:p>{rvrs off}</text:p>
          </table:table-cell>
          <table:table-cell table:style-name="ce64" table:formula="of:=[.X9]" office:value-type="string" office:string-value="{brown}">
            <text:p>{brown}</text:p>
          </table:table-cell>
          <table:table-cell table:style-name="ce64" office:value-type="string">
            <text:p>{</text:p>
          </table:table-cell>
          <table:table-cell table:style-name="ce64" table:formula="of:=[.H9]+[.L9]" office:value-type="float" office:value="55">
            <text:p>55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/>
          <table:table-cell table:style-name="ce69" office:value-type="string">
            <text:p>bl</text:p>
          </table:table-cell>
          <table:table-cell table:style-name="ce69" office:value-type="float" office:value="6">
            <text:p>6</text:p>
          </table:table-cell>
          <table:table-cell table:style-name="ce74" office:value-type="string">
            <text:p>bl</text:p>
          </table:table-cell>
          <table:table-cell table:style-name="ce74" office:value-type="float" office:value="6">
            <text:p>6</text:p>
          </table:table-cell>
          <table:table-cell table:style-name="ce74" office:value-type="string">
            <text:p>hires</text:p>
          </table:table-cell>
          <table:table-cell table:number-columns-repeated="971"/>
        </table:table-row>
        <table:table-row table:style-name="ro1">
          <table:table-cell table:style-name="ce18" table:formula="of:=[IMPORT_CHARPAD.B35]" office:value-type="string" office:string-value="65">
            <text:p>65</text:p>
          </table:table-cell>
          <table:table-cell table:style-name="ce18" table:formula="of:=[IMPORT_CHARPAD.C35]" office:value-type="string" office:string-value="66">
            <text:p>66</text:p>
          </table:table-cell>
          <table:table-cell table:style-name="ce18" table:formula="of:=[IMPORT_CHARPAD.D35]" office:value-type="string" office:string-value="67">
            <text:p>67</text:p>
          </table:table-cell>
          <table:table-cell table:style-name="ce18" table:formula="of:=[IMPORT_CHARPAD.E35]" office:value-type="string" office:string-value="68">
            <text:p>68</text:p>
          </table:table-cell>
          <table:table-cell table:style-name="ce24" table:formula="of:=HEX2DEC([.A10])" office:value-type="float" office:value="101">
            <text:p>101</text:p>
          </table:table-cell>
          <table:table-cell table:style-name="ce27" table:formula="of:=HEX2DEC([.B10])" office:value-type="float" office:value="102">
            <text:p>102</text:p>
          </table:table-cell>
          <table:table-cell table:style-name="ce27" table:formula="of:=HEX2DEC([.C10])" office:value-type="float" office:value="103">
            <text:p>103</text:p>
          </table:table-cell>
          <table:table-cell table:style-name="ce27" table:formula="of:=HEX2DEC([.D10])" office:value-type="float" office:value="104">
            <text:p>104</text:p>
          </table:table-cell>
          <table:table-cell table:style-name="ce23" table:formula="of:=IF(AND([.E10]&gt;=64;[.E10]&lt;=95);&quot;128&quot;;IF(AND([.E10]&gt;=96;[.E10]&lt;=127);&quot;64&quot;;IF(AND([.E10]&gt;=128;[.E10]&lt;=159);&quot;-64&quot;;IF(AND([.E10]&gt;=160;[.E10]&lt;=191);&quot;-160&quot;;IF(AND([.E10]&gt;=32;[.E10]&lt;=63);&quot;0&quot;;&quot;&quot;)))))" office:value-type="string" office:string-value="64">
            <text:p>64</text:p>
          </table:table-cell>
          <table:table-cell table:style-name="ce23" table:formula="of:=IF(AND([.F10]&gt;=64;[.F10]&lt;=95);&quot;128&quot;;IF(AND([.F10]&gt;=96;[.F10]&lt;=127);&quot;64&quot;;IF(AND([.F10]&gt;=128;[.F10]&lt;=159);&quot;-64&quot;;IF(AND([.F10]&gt;=160;[.F10]&lt;=191);&quot;-160&quot;;IF(AND([.F10]&gt;=32;[.F10]&lt;=63);&quot;0&quot;;&quot;&quot;)))))" office:value-type="string" office:string-value="64">
            <text:p>64</text:p>
          </table:table-cell>
          <table:table-cell table:style-name="ce23" table:formula="of:=IF(AND([.G10]&gt;=64;[.G10]&lt;=95);&quot;128&quot;;IF(AND([.G10]&gt;=96;[.G10]&lt;=127);&quot;64&quot;;IF(AND([.G10]&gt;=128;[.G10]&lt;=159);&quot;-64&quot;;IF(AND([.G10]&gt;=160;[.G10]&lt;=191);&quot;-160&quot;;IF(AND([.G10]&gt;=32;[.G10]&lt;=63);&quot;0&quot;;&quot;&quot;)))))" office:value-type="string" office:string-value="64">
            <text:p>64</text:p>
          </table:table-cell>
          <table:table-cell table:style-name="ce23" table:formula="of:=IF(AND([.H10]&gt;=64;[.H10]&lt;=95);&quot;128&quot;;IF(AND([.H10]&gt;=96;[.H10]&lt;=127);&quot;64&quot;;IF(AND([.H10]&gt;=128;[.H10]&lt;=159);&quot;-64&quot;;IF(AND([.H10]&gt;=160;[.H10]&lt;=191);&quot;-160&quot;;IF(AND([.H10]&gt;=32;[.H10]&lt;=63);&quot;0&quot;;&quot;&quot;)))))" office:value-type="string" office:string-value="64">
            <text:p>64</text:p>
          </table:table-cell>
          <table:table-cell table:style-name="ce34" table:formula="of:=MID([IMPORT_CHARPAD.J66];2;2)" office:value-type="string" office:string-value="0a">
            <text:p>0a</text:p>
          </table:table-cell>
          <table:table-cell table:style-name="ce27" table:formula="of:=HEX2DEC([.M10])" office:value-type="float" office:value="10">
            <text:p>10</text:p>
          </table:table-cell>
          <table:table-cell table:style-name="ce27" table:formula="of:=IF([.N10]=0;&quot;{black}&quot;;IF([.N10]=1;&quot;{white}&quot;;IF([.N10]=2;&quot;{red}&quot;;IF([.N10]=3;&quot;{cyan}&quot;;IF([.N10]=4;&quot;{purple}&quot;;IF([.N10]=5;&quot;{green}&quot;;IF([.N10]=6;&quot;{blue}&quot;;IF([.N10]=7;&quot;{yellow}&quot;;IF([.N10]=8;&quot;{orange}&quot;;IF([.N10]=9;&quot;{brown}&quot;;IF([.N10]=10;&quot;{lt. red}&quot;;IF([.N10]=11;&quot;{gray1}&quot;;IF([.N10]=12;&quot;{gray2}&quot;;IF([.N10]=13;&quot;{lt. green}&quot;;IF([.N10]=14;&quot;{lt. blue}&quot;;IF([.N10]=15;&quot;{gray3}&quot;))))))))))))))))" office:value-type="string" office:string-value="{lt. red}">
            <text:p>{lt. red}</text:p>
          </table:table-cell>
          <table:table-cell table:style-name="ce39" table:formula="of:=[.M10]" office:value-type="string" office:string-value="0a">
            <text:p>0a</text:p>
          </table:table-cell>
          <table:table-cell table:style-name="ce27" table:formula="of:=HEX2DEC([.P10])" office:value-type="float" office:value="10">
            <text:p>10</text:p>
          </table:table-cell>
          <table:table-cell table:style-name="ce27" table:formula="of:=IF([.Q10]=0;&quot;{black}&quot;;IF([.Q10]=1;&quot;{white}&quot;;IF([.Q10]=2;&quot;{red}&quot;;IF([.Q10]=3;&quot;{cyan}&quot;;IF([.Q10]=4;&quot;{purple}&quot;;IF([.Q10]=5;&quot;{green}&quot;;IF([.Q10]=6;&quot;{blue}&quot;;IF([.Q10]=7;&quot;{yellow}&quot;;IF([.Q10]=8;&quot;{orange}&quot;;IF([.Q10]=9;&quot;{brown}&quot;;IF([.Q10]=10;&quot;{lt. red}&quot;;IF([.Q10]=11;&quot;{gray1}&quot;;IF([.Q10]=12;&quot;{gray2}&quot;;IF([.Q10]=13;&quot;{lt. green}&quot;;IF([.Q10]=14;&quot;{lt. blue}&quot;;IF([.Q10]=15;&quot;{gray3}&quot;))))))))))))))))" office:value-type="string" office:string-value="{lt. red}">
            <text:p>{lt. red}</text:p>
          </table:table-cell>
          <table:table-cell table:style-name="ce39" table:formula="of:=[.M10]" office:value-type="string" office:string-value="0a">
            <text:p>0a</text:p>
          </table:table-cell>
          <table:table-cell table:style-name="ce27" table:formula="of:=HEX2DEC([.S10])" office:value-type="float" office:value="10">
            <text:p>10</text:p>
          </table:table-cell>
          <table:table-cell table:style-name="ce27" table:formula="of:=IF([.T10]=0;&quot;{black}&quot;;IF([.T10]=1;&quot;{white}&quot;;IF([.T10]=2;&quot;{red}&quot;;IF([.T10]=3;&quot;{cyan}&quot;;IF([.T10]=4;&quot;{purple}&quot;;IF([.T10]=5;&quot;{green}&quot;;IF([.T10]=6;&quot;{blue}&quot;;IF([.T10]=7;&quot;{yellow}&quot;;IF([.T10]=8;&quot;{orange}&quot;;IF([.T10]=9;&quot;{brown}&quot;;IF([.T10]=10;&quot;{lt. red}&quot;;IF([.T10]=11;&quot;{gray1}&quot;;IF([.T10]=12;&quot;{gray2}&quot;;IF([.T10]=13;&quot;{lt. green}&quot;;IF([.T10]=14;&quot;{lt. blue}&quot;;IF([.T10]=15;&quot;{gray3}&quot;))))))))))))))))" office:value-type="string" office:string-value="{lt. red}">
            <text:p>{lt. red}</text:p>
          </table:table-cell>
          <table:table-cell table:style-name="ce45" table:formula="of:=[.M10]" office:value-type="string" office:string-value="0a">
            <text:p>0a</text:p>
          </table:table-cell>
          <table:table-cell table:style-name="ce27" table:formula="of:=HEX2DEC([.V10])" office:value-type="float" office:value="10">
            <text:p>10</text:p>
          </table:table-cell>
          <table:table-cell table:style-name="ce27" table:formula="of:=IF([.W10]=0;&quot;{black}&quot;;IF([.W10]=1;&quot;{white}&quot;;IF([.W10]=2;&quot;{red}&quot;;IF([.W10]=3;&quot;{cyan}&quot;;IF([.W10]=4;&quot;{purple}&quot;;IF([.W10]=5;&quot;{green}&quot;;IF([.W10]=6;&quot;{blue}&quot;;IF([.W10]=7;&quot;{yellow}&quot;;IF([.W10]=8;&quot;{orange}&quot;;IF([.W10]=9;&quot;{brown}&quot;;IF([.W10]=10;&quot;{lt. red}&quot;;IF([.W10]=11;&quot;{gray1}&quot;;IF([.W10]=12;&quot;{gray2}&quot;;IF([.W10]=13;&quot;{lt. green}&quot;;IF([.W10]=14;&quot;{lt. blue}&quot;;IF([.W10]=15;&quot;{gray3}&quot;))))))))))))))))" office:value-type="string" office:string-value="{lt. red}">
            <text:p>{lt. red}</text:p>
          </table:table-cell>
          <table:table-cell table:style-name="ce48" office:value-type="string">
            <text:p>DATA"</text:p>
          </table:table-cell>
          <table:table-cell table:style-name="ce64" table:formula="of:=[.O10]" office:value-type="string" office:string-value="{lt. red}">
            <text:p>{lt. red}</text:p>
          </table:table-cell>
          <table:table-cell table:style-name="ce64" table:formula="of:=IF(AND([.E10]&gt;=128;[.E10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10]+[.I10]" office:value-type="float" office:value="165">
            <text:p>165</text:p>
          </table:table-cell>
          <table:table-cell table:style-name="ce64" office:value-type="string">
            <text:p>}</text:p>
          </table:table-cell>
          <table:table-cell table:style-name="ce64" table:formula="of:=IF(AND([.F10]&gt;=128;[.F10]&lt;=255);&quot;{rvrs on}&quot;;&quot;{rvrs off}&quot;)" office:value-type="string" office:string-value="{rvrs off}">
            <text:p>{rvrs off}</text:p>
          </table:table-cell>
          <table:table-cell table:style-name="ce64" table:formula="of:=[.R10]" office:value-type="string" office:string-value="{lt. red}">
            <text:p>{lt. red}</text:p>
          </table:table-cell>
          <table:table-cell table:style-name="ce64" office:value-type="string">
            <text:p>{</text:p>
          </table:table-cell>
          <table:table-cell table:style-name="ce64" table:formula="of:=[.F10]+[.J10]" office:value-type="float" office:value="166">
            <text:p>166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10]&gt;=128;[.G10]&lt;=255);&quot;{rvrs on}&quot;;&quot;{rvrs off}&quot;)" office:value-type="string" office:string-value="{rvrs off}">
            <text:p>{rvrs off}</text:p>
          </table:table-cell>
          <table:table-cell table:style-name="ce64" table:formula="of:=[.U10]" office:value-type="string" office:string-value="{lt. red}">
            <text:p>{lt. red}</text:p>
          </table:table-cell>
          <table:table-cell table:style-name="ce64" office:value-type="string">
            <text:p>{</text:p>
          </table:table-cell>
          <table:table-cell table:style-name="ce64" table:formula="of:=[.G10]+[.K10]" office:value-type="float" office:value="167">
            <text:p>167</text:p>
          </table:table-cell>
          <table:table-cell table:style-name="ce64" office:value-type="string">
            <text:p>}</text:p>
          </table:table-cell>
          <table:table-cell table:style-name="ce64" table:formula="of:=IF(AND([.H10]&gt;=128;[.H10]&lt;=255);&quot;{rvrs on}&quot;;&quot;{rvrs off}&quot;)" office:value-type="string" office:string-value="{rvrs off}">
            <text:p>{rvrs off}</text:p>
          </table:table-cell>
          <table:table-cell table:style-name="ce64" table:formula="of:=[.X10]" office:value-type="string" office:string-value="{lt. red}">
            <text:p>{lt. red}</text:p>
          </table:table-cell>
          <table:table-cell table:style-name="ce64" office:value-type="string">
            <text:p>{</text:p>
          </table:table-cell>
          <table:table-cell table:style-name="ce64" table:formula="of:=[.H10]+[.L10]" office:value-type="float" office:value="168">
            <text:p>168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/>
          <table:table-cell table:style-name="ce69" office:value-type="string">
            <text:p>ge</text:p>
          </table:table-cell>
          <table:table-cell table:style-name="ce69" office:value-type="float" office:value="7">
            <text:p>7</text:p>
          </table:table-cell>
          <table:table-cell table:style-name="ce74" office:value-type="string">
            <text:p>ge</text:p>
          </table:table-cell>
          <table:table-cell table:style-name="ce74" office:value-type="float" office:value="7">
            <text:p>7</text:p>
          </table:table-cell>
          <table:table-cell table:style-name="ce74" office:value-type="string">
            <text:p>hires</text:p>
          </table:table-cell>
          <table:table-cell table:number-columns-repeated="971"/>
        </table:table-row>
        <table:table-row table:style-name="ro1">
          <table:table-cell table:style-name="ce18" table:formula="of:=[IMPORT_CHARPAD.B36]" office:value-type="string" office:string-value="5c">
            <text:p>5c</text:p>
          </table:table-cell>
          <table:table-cell table:style-name="ce18" table:formula="of:=[IMPORT_CHARPAD.C36]" office:value-type="string" office:string-value="5d">
            <text:p>5d</text:p>
          </table:table-cell>
          <table:table-cell table:style-name="ce18" table:formula="of:=[IMPORT_CHARPAD.D36]" office:value-type="string" office:string-value="5e">
            <text:p>5e</text:p>
          </table:table-cell>
          <table:table-cell table:style-name="ce18" table:formula="of:=[IMPORT_CHARPAD.E36]" office:value-type="string" office:string-value="5f">
            <text:p>5f</text:p>
          </table:table-cell>
          <table:table-cell table:style-name="ce24" table:formula="of:=HEX2DEC([.A11])" office:value-type="float" office:value="92">
            <text:p>92</text:p>
          </table:table-cell>
          <table:table-cell table:style-name="ce27" table:formula="of:=HEX2DEC([.B11])" office:value-type="float" office:value="93">
            <text:p>93</text:p>
          </table:table-cell>
          <table:table-cell table:style-name="ce27" table:formula="of:=HEX2DEC([.C11])" office:value-type="float" office:value="94">
            <text:p>94</text:p>
          </table:table-cell>
          <table:table-cell table:style-name="ce27" table:formula="of:=HEX2DEC([.D11])" office:value-type="float" office:value="95">
            <text:p>95</text:p>
          </table:table-cell>
          <table:table-cell table:style-name="ce23" table:formula="of:=IF(AND([.E11]&gt;=64;[.E11]&lt;=95);&quot;128&quot;;IF(AND([.E11]&gt;=96;[.E11]&lt;=127);&quot;64&quot;;IF(AND([.E11]&gt;=128;[.E11]&lt;=159);&quot;-64&quot;;IF(AND([.E11]&gt;=160;[.E11]&lt;=191);&quot;-160&quot;;IF(AND([.E11]&gt;=32;[.E11]&lt;=63);&quot;0&quot;;&quot;&quot;)))))" office:value-type="string" office:string-value="128">
            <text:p>128</text:p>
          </table:table-cell>
          <table:table-cell table:style-name="ce23" table:formula="of:=IF(AND([.F11]&gt;=64;[.F11]&lt;=95);&quot;128&quot;;IF(AND([.F11]&gt;=96;[.F11]&lt;=127);&quot;64&quot;;IF(AND([.F11]&gt;=128;[.F11]&lt;=159);&quot;-64&quot;;IF(AND([.F11]&gt;=160;[.F11]&lt;=191);&quot;-160&quot;;IF(AND([.F11]&gt;=32;[.F11]&lt;=63);&quot;0&quot;;&quot;&quot;)))))" office:value-type="string" office:string-value="128">
            <text:p>128</text:p>
          </table:table-cell>
          <table:table-cell table:style-name="ce23" table:formula="of:=IF(AND([.G11]&gt;=64;[.G11]&lt;=95);&quot;128&quot;;IF(AND([.G11]&gt;=96;[.G11]&lt;=127);&quot;64&quot;;IF(AND([.G11]&gt;=128;[.G11]&lt;=159);&quot;-64&quot;;IF(AND([.G11]&gt;=160;[.G11]&lt;=191);&quot;-160&quot;;IF(AND([.G11]&gt;=32;[.G11]&lt;=63);&quot;0&quot;;&quot;&quot;)))))" office:value-type="string" office:string-value="128">
            <text:p>128</text:p>
          </table:table-cell>
          <table:table-cell table:style-name="ce23" table:formula="of:=IF(AND([.H11]&gt;=64;[.H11]&lt;=95);&quot;128&quot;;IF(AND([.H11]&gt;=96;[.H11]&lt;=127);&quot;64&quot;;IF(AND([.H11]&gt;=128;[.H11]&lt;=159);&quot;-64&quot;;IF(AND([.H11]&gt;=160;[.H11]&lt;=191);&quot;-160&quot;;IF(AND([.H11]&gt;=32;[.H11]&lt;=63);&quot;0&quot;;&quot;&quot;)))))" office:value-type="string" office:string-value="128">
            <text:p>128</text:p>
          </table:table-cell>
          <table:table-cell table:style-name="ce33" table:formula="of:=MID([IMPORT_CHARPAD.K66];2;2)" office:value-type="string" office:string-value="09">
            <text:p>09</text:p>
          </table:table-cell>
          <table:table-cell table:style-name="ce27" table:formula="of:=HEX2DEC([.M11])" office:value-type="float" office:value="9">
            <text:p>9</text:p>
          </table:table-cell>
          <table:table-cell table:style-name="ce27" table:formula="of:=IF([.N11]=0;&quot;{black}&quot;;IF([.N11]=1;&quot;{white}&quot;;IF([.N11]=2;&quot;{red}&quot;;IF([.N11]=3;&quot;{cyan}&quot;;IF([.N11]=4;&quot;{purple}&quot;;IF([.N11]=5;&quot;{green}&quot;;IF([.N11]=6;&quot;{blue}&quot;;IF([.N11]=7;&quot;{yellow}&quot;;IF([.N11]=8;&quot;{orange}&quot;;IF([.N11]=9;&quot;{brown}&quot;;IF([.N11]=10;&quot;{lt. red}&quot;;IF([.N11]=11;&quot;{gray1}&quot;;IF([.N11]=12;&quot;{gray2}&quot;;IF([.N11]=13;&quot;{lt. green}&quot;;IF([.N11]=14;&quot;{lt. blue}&quot;;IF([.N11]=15;&quot;{gray3}&quot;))))))))))))))))" office:value-type="string" office:string-value="{brown}">
            <text:p>{brown}</text:p>
          </table:table-cell>
          <table:table-cell table:style-name="ce38" table:formula="of:=[.M11]" office:value-type="string" office:string-value="09">
            <text:p>09</text:p>
          </table:table-cell>
          <table:table-cell table:style-name="ce27" table:formula="of:=HEX2DEC([.P11])" office:value-type="float" office:value="9">
            <text:p>9</text:p>
          </table:table-cell>
          <table:table-cell table:style-name="ce27" table:formula="of:=IF([.Q11]=0;&quot;{black}&quot;;IF([.Q11]=1;&quot;{white}&quot;;IF([.Q11]=2;&quot;{red}&quot;;IF([.Q11]=3;&quot;{cyan}&quot;;IF([.Q11]=4;&quot;{purple}&quot;;IF([.Q11]=5;&quot;{green}&quot;;IF([.Q11]=6;&quot;{blue}&quot;;IF([.Q11]=7;&quot;{yellow}&quot;;IF([.Q11]=8;&quot;{orange}&quot;;IF([.Q11]=9;&quot;{brown}&quot;;IF([.Q11]=10;&quot;{lt. red}&quot;;IF([.Q11]=11;&quot;{gray1}&quot;;IF([.Q11]=12;&quot;{gray2}&quot;;IF([.Q11]=13;&quot;{lt. green}&quot;;IF([.Q11]=14;&quot;{lt. blue}&quot;;IF([.Q11]=15;&quot;{gray3}&quot;))))))))))))))))" office:value-type="string" office:string-value="{brown}">
            <text:p>{brown}</text:p>
          </table:table-cell>
          <table:table-cell table:style-name="ce38" table:formula="of:=[.M11]" office:value-type="string" office:string-value="09">
            <text:p>09</text:p>
          </table:table-cell>
          <table:table-cell table:style-name="ce27" table:formula="of:=HEX2DEC([.S11])" office:value-type="float" office:value="9">
            <text:p>9</text:p>
          </table:table-cell>
          <table:table-cell table:style-name="ce27" table:formula="of:=IF([.T11]=0;&quot;{black}&quot;;IF([.T11]=1;&quot;{white}&quot;;IF([.T11]=2;&quot;{red}&quot;;IF([.T11]=3;&quot;{cyan}&quot;;IF([.T11]=4;&quot;{purple}&quot;;IF([.T11]=5;&quot;{green}&quot;;IF([.T11]=6;&quot;{blue}&quot;;IF([.T11]=7;&quot;{yellow}&quot;;IF([.T11]=8;&quot;{orange}&quot;;IF([.T11]=9;&quot;{brown}&quot;;IF([.T11]=10;&quot;{lt. red}&quot;;IF([.T11]=11;&quot;{gray1}&quot;;IF([.T11]=12;&quot;{gray2}&quot;;IF([.T11]=13;&quot;{lt. green}&quot;;IF([.T11]=14;&quot;{lt. blue}&quot;;IF([.T11]=15;&quot;{gray3}&quot;))))))))))))))))" office:value-type="string" office:string-value="{brown}">
            <text:p>{brown}</text:p>
          </table:table-cell>
          <table:table-cell table:style-name="ce44" table:formula="of:=[.M11]" office:value-type="string" office:string-value="09">
            <text:p>09</text:p>
          </table:table-cell>
          <table:table-cell table:style-name="ce27" table:formula="of:=HEX2DEC([.V11])" office:value-type="float" office:value="9">
            <text:p>9</text:p>
          </table:table-cell>
          <table:table-cell table:style-name="ce27" table:formula="of:=IF([.W11]=0;&quot;{black}&quot;;IF([.W11]=1;&quot;{white}&quot;;IF([.W11]=2;&quot;{red}&quot;;IF([.W11]=3;&quot;{cyan}&quot;;IF([.W11]=4;&quot;{purple}&quot;;IF([.W11]=5;&quot;{green}&quot;;IF([.W11]=6;&quot;{blue}&quot;;IF([.W11]=7;&quot;{yellow}&quot;;IF([.W11]=8;&quot;{orange}&quot;;IF([.W11]=9;&quot;{brown}&quot;;IF([.W11]=10;&quot;{lt. red}&quot;;IF([.W11]=11;&quot;{gray1}&quot;;IF([.W11]=12;&quot;{gray2}&quot;;IF([.W11]=13;&quot;{lt. green}&quot;;IF([.W11]=14;&quot;{lt. blue}&quot;;IF([.W11]=15;&quot;{gray3}&quot;))))))))))))))))" office:value-type="string" office:string-value="{brown}">
            <text:p>{brown}</text:p>
          </table:table-cell>
          <table:table-cell table:style-name="ce48" office:value-type="string">
            <text:p>DATA"</text:p>
          </table:table-cell>
          <table:table-cell table:style-name="ce64" table:formula="of:=[.O11]" office:value-type="string" office:string-value="{brown}">
            <text:p>{brown}</text:p>
          </table:table-cell>
          <table:table-cell table:style-name="ce64" table:formula="of:=IF(AND([.E11]&gt;=128;[.E11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11]+[.I11]" office:value-type="float" office:value="220">
            <text:p>220</text:p>
          </table:table-cell>
          <table:table-cell table:style-name="ce64" office:value-type="string">
            <text:p>}</text:p>
          </table:table-cell>
          <table:table-cell table:style-name="ce64" table:formula="of:=IF(AND([.F11]&gt;=128;[.F11]&lt;=255);&quot;{rvrs on}&quot;;&quot;{rvrs off}&quot;)" office:value-type="string" office:string-value="{rvrs off}">
            <text:p>{rvrs off}</text:p>
          </table:table-cell>
          <table:table-cell table:style-name="ce64" table:formula="of:=[.R11]" office:value-type="string" office:string-value="{brown}">
            <text:p>{brown}</text:p>
          </table:table-cell>
          <table:table-cell table:style-name="ce64" office:value-type="string">
            <text:p>{</text:p>
          </table:table-cell>
          <table:table-cell table:style-name="ce64" table:formula="of:=[.F11]+[.J11]" office:value-type="float" office:value="221">
            <text:p>221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11]&gt;=128;[.G11]&lt;=255);&quot;{rvrs on}&quot;;&quot;{rvrs off}&quot;)" office:value-type="string" office:string-value="{rvrs off}">
            <text:p>{rvrs off}</text:p>
          </table:table-cell>
          <table:table-cell table:style-name="ce64" table:formula="of:=[.U11]" office:value-type="string" office:string-value="{brown}">
            <text:p>{brown}</text:p>
          </table:table-cell>
          <table:table-cell table:style-name="ce64" office:value-type="string">
            <text:p>{</text:p>
          </table:table-cell>
          <table:table-cell table:style-name="ce64" table:formula="of:=[.G11]+[.K11]" office:value-type="float" office:value="222">
            <text:p>222</text:p>
          </table:table-cell>
          <table:table-cell table:style-name="ce64" office:value-type="string">
            <text:p>}</text:p>
          </table:table-cell>
          <table:table-cell table:style-name="ce64" table:formula="of:=IF(AND([.H11]&gt;=128;[.H11]&lt;=255);&quot;{rvrs on}&quot;;&quot;{rvrs off}&quot;)" office:value-type="string" office:string-value="{rvrs off}">
            <text:p>{rvrs off}</text:p>
          </table:table-cell>
          <table:table-cell table:style-name="ce64" table:formula="of:=[.X11]" office:value-type="string" office:string-value="{brown}">
            <text:p>{brown}</text:p>
          </table:table-cell>
          <table:table-cell table:style-name="ce64" office:value-type="string">
            <text:p>{</text:p>
          </table:table-cell>
          <table:table-cell table:style-name="ce64" table:formula="of:=[.H11]+[.L11]" office:value-type="float" office:value="223">
            <text:p>223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/>
          <table:table-cell table:style-name="ce69" office:value-type="string">
            <text:p>or</text:p>
          </table:table-cell>
          <table:table-cell table:style-name="ce69" office:value-type="float" office:value="8">
            <text:p>8</text:p>
          </table:table-cell>
          <table:table-cell table:style-name="ce75" office:value-type="string">
            <text:p>sw</text:p>
          </table:table-cell>
          <table:table-cell table:style-name="ce75" office:value-type="float" office:value="8">
            <text:p>8</text:p>
          </table:table-cell>
          <table:table-cell table:style-name="ce75" office:value-type="string">
            <text:p>multi</text:p>
          </table:table-cell>
          <table:table-cell table:number-columns-repeated="971"/>
        </table:table-row>
        <table:table-row table:style-name="ro1">
          <table:table-cell table:style-name="ce18" table:formula="of:=[IMPORT_CHARPAD.B37]" office:value-type="string" office:string-value="51">
            <text:p>51</text:p>
          </table:table-cell>
          <table:table-cell table:style-name="ce18" table:formula="of:=[IMPORT_CHARPAD.C37]" office:value-type="string" office:string-value="51">
            <text:p>51</text:p>
          </table:table-cell>
          <table:table-cell table:style-name="ce18" table:formula="of:=[IMPORT_CHARPAD.D37]" office:value-type="string" office:string-value="51">
            <text:p>51</text:p>
          </table:table-cell>
          <table:table-cell table:style-name="ce18" table:formula="of:=[IMPORT_CHARPAD.E37]" office:value-type="string" office:string-value="51">
            <text:p>51</text:p>
          </table:table-cell>
          <table:table-cell table:style-name="ce24" table:formula="of:=HEX2DEC([.A12])" office:value-type="float" office:value="81">
            <text:p>81</text:p>
          </table:table-cell>
          <table:table-cell table:style-name="ce27" table:formula="of:=HEX2DEC([.B12])" office:value-type="float" office:value="81">
            <text:p>81</text:p>
          </table:table-cell>
          <table:table-cell table:style-name="ce27" table:formula="of:=HEX2DEC([.C12])" office:value-type="float" office:value="81">
            <text:p>81</text:p>
          </table:table-cell>
          <table:table-cell table:style-name="ce27" table:formula="of:=HEX2DEC([.D12])" office:value-type="float" office:value="81">
            <text:p>81</text:p>
          </table:table-cell>
          <table:table-cell table:style-name="ce23" table:formula="of:=IF(AND([.E12]&gt;=64;[.E12]&lt;=95);&quot;128&quot;;IF(AND([.E12]&gt;=96;[.E12]&lt;=127);&quot;64&quot;;IF(AND([.E12]&gt;=128;[.E12]&lt;=159);&quot;-64&quot;;IF(AND([.E12]&gt;=160;[.E12]&lt;=191);&quot;-160&quot;;IF(AND([.E12]&gt;=32;[.E12]&lt;=63);&quot;0&quot;;&quot;&quot;)))))" office:value-type="string" office:string-value="128">
            <text:p>128</text:p>
          </table:table-cell>
          <table:table-cell table:style-name="ce23" table:formula="of:=IF(AND([.F12]&gt;=64;[.F12]&lt;=95);&quot;128&quot;;IF(AND([.F12]&gt;=96;[.F12]&lt;=127);&quot;64&quot;;IF(AND([.F12]&gt;=128;[.F12]&lt;=159);&quot;-64&quot;;IF(AND([.F12]&gt;=160;[.F12]&lt;=191);&quot;-160&quot;;IF(AND([.F12]&gt;=32;[.F12]&lt;=63);&quot;0&quot;;&quot;&quot;)))))" office:value-type="string" office:string-value="128">
            <text:p>128</text:p>
          </table:table-cell>
          <table:table-cell table:style-name="ce23" table:formula="of:=IF(AND([.G12]&gt;=64;[.G12]&lt;=95);&quot;128&quot;;IF(AND([.G12]&gt;=96;[.G12]&lt;=127);&quot;64&quot;;IF(AND([.G12]&gt;=128;[.G12]&lt;=159);&quot;-64&quot;;IF(AND([.G12]&gt;=160;[.G12]&lt;=191);&quot;-160&quot;;IF(AND([.G12]&gt;=32;[.G12]&lt;=63);&quot;0&quot;;&quot;&quot;)))))" office:value-type="string" office:string-value="128">
            <text:p>128</text:p>
          </table:table-cell>
          <table:table-cell table:style-name="ce23" table:formula="of:=IF(AND([.H12]&gt;=64;[.H12]&lt;=95);&quot;128&quot;;IF(AND([.H12]&gt;=96;[.H12]&lt;=127);&quot;64&quot;;IF(AND([.H12]&gt;=128;[.H12]&lt;=159);&quot;-64&quot;;IF(AND([.H12]&gt;=160;[.H12]&lt;=191);&quot;-160&quot;;IF(AND([.H12]&gt;=32;[.H12]&lt;=63);&quot;0&quot;;&quot;&quot;)))))" office:value-type="string" office:string-value="128">
            <text:p>128</text:p>
          </table:table-cell>
          <table:table-cell table:style-name="ce34" table:formula="of:=MID([IMPORT_CHARPAD.L66];2;2)" office:value-type="string" office:string-value="0a">
            <text:p>0a</text:p>
          </table:table-cell>
          <table:table-cell table:style-name="ce27" table:formula="of:=HEX2DEC([.M12])" office:value-type="float" office:value="10">
            <text:p>10</text:p>
          </table:table-cell>
          <table:table-cell table:style-name="ce27" table:formula="of:=IF([.N12]=0;&quot;{black}&quot;;IF([.N12]=1;&quot;{white}&quot;;IF([.N12]=2;&quot;{red}&quot;;IF([.N12]=3;&quot;{cyan}&quot;;IF([.N12]=4;&quot;{purple}&quot;;IF([.N12]=5;&quot;{green}&quot;;IF([.N12]=6;&quot;{blue}&quot;;IF([.N12]=7;&quot;{yellow}&quot;;IF([.N12]=8;&quot;{orange}&quot;;IF([.N12]=9;&quot;{brown}&quot;;IF([.N12]=10;&quot;{lt. red}&quot;;IF([.N12]=11;&quot;{gray1}&quot;;IF([.N12]=12;&quot;{gray2}&quot;;IF([.N12]=13;&quot;{lt. green}&quot;;IF([.N12]=14;&quot;{lt. blue}&quot;;IF([.N12]=15;&quot;{gray3}&quot;))))))))))))))))" office:value-type="string" office:string-value="{lt. red}">
            <text:p>{lt. red}</text:p>
          </table:table-cell>
          <table:table-cell table:style-name="ce39" table:formula="of:=[.M12]" office:value-type="string" office:string-value="0a">
            <text:p>0a</text:p>
          </table:table-cell>
          <table:table-cell table:style-name="ce27" table:formula="of:=HEX2DEC([.P12])" office:value-type="float" office:value="10">
            <text:p>10</text:p>
          </table:table-cell>
          <table:table-cell table:style-name="ce27" table:formula="of:=IF([.Q12]=0;&quot;{black}&quot;;IF([.Q12]=1;&quot;{white}&quot;;IF([.Q12]=2;&quot;{red}&quot;;IF([.Q12]=3;&quot;{cyan}&quot;;IF([.Q12]=4;&quot;{purple}&quot;;IF([.Q12]=5;&quot;{green}&quot;;IF([.Q12]=6;&quot;{blue}&quot;;IF([.Q12]=7;&quot;{yellow}&quot;;IF([.Q12]=8;&quot;{orange}&quot;;IF([.Q12]=9;&quot;{brown}&quot;;IF([.Q12]=10;&quot;{lt. red}&quot;;IF([.Q12]=11;&quot;{gray1}&quot;;IF([.Q12]=12;&quot;{gray2}&quot;;IF([.Q12]=13;&quot;{lt. green}&quot;;IF([.Q12]=14;&quot;{lt. blue}&quot;;IF([.Q12]=15;&quot;{gray3}&quot;))))))))))))))))" office:value-type="string" office:string-value="{lt. red}">
            <text:p>{lt. red}</text:p>
          </table:table-cell>
          <table:table-cell table:style-name="ce39" table:formula="of:=[.M12]" office:value-type="string" office:string-value="0a">
            <text:p>0a</text:p>
          </table:table-cell>
          <table:table-cell table:style-name="ce27" table:formula="of:=HEX2DEC([.S12])" office:value-type="float" office:value="10">
            <text:p>10</text:p>
          </table:table-cell>
          <table:table-cell table:style-name="ce27" table:formula="of:=IF([.T12]=0;&quot;{black}&quot;;IF([.T12]=1;&quot;{white}&quot;;IF([.T12]=2;&quot;{red}&quot;;IF([.T12]=3;&quot;{cyan}&quot;;IF([.T12]=4;&quot;{purple}&quot;;IF([.T12]=5;&quot;{green}&quot;;IF([.T12]=6;&quot;{blue}&quot;;IF([.T12]=7;&quot;{yellow}&quot;;IF([.T12]=8;&quot;{orange}&quot;;IF([.T12]=9;&quot;{brown}&quot;;IF([.T12]=10;&quot;{lt. red}&quot;;IF([.T12]=11;&quot;{gray1}&quot;;IF([.T12]=12;&quot;{gray2}&quot;;IF([.T12]=13;&quot;{lt. green}&quot;;IF([.T12]=14;&quot;{lt. blue}&quot;;IF([.T12]=15;&quot;{gray3}&quot;))))))))))))))))" office:value-type="string" office:string-value="{lt. red}">
            <text:p>{lt. red}</text:p>
          </table:table-cell>
          <table:table-cell table:style-name="ce45" table:formula="of:=[.M12]" office:value-type="string" office:string-value="0a">
            <text:p>0a</text:p>
          </table:table-cell>
          <table:table-cell table:style-name="ce27" table:formula="of:=HEX2DEC([.V12])" office:value-type="float" office:value="10">
            <text:p>10</text:p>
          </table:table-cell>
          <table:table-cell table:style-name="ce27" table:formula="of:=IF([.W12]=0;&quot;{black}&quot;;IF([.W12]=1;&quot;{white}&quot;;IF([.W12]=2;&quot;{red}&quot;;IF([.W12]=3;&quot;{cyan}&quot;;IF([.W12]=4;&quot;{purple}&quot;;IF([.W12]=5;&quot;{green}&quot;;IF([.W12]=6;&quot;{blue}&quot;;IF([.W12]=7;&quot;{yellow}&quot;;IF([.W12]=8;&quot;{orange}&quot;;IF([.W12]=9;&quot;{brown}&quot;;IF([.W12]=10;&quot;{lt. red}&quot;;IF([.W12]=11;&quot;{gray1}&quot;;IF([.W12]=12;&quot;{gray2}&quot;;IF([.W12]=13;&quot;{lt. green}&quot;;IF([.W12]=14;&quot;{lt. blue}&quot;;IF([.W12]=15;&quot;{gray3}&quot;))))))))))))))))" office:value-type="string" office:string-value="{lt. red}">
            <text:p>{lt. red}</text:p>
          </table:table-cell>
          <table:table-cell table:style-name="ce48" office:value-type="string">
            <text:p>DATA"</text:p>
          </table:table-cell>
          <table:table-cell table:style-name="ce64" table:formula="of:=[.O12]" office:value-type="string" office:string-value="{lt. red}">
            <text:p>{lt. red}</text:p>
          </table:table-cell>
          <table:table-cell table:style-name="ce64" table:formula="of:=IF(AND([.E12]&gt;=128;[.E12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12]+[.I12]" office:value-type="float" office:value="209">
            <text:p>209</text:p>
          </table:table-cell>
          <table:table-cell table:style-name="ce64" office:value-type="string">
            <text:p>}</text:p>
          </table:table-cell>
          <table:table-cell table:style-name="ce64" table:formula="of:=IF(AND([.F12]&gt;=128;[.F12]&lt;=255);&quot;{rvrs on}&quot;;&quot;{rvrs off}&quot;)" office:value-type="string" office:string-value="{rvrs off}">
            <text:p>{rvrs off}</text:p>
          </table:table-cell>
          <table:table-cell table:style-name="ce64" table:formula="of:=[.R12]" office:value-type="string" office:string-value="{lt. red}">
            <text:p>{lt. red}</text:p>
          </table:table-cell>
          <table:table-cell table:style-name="ce64" office:value-type="string">
            <text:p>{</text:p>
          </table:table-cell>
          <table:table-cell table:style-name="ce64" table:formula="of:=[.F12]+[.J12]" office:value-type="float" office:value="209">
            <text:p>209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12]&gt;=128;[.G12]&lt;=255);&quot;{rvrs on}&quot;;&quot;{rvrs off}&quot;)" office:value-type="string" office:string-value="{rvrs off}">
            <text:p>{rvrs off}</text:p>
          </table:table-cell>
          <table:table-cell table:style-name="ce64" table:formula="of:=[.U12]" office:value-type="string" office:string-value="{lt. red}">
            <text:p>{lt. red}</text:p>
          </table:table-cell>
          <table:table-cell table:style-name="ce64" office:value-type="string">
            <text:p>{</text:p>
          </table:table-cell>
          <table:table-cell table:style-name="ce64" table:formula="of:=[.G12]+[.K12]" office:value-type="float" office:value="209">
            <text:p>209</text:p>
          </table:table-cell>
          <table:table-cell table:style-name="ce64" office:value-type="string">
            <text:p>}</text:p>
          </table:table-cell>
          <table:table-cell table:style-name="ce64" table:formula="of:=IF(AND([.H12]&gt;=128;[.H12]&lt;=255);&quot;{rvrs on}&quot;;&quot;{rvrs off}&quot;)" office:value-type="string" office:string-value="{rvrs off}">
            <text:p>{rvrs off}</text:p>
          </table:table-cell>
          <table:table-cell table:style-name="ce64" table:formula="of:=[.X12]" office:value-type="string" office:string-value="{lt. red}">
            <text:p>{lt. red}</text:p>
          </table:table-cell>
          <table:table-cell table:style-name="ce64" office:value-type="string">
            <text:p>{</text:p>
          </table:table-cell>
          <table:table-cell table:style-name="ce64" table:formula="of:=[.H12]+[.L12]" office:value-type="float" office:value="209">
            <text:p>209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/>
          <table:table-cell table:style-name="ce69" office:value-type="string">
            <text:p>br</text:p>
          </table:table-cell>
          <table:table-cell table:style-name="ce69" office:value-type="float" office:value="9">
            <text:p>9</text:p>
          </table:table-cell>
          <table:table-cell table:style-name="ce75" office:value-type="string">
            <text:p>ws</text:p>
          </table:table-cell>
          <table:table-cell table:style-name="ce75" office:value-type="float" office:value="9">
            <text:p>9</text:p>
          </table:table-cell>
          <table:table-cell table:style-name="ce75" office:value-type="string">
            <text:p>multi</text:p>
          </table:table-cell>
          <table:table-cell table:number-columns-repeated="971"/>
        </table:table-row>
        <table:table-row table:style-name="ro1">
          <table:table-cell table:style-name="ce18" table:formula="of:=[IMPORT_CHARPAD.B38]" office:value-type="string" office:string-value="52">
            <text:p>52</text:p>
          </table:table-cell>
          <table:table-cell table:style-name="ce18" table:formula="of:=[IMPORT_CHARPAD.C38]" office:value-type="string" office:string-value="52">
            <text:p>52</text:p>
          </table:table-cell>
          <table:table-cell table:style-name="ce18" table:formula="of:=[IMPORT_CHARPAD.D38]" office:value-type="string" office:string-value="52">
            <text:p>52</text:p>
          </table:table-cell>
          <table:table-cell table:style-name="ce18" table:formula="of:=[IMPORT_CHARPAD.E38]" office:value-type="string" office:string-value="52">
            <text:p>52</text:p>
          </table:table-cell>
          <table:table-cell table:style-name="ce24" table:formula="of:=HEX2DEC([.A13])" office:value-type="float" office:value="82">
            <text:p>82</text:p>
          </table:table-cell>
          <table:table-cell table:style-name="ce27" table:formula="of:=HEX2DEC([.B13])" office:value-type="float" office:value="82">
            <text:p>82</text:p>
          </table:table-cell>
          <table:table-cell table:style-name="ce27" table:formula="of:=HEX2DEC([.C13])" office:value-type="float" office:value="82">
            <text:p>82</text:p>
          </table:table-cell>
          <table:table-cell table:style-name="ce27" table:formula="of:=HEX2DEC([.D13])" office:value-type="float" office:value="82">
            <text:p>82</text:p>
          </table:table-cell>
          <table:table-cell table:style-name="ce23" table:formula="of:=IF(AND([.E13]&gt;=64;[.E13]&lt;=95);&quot;128&quot;;IF(AND([.E13]&gt;=96;[.E13]&lt;=127);&quot;64&quot;;IF(AND([.E13]&gt;=128;[.E13]&lt;=159);&quot;-64&quot;;IF(AND([.E13]&gt;=160;[.E13]&lt;=191);&quot;-160&quot;;IF(AND([.E13]&gt;=32;[.E13]&lt;=63);&quot;0&quot;;&quot;&quot;)))))" office:value-type="string" office:string-value="128">
            <text:p>128</text:p>
          </table:table-cell>
          <table:table-cell table:style-name="ce23" table:formula="of:=IF(AND([.F13]&gt;=64;[.F13]&lt;=95);&quot;128&quot;;IF(AND([.F13]&gt;=96;[.F13]&lt;=127);&quot;64&quot;;IF(AND([.F13]&gt;=128;[.F13]&lt;=159);&quot;-64&quot;;IF(AND([.F13]&gt;=160;[.F13]&lt;=191);&quot;-160&quot;;IF(AND([.F13]&gt;=32;[.F13]&lt;=63);&quot;0&quot;;&quot;&quot;)))))" office:value-type="string" office:string-value="128">
            <text:p>128</text:p>
          </table:table-cell>
          <table:table-cell table:style-name="ce23" table:formula="of:=IF(AND([.G13]&gt;=64;[.G13]&lt;=95);&quot;128&quot;;IF(AND([.G13]&gt;=96;[.G13]&lt;=127);&quot;64&quot;;IF(AND([.G13]&gt;=128;[.G13]&lt;=159);&quot;-64&quot;;IF(AND([.G13]&gt;=160;[.G13]&lt;=191);&quot;-160&quot;;IF(AND([.G13]&gt;=32;[.G13]&lt;=63);&quot;0&quot;;&quot;&quot;)))))" office:value-type="string" office:string-value="128">
            <text:p>128</text:p>
          </table:table-cell>
          <table:table-cell table:style-name="ce23" table:formula="of:=IF(AND([.H13]&gt;=64;[.H13]&lt;=95);&quot;128&quot;;IF(AND([.H13]&gt;=96;[.H13]&lt;=127);&quot;64&quot;;IF(AND([.H13]&gt;=128;[.H13]&lt;=159);&quot;-64&quot;;IF(AND([.H13]&gt;=160;[.H13]&lt;=191);&quot;-160&quot;;IF(AND([.H13]&gt;=32;[.H13]&lt;=63);&quot;0&quot;;&quot;&quot;)))))" office:value-type="string" office:string-value="128">
            <text:p>128</text:p>
          </table:table-cell>
          <table:table-cell table:style-name="ce33" table:formula="of:=MID([IMPORT_CHARPAD.M66];2;2)" office:value-type="string" office:string-value="0a">
            <text:p>0a</text:p>
          </table:table-cell>
          <table:table-cell table:style-name="ce27" table:formula="of:=HEX2DEC([.M13])" office:value-type="float" office:value="10">
            <text:p>10</text:p>
          </table:table-cell>
          <table:table-cell table:style-name="ce27" table:formula="of:=IF([.N13]=0;&quot;{black}&quot;;IF([.N13]=1;&quot;{white}&quot;;IF([.N13]=2;&quot;{red}&quot;;IF([.N13]=3;&quot;{cyan}&quot;;IF([.N13]=4;&quot;{purple}&quot;;IF([.N13]=5;&quot;{green}&quot;;IF([.N13]=6;&quot;{blue}&quot;;IF([.N13]=7;&quot;{yellow}&quot;;IF([.N13]=8;&quot;{orange}&quot;;IF([.N13]=9;&quot;{brown}&quot;;IF([.N13]=10;&quot;{lt. red}&quot;;IF([.N13]=11;&quot;{gray1}&quot;;IF([.N13]=12;&quot;{gray2}&quot;;IF([.N13]=13;&quot;{lt. green}&quot;;IF([.N13]=14;&quot;{lt. blue}&quot;;IF([.N13]=15;&quot;{gray3}&quot;))))))))))))))))" office:value-type="string" office:string-value="{lt. red}">
            <text:p>{lt. red}</text:p>
          </table:table-cell>
          <table:table-cell table:style-name="ce38" table:formula="of:=[.M13]" office:value-type="string" office:string-value="0a">
            <text:p>0a</text:p>
          </table:table-cell>
          <table:table-cell table:style-name="ce27" table:formula="of:=HEX2DEC([.P13])" office:value-type="float" office:value="10">
            <text:p>10</text:p>
          </table:table-cell>
          <table:table-cell table:style-name="ce27" table:formula="of:=IF([.Q13]=0;&quot;{black}&quot;;IF([.Q13]=1;&quot;{white}&quot;;IF([.Q13]=2;&quot;{red}&quot;;IF([.Q13]=3;&quot;{cyan}&quot;;IF([.Q13]=4;&quot;{purple}&quot;;IF([.Q13]=5;&quot;{green}&quot;;IF([.Q13]=6;&quot;{blue}&quot;;IF([.Q13]=7;&quot;{yellow}&quot;;IF([.Q13]=8;&quot;{orange}&quot;;IF([.Q13]=9;&quot;{brown}&quot;;IF([.Q13]=10;&quot;{lt. red}&quot;;IF([.Q13]=11;&quot;{gray1}&quot;;IF([.Q13]=12;&quot;{gray2}&quot;;IF([.Q13]=13;&quot;{lt. green}&quot;;IF([.Q13]=14;&quot;{lt. blue}&quot;;IF([.Q13]=15;&quot;{gray3}&quot;))))))))))))))))" office:value-type="string" office:string-value="{lt. red}">
            <text:p>{lt. red}</text:p>
          </table:table-cell>
          <table:table-cell table:style-name="ce38" table:formula="of:=[.M13]" office:value-type="string" office:string-value="0a">
            <text:p>0a</text:p>
          </table:table-cell>
          <table:table-cell table:style-name="ce27" table:formula="of:=HEX2DEC([.S13])" office:value-type="float" office:value="10">
            <text:p>10</text:p>
          </table:table-cell>
          <table:table-cell table:style-name="ce27" table:formula="of:=IF([.T13]=0;&quot;{black}&quot;;IF([.T13]=1;&quot;{white}&quot;;IF([.T13]=2;&quot;{red}&quot;;IF([.T13]=3;&quot;{cyan}&quot;;IF([.T13]=4;&quot;{purple}&quot;;IF([.T13]=5;&quot;{green}&quot;;IF([.T13]=6;&quot;{blue}&quot;;IF([.T13]=7;&quot;{yellow}&quot;;IF([.T13]=8;&quot;{orange}&quot;;IF([.T13]=9;&quot;{brown}&quot;;IF([.T13]=10;&quot;{lt. red}&quot;;IF([.T13]=11;&quot;{gray1}&quot;;IF([.T13]=12;&quot;{gray2}&quot;;IF([.T13]=13;&quot;{lt. green}&quot;;IF([.T13]=14;&quot;{lt. blue}&quot;;IF([.T13]=15;&quot;{gray3}&quot;))))))))))))))))" office:value-type="string" office:string-value="{lt. red}">
            <text:p>{lt. red}</text:p>
          </table:table-cell>
          <table:table-cell table:style-name="ce44" table:formula="of:=[.M13]" office:value-type="string" office:string-value="0a">
            <text:p>0a</text:p>
          </table:table-cell>
          <table:table-cell table:style-name="ce27" table:formula="of:=HEX2DEC([.V13])" office:value-type="float" office:value="10">
            <text:p>10</text:p>
          </table:table-cell>
          <table:table-cell table:style-name="ce27" table:formula="of:=IF([.W13]=0;&quot;{black}&quot;;IF([.W13]=1;&quot;{white}&quot;;IF([.W13]=2;&quot;{red}&quot;;IF([.W13]=3;&quot;{cyan}&quot;;IF([.W13]=4;&quot;{purple}&quot;;IF([.W13]=5;&quot;{green}&quot;;IF([.W13]=6;&quot;{blue}&quot;;IF([.W13]=7;&quot;{yellow}&quot;;IF([.W13]=8;&quot;{orange}&quot;;IF([.W13]=9;&quot;{brown}&quot;;IF([.W13]=10;&quot;{lt. red}&quot;;IF([.W13]=11;&quot;{gray1}&quot;;IF([.W13]=12;&quot;{gray2}&quot;;IF([.W13]=13;&quot;{lt. green}&quot;;IF([.W13]=14;&quot;{lt. blue}&quot;;IF([.W13]=15;&quot;{gray3}&quot;))))))))))))))))" office:value-type="string" office:string-value="{lt. red}">
            <text:p>{lt. red}</text:p>
          </table:table-cell>
          <table:table-cell table:style-name="ce48" office:value-type="string">
            <text:p>DATA"</text:p>
          </table:table-cell>
          <table:table-cell table:style-name="ce64" table:formula="of:=[.O13]" office:value-type="string" office:string-value="{lt. red}">
            <text:p>{lt. red}</text:p>
          </table:table-cell>
          <table:table-cell table:style-name="ce64" table:formula="of:=IF(AND([.E13]&gt;=128;[.E13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13]+[.I13]" office:value-type="float" office:value="210">
            <text:p>210</text:p>
          </table:table-cell>
          <table:table-cell table:style-name="ce64" office:value-type="string">
            <text:p>}</text:p>
          </table:table-cell>
          <table:table-cell table:style-name="ce64" table:formula="of:=IF(AND([.F13]&gt;=128;[.F13]&lt;=255);&quot;{rvrs on}&quot;;&quot;{rvrs off}&quot;)" office:value-type="string" office:string-value="{rvrs off}">
            <text:p>{rvrs off}</text:p>
          </table:table-cell>
          <table:table-cell table:style-name="ce64" table:formula="of:=[.R13]" office:value-type="string" office:string-value="{lt. red}">
            <text:p>{lt. red}</text:p>
          </table:table-cell>
          <table:table-cell table:style-name="ce64" office:value-type="string">
            <text:p>{</text:p>
          </table:table-cell>
          <table:table-cell table:style-name="ce64" table:formula="of:=[.F13]+[.J13]" office:value-type="float" office:value="210">
            <text:p>210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13]&gt;=128;[.G13]&lt;=255);&quot;{rvrs on}&quot;;&quot;{rvrs off}&quot;)" office:value-type="string" office:string-value="{rvrs off}">
            <text:p>{rvrs off}</text:p>
          </table:table-cell>
          <table:table-cell table:style-name="ce64" table:formula="of:=[.U13]" office:value-type="string" office:string-value="{lt. red}">
            <text:p>{lt. red}</text:p>
          </table:table-cell>
          <table:table-cell table:style-name="ce64" office:value-type="string">
            <text:p>{</text:p>
          </table:table-cell>
          <table:table-cell table:style-name="ce64" table:formula="of:=[.G13]+[.K13]" office:value-type="float" office:value="210">
            <text:p>210</text:p>
          </table:table-cell>
          <table:table-cell table:style-name="ce64" office:value-type="string">
            <text:p>}</text:p>
          </table:table-cell>
          <table:table-cell table:style-name="ce64" table:formula="of:=IF(AND([.H13]&gt;=128;[.H13]&lt;=255);&quot;{rvrs on}&quot;;&quot;{rvrs off}&quot;)" office:value-type="string" office:string-value="{rvrs off}">
            <text:p>{rvrs off}</text:p>
          </table:table-cell>
          <table:table-cell table:style-name="ce64" table:formula="of:=[.X13]" office:value-type="string" office:string-value="{lt. red}">
            <text:p>{lt. red}</text:p>
          </table:table-cell>
          <table:table-cell table:style-name="ce64" office:value-type="string">
            <text:p>{</text:p>
          </table:table-cell>
          <table:table-cell table:style-name="ce64" table:formula="of:=[.H13]+[.L13]" office:value-type="float" office:value="210">
            <text:p>210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/>
          <table:table-cell table:style-name="ce69" office:value-type="string">
            <text:p>lrd</text:p>
          </table:table-cell>
          <table:table-cell table:style-name="ce69" office:value-type="float" office:value="10">
            <text:p>10</text:p>
          </table:table-cell>
          <table:table-cell table:style-name="ce75" office:value-type="string">
            <text:p>rd</text:p>
          </table:table-cell>
          <table:table-cell table:style-name="ce75" office:value-type="string">
            <text:p>a</text:p>
          </table:table-cell>
          <table:table-cell table:style-name="ce75" office:value-type="string">
            <text:p>multi</text:p>
          </table:table-cell>
          <table:table-cell table:number-columns-repeated="971"/>
        </table:table-row>
        <table:table-row table:style-name="ro1">
          <table:table-cell table:style-name="ce18" table:formula="of:=[IMPORT_CHARPAD.B39]" office:value-type="string" office:string-value="57">
            <text:p>57</text:p>
          </table:table-cell>
          <table:table-cell table:style-name="ce18" table:formula="of:=[IMPORT_CHARPAD.C39]" office:value-type="string" office:string-value="56">
            <text:p>56</text:p>
          </table:table-cell>
          <table:table-cell table:style-name="ce18" table:formula="of:=[IMPORT_CHARPAD.D39]" office:value-type="string" office:string-value="56">
            <text:p>56</text:p>
          </table:table-cell>
          <table:table-cell table:style-name="ce18" table:formula="of:=[IMPORT_CHARPAD.E39]" office:value-type="string" office:string-value="57">
            <text:p>57</text:p>
          </table:table-cell>
          <table:table-cell table:style-name="ce24" table:formula="of:=HEX2DEC([.A14])" office:value-type="float" office:value="87">
            <text:p>87</text:p>
          </table:table-cell>
          <table:table-cell table:style-name="ce27" table:formula="of:=HEX2DEC([.B14])" office:value-type="float" office:value="86">
            <text:p>86</text:p>
          </table:table-cell>
          <table:table-cell table:style-name="ce27" table:formula="of:=HEX2DEC([.C14])" office:value-type="float" office:value="86">
            <text:p>86</text:p>
          </table:table-cell>
          <table:table-cell table:style-name="ce27" table:formula="of:=HEX2DEC([.D14])" office:value-type="float" office:value="87">
            <text:p>87</text:p>
          </table:table-cell>
          <table:table-cell table:style-name="ce23" table:formula="of:=IF(AND([.E14]&gt;=64;[.E14]&lt;=95);&quot;128&quot;;IF(AND([.E14]&gt;=96;[.E14]&lt;=127);&quot;64&quot;;IF(AND([.E14]&gt;=128;[.E14]&lt;=159);&quot;-64&quot;;IF(AND([.E14]&gt;=160;[.E14]&lt;=191);&quot;-160&quot;;IF(AND([.E14]&gt;=32;[.E14]&lt;=63);&quot;0&quot;;&quot;&quot;)))))" office:value-type="string" office:string-value="128">
            <text:p>128</text:p>
          </table:table-cell>
          <table:table-cell table:style-name="ce23" table:formula="of:=IF(AND([.F14]&gt;=64;[.F14]&lt;=95);&quot;128&quot;;IF(AND([.F14]&gt;=96;[.F14]&lt;=127);&quot;64&quot;;IF(AND([.F14]&gt;=128;[.F14]&lt;=159);&quot;-64&quot;;IF(AND([.F14]&gt;=160;[.F14]&lt;=191);&quot;-160&quot;;IF(AND([.F14]&gt;=32;[.F14]&lt;=63);&quot;0&quot;;&quot;&quot;)))))" office:value-type="string" office:string-value="128">
            <text:p>128</text:p>
          </table:table-cell>
          <table:table-cell table:style-name="ce23" table:formula="of:=IF(AND([.G14]&gt;=64;[.G14]&lt;=95);&quot;128&quot;;IF(AND([.G14]&gt;=96;[.G14]&lt;=127);&quot;64&quot;;IF(AND([.G14]&gt;=128;[.G14]&lt;=159);&quot;-64&quot;;IF(AND([.G14]&gt;=160;[.G14]&lt;=191);&quot;-160&quot;;IF(AND([.G14]&gt;=32;[.G14]&lt;=63);&quot;0&quot;;&quot;&quot;)))))" office:value-type="string" office:string-value="128">
            <text:p>128</text:p>
          </table:table-cell>
          <table:table-cell table:style-name="ce23" table:formula="of:=IF(AND([.H14]&gt;=64;[.H14]&lt;=95);&quot;128&quot;;IF(AND([.H14]&gt;=96;[.H14]&lt;=127);&quot;64&quot;;IF(AND([.H14]&gt;=128;[.H14]&lt;=159);&quot;-64&quot;;IF(AND([.H14]&gt;=160;[.H14]&lt;=191);&quot;-160&quot;;IF(AND([.H14]&gt;=32;[.H14]&lt;=63);&quot;0&quot;;&quot;&quot;)))))" office:value-type="string" office:string-value="128">
            <text:p>128</text:p>
          </table:table-cell>
          <table:table-cell table:style-name="ce34" table:formula="of:=MID([IMPORT_CHARPAD.N66];2;2)" office:value-type="string" office:string-value="0d">
            <text:p>0d</text:p>
          </table:table-cell>
          <table:table-cell table:style-name="ce27" table:formula="of:=HEX2DEC([.M14])" office:value-type="float" office:value="13">
            <text:p>13</text:p>
          </table:table-cell>
          <table:table-cell table:style-name="ce27" table:formula="of:=IF([.N14]=0;&quot;{black}&quot;;IF([.N14]=1;&quot;{white}&quot;;IF([.N14]=2;&quot;{red}&quot;;IF([.N14]=3;&quot;{cyan}&quot;;IF([.N14]=4;&quot;{purple}&quot;;IF([.N14]=5;&quot;{green}&quot;;IF([.N14]=6;&quot;{blue}&quot;;IF([.N14]=7;&quot;{yellow}&quot;;IF([.N14]=8;&quot;{orange}&quot;;IF([.N14]=9;&quot;{brown}&quot;;IF([.N14]=10;&quot;{lt. red}&quot;;IF([.N14]=11;&quot;{gray1}&quot;;IF([.N14]=12;&quot;{gray2}&quot;;IF([.N14]=13;&quot;{lt. green}&quot;;IF([.N14]=14;&quot;{lt. blue}&quot;;IF([.N14]=15;&quot;{gray3}&quot;))))))))))))))))" office:value-type="string" office:string-value="{lt. green}">
            <text:p>{lt. green}</text:p>
          </table:table-cell>
          <table:table-cell table:style-name="ce39" table:formula="of:=[.M14]" office:value-type="string" office:string-value="0d">
            <text:p>0d</text:p>
          </table:table-cell>
          <table:table-cell table:style-name="ce27" table:formula="of:=HEX2DEC([.P14])" office:value-type="float" office:value="13">
            <text:p>13</text:p>
          </table:table-cell>
          <table:table-cell table:style-name="ce27" table:formula="of:=IF([.Q14]=0;&quot;{black}&quot;;IF([.Q14]=1;&quot;{white}&quot;;IF([.Q14]=2;&quot;{red}&quot;;IF([.Q14]=3;&quot;{cyan}&quot;;IF([.Q14]=4;&quot;{purple}&quot;;IF([.Q14]=5;&quot;{green}&quot;;IF([.Q14]=6;&quot;{blue}&quot;;IF([.Q14]=7;&quot;{yellow}&quot;;IF([.Q14]=8;&quot;{orange}&quot;;IF([.Q14]=9;&quot;{brown}&quot;;IF([.Q14]=10;&quot;{lt. red}&quot;;IF([.Q14]=11;&quot;{gray1}&quot;;IF([.Q14]=12;&quot;{gray2}&quot;;IF([.Q14]=13;&quot;{lt. green}&quot;;IF([.Q14]=14;&quot;{lt. blue}&quot;;IF([.Q14]=15;&quot;{gray3}&quot;))))))))))))))))" office:value-type="string" office:string-value="{lt. green}">
            <text:p>{lt. green}</text:p>
          </table:table-cell>
          <table:table-cell table:style-name="ce39" table:formula="of:=[.M14]" office:value-type="string" office:string-value="0d">
            <text:p>0d</text:p>
          </table:table-cell>
          <table:table-cell table:style-name="ce27" table:formula="of:=HEX2DEC([.S14])" office:value-type="float" office:value="13">
            <text:p>13</text:p>
          </table:table-cell>
          <table:table-cell table:style-name="ce27" table:formula="of:=IF([.T14]=0;&quot;{black}&quot;;IF([.T14]=1;&quot;{white}&quot;;IF([.T14]=2;&quot;{red}&quot;;IF([.T14]=3;&quot;{cyan}&quot;;IF([.T14]=4;&quot;{purple}&quot;;IF([.T14]=5;&quot;{green}&quot;;IF([.T14]=6;&quot;{blue}&quot;;IF([.T14]=7;&quot;{yellow}&quot;;IF([.T14]=8;&quot;{orange}&quot;;IF([.T14]=9;&quot;{brown}&quot;;IF([.T14]=10;&quot;{lt. red}&quot;;IF([.T14]=11;&quot;{gray1}&quot;;IF([.T14]=12;&quot;{gray2}&quot;;IF([.T14]=13;&quot;{lt. green}&quot;;IF([.T14]=14;&quot;{lt. blue}&quot;;IF([.T14]=15;&quot;{gray3}&quot;))))))))))))))))" office:value-type="string" office:string-value="{lt. green}">
            <text:p>{lt. green}</text:p>
          </table:table-cell>
          <table:table-cell table:style-name="ce45" table:formula="of:=[.M14]" office:value-type="string" office:string-value="0d">
            <text:p>0d</text:p>
          </table:table-cell>
          <table:table-cell table:style-name="ce27" table:formula="of:=HEX2DEC([.V14])" office:value-type="float" office:value="13">
            <text:p>13</text:p>
          </table:table-cell>
          <table:table-cell table:style-name="ce27" table:formula="of:=IF([.W14]=0;&quot;{black}&quot;;IF([.W14]=1;&quot;{white}&quot;;IF([.W14]=2;&quot;{red}&quot;;IF([.W14]=3;&quot;{cyan}&quot;;IF([.W14]=4;&quot;{purple}&quot;;IF([.W14]=5;&quot;{green}&quot;;IF([.W14]=6;&quot;{blue}&quot;;IF([.W14]=7;&quot;{yellow}&quot;;IF([.W14]=8;&quot;{orange}&quot;;IF([.W14]=9;&quot;{brown}&quot;;IF([.W14]=10;&quot;{lt. red}&quot;;IF([.W14]=11;&quot;{gray1}&quot;;IF([.W14]=12;&quot;{gray2}&quot;;IF([.W14]=13;&quot;{lt. green}&quot;;IF([.W14]=14;&quot;{lt. blue}&quot;;IF([.W14]=15;&quot;{gray3}&quot;))))))))))))))))" office:value-type="string" office:string-value="{lt. green}">
            <text:p>{lt. green}</text:p>
          </table:table-cell>
          <table:table-cell table:style-name="ce48" office:value-type="string">
            <text:p>DATA"</text:p>
          </table:table-cell>
          <table:table-cell table:style-name="ce64" table:formula="of:=[.O14]" office:value-type="string" office:string-value="{lt. green}">
            <text:p>{lt. green}</text:p>
          </table:table-cell>
          <table:table-cell table:style-name="ce64" table:formula="of:=IF(AND([.E14]&gt;=128;[.E14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14]+[.I14]" office:value-type="float" office:value="215">
            <text:p>215</text:p>
          </table:table-cell>
          <table:table-cell table:style-name="ce64" office:value-type="string">
            <text:p>}</text:p>
          </table:table-cell>
          <table:table-cell table:style-name="ce64" table:formula="of:=IF(AND([.F14]&gt;=128;[.F14]&lt;=255);&quot;{rvrs on}&quot;;&quot;{rvrs off}&quot;)" office:value-type="string" office:string-value="{rvrs off}">
            <text:p>{rvrs off}</text:p>
          </table:table-cell>
          <table:table-cell table:style-name="ce64" table:formula="of:=[.R14]" office:value-type="string" office:string-value="{lt. green}">
            <text:p>{lt. green}</text:p>
          </table:table-cell>
          <table:table-cell table:style-name="ce64" office:value-type="string">
            <text:p>{</text:p>
          </table:table-cell>
          <table:table-cell table:style-name="ce64" table:formula="of:=[.F14]+[.J14]" office:value-type="float" office:value="214">
            <text:p>214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14]&gt;=128;[.G14]&lt;=255);&quot;{rvrs on}&quot;;&quot;{rvrs off}&quot;)" office:value-type="string" office:string-value="{rvrs off}">
            <text:p>{rvrs off}</text:p>
          </table:table-cell>
          <table:table-cell table:style-name="ce64" table:formula="of:=[.U14]" office:value-type="string" office:string-value="{lt. green}">
            <text:p>{lt. green}</text:p>
          </table:table-cell>
          <table:table-cell table:style-name="ce64" office:value-type="string">
            <text:p>{</text:p>
          </table:table-cell>
          <table:table-cell table:style-name="ce64" table:formula="of:=[.G14]+[.K14]" office:value-type="float" office:value="214">
            <text:p>214</text:p>
          </table:table-cell>
          <table:table-cell table:style-name="ce64" office:value-type="string">
            <text:p>}</text:p>
          </table:table-cell>
          <table:table-cell table:style-name="ce64" table:formula="of:=IF(AND([.H14]&gt;=128;[.H14]&lt;=255);&quot;{rvrs on}&quot;;&quot;{rvrs off}&quot;)" office:value-type="string" office:string-value="{rvrs off}">
            <text:p>{rvrs off}</text:p>
          </table:table-cell>
          <table:table-cell table:style-name="ce64" table:formula="of:=[.X14]" office:value-type="string" office:string-value="{lt. green}">
            <text:p>{lt. green}</text:p>
          </table:table-cell>
          <table:table-cell table:style-name="ce64" office:value-type="string">
            <text:p>{</text:p>
          </table:table-cell>
          <table:table-cell table:style-name="ce64" table:formula="of:=[.H14]+[.L14]" office:value-type="float" office:value="215">
            <text:p>215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/>
          <table:table-cell table:style-name="ce69" office:value-type="string">
            <text:p>dgr</text:p>
          </table:table-cell>
          <table:table-cell table:style-name="ce69" office:value-type="string">
            <text:p>a</text:p>
          </table:table-cell>
          <table:table-cell table:style-name="ce75" office:value-type="string">
            <text:p>rd</text:p>
          </table:table-cell>
          <table:table-cell table:style-name="ce75" office:value-type="string">
            <text:p>b</text:p>
          </table:table-cell>
          <table:table-cell table:style-name="ce75" office:value-type="string">
            <text:p>multi</text:p>
          </table:table-cell>
          <table:table-cell table:number-columns-repeated="971"/>
        </table:table-row>
        <table:table-row table:style-name="ro1">
          <table:table-cell table:style-name="ce18" table:formula="of:=[IMPORT_CHARPAD.B40]" office:value-type="string" office:string-value="61">
            <text:p>61</text:p>
          </table:table-cell>
          <table:table-cell table:style-name="ce18" table:formula="of:=[IMPORT_CHARPAD.C40]" office:value-type="string" office:string-value="62">
            <text:p>62</text:p>
          </table:table-cell>
          <table:table-cell table:style-name="ce18" table:formula="of:=[IMPORT_CHARPAD.D40]" office:value-type="string" office:string-value="62">
            <text:p>62</text:p>
          </table:table-cell>
          <table:table-cell table:style-name="ce18" table:formula="of:=[IMPORT_CHARPAD.E40]" office:value-type="string" office:string-value="61">
            <text:p>61</text:p>
          </table:table-cell>
          <table:table-cell table:style-name="ce24" table:formula="of:=HEX2DEC([.A15])" office:value-type="float" office:value="97">
            <text:p>97</text:p>
          </table:table-cell>
          <table:table-cell table:style-name="ce27" table:formula="of:=HEX2DEC([.B15])" office:value-type="float" office:value="98">
            <text:p>98</text:p>
          </table:table-cell>
          <table:table-cell table:style-name="ce27" table:formula="of:=HEX2DEC([.C15])" office:value-type="float" office:value="98">
            <text:p>98</text:p>
          </table:table-cell>
          <table:table-cell table:style-name="ce27" table:formula="of:=HEX2DEC([.D15])" office:value-type="float" office:value="97">
            <text:p>97</text:p>
          </table:table-cell>
          <table:table-cell table:style-name="ce23" table:formula="of:=IF(AND([.E15]&gt;=64;[.E15]&lt;=95);&quot;128&quot;;IF(AND([.E15]&gt;=96;[.E15]&lt;=127);&quot;64&quot;;IF(AND([.E15]&gt;=128;[.E15]&lt;=159);&quot;-64&quot;;IF(AND([.E15]&gt;=160;[.E15]&lt;=191);&quot;-160&quot;;IF(AND([.E15]&gt;=32;[.E15]&lt;=63);&quot;0&quot;;&quot;&quot;)))))" office:value-type="string" office:string-value="64">
            <text:p>64</text:p>
          </table:table-cell>
          <table:table-cell table:style-name="ce23" table:formula="of:=IF(AND([.F15]&gt;=64;[.F15]&lt;=95);&quot;128&quot;;IF(AND([.F15]&gt;=96;[.F15]&lt;=127);&quot;64&quot;;IF(AND([.F15]&gt;=128;[.F15]&lt;=159);&quot;-64&quot;;IF(AND([.F15]&gt;=160;[.F15]&lt;=191);&quot;-160&quot;;IF(AND([.F15]&gt;=32;[.F15]&lt;=63);&quot;0&quot;;&quot;&quot;)))))" office:value-type="string" office:string-value="64">
            <text:p>64</text:p>
          </table:table-cell>
          <table:table-cell table:style-name="ce23" table:formula="of:=IF(AND([.G15]&gt;=64;[.G15]&lt;=95);&quot;128&quot;;IF(AND([.G15]&gt;=96;[.G15]&lt;=127);&quot;64&quot;;IF(AND([.G15]&gt;=128;[.G15]&lt;=159);&quot;-64&quot;;IF(AND([.G15]&gt;=160;[.G15]&lt;=191);&quot;-160&quot;;IF(AND([.G15]&gt;=32;[.G15]&lt;=63);&quot;0&quot;;&quot;&quot;)))))" office:value-type="string" office:string-value="64">
            <text:p>64</text:p>
          </table:table-cell>
          <table:table-cell table:style-name="ce23" table:formula="of:=IF(AND([.H15]&gt;=64;[.H15]&lt;=95);&quot;128&quot;;IF(AND([.H15]&gt;=96;[.H15]&lt;=127);&quot;64&quot;;IF(AND([.H15]&gt;=128;[.H15]&lt;=159);&quot;-64&quot;;IF(AND([.H15]&gt;=160;[.H15]&lt;=191);&quot;-160&quot;;IF(AND([.H15]&gt;=32;[.H15]&lt;=63);&quot;0&quot;;&quot;&quot;)))))" office:value-type="string" office:string-value="64">
            <text:p>64</text:p>
          </table:table-cell>
          <table:table-cell table:style-name="ce33" table:formula="of:=MID([IMPORT_CHARPAD.O66];2;2)" office:value-type="string" office:string-value="0e">
            <text:p>0e</text:p>
          </table:table-cell>
          <table:table-cell table:style-name="ce27" table:formula="of:=HEX2DEC([.M15])" office:value-type="float" office:value="14">
            <text:p>14</text:p>
          </table:table-cell>
          <table:table-cell table:style-name="ce27" table:formula="of:=IF([.N15]=0;&quot;{black}&quot;;IF([.N15]=1;&quot;{white}&quot;;IF([.N15]=2;&quot;{red}&quot;;IF([.N15]=3;&quot;{cyan}&quot;;IF([.N15]=4;&quot;{purple}&quot;;IF([.N15]=5;&quot;{green}&quot;;IF([.N15]=6;&quot;{blue}&quot;;IF([.N15]=7;&quot;{yellow}&quot;;IF([.N15]=8;&quot;{orange}&quot;;IF([.N15]=9;&quot;{brown}&quot;;IF([.N15]=10;&quot;{lt. red}&quot;;IF([.N15]=11;&quot;{gray1}&quot;;IF([.N15]=12;&quot;{gray2}&quot;;IF([.N15]=13;&quot;{lt. green}&quot;;IF([.N15]=14;&quot;{lt. blue}&quot;;IF([.N15]=15;&quot;{gray3}&quot;))))))))))))))))" office:value-type="string" office:string-value="{lt. blue}">
            <text:p>{lt. blue}</text:p>
          </table:table-cell>
          <table:table-cell table:style-name="ce38" table:formula="of:=[.M15]" office:value-type="string" office:string-value="0e">
            <text:p>0e</text:p>
          </table:table-cell>
          <table:table-cell table:style-name="ce27" table:formula="of:=HEX2DEC([.P15])" office:value-type="float" office:value="14">
            <text:p>14</text:p>
          </table:table-cell>
          <table:table-cell table:style-name="ce27" table:formula="of:=IF([.Q15]=0;&quot;{black}&quot;;IF([.Q15]=1;&quot;{white}&quot;;IF([.Q15]=2;&quot;{red}&quot;;IF([.Q15]=3;&quot;{cyan}&quot;;IF([.Q15]=4;&quot;{purple}&quot;;IF([.Q15]=5;&quot;{green}&quot;;IF([.Q15]=6;&quot;{blue}&quot;;IF([.Q15]=7;&quot;{yellow}&quot;;IF([.Q15]=8;&quot;{orange}&quot;;IF([.Q15]=9;&quot;{brown}&quot;;IF([.Q15]=10;&quot;{lt. red}&quot;;IF([.Q15]=11;&quot;{gray1}&quot;;IF([.Q15]=12;&quot;{gray2}&quot;;IF([.Q15]=13;&quot;{lt. green}&quot;;IF([.Q15]=14;&quot;{lt. blue}&quot;;IF([.Q15]=15;&quot;{gray3}&quot;))))))))))))))))" office:value-type="string" office:string-value="{lt. blue}">
            <text:p>{lt. blue}</text:p>
          </table:table-cell>
          <table:table-cell table:style-name="ce38" table:formula="of:=[.M15]" office:value-type="string" office:string-value="0e">
            <text:p>0e</text:p>
          </table:table-cell>
          <table:table-cell table:style-name="ce27" table:formula="of:=HEX2DEC([.S15])" office:value-type="float" office:value="14">
            <text:p>14</text:p>
          </table:table-cell>
          <table:table-cell table:style-name="ce27" table:formula="of:=IF([.T15]=0;&quot;{black}&quot;;IF([.T15]=1;&quot;{white}&quot;;IF([.T15]=2;&quot;{red}&quot;;IF([.T15]=3;&quot;{cyan}&quot;;IF([.T15]=4;&quot;{purple}&quot;;IF([.T15]=5;&quot;{green}&quot;;IF([.T15]=6;&quot;{blue}&quot;;IF([.T15]=7;&quot;{yellow}&quot;;IF([.T15]=8;&quot;{orange}&quot;;IF([.T15]=9;&quot;{brown}&quot;;IF([.T15]=10;&quot;{lt. red}&quot;;IF([.T15]=11;&quot;{gray1}&quot;;IF([.T15]=12;&quot;{gray2}&quot;;IF([.T15]=13;&quot;{lt. green}&quot;;IF([.T15]=14;&quot;{lt. blue}&quot;;IF([.T15]=15;&quot;{gray3}&quot;))))))))))))))))" office:value-type="string" office:string-value="{lt. blue}">
            <text:p>{lt. blue}</text:p>
          </table:table-cell>
          <table:table-cell table:style-name="ce44" table:formula="of:=[.M15]" office:value-type="string" office:string-value="0e">
            <text:p>0e</text:p>
          </table:table-cell>
          <table:table-cell table:style-name="ce27" table:formula="of:=HEX2DEC([.V15])" office:value-type="float" office:value="14">
            <text:p>14</text:p>
          </table:table-cell>
          <table:table-cell table:style-name="ce27" table:formula="of:=IF([.W15]=0;&quot;{black}&quot;;IF([.W15]=1;&quot;{white}&quot;;IF([.W15]=2;&quot;{red}&quot;;IF([.W15]=3;&quot;{cyan}&quot;;IF([.W15]=4;&quot;{purple}&quot;;IF([.W15]=5;&quot;{green}&quot;;IF([.W15]=6;&quot;{blue}&quot;;IF([.W15]=7;&quot;{yellow}&quot;;IF([.W15]=8;&quot;{orange}&quot;;IF([.W15]=9;&quot;{brown}&quot;;IF([.W15]=10;&quot;{lt. red}&quot;;IF([.W15]=11;&quot;{gray1}&quot;;IF([.W15]=12;&quot;{gray2}&quot;;IF([.W15]=13;&quot;{lt. green}&quot;;IF([.W15]=14;&quot;{lt. blue}&quot;;IF([.W15]=15;&quot;{gray3}&quot;))))))))))))))))" office:value-type="string" office:string-value="{lt. blue}">
            <text:p>{lt. blue}</text:p>
          </table:table-cell>
          <table:table-cell table:style-name="ce48" office:value-type="string">
            <text:p>DATA"</text:p>
          </table:table-cell>
          <table:table-cell table:style-name="ce64" table:formula="of:=[.O15]" office:value-type="string" office:string-value="{lt. blue}">
            <text:p>{lt. blue}</text:p>
          </table:table-cell>
          <table:table-cell table:style-name="ce64" table:formula="of:=IF(AND([.E15]&gt;=128;[.E15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15]+[.I15]" office:value-type="float" office:value="161">
            <text:p>161</text:p>
          </table:table-cell>
          <table:table-cell table:style-name="ce64" office:value-type="string">
            <text:p>}</text:p>
          </table:table-cell>
          <table:table-cell table:style-name="ce64" table:formula="of:=IF(AND([.F15]&gt;=128;[.F15]&lt;=255);&quot;{rvrs on}&quot;;&quot;{rvrs off}&quot;)" office:value-type="string" office:string-value="{rvrs off}">
            <text:p>{rvrs off}</text:p>
          </table:table-cell>
          <table:table-cell table:style-name="ce64" table:formula="of:=[.R15]" office:value-type="string" office:string-value="{lt. blue}">
            <text:p>{lt. blue}</text:p>
          </table:table-cell>
          <table:table-cell table:style-name="ce64" office:value-type="string">
            <text:p>{</text:p>
          </table:table-cell>
          <table:table-cell table:style-name="ce64" table:formula="of:=[.F15]+[.J15]" office:value-type="float" office:value="162">
            <text:p>162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15]&gt;=128;[.G15]&lt;=255);&quot;{rvrs on}&quot;;&quot;{rvrs off}&quot;)" office:value-type="string" office:string-value="{rvrs off}">
            <text:p>{rvrs off}</text:p>
          </table:table-cell>
          <table:table-cell table:style-name="ce64" table:formula="of:=[.U15]" office:value-type="string" office:string-value="{lt. blue}">
            <text:p>{lt. blue}</text:p>
          </table:table-cell>
          <table:table-cell table:style-name="ce64" office:value-type="string">
            <text:p>{</text:p>
          </table:table-cell>
          <table:table-cell table:style-name="ce64" table:formula="of:=[.G15]+[.K15]" office:value-type="float" office:value="162">
            <text:p>162</text:p>
          </table:table-cell>
          <table:table-cell table:style-name="ce64" office:value-type="string">
            <text:p>}</text:p>
          </table:table-cell>
          <table:table-cell table:style-name="ce64" table:formula="of:=IF(AND([.H15]&gt;=128;[.H15]&lt;=255);&quot;{rvrs on}&quot;;&quot;{rvrs off}&quot;)" office:value-type="string" office:string-value="{rvrs off}">
            <text:p>{rvrs off}</text:p>
          </table:table-cell>
          <table:table-cell table:style-name="ce64" table:formula="of:=[.X15]" office:value-type="string" office:string-value="{lt. blue}">
            <text:p>{lt. blue}</text:p>
          </table:table-cell>
          <table:table-cell table:style-name="ce64" office:value-type="string">
            <text:p>{</text:p>
          </table:table-cell>
          <table:table-cell table:style-name="ce64" table:formula="of:=[.H15]+[.L15]" office:value-type="float" office:value="161">
            <text:p>161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/>
          <table:table-cell table:style-name="ce69" office:value-type="string">
            <text:p>mgr</text:p>
          </table:table-cell>
          <table:table-cell table:style-name="ce69" office:value-type="string">
            <text:p>b</text:p>
          </table:table-cell>
          <table:table-cell table:style-name="ce75" office:value-type="string">
            <text:p>vi</text:p>
          </table:table-cell>
          <table:table-cell table:style-name="ce75" office:value-type="string">
            <text:p>c</text:p>
          </table:table-cell>
          <table:table-cell table:style-name="ce75" office:value-type="string">
            <text:p>multi</text:p>
          </table:table-cell>
          <table:table-cell table:number-columns-repeated="971"/>
        </table:table-row>
        <table:table-row table:style-name="ro1">
          <table:table-cell table:style-name="ce18" table:formula="of:=[IMPORT_CHARPAD.B41]" office:value-type="string" office:string-value="6a">
            <text:p>6a</text:p>
          </table:table-cell>
          <table:table-cell table:style-name="ce18" table:formula="of:=[IMPORT_CHARPAD.C41]" office:value-type="string" office:string-value="96">
            <text:p>96</text:p>
          </table:table-cell>
          <table:table-cell table:style-name="ce18" table:formula="of:=[IMPORT_CHARPAD.D41]" office:value-type="string" office:string-value="97">
            <text:p>97</text:p>
          </table:table-cell>
          <table:table-cell table:style-name="ce18" table:formula="of:=[IMPORT_CHARPAD.E41]" office:value-type="string" office:string-value="98">
            <text:p>98</text:p>
          </table:table-cell>
          <table:table-cell table:style-name="ce24" table:formula="of:=HEX2DEC([.A16])" office:value-type="float" office:value="106">
            <text:p>106</text:p>
          </table:table-cell>
          <table:table-cell table:style-name="ce27" table:formula="of:=HEX2DEC([.B16])" office:value-type="float" office:value="150">
            <text:p>150</text:p>
          </table:table-cell>
          <table:table-cell table:style-name="ce27" table:formula="of:=HEX2DEC([.C16])" office:value-type="float" office:value="151">
            <text:p>151</text:p>
          </table:table-cell>
          <table:table-cell table:style-name="ce27" table:formula="of:=HEX2DEC([.D16])" office:value-type="float" office:value="152">
            <text:p>152</text:p>
          </table:table-cell>
          <table:table-cell table:style-name="ce23" table:formula="of:=IF(AND([.E16]&gt;=64;[.E16]&lt;=95);&quot;128&quot;;IF(AND([.E16]&gt;=96;[.E16]&lt;=127);&quot;64&quot;;IF(AND([.E16]&gt;=128;[.E16]&lt;=159);&quot;-64&quot;;IF(AND([.E16]&gt;=160;[.E16]&lt;=191);&quot;-160&quot;;IF(AND([.E16]&gt;=32;[.E16]&lt;=63);&quot;0&quot;;&quot;&quot;)))))" office:value-type="string" office:string-value="64">
            <text:p>64</text:p>
          </table:table-cell>
          <table:table-cell table:style-name="ce23" table:formula="of:=IF(AND([.F16]&gt;=64;[.F16]&lt;=95);&quot;128&quot;;IF(AND([.F16]&gt;=96;[.F16]&lt;=127);&quot;64&quot;;IF(AND([.F16]&gt;=128;[.F16]&lt;=159);&quot;-64&quot;;IF(AND([.F16]&gt;=160;[.F16]&lt;=191);&quot;-160&quot;;IF(AND([.F16]&gt;=32;[.F16]&lt;=63);&quot;0&quot;;&quot;&quot;)))))" office:value-type="string" office:string-value="-64">
            <text:p>-64</text:p>
          </table:table-cell>
          <table:table-cell table:style-name="ce23" table:formula="of:=IF(AND([.G16]&gt;=64;[.G16]&lt;=95);&quot;128&quot;;IF(AND([.G16]&gt;=96;[.G16]&lt;=127);&quot;64&quot;;IF(AND([.G16]&gt;=128;[.G16]&lt;=159);&quot;-64&quot;;IF(AND([.G16]&gt;=160;[.G16]&lt;=191);&quot;-160&quot;;IF(AND([.G16]&gt;=32;[.G16]&lt;=63);&quot;0&quot;;&quot;&quot;)))))" office:value-type="string" office:string-value="-64">
            <text:p>-64</text:p>
          </table:table-cell>
          <table:table-cell table:style-name="ce23" table:formula="of:=IF(AND([.H16]&gt;=64;[.H16]&lt;=95);&quot;128&quot;;IF(AND([.H16]&gt;=96;[.H16]&lt;=127);&quot;64&quot;;IF(AND([.H16]&gt;=128;[.H16]&lt;=159);&quot;-64&quot;;IF(AND([.H16]&gt;=160;[.H16]&lt;=191);&quot;-160&quot;;IF(AND([.H16]&gt;=32;[.H16]&lt;=63);&quot;0&quot;;&quot;&quot;)))))" office:value-type="string" office:string-value="-64">
            <text:p>-64</text:p>
          </table:table-cell>
          <table:table-cell table:style-name="ce34" table:formula="of:=MID([IMPORT_CHARPAD.P66];2;2)" office:value-type="string" office:string-value="0b">
            <text:p>0b</text:p>
          </table:table-cell>
          <table:table-cell table:style-name="ce27" table:formula="of:=HEX2DEC([.M16])" office:value-type="float" office:value="11">
            <text:p>11</text:p>
          </table:table-cell>
          <table:table-cell table:style-name="ce27" table:formula="of:=IF([.N16]=0;&quot;{black}&quot;;IF([.N16]=1;&quot;{white}&quot;;IF([.N16]=2;&quot;{red}&quot;;IF([.N16]=3;&quot;{cyan}&quot;;IF([.N16]=4;&quot;{purple}&quot;;IF([.N16]=5;&quot;{green}&quot;;IF([.N16]=6;&quot;{blue}&quot;;IF([.N16]=7;&quot;{yellow}&quot;;IF([.N16]=8;&quot;{orange}&quot;;IF([.N16]=9;&quot;{brown}&quot;;IF([.N16]=10;&quot;{lt. red}&quot;;IF([.N16]=11;&quot;{gray1}&quot;;IF([.N16]=12;&quot;{gray2}&quot;;IF([.N16]=13;&quot;{lt. green}&quot;;IF([.N16]=14;&quot;{lt. blue}&quot;;IF([.N16]=15;&quot;{gray3}&quot;))))))))))))))))" office:value-type="string" office:string-value="{gray1}">
            <text:p>{gray1}</text:p>
          </table:table-cell>
          <table:table-cell table:style-name="ce39" table:formula="of:=[.M16]" office:value-type="string" office:string-value="0b">
            <text:p>0b</text:p>
          </table:table-cell>
          <table:table-cell table:style-name="ce27" table:formula="of:=HEX2DEC([.P16])" office:value-type="float" office:value="11">
            <text:p>11</text:p>
          </table:table-cell>
          <table:table-cell table:style-name="ce27" table:formula="of:=IF([.Q16]=0;&quot;{black}&quot;;IF([.Q16]=1;&quot;{white}&quot;;IF([.Q16]=2;&quot;{red}&quot;;IF([.Q16]=3;&quot;{cyan}&quot;;IF([.Q16]=4;&quot;{purple}&quot;;IF([.Q16]=5;&quot;{green}&quot;;IF([.Q16]=6;&quot;{blue}&quot;;IF([.Q16]=7;&quot;{yellow}&quot;;IF([.Q16]=8;&quot;{orange}&quot;;IF([.Q16]=9;&quot;{brown}&quot;;IF([.Q16]=10;&quot;{lt. red}&quot;;IF([.Q16]=11;&quot;{gray1}&quot;;IF([.Q16]=12;&quot;{gray2}&quot;;IF([.Q16]=13;&quot;{lt. green}&quot;;IF([.Q16]=14;&quot;{lt. blue}&quot;;IF([.Q16]=15;&quot;{gray3}&quot;))))))))))))))))" office:value-type="string" office:string-value="{gray1}">
            <text:p>{gray1}</text:p>
          </table:table-cell>
          <table:table-cell table:style-name="ce39" table:formula="of:=[.M16]" office:value-type="string" office:string-value="0b">
            <text:p>0b</text:p>
          </table:table-cell>
          <table:table-cell table:style-name="ce27" table:formula="of:=HEX2DEC([.S16])" office:value-type="float" office:value="11">
            <text:p>11</text:p>
          </table:table-cell>
          <table:table-cell table:style-name="ce27" table:formula="of:=IF([.T16]=0;&quot;{black}&quot;;IF([.T16]=1;&quot;{white}&quot;;IF([.T16]=2;&quot;{red}&quot;;IF([.T16]=3;&quot;{cyan}&quot;;IF([.T16]=4;&quot;{purple}&quot;;IF([.T16]=5;&quot;{green}&quot;;IF([.T16]=6;&quot;{blue}&quot;;IF([.T16]=7;&quot;{yellow}&quot;;IF([.T16]=8;&quot;{orange}&quot;;IF([.T16]=9;&quot;{brown}&quot;;IF([.T16]=10;&quot;{lt. red}&quot;;IF([.T16]=11;&quot;{gray1}&quot;;IF([.T16]=12;&quot;{gray2}&quot;;IF([.T16]=13;&quot;{lt. green}&quot;;IF([.T16]=14;&quot;{lt. blue}&quot;;IF([.T16]=15;&quot;{gray3}&quot;))))))))))))))))" office:value-type="string" office:string-value="{gray1}">
            <text:p>{gray1}</text:p>
          </table:table-cell>
          <table:table-cell table:style-name="ce45" table:formula="of:=[.M16]" office:value-type="string" office:string-value="0b">
            <text:p>0b</text:p>
          </table:table-cell>
          <table:table-cell table:style-name="ce27" table:formula="of:=HEX2DEC([.V16])" office:value-type="float" office:value="11">
            <text:p>11</text:p>
          </table:table-cell>
          <table:table-cell table:style-name="ce27" table:formula="of:=IF([.W16]=0;&quot;{black}&quot;;IF([.W16]=1;&quot;{white}&quot;;IF([.W16]=2;&quot;{red}&quot;;IF([.W16]=3;&quot;{cyan}&quot;;IF([.W16]=4;&quot;{purple}&quot;;IF([.W16]=5;&quot;{green}&quot;;IF([.W16]=6;&quot;{blue}&quot;;IF([.W16]=7;&quot;{yellow}&quot;;IF([.W16]=8;&quot;{orange}&quot;;IF([.W16]=9;&quot;{brown}&quot;;IF([.W16]=10;&quot;{lt. red}&quot;;IF([.W16]=11;&quot;{gray1}&quot;;IF([.W16]=12;&quot;{gray2}&quot;;IF([.W16]=13;&quot;{lt. green}&quot;;IF([.W16]=14;&quot;{lt. blue}&quot;;IF([.W16]=15;&quot;{gray3}&quot;))))))))))))))))" office:value-type="string" office:string-value="{gray1}">
            <text:p>{gray1}</text:p>
          </table:table-cell>
          <table:table-cell table:style-name="ce48" office:value-type="string">
            <text:p>DATA"</text:p>
          </table:table-cell>
          <table:table-cell table:style-name="ce64" table:formula="of:=[.O16]" office:value-type="string" office:string-value="{gray1}">
            <text:p>{gray1}</text:p>
          </table:table-cell>
          <table:table-cell table:style-name="ce64" table:formula="of:=IF(AND([.E16]&gt;=128;[.E16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16]+[.I16]" office:value-type="float" office:value="170">
            <text:p>170</text:p>
          </table:table-cell>
          <table:table-cell table:style-name="ce64" office:value-type="string">
            <text:p>}</text:p>
          </table:table-cell>
          <table:table-cell table:style-name="ce64" table:formula="of:=IF(AND([.F16]&gt;=128;[.F16]&lt;=255);&quot;{rvrs on}&quot;;&quot;{rvrs off}&quot;)" office:value-type="string" office:string-value="{rvrs on}">
            <text:p>{rvrs on}</text:p>
          </table:table-cell>
          <table:table-cell table:style-name="ce64" table:formula="of:=[.R16]" office:value-type="string" office:string-value="{gray1}">
            <text:p>{gray1}</text:p>
          </table:table-cell>
          <table:table-cell table:style-name="ce64" office:value-type="string">
            <text:p>{</text:p>
          </table:table-cell>
          <table:table-cell table:style-name="ce64" table:formula="of:=[.F16]+[.J16]" office:value-type="float" office:value="86">
            <text:p>86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16]&gt;=128;[.G16]&lt;=255);&quot;{rvrs on}&quot;;&quot;{rvrs off}&quot;)" office:value-type="string" office:string-value="{rvrs on}">
            <text:p>{rvrs on}</text:p>
          </table:table-cell>
          <table:table-cell table:style-name="ce64" table:formula="of:=[.U16]" office:value-type="string" office:string-value="{gray1}">
            <text:p>{gray1}</text:p>
          </table:table-cell>
          <table:table-cell table:style-name="ce64" office:value-type="string">
            <text:p>{</text:p>
          </table:table-cell>
          <table:table-cell table:style-name="ce64" table:formula="of:=[.G16]+[.K16]" office:value-type="float" office:value="87">
            <text:p>87</text:p>
          </table:table-cell>
          <table:table-cell table:style-name="ce64" office:value-type="string">
            <text:p>}</text:p>
          </table:table-cell>
          <table:table-cell table:style-name="ce64" table:formula="of:=IF(AND([.H16]&gt;=128;[.H16]&lt;=255);&quot;{rvrs on}&quot;;&quot;{rvrs off}&quot;)" office:value-type="string" office:string-value="{rvrs on}">
            <text:p>{rvrs on}</text:p>
          </table:table-cell>
          <table:table-cell table:style-name="ce64" table:formula="of:=[.X16]" office:value-type="string" office:string-value="{gray1}">
            <text:p>{gray1}</text:p>
          </table:table-cell>
          <table:table-cell table:style-name="ce64" office:value-type="string">
            <text:p>{</text:p>
          </table:table-cell>
          <table:table-cell table:style-name="ce64" table:formula="of:=[.H16]+[.L16]" office:value-type="float" office:value="88">
            <text:p>88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/>
          <table:table-cell table:style-name="ce69" office:value-type="string">
            <text:p>lgn</text:p>
          </table:table-cell>
          <table:table-cell table:style-name="ce69" office:value-type="string">
            <text:p>c</text:p>
          </table:table-cell>
          <table:table-cell table:style-name="ce75" office:value-type="string">
            <text:p>gn</text:p>
          </table:table-cell>
          <table:table-cell table:style-name="ce75" office:value-type="string">
            <text:p>d</text:p>
          </table:table-cell>
          <table:table-cell table:style-name="ce75" office:value-type="string">
            <text:p>multi</text:p>
          </table:table-cell>
          <table:table-cell table:number-columns-repeated="971"/>
        </table:table-row>
        <table:table-row table:style-name="ro1">
          <table:table-cell table:style-name="ce18" table:formula="of:=[IMPORT_CHARPAD.B42]" office:value-type="string" office:string-value="6b">
            <text:p>6b</text:p>
          </table:table-cell>
          <table:table-cell table:style-name="ce18" table:formula="of:=[IMPORT_CHARPAD.C42]" office:value-type="string" office:string-value="6c">
            <text:p>6c</text:p>
          </table:table-cell>
          <table:table-cell table:style-name="ce18" table:formula="of:=[IMPORT_CHARPAD.D42]" office:value-type="string" office:string-value="6d">
            <text:p>6d</text:p>
          </table:table-cell>
          <table:table-cell table:style-name="ce18" table:formula="of:=[IMPORT_CHARPAD.E42]" office:value-type="string" office:string-value="6e">
            <text:p>6e</text:p>
          </table:table-cell>
          <table:table-cell table:style-name="ce24" table:formula="of:=HEX2DEC([.A17])" office:value-type="float" office:value="107">
            <text:p>107</text:p>
          </table:table-cell>
          <table:table-cell table:style-name="ce27" table:formula="of:=HEX2DEC([.B17])" office:value-type="float" office:value="108">
            <text:p>108</text:p>
          </table:table-cell>
          <table:table-cell table:style-name="ce27" table:formula="of:=HEX2DEC([.C17])" office:value-type="float" office:value="109">
            <text:p>109</text:p>
          </table:table-cell>
          <table:table-cell table:style-name="ce27" table:formula="of:=HEX2DEC([.D17])" office:value-type="float" office:value="110">
            <text:p>110</text:p>
          </table:table-cell>
          <table:table-cell table:style-name="ce23" table:formula="of:=IF(AND([.E17]&gt;=64;[.E17]&lt;=95);&quot;128&quot;;IF(AND([.E17]&gt;=96;[.E17]&lt;=127);&quot;64&quot;;IF(AND([.E17]&gt;=128;[.E17]&lt;=159);&quot;-64&quot;;IF(AND([.E17]&gt;=160;[.E17]&lt;=191);&quot;-160&quot;;IF(AND([.E17]&gt;=32;[.E17]&lt;=63);&quot;0&quot;;&quot;&quot;)))))" office:value-type="string" office:string-value="64">
            <text:p>64</text:p>
          </table:table-cell>
          <table:table-cell table:style-name="ce23" table:formula="of:=IF(AND([.F17]&gt;=64;[.F17]&lt;=95);&quot;128&quot;;IF(AND([.F17]&gt;=96;[.F17]&lt;=127);&quot;64&quot;;IF(AND([.F17]&gt;=128;[.F17]&lt;=159);&quot;-64&quot;;IF(AND([.F17]&gt;=160;[.F17]&lt;=191);&quot;-160&quot;;IF(AND([.F17]&gt;=32;[.F17]&lt;=63);&quot;0&quot;;&quot;&quot;)))))" office:value-type="string" office:string-value="64">
            <text:p>64</text:p>
          </table:table-cell>
          <table:table-cell table:style-name="ce23" table:formula="of:=IF(AND([.G17]&gt;=64;[.G17]&lt;=95);&quot;128&quot;;IF(AND([.G17]&gt;=96;[.G17]&lt;=127);&quot;64&quot;;IF(AND([.G17]&gt;=128;[.G17]&lt;=159);&quot;-64&quot;;IF(AND([.G17]&gt;=160;[.G17]&lt;=191);&quot;-160&quot;;IF(AND([.G17]&gt;=32;[.G17]&lt;=63);&quot;0&quot;;&quot;&quot;)))))" office:value-type="string" office:string-value="64">
            <text:p>64</text:p>
          </table:table-cell>
          <table:table-cell table:style-name="ce23" table:formula="of:=IF(AND([.H17]&gt;=64;[.H17]&lt;=95);&quot;128&quot;;IF(AND([.H17]&gt;=96;[.H17]&lt;=127);&quot;64&quot;;IF(AND([.H17]&gt;=128;[.H17]&lt;=159);&quot;-64&quot;;IF(AND([.H17]&gt;=160;[.H17]&lt;=191);&quot;-160&quot;;IF(AND([.H17]&gt;=32;[.H17]&lt;=63);&quot;0&quot;;&quot;&quot;)))))" office:value-type="string" office:string-value="64">
            <text:p>64</text:p>
          </table:table-cell>
          <table:table-cell table:style-name="ce33" table:formula="of:=MID([IMPORT_CHARPAD.Q66];2;2)" office:value-type="string" office:string-value="0c">
            <text:p>0c</text:p>
          </table:table-cell>
          <table:table-cell table:style-name="ce27" table:formula="of:=HEX2DEC([.M17])" office:value-type="float" office:value="12">
            <text:p>12</text:p>
          </table:table-cell>
          <table:table-cell table:style-name="ce27" table:formula="of:=IF([.N17]=0;&quot;{black}&quot;;IF([.N17]=1;&quot;{white}&quot;;IF([.N17]=2;&quot;{red}&quot;;IF([.N17]=3;&quot;{cyan}&quot;;IF([.N17]=4;&quot;{purple}&quot;;IF([.N17]=5;&quot;{green}&quot;;IF([.N17]=6;&quot;{blue}&quot;;IF([.N17]=7;&quot;{yellow}&quot;;IF([.N17]=8;&quot;{orange}&quot;;IF([.N17]=9;&quot;{brown}&quot;;IF([.N17]=10;&quot;{lt. red}&quot;;IF([.N17]=11;&quot;{gray1}&quot;;IF([.N17]=12;&quot;{gray2}&quot;;IF([.N17]=13;&quot;{lt. green}&quot;;IF([.N17]=14;&quot;{lt. blue}&quot;;IF([.N17]=15;&quot;{gray3}&quot;))))))))))))))))" office:value-type="string" office:string-value="{gray2}">
            <text:p>{gray2}</text:p>
          </table:table-cell>
          <table:table-cell table:style-name="ce38" table:formula="of:=[.M17]" office:value-type="string" office:string-value="0c">
            <text:p>0c</text:p>
          </table:table-cell>
          <table:table-cell table:style-name="ce27" table:formula="of:=HEX2DEC([.P17])" office:value-type="float" office:value="12">
            <text:p>12</text:p>
          </table:table-cell>
          <table:table-cell table:style-name="ce27" table:formula="of:=IF([.Q17]=0;&quot;{black}&quot;;IF([.Q17]=1;&quot;{white}&quot;;IF([.Q17]=2;&quot;{red}&quot;;IF([.Q17]=3;&quot;{cyan}&quot;;IF([.Q17]=4;&quot;{purple}&quot;;IF([.Q17]=5;&quot;{green}&quot;;IF([.Q17]=6;&quot;{blue}&quot;;IF([.Q17]=7;&quot;{yellow}&quot;;IF([.Q17]=8;&quot;{orange}&quot;;IF([.Q17]=9;&quot;{brown}&quot;;IF([.Q17]=10;&quot;{lt. red}&quot;;IF([.Q17]=11;&quot;{gray1}&quot;;IF([.Q17]=12;&quot;{gray2}&quot;;IF([.Q17]=13;&quot;{lt. green}&quot;;IF([.Q17]=14;&quot;{lt. blue}&quot;;IF([.Q17]=15;&quot;{gray3}&quot;))))))))))))))))" office:value-type="string" office:string-value="{gray2}">
            <text:p>{gray2}</text:p>
          </table:table-cell>
          <table:table-cell table:style-name="ce38" table:formula="of:=[.M17]" office:value-type="string" office:string-value="0c">
            <text:p>0c</text:p>
          </table:table-cell>
          <table:table-cell table:style-name="ce27" table:formula="of:=HEX2DEC([.S17])" office:value-type="float" office:value="12">
            <text:p>12</text:p>
          </table:table-cell>
          <table:table-cell table:style-name="ce27" table:formula="of:=IF([.T17]=0;&quot;{black}&quot;;IF([.T17]=1;&quot;{white}&quot;;IF([.T17]=2;&quot;{red}&quot;;IF([.T17]=3;&quot;{cyan}&quot;;IF([.T17]=4;&quot;{purple}&quot;;IF([.T17]=5;&quot;{green}&quot;;IF([.T17]=6;&quot;{blue}&quot;;IF([.T17]=7;&quot;{yellow}&quot;;IF([.T17]=8;&quot;{orange}&quot;;IF([.T17]=9;&quot;{brown}&quot;;IF([.T17]=10;&quot;{lt. red}&quot;;IF([.T17]=11;&quot;{gray1}&quot;;IF([.T17]=12;&quot;{gray2}&quot;;IF([.T17]=13;&quot;{lt. green}&quot;;IF([.T17]=14;&quot;{lt. blue}&quot;;IF([.T17]=15;&quot;{gray3}&quot;))))))))))))))))" office:value-type="string" office:string-value="{gray2}">
            <text:p>{gray2}</text:p>
          </table:table-cell>
          <table:table-cell table:style-name="ce44" table:formula="of:=[.M17]" office:value-type="string" office:string-value="0c">
            <text:p>0c</text:p>
          </table:table-cell>
          <table:table-cell table:style-name="ce27" table:formula="of:=HEX2DEC([.V17])" office:value-type="float" office:value="12">
            <text:p>12</text:p>
          </table:table-cell>
          <table:table-cell table:style-name="ce27" table:formula="of:=IF([.W17]=0;&quot;{black}&quot;;IF([.W17]=1;&quot;{white}&quot;;IF([.W17]=2;&quot;{red}&quot;;IF([.W17]=3;&quot;{cyan}&quot;;IF([.W17]=4;&quot;{purple}&quot;;IF([.W17]=5;&quot;{green}&quot;;IF([.W17]=6;&quot;{blue}&quot;;IF([.W17]=7;&quot;{yellow}&quot;;IF([.W17]=8;&quot;{orange}&quot;;IF([.W17]=9;&quot;{brown}&quot;;IF([.W17]=10;&quot;{lt. red}&quot;;IF([.W17]=11;&quot;{gray1}&quot;;IF([.W17]=12;&quot;{gray2}&quot;;IF([.W17]=13;&quot;{lt. green}&quot;;IF([.W17]=14;&quot;{lt. blue}&quot;;IF([.W17]=15;&quot;{gray3}&quot;))))))))))))))))" office:value-type="string" office:string-value="{gray2}">
            <text:p>{gray2}</text:p>
          </table:table-cell>
          <table:table-cell table:style-name="ce48" office:value-type="string">
            <text:p>DATA"</text:p>
          </table:table-cell>
          <table:table-cell table:style-name="ce64" table:formula="of:=[.O17]" office:value-type="string" office:string-value="{gray2}">
            <text:p>{gray2}</text:p>
          </table:table-cell>
          <table:table-cell table:style-name="ce64" table:formula="of:=IF(AND([.E17]&gt;=128;[.E17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17]+[.I17]" office:value-type="float" office:value="171">
            <text:p>171</text:p>
          </table:table-cell>
          <table:table-cell table:style-name="ce64" office:value-type="string">
            <text:p>}</text:p>
          </table:table-cell>
          <table:table-cell table:style-name="ce64" table:formula="of:=IF(AND([.F17]&gt;=128;[.F17]&lt;=255);&quot;{rvrs on}&quot;;&quot;{rvrs off}&quot;)" office:value-type="string" office:string-value="{rvrs off}">
            <text:p>{rvrs off}</text:p>
          </table:table-cell>
          <table:table-cell table:style-name="ce64" table:formula="of:=[.R17]" office:value-type="string" office:string-value="{gray2}">
            <text:p>{gray2}</text:p>
          </table:table-cell>
          <table:table-cell table:style-name="ce64" office:value-type="string">
            <text:p>{</text:p>
          </table:table-cell>
          <table:table-cell table:style-name="ce64" table:formula="of:=[.F17]+[.J17]" office:value-type="float" office:value="172">
            <text:p>172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17]&gt;=128;[.G17]&lt;=255);&quot;{rvrs on}&quot;;&quot;{rvrs off}&quot;)" office:value-type="string" office:string-value="{rvrs off}">
            <text:p>{rvrs off}</text:p>
          </table:table-cell>
          <table:table-cell table:style-name="ce64" table:formula="of:=[.U17]" office:value-type="string" office:string-value="{gray2}">
            <text:p>{gray2}</text:p>
          </table:table-cell>
          <table:table-cell table:style-name="ce64" office:value-type="string">
            <text:p>{</text:p>
          </table:table-cell>
          <table:table-cell table:style-name="ce64" table:formula="of:=[.G17]+[.K17]" office:value-type="float" office:value="173">
            <text:p>173</text:p>
          </table:table-cell>
          <table:table-cell table:style-name="ce64" office:value-type="string">
            <text:p>}</text:p>
          </table:table-cell>
          <table:table-cell table:style-name="ce64" table:formula="of:=IF(AND([.H17]&gt;=128;[.H17]&lt;=255);&quot;{rvrs on}&quot;;&quot;{rvrs off}&quot;)" office:value-type="string" office:string-value="{rvrs off}">
            <text:p>{rvrs off}</text:p>
          </table:table-cell>
          <table:table-cell table:style-name="ce64" table:formula="of:=[.X17]" office:value-type="string" office:string-value="{gray2}">
            <text:p>{gray2}</text:p>
          </table:table-cell>
          <table:table-cell table:style-name="ce64" office:value-type="string">
            <text:p>{</text:p>
          </table:table-cell>
          <table:table-cell table:style-name="ce64" table:formula="of:=[.H17]+[.L17]" office:value-type="float" office:value="174">
            <text:p>174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/>
          <table:table-cell table:style-name="ce69" office:value-type="string">
            <text:p>lbl</text:p>
          </table:table-cell>
          <table:table-cell table:style-name="ce69" office:value-type="string">
            <text:p>d</text:p>
          </table:table-cell>
          <table:table-cell table:style-name="ce75" office:value-type="string">
            <text:p>bl</text:p>
          </table:table-cell>
          <table:table-cell table:style-name="ce75" office:value-type="string">
            <text:p>e</text:p>
          </table:table-cell>
          <table:table-cell table:style-name="ce75" office:value-type="string">
            <text:p>multi</text:p>
          </table:table-cell>
          <table:table-cell table:number-columns-repeated="971"/>
        </table:table-row>
        <table:table-row table:style-name="ro1">
          <table:table-cell table:style-name="ce18" table:formula="of:=[IMPORT_CHARPAD.B43]" office:value-type="string" office:string-value="77">
            <text:p>77</text:p>
          </table:table-cell>
          <table:table-cell table:style-name="ce18" table:formula="of:=[IMPORT_CHARPAD.C43]" office:value-type="string" office:string-value="78">
            <text:p>78</text:p>
          </table:table-cell>
          <table:table-cell table:style-name="ce18" table:formula="of:=[IMPORT_CHARPAD.D43]" office:value-type="string" office:string-value="79">
            <text:p>79</text:p>
          </table:table-cell>
          <table:table-cell table:style-name="ce18" table:formula="of:=[IMPORT_CHARPAD.E43]" office:value-type="string" office:string-value="7a">
            <text:p>7a</text:p>
          </table:table-cell>
          <table:table-cell table:style-name="ce24" table:formula="of:=HEX2DEC([.A18])" office:value-type="float" office:value="119">
            <text:p>119</text:p>
          </table:table-cell>
          <table:table-cell table:style-name="ce27" table:formula="of:=HEX2DEC([.B18])" office:value-type="float" office:value="120">
            <text:p>120</text:p>
          </table:table-cell>
          <table:table-cell table:style-name="ce27" table:formula="of:=HEX2DEC([.C18])" office:value-type="float" office:value="121">
            <text:p>121</text:p>
          </table:table-cell>
          <table:table-cell table:style-name="ce27" table:formula="of:=HEX2DEC([.D18])" office:value-type="float" office:value="122">
            <text:p>122</text:p>
          </table:table-cell>
          <table:table-cell table:style-name="ce23" table:formula="of:=IF(AND([.E18]&gt;=64;[.E18]&lt;=95);&quot;128&quot;;IF(AND([.E18]&gt;=96;[.E18]&lt;=127);&quot;64&quot;;IF(AND([.E18]&gt;=128;[.E18]&lt;=159);&quot;-64&quot;;IF(AND([.E18]&gt;=160;[.E18]&lt;=191);&quot;-160&quot;;IF(AND([.E18]&gt;=32;[.E18]&lt;=63);&quot;0&quot;;&quot;&quot;)))))" office:value-type="string" office:string-value="64">
            <text:p>64</text:p>
          </table:table-cell>
          <table:table-cell table:style-name="ce23" table:formula="of:=IF(AND([.F18]&gt;=64;[.F18]&lt;=95);&quot;128&quot;;IF(AND([.F18]&gt;=96;[.F18]&lt;=127);&quot;64&quot;;IF(AND([.F18]&gt;=128;[.F18]&lt;=159);&quot;-64&quot;;IF(AND([.F18]&gt;=160;[.F18]&lt;=191);&quot;-160&quot;;IF(AND([.F18]&gt;=32;[.F18]&lt;=63);&quot;0&quot;;&quot;&quot;)))))" office:value-type="string" office:string-value="64">
            <text:p>64</text:p>
          </table:table-cell>
          <table:table-cell table:style-name="ce23" table:formula="of:=IF(AND([.G18]&gt;=64;[.G18]&lt;=95);&quot;128&quot;;IF(AND([.G18]&gt;=96;[.G18]&lt;=127);&quot;64&quot;;IF(AND([.G18]&gt;=128;[.G18]&lt;=159);&quot;-64&quot;;IF(AND([.G18]&gt;=160;[.G18]&lt;=191);&quot;-160&quot;;IF(AND([.G18]&gt;=32;[.G18]&lt;=63);&quot;0&quot;;&quot;&quot;)))))" office:value-type="string" office:string-value="64">
            <text:p>64</text:p>
          </table:table-cell>
          <table:table-cell table:style-name="ce23" table:formula="of:=IF(AND([.H18]&gt;=64;[.H18]&lt;=95);&quot;128&quot;;IF(AND([.H18]&gt;=96;[.H18]&lt;=127);&quot;64&quot;;IF(AND([.H18]&gt;=128;[.H18]&lt;=159);&quot;-64&quot;;IF(AND([.H18]&gt;=160;[.H18]&lt;=191);&quot;-160&quot;;IF(AND([.H18]&gt;=32;[.H18]&lt;=63);&quot;0&quot;;&quot;&quot;)))))" office:value-type="string" office:string-value="64">
            <text:p>64</text:p>
          </table:table-cell>
          <table:table-cell table:style-name="ce34" table:formula="of:=MID([IMPORT_CHARPAD.B67];2;2)" office:value-type="string" office:string-value="0b">
            <text:p>0b</text:p>
          </table:table-cell>
          <table:table-cell table:style-name="ce27" table:formula="of:=HEX2DEC([.M18])" office:value-type="float" office:value="11">
            <text:p>11</text:p>
          </table:table-cell>
          <table:table-cell table:style-name="ce27" table:formula="of:=IF([.N18]=0;&quot;{black}&quot;;IF([.N18]=1;&quot;{white}&quot;;IF([.N18]=2;&quot;{red}&quot;;IF([.N18]=3;&quot;{cyan}&quot;;IF([.N18]=4;&quot;{purple}&quot;;IF([.N18]=5;&quot;{green}&quot;;IF([.N18]=6;&quot;{blue}&quot;;IF([.N18]=7;&quot;{yellow}&quot;;IF([.N18]=8;&quot;{orange}&quot;;IF([.N18]=9;&quot;{brown}&quot;;IF([.N18]=10;&quot;{lt. red}&quot;;IF([.N18]=11;&quot;{gray1}&quot;;IF([.N18]=12;&quot;{gray2}&quot;;IF([.N18]=13;&quot;{lt. green}&quot;;IF([.N18]=14;&quot;{lt. blue}&quot;;IF([.N18]=15;&quot;{gray3}&quot;))))))))))))))))" office:value-type="string" office:string-value="{gray1}">
            <text:p>{gray1}</text:p>
          </table:table-cell>
          <table:table-cell table:style-name="ce39" table:formula="of:=[.M18]" office:value-type="string" office:string-value="0b">
            <text:p>0b</text:p>
          </table:table-cell>
          <table:table-cell table:style-name="ce27" table:formula="of:=HEX2DEC([.P18])" office:value-type="float" office:value="11">
            <text:p>11</text:p>
          </table:table-cell>
          <table:table-cell table:style-name="ce27" table:formula="of:=IF([.Q18]=0;&quot;{black}&quot;;IF([.Q18]=1;&quot;{white}&quot;;IF([.Q18]=2;&quot;{red}&quot;;IF([.Q18]=3;&quot;{cyan}&quot;;IF([.Q18]=4;&quot;{purple}&quot;;IF([.Q18]=5;&quot;{green}&quot;;IF([.Q18]=6;&quot;{blue}&quot;;IF([.Q18]=7;&quot;{yellow}&quot;;IF([.Q18]=8;&quot;{orange}&quot;;IF([.Q18]=9;&quot;{brown}&quot;;IF([.Q18]=10;&quot;{lt. red}&quot;;IF([.Q18]=11;&quot;{gray1}&quot;;IF([.Q18]=12;&quot;{gray2}&quot;;IF([.Q18]=13;&quot;{lt. green}&quot;;IF([.Q18]=14;&quot;{lt. blue}&quot;;IF([.Q18]=15;&quot;{gray3}&quot;))))))))))))))))" office:value-type="string" office:string-value="{gray1}">
            <text:p>{gray1}</text:p>
          </table:table-cell>
          <table:table-cell table:style-name="ce39" table:formula="of:=[.M18]" office:value-type="string" office:string-value="0b">
            <text:p>0b</text:p>
          </table:table-cell>
          <table:table-cell table:style-name="ce27" table:formula="of:=HEX2DEC([.S18])" office:value-type="float" office:value="11">
            <text:p>11</text:p>
          </table:table-cell>
          <table:table-cell table:style-name="ce27" table:formula="of:=IF([.T18]=0;&quot;{black}&quot;;IF([.T18]=1;&quot;{white}&quot;;IF([.T18]=2;&quot;{red}&quot;;IF([.T18]=3;&quot;{cyan}&quot;;IF([.T18]=4;&quot;{purple}&quot;;IF([.T18]=5;&quot;{green}&quot;;IF([.T18]=6;&quot;{blue}&quot;;IF([.T18]=7;&quot;{yellow}&quot;;IF([.T18]=8;&quot;{orange}&quot;;IF([.T18]=9;&quot;{brown}&quot;;IF([.T18]=10;&quot;{lt. red}&quot;;IF([.T18]=11;&quot;{gray1}&quot;;IF([.T18]=12;&quot;{gray2}&quot;;IF([.T18]=13;&quot;{lt. green}&quot;;IF([.T18]=14;&quot;{lt. blue}&quot;;IF([.T18]=15;&quot;{gray3}&quot;))))))))))))))))" office:value-type="string" office:string-value="{gray1}">
            <text:p>{gray1}</text:p>
          </table:table-cell>
          <table:table-cell table:style-name="ce45" table:formula="of:=[.M18]" office:value-type="string" office:string-value="0b">
            <text:p>0b</text:p>
          </table:table-cell>
          <table:table-cell table:style-name="ce27" table:formula="of:=HEX2DEC([.V18])" office:value-type="float" office:value="11">
            <text:p>11</text:p>
          </table:table-cell>
          <table:table-cell table:style-name="ce27" table:formula="of:=IF([.W18]=0;&quot;{black}&quot;;IF([.W18]=1;&quot;{white}&quot;;IF([.W18]=2;&quot;{red}&quot;;IF([.W18]=3;&quot;{cyan}&quot;;IF([.W18]=4;&quot;{purple}&quot;;IF([.W18]=5;&quot;{green}&quot;;IF([.W18]=6;&quot;{blue}&quot;;IF([.W18]=7;&quot;{yellow}&quot;;IF([.W18]=8;&quot;{orange}&quot;;IF([.W18]=9;&quot;{brown}&quot;;IF([.W18]=10;&quot;{lt. red}&quot;;IF([.W18]=11;&quot;{gray1}&quot;;IF([.W18]=12;&quot;{gray2}&quot;;IF([.W18]=13;&quot;{lt. green}&quot;;IF([.W18]=14;&quot;{lt. blue}&quot;;IF([.W18]=15;&quot;{gray3}&quot;))))))))))))))))" office:value-type="string" office:string-value="{gray1}">
            <text:p>{gray1}</text:p>
          </table:table-cell>
          <table:table-cell table:style-name="ce48" office:value-type="string">
            <text:p>DATA"</text:p>
          </table:table-cell>
          <table:table-cell table:style-name="ce64" table:formula="of:=[.O18]" office:value-type="string" office:string-value="{gray1}">
            <text:p>{gray1}</text:p>
          </table:table-cell>
          <table:table-cell table:style-name="ce64" table:formula="of:=IF(AND([.E18]&gt;=128;[.E18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18]+[.I18]" office:value-type="float" office:value="183">
            <text:p>183</text:p>
          </table:table-cell>
          <table:table-cell table:style-name="ce64" office:value-type="string">
            <text:p>}</text:p>
          </table:table-cell>
          <table:table-cell table:style-name="ce64" table:formula="of:=IF(AND([.F18]&gt;=128;[.F18]&lt;=255);&quot;{rvrs on}&quot;;&quot;{rvrs off}&quot;)" office:value-type="string" office:string-value="{rvrs off}">
            <text:p>{rvrs off}</text:p>
          </table:table-cell>
          <table:table-cell table:style-name="ce64" table:formula="of:=[.R18]" office:value-type="string" office:string-value="{gray1}">
            <text:p>{gray1}</text:p>
          </table:table-cell>
          <table:table-cell table:style-name="ce64" office:value-type="string">
            <text:p>{</text:p>
          </table:table-cell>
          <table:table-cell table:style-name="ce64" table:formula="of:=[.F18]+[.J18]" office:value-type="float" office:value="184">
            <text:p>184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18]&gt;=128;[.G18]&lt;=255);&quot;{rvrs on}&quot;;&quot;{rvrs off}&quot;)" office:value-type="string" office:string-value="{rvrs off}">
            <text:p>{rvrs off}</text:p>
          </table:table-cell>
          <table:table-cell table:style-name="ce64" table:formula="of:=[.U18]" office:value-type="string" office:string-value="{gray1}">
            <text:p>{gray1}</text:p>
          </table:table-cell>
          <table:table-cell table:style-name="ce64" office:value-type="string">
            <text:p>{</text:p>
          </table:table-cell>
          <table:table-cell table:style-name="ce64" table:formula="of:=[.G18]+[.K18]" office:value-type="float" office:value="185">
            <text:p>185</text:p>
          </table:table-cell>
          <table:table-cell table:style-name="ce64" office:value-type="string">
            <text:p>}</text:p>
          </table:table-cell>
          <table:table-cell table:style-name="ce64" table:formula="of:=IF(AND([.H18]&gt;=128;[.H18]&lt;=255);&quot;{rvrs on}&quot;;&quot;{rvrs off}&quot;)" office:value-type="string" office:string-value="{rvrs off}">
            <text:p>{rvrs off}</text:p>
          </table:table-cell>
          <table:table-cell table:style-name="ce64" table:formula="of:=[.X18]" office:value-type="string" office:string-value="{gray1}">
            <text:p>{gray1}</text:p>
          </table:table-cell>
          <table:table-cell table:style-name="ce64" office:value-type="string">
            <text:p>{</text:p>
          </table:table-cell>
          <table:table-cell table:style-name="ce64" table:formula="of:=[.H18]+[.L18]" office:value-type="float" office:value="186">
            <text:p>186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/>
          <table:table-cell table:style-name="ce70" office:value-type="string">
            <text:p>lgr</text:p>
          </table:table-cell>
          <table:table-cell table:style-name="ce70" office:value-type="string">
            <text:p>e</text:p>
          </table:table-cell>
          <table:table-cell table:style-name="ce76" office:value-type="string">
            <text:p>ge</text:p>
          </table:table-cell>
          <table:table-cell table:style-name="ce76" office:value-type="string">
            <text:p>f</text:p>
          </table:table-cell>
          <table:table-cell table:style-name="ce76" office:value-type="string">
            <text:p>multi</text:p>
          </table:table-cell>
          <table:table-cell table:number-columns-repeated="971"/>
        </table:table-row>
        <table:table-row table:style-name="ro1">
          <table:table-cell table:style-name="ce18" table:formula="of:=[IMPORT_CHARPAD.B44]" office:value-type="string" office:string-value="8c">
            <text:p>8c</text:p>
          </table:table-cell>
          <table:table-cell table:style-name="ce18" table:formula="of:=[IMPORT_CHARPAD.C44]" office:value-type="string" office:string-value="8d">
            <text:p>8d</text:p>
          </table:table-cell>
          <table:table-cell table:style-name="ce18" table:formula="of:=[IMPORT_CHARPAD.D44]" office:value-type="string" office:string-value="8e">
            <text:p>8e</text:p>
          </table:table-cell>
          <table:table-cell table:style-name="ce18" table:formula="of:=[IMPORT_CHARPAD.E44]" office:value-type="string" office:string-value="8f">
            <text:p>8f</text:p>
          </table:table-cell>
          <table:table-cell table:style-name="ce24" table:formula="of:=HEX2DEC([.A19])" office:value-type="float" office:value="140">
            <text:p>140</text:p>
          </table:table-cell>
          <table:table-cell table:style-name="ce27" table:formula="of:=HEX2DEC([.B19])" office:value-type="float" office:value="141">
            <text:p>141</text:p>
          </table:table-cell>
          <table:table-cell table:style-name="ce27" table:formula="of:=HEX2DEC([.C19])" office:value-type="float" office:value="142">
            <text:p>142</text:p>
          </table:table-cell>
          <table:table-cell table:style-name="ce27" table:formula="of:=HEX2DEC([.D19])" office:value-type="float" office:value="143">
            <text:p>143</text:p>
          </table:table-cell>
          <table:table-cell table:style-name="ce23" table:formula="of:=IF(AND([.E19]&gt;=64;[.E19]&lt;=95);&quot;128&quot;;IF(AND([.E19]&gt;=96;[.E19]&lt;=127);&quot;64&quot;;IF(AND([.E19]&gt;=128;[.E19]&lt;=159);&quot;-64&quot;;IF(AND([.E19]&gt;=160;[.E19]&lt;=191);&quot;-160&quot;;IF(AND([.E19]&gt;=32;[.E19]&lt;=63);&quot;0&quot;;&quot;&quot;)))))" office:value-type="string" office:string-value="-64">
            <text:p>-64</text:p>
          </table:table-cell>
          <table:table-cell table:style-name="ce23" table:formula="of:=IF(AND([.F19]&gt;=64;[.F19]&lt;=95);&quot;128&quot;;IF(AND([.F19]&gt;=96;[.F19]&lt;=127);&quot;64&quot;;IF(AND([.F19]&gt;=128;[.F19]&lt;=159);&quot;-64&quot;;IF(AND([.F19]&gt;=160;[.F19]&lt;=191);&quot;-160&quot;;IF(AND([.F19]&gt;=32;[.F19]&lt;=63);&quot;0&quot;;&quot;&quot;)))))" office:value-type="string" office:string-value="-64">
            <text:p>-64</text:p>
          </table:table-cell>
          <table:table-cell table:style-name="ce23" table:formula="of:=IF(AND([.G19]&gt;=64;[.G19]&lt;=95);&quot;128&quot;;IF(AND([.G19]&gt;=96;[.G19]&lt;=127);&quot;64&quot;;IF(AND([.G19]&gt;=128;[.G19]&lt;=159);&quot;-64&quot;;IF(AND([.G19]&gt;=160;[.G19]&lt;=191);&quot;-160&quot;;IF(AND([.G19]&gt;=32;[.G19]&lt;=63);&quot;0&quot;;&quot;&quot;)))))" office:value-type="string" office:string-value="-64">
            <text:p>-64</text:p>
          </table:table-cell>
          <table:table-cell table:style-name="ce23" table:formula="of:=IF(AND([.H19]&gt;=64;[.H19]&lt;=95);&quot;128&quot;;IF(AND([.H19]&gt;=96;[.H19]&lt;=127);&quot;64&quot;;IF(AND([.H19]&gt;=128;[.H19]&lt;=159);&quot;-64&quot;;IF(AND([.H19]&gt;=160;[.H19]&lt;=191);&quot;-160&quot;;IF(AND([.H19]&gt;=32;[.H19]&lt;=63);&quot;0&quot;;&quot;&quot;)))))" office:value-type="string" office:string-value="-64">
            <text:p>-64</text:p>
          </table:table-cell>
          <table:table-cell table:style-name="ce33" table:formula="of:=MID([IMPORT_CHARPAD.C67];2;2)" office:value-type="string" office:string-value="0d">
            <text:p>0d</text:p>
          </table:table-cell>
          <table:table-cell table:style-name="ce27" table:formula="of:=HEX2DEC([.M19])" office:value-type="float" office:value="13">
            <text:p>13</text:p>
          </table:table-cell>
          <table:table-cell table:style-name="ce27" table:formula="of:=IF([.N19]=0;&quot;{black}&quot;;IF([.N19]=1;&quot;{white}&quot;;IF([.N19]=2;&quot;{red}&quot;;IF([.N19]=3;&quot;{cyan}&quot;;IF([.N19]=4;&quot;{purple}&quot;;IF([.N19]=5;&quot;{green}&quot;;IF([.N19]=6;&quot;{blue}&quot;;IF([.N19]=7;&quot;{yellow}&quot;;IF([.N19]=8;&quot;{orange}&quot;;IF([.N19]=9;&quot;{brown}&quot;;IF([.N19]=10;&quot;{lt. red}&quot;;IF([.N19]=11;&quot;{gray1}&quot;;IF([.N19]=12;&quot;{gray2}&quot;;IF([.N19]=13;&quot;{lt. green}&quot;;IF([.N19]=14;&quot;{lt. blue}&quot;;IF([.N19]=15;&quot;{gray3}&quot;))))))))))))))))" office:value-type="string" office:string-value="{lt. green}">
            <text:p>{lt. green}</text:p>
          </table:table-cell>
          <table:table-cell table:style-name="ce38" table:formula="of:=[.M19]" office:value-type="string" office:string-value="0d">
            <text:p>0d</text:p>
          </table:table-cell>
          <table:table-cell table:style-name="ce27" table:formula="of:=HEX2DEC([.P19])" office:value-type="float" office:value="13">
            <text:p>13</text:p>
          </table:table-cell>
          <table:table-cell table:style-name="ce27" table:formula="of:=IF([.Q19]=0;&quot;{black}&quot;;IF([.Q19]=1;&quot;{white}&quot;;IF([.Q19]=2;&quot;{red}&quot;;IF([.Q19]=3;&quot;{cyan}&quot;;IF([.Q19]=4;&quot;{purple}&quot;;IF([.Q19]=5;&quot;{green}&quot;;IF([.Q19]=6;&quot;{blue}&quot;;IF([.Q19]=7;&quot;{yellow}&quot;;IF([.Q19]=8;&quot;{orange}&quot;;IF([.Q19]=9;&quot;{brown}&quot;;IF([.Q19]=10;&quot;{lt. red}&quot;;IF([.Q19]=11;&quot;{gray1}&quot;;IF([.Q19]=12;&quot;{gray2}&quot;;IF([.Q19]=13;&quot;{lt. green}&quot;;IF([.Q19]=14;&quot;{lt. blue}&quot;;IF([.Q19]=15;&quot;{gray3}&quot;))))))))))))))))" office:value-type="string" office:string-value="{lt. green}">
            <text:p>{lt. green}</text:p>
          </table:table-cell>
          <table:table-cell table:style-name="ce38" table:formula="of:=[.M19]" office:value-type="string" office:string-value="0d">
            <text:p>0d</text:p>
          </table:table-cell>
          <table:table-cell table:style-name="ce27" table:formula="of:=HEX2DEC([.S19])" office:value-type="float" office:value="13">
            <text:p>13</text:p>
          </table:table-cell>
          <table:table-cell table:style-name="ce27" table:formula="of:=IF([.T19]=0;&quot;{black}&quot;;IF([.T19]=1;&quot;{white}&quot;;IF([.T19]=2;&quot;{red}&quot;;IF([.T19]=3;&quot;{cyan}&quot;;IF([.T19]=4;&quot;{purple}&quot;;IF([.T19]=5;&quot;{green}&quot;;IF([.T19]=6;&quot;{blue}&quot;;IF([.T19]=7;&quot;{yellow}&quot;;IF([.T19]=8;&quot;{orange}&quot;;IF([.T19]=9;&quot;{brown}&quot;;IF([.T19]=10;&quot;{lt. red}&quot;;IF([.T19]=11;&quot;{gray1}&quot;;IF([.T19]=12;&quot;{gray2}&quot;;IF([.T19]=13;&quot;{lt. green}&quot;;IF([.T19]=14;&quot;{lt. blue}&quot;;IF([.T19]=15;&quot;{gray3}&quot;))))))))))))))))" office:value-type="string" office:string-value="{lt. green}">
            <text:p>{lt. green}</text:p>
          </table:table-cell>
          <table:table-cell table:style-name="ce44" table:formula="of:=[.M19]" office:value-type="string" office:string-value="0d">
            <text:p>0d</text:p>
          </table:table-cell>
          <table:table-cell table:style-name="ce27" table:formula="of:=HEX2DEC([.V19])" office:value-type="float" office:value="13">
            <text:p>13</text:p>
          </table:table-cell>
          <table:table-cell table:style-name="ce27" table:formula="of:=IF([.W19]=0;&quot;{black}&quot;;IF([.W19]=1;&quot;{white}&quot;;IF([.W19]=2;&quot;{red}&quot;;IF([.W19]=3;&quot;{cyan}&quot;;IF([.W19]=4;&quot;{purple}&quot;;IF([.W19]=5;&quot;{green}&quot;;IF([.W19]=6;&quot;{blue}&quot;;IF([.W19]=7;&quot;{yellow}&quot;;IF([.W19]=8;&quot;{orange}&quot;;IF([.W19]=9;&quot;{brown}&quot;;IF([.W19]=10;&quot;{lt. red}&quot;;IF([.W19]=11;&quot;{gray1}&quot;;IF([.W19]=12;&quot;{gray2}&quot;;IF([.W19]=13;&quot;{lt. green}&quot;;IF([.W19]=14;&quot;{lt. blue}&quot;;IF([.W19]=15;&quot;{gray3}&quot;))))))))))))))))" office:value-type="string" office:string-value="{lt. green}">
            <text:p>{lt. green}</text:p>
          </table:table-cell>
          <table:table-cell table:style-name="ce48" office:value-type="string">
            <text:p>DATA"</text:p>
          </table:table-cell>
          <table:table-cell table:style-name="ce64" table:formula="of:=[.O19]" office:value-type="string" office:string-value="{lt. green}">
            <text:p>{lt. green}</text:p>
          </table:table-cell>
          <table:table-cell table:style-name="ce64" table:formula="of:=IF(AND([.E19]&gt;=128;[.E19]&lt;=255);&quot;{rvrs on}&quot;;&quot;{rvrs off}&quot;)" office:value-type="string" office:string-value="{rvrs on}">
            <text:p>{rvrs on}</text:p>
          </table:table-cell>
          <table:table-cell table:style-name="ce64" office:value-type="string">
            <text:p>{</text:p>
          </table:table-cell>
          <table:table-cell table:style-name="ce64" table:formula="of:=[.E19]+[.I19]" office:value-type="float" office:value="76">
            <text:p>76</text:p>
          </table:table-cell>
          <table:table-cell table:style-name="ce64" office:value-type="string">
            <text:p>}</text:p>
          </table:table-cell>
          <table:table-cell table:style-name="ce64" table:formula="of:=IF(AND([.F19]&gt;=128;[.F19]&lt;=255);&quot;{rvrs on}&quot;;&quot;{rvrs off}&quot;)" office:value-type="string" office:string-value="{rvrs on}">
            <text:p>{rvrs on}</text:p>
          </table:table-cell>
          <table:table-cell table:style-name="ce64" table:formula="of:=[.R19]" office:value-type="string" office:string-value="{lt. green}">
            <text:p>{lt. green}</text:p>
          </table:table-cell>
          <table:table-cell table:style-name="ce64" office:value-type="string">
            <text:p>{</text:p>
          </table:table-cell>
          <table:table-cell table:style-name="ce64" table:formula="of:=[.F19]+[.J19]" office:value-type="float" office:value="77">
            <text:p>77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19]&gt;=128;[.G19]&lt;=255);&quot;{rvrs on}&quot;;&quot;{rvrs off}&quot;)" office:value-type="string" office:string-value="{rvrs on}">
            <text:p>{rvrs on}</text:p>
          </table:table-cell>
          <table:table-cell table:style-name="ce64" table:formula="of:=[.U19]" office:value-type="string" office:string-value="{lt. green}">
            <text:p>{lt. green}</text:p>
          </table:table-cell>
          <table:table-cell table:style-name="ce64" office:value-type="string">
            <text:p>{</text:p>
          </table:table-cell>
          <table:table-cell table:style-name="ce64" table:formula="of:=[.G19]+[.K19]" office:value-type="float" office:value="78">
            <text:p>78</text:p>
          </table:table-cell>
          <table:table-cell table:style-name="ce64" office:value-type="string">
            <text:p>}</text:p>
          </table:table-cell>
          <table:table-cell table:style-name="ce64" table:formula="of:=IF(AND([.H19]&gt;=128;[.H19]&lt;=255);&quot;{rvrs on}&quot;;&quot;{rvrs off}&quot;)" office:value-type="string" office:string-value="{rvrs on}">
            <text:p>{rvrs on}</text:p>
          </table:table-cell>
          <table:table-cell table:style-name="ce64" table:formula="of:=[.X19]" office:value-type="string" office:string-value="{lt. green}">
            <text:p>{lt. green}</text:p>
          </table:table-cell>
          <table:table-cell table:style-name="ce64" office:value-type="string">
            <text:p>{</text:p>
          </table:table-cell>
          <table:table-cell table:style-name="ce64" table:formula="of:=[.H19]+[.L19]" office:value-type="float" office:value="79">
            <text:p>79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 table:number-columns-repeated="977"/>
        </table:table-row>
        <table:table-row table:style-name="ro1">
          <table:table-cell table:style-name="ce18" table:formula="of:=[IMPORT_CHARPAD.B45]" office:value-type="string" office:string-value="90">
            <text:p>90</text:p>
          </table:table-cell>
          <table:table-cell table:style-name="ce18" table:formula="of:=[IMPORT_CHARPAD.C45]" office:value-type="string" office:string-value="90">
            <text:p>90</text:p>
          </table:table-cell>
          <table:table-cell table:style-name="ce18" table:formula="of:=[IMPORT_CHARPAD.D45]" office:value-type="string" office:string-value="90">
            <text:p>90</text:p>
          </table:table-cell>
          <table:table-cell table:style-name="ce18" table:formula="of:=[IMPORT_CHARPAD.E45]" office:value-type="string" office:string-value="90">
            <text:p>90</text:p>
          </table:table-cell>
          <table:table-cell table:style-name="ce24" table:formula="of:=HEX2DEC([.A20])" office:value-type="float" office:value="144">
            <text:p>144</text:p>
          </table:table-cell>
          <table:table-cell table:style-name="ce27" table:formula="of:=HEX2DEC([.B20])" office:value-type="float" office:value="144">
            <text:p>144</text:p>
          </table:table-cell>
          <table:table-cell table:style-name="ce27" table:formula="of:=HEX2DEC([.C20])" office:value-type="float" office:value="144">
            <text:p>144</text:p>
          </table:table-cell>
          <table:table-cell table:style-name="ce27" table:formula="of:=HEX2DEC([.D20])" office:value-type="float" office:value="144">
            <text:p>144</text:p>
          </table:table-cell>
          <table:table-cell table:style-name="ce23" table:formula="of:=IF(AND([.E20]&gt;=64;[.E20]&lt;=95);&quot;128&quot;;IF(AND([.E20]&gt;=96;[.E20]&lt;=127);&quot;64&quot;;IF(AND([.E20]&gt;=128;[.E20]&lt;=159);&quot;-64&quot;;IF(AND([.E20]&gt;=160;[.E20]&lt;=191);&quot;-160&quot;;IF(AND([.E20]&gt;=32;[.E20]&lt;=63);&quot;0&quot;;&quot;&quot;)))))" office:value-type="string" office:string-value="-64">
            <text:p>-64</text:p>
          </table:table-cell>
          <table:table-cell table:style-name="ce23" table:formula="of:=IF(AND([.F20]&gt;=64;[.F20]&lt;=95);&quot;128&quot;;IF(AND([.F20]&gt;=96;[.F20]&lt;=127);&quot;64&quot;;IF(AND([.F20]&gt;=128;[.F20]&lt;=159);&quot;-64&quot;;IF(AND([.F20]&gt;=160;[.F20]&lt;=191);&quot;-160&quot;;IF(AND([.F20]&gt;=32;[.F20]&lt;=63);&quot;0&quot;;&quot;&quot;)))))" office:value-type="string" office:string-value="-64">
            <text:p>-64</text:p>
          </table:table-cell>
          <table:table-cell table:style-name="ce23" table:formula="of:=IF(AND([.G20]&gt;=64;[.G20]&lt;=95);&quot;128&quot;;IF(AND([.G20]&gt;=96;[.G20]&lt;=127);&quot;64&quot;;IF(AND([.G20]&gt;=128;[.G20]&lt;=159);&quot;-64&quot;;IF(AND([.G20]&gt;=160;[.G20]&lt;=191);&quot;-160&quot;;IF(AND([.G20]&gt;=32;[.G20]&lt;=63);&quot;0&quot;;&quot;&quot;)))))" office:value-type="string" office:string-value="-64">
            <text:p>-64</text:p>
          </table:table-cell>
          <table:table-cell table:style-name="ce23" table:formula="of:=IF(AND([.H20]&gt;=64;[.H20]&lt;=95);&quot;128&quot;;IF(AND([.H20]&gt;=96;[.H20]&lt;=127);&quot;64&quot;;IF(AND([.H20]&gt;=128;[.H20]&lt;=159);&quot;-64&quot;;IF(AND([.H20]&gt;=160;[.H20]&lt;=191);&quot;-160&quot;;IF(AND([.H20]&gt;=32;[.H20]&lt;=63);&quot;0&quot;;&quot;&quot;)))))" office:value-type="string" office:string-value="-64">
            <text:p>-64</text:p>
          </table:table-cell>
          <table:table-cell table:style-name="ce34" table:formula="of:=MID([IMPORT_CHARPAD.D67];2;2)" office:value-type="string" office:string-value="09">
            <text:p>09</text:p>
          </table:table-cell>
          <table:table-cell table:style-name="ce27" table:formula="of:=HEX2DEC([.M20])" office:value-type="float" office:value="9">
            <text:p>9</text:p>
          </table:table-cell>
          <table:table-cell table:style-name="ce27" table:formula="of:=IF([.N20]=0;&quot;{black}&quot;;IF([.N20]=1;&quot;{white}&quot;;IF([.N20]=2;&quot;{red}&quot;;IF([.N20]=3;&quot;{cyan}&quot;;IF([.N20]=4;&quot;{purple}&quot;;IF([.N20]=5;&quot;{green}&quot;;IF([.N20]=6;&quot;{blue}&quot;;IF([.N20]=7;&quot;{yellow}&quot;;IF([.N20]=8;&quot;{orange}&quot;;IF([.N20]=9;&quot;{brown}&quot;;IF([.N20]=10;&quot;{lt. red}&quot;;IF([.N20]=11;&quot;{gray1}&quot;;IF([.N20]=12;&quot;{gray2}&quot;;IF([.N20]=13;&quot;{lt. green}&quot;;IF([.N20]=14;&quot;{lt. blue}&quot;;IF([.N20]=15;&quot;{gray3}&quot;))))))))))))))))" office:value-type="string" office:string-value="{brown}">
            <text:p>{brown}</text:p>
          </table:table-cell>
          <table:table-cell table:style-name="ce39" table:formula="of:=[.M20]" office:value-type="string" office:string-value="09">
            <text:p>09</text:p>
          </table:table-cell>
          <table:table-cell table:style-name="ce27" table:formula="of:=HEX2DEC([.P20])" office:value-type="float" office:value="9">
            <text:p>9</text:p>
          </table:table-cell>
          <table:table-cell table:style-name="ce27" table:formula="of:=IF([.Q20]=0;&quot;{black}&quot;;IF([.Q20]=1;&quot;{white}&quot;;IF([.Q20]=2;&quot;{red}&quot;;IF([.Q20]=3;&quot;{cyan}&quot;;IF([.Q20]=4;&quot;{purple}&quot;;IF([.Q20]=5;&quot;{green}&quot;;IF([.Q20]=6;&quot;{blue}&quot;;IF([.Q20]=7;&quot;{yellow}&quot;;IF([.Q20]=8;&quot;{orange}&quot;;IF([.Q20]=9;&quot;{brown}&quot;;IF([.Q20]=10;&quot;{lt. red}&quot;;IF([.Q20]=11;&quot;{gray1}&quot;;IF([.Q20]=12;&quot;{gray2}&quot;;IF([.Q20]=13;&quot;{lt. green}&quot;;IF([.Q20]=14;&quot;{lt. blue}&quot;;IF([.Q20]=15;&quot;{gray3}&quot;))))))))))))))))" office:value-type="string" office:string-value="{brown}">
            <text:p>{brown}</text:p>
          </table:table-cell>
          <table:table-cell table:style-name="ce39" table:formula="of:=[.M20]" office:value-type="string" office:string-value="09">
            <text:p>09</text:p>
          </table:table-cell>
          <table:table-cell table:style-name="ce27" table:formula="of:=HEX2DEC([.S20])" office:value-type="float" office:value="9">
            <text:p>9</text:p>
          </table:table-cell>
          <table:table-cell table:style-name="ce27" table:formula="of:=IF([.T20]=0;&quot;{black}&quot;;IF([.T20]=1;&quot;{white}&quot;;IF([.T20]=2;&quot;{red}&quot;;IF([.T20]=3;&quot;{cyan}&quot;;IF([.T20]=4;&quot;{purple}&quot;;IF([.T20]=5;&quot;{green}&quot;;IF([.T20]=6;&quot;{blue}&quot;;IF([.T20]=7;&quot;{yellow}&quot;;IF([.T20]=8;&quot;{orange}&quot;;IF([.T20]=9;&quot;{brown}&quot;;IF([.T20]=10;&quot;{lt. red}&quot;;IF([.T20]=11;&quot;{gray1}&quot;;IF([.T20]=12;&quot;{gray2}&quot;;IF([.T20]=13;&quot;{lt. green}&quot;;IF([.T20]=14;&quot;{lt. blue}&quot;;IF([.T20]=15;&quot;{gray3}&quot;))))))))))))))))" office:value-type="string" office:string-value="{brown}">
            <text:p>{brown}</text:p>
          </table:table-cell>
          <table:table-cell table:style-name="ce45" table:formula="of:=[.M20]" office:value-type="string" office:string-value="09">
            <text:p>09</text:p>
          </table:table-cell>
          <table:table-cell table:style-name="ce27" table:formula="of:=HEX2DEC([.V20])" office:value-type="float" office:value="9">
            <text:p>9</text:p>
          </table:table-cell>
          <table:table-cell table:style-name="ce27" table:formula="of:=IF([.W20]=0;&quot;{black}&quot;;IF([.W20]=1;&quot;{white}&quot;;IF([.W20]=2;&quot;{red}&quot;;IF([.W20]=3;&quot;{cyan}&quot;;IF([.W20]=4;&quot;{purple}&quot;;IF([.W20]=5;&quot;{green}&quot;;IF([.W20]=6;&quot;{blue}&quot;;IF([.W20]=7;&quot;{yellow}&quot;;IF([.W20]=8;&quot;{orange}&quot;;IF([.W20]=9;&quot;{brown}&quot;;IF([.W20]=10;&quot;{lt. red}&quot;;IF([.W20]=11;&quot;{gray1}&quot;;IF([.W20]=12;&quot;{gray2}&quot;;IF([.W20]=13;&quot;{lt. green}&quot;;IF([.W20]=14;&quot;{lt. blue}&quot;;IF([.W20]=15;&quot;{gray3}&quot;))))))))))))))))" office:value-type="string" office:string-value="{brown}">
            <text:p>{brown}</text:p>
          </table:table-cell>
          <table:table-cell table:style-name="ce48" office:value-type="string">
            <text:p>DATA"</text:p>
          </table:table-cell>
          <table:table-cell table:style-name="ce64" table:formula="of:=[.O20]" office:value-type="string" office:string-value="{brown}">
            <text:p>{brown}</text:p>
          </table:table-cell>
          <table:table-cell table:style-name="ce64" table:formula="of:=IF(AND([.E20]&gt;=128;[.E20]&lt;=255);&quot;{rvrs on}&quot;;&quot;{rvrs off}&quot;)" office:value-type="string" office:string-value="{rvrs on}">
            <text:p>{rvrs on}</text:p>
          </table:table-cell>
          <table:table-cell table:style-name="ce64" office:value-type="string">
            <text:p>{</text:p>
          </table:table-cell>
          <table:table-cell table:style-name="ce64" table:formula="of:=[.E20]+[.I20]" office:value-type="float" office:value="80">
            <text:p>80</text:p>
          </table:table-cell>
          <table:table-cell table:style-name="ce64" office:value-type="string">
            <text:p>}</text:p>
          </table:table-cell>
          <table:table-cell table:style-name="ce64" table:formula="of:=IF(AND([.F20]&gt;=128;[.F20]&lt;=255);&quot;{rvrs on}&quot;;&quot;{rvrs off}&quot;)" office:value-type="string" office:string-value="{rvrs on}">
            <text:p>{rvrs on}</text:p>
          </table:table-cell>
          <table:table-cell table:style-name="ce64" table:formula="of:=[.R20]" office:value-type="string" office:string-value="{brown}">
            <text:p>{brown}</text:p>
          </table:table-cell>
          <table:table-cell table:style-name="ce64" office:value-type="string">
            <text:p>{</text:p>
          </table:table-cell>
          <table:table-cell table:style-name="ce64" table:formula="of:=[.F20]+[.J20]" office:value-type="float" office:value="80">
            <text:p>80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20]&gt;=128;[.G20]&lt;=255);&quot;{rvrs on}&quot;;&quot;{rvrs off}&quot;)" office:value-type="string" office:string-value="{rvrs on}">
            <text:p>{rvrs on}</text:p>
          </table:table-cell>
          <table:table-cell table:style-name="ce64" table:formula="of:=[.U20]" office:value-type="string" office:string-value="{brown}">
            <text:p>{brown}</text:p>
          </table:table-cell>
          <table:table-cell table:style-name="ce64" office:value-type="string">
            <text:p>{</text:p>
          </table:table-cell>
          <table:table-cell table:style-name="ce64" table:formula="of:=[.G20]+[.K20]" office:value-type="float" office:value="80">
            <text:p>80</text:p>
          </table:table-cell>
          <table:table-cell table:style-name="ce64" office:value-type="string">
            <text:p>}</text:p>
          </table:table-cell>
          <table:table-cell table:style-name="ce64" table:formula="of:=IF(AND([.H20]&gt;=128;[.H20]&lt;=255);&quot;{rvrs on}&quot;;&quot;{rvrs off}&quot;)" office:value-type="string" office:string-value="{rvrs on}">
            <text:p>{rvrs on}</text:p>
          </table:table-cell>
          <table:table-cell table:style-name="ce64" table:formula="of:=[.X20]" office:value-type="string" office:string-value="{brown}">
            <text:p>{brown}</text:p>
          </table:table-cell>
          <table:table-cell table:style-name="ce64" office:value-type="string">
            <text:p>{</text:p>
          </table:table-cell>
          <table:table-cell table:style-name="ce64" table:formula="of:=[.H20]+[.L20]" office:value-type="float" office:value="80">
            <text:p>80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 table:number-columns-repeated="977"/>
        </table:table-row>
        <table:table-row table:style-name="ro1">
          <table:table-cell table:style-name="ce18" table:formula="of:=[IMPORT_CHARPAD.B46]" office:value-type="string" office:string-value="9e">
            <text:p>9e</text:p>
          </table:table-cell>
          <table:table-cell table:style-name="ce18" table:formula="of:=[IMPORT_CHARPAD.C46]" office:value-type="string" office:string-value="9e">
            <text:p>9e</text:p>
          </table:table-cell>
          <table:table-cell table:style-name="ce18" table:formula="of:=[IMPORT_CHARPAD.D46]" office:value-type="string" office:string-value="9d">
            <text:p>9d</text:p>
          </table:table-cell>
          <table:table-cell table:style-name="ce18" table:formula="of:=[IMPORT_CHARPAD.E46]" office:value-type="string" office:string-value="9d">
            <text:p>9d</text:p>
          </table:table-cell>
          <table:table-cell table:style-name="ce24" table:formula="of:=HEX2DEC([.A21])" office:value-type="float" office:value="158">
            <text:p>158</text:p>
          </table:table-cell>
          <table:table-cell table:style-name="ce27" table:formula="of:=HEX2DEC([.B21])" office:value-type="float" office:value="158">
            <text:p>158</text:p>
          </table:table-cell>
          <table:table-cell table:style-name="ce27" table:formula="of:=HEX2DEC([.C21])" office:value-type="float" office:value="157">
            <text:p>157</text:p>
          </table:table-cell>
          <table:table-cell table:style-name="ce27" table:formula="of:=HEX2DEC([.D21])" office:value-type="float" office:value="157">
            <text:p>157</text:p>
          </table:table-cell>
          <table:table-cell table:style-name="ce23" table:formula="of:=IF(AND([.E21]&gt;=64;[.E21]&lt;=95);&quot;128&quot;;IF(AND([.E21]&gt;=96;[.E21]&lt;=127);&quot;64&quot;;IF(AND([.E21]&gt;=128;[.E21]&lt;=159);&quot;-64&quot;;IF(AND([.E21]&gt;=160;[.E21]&lt;=191);&quot;-160&quot;;IF(AND([.E21]&gt;=32;[.E21]&lt;=63);&quot;0&quot;;&quot;&quot;)))))" office:value-type="string" office:string-value="-64">
            <text:p>-64</text:p>
          </table:table-cell>
          <table:table-cell table:style-name="ce23" table:formula="of:=IF(AND([.F21]&gt;=64;[.F21]&lt;=95);&quot;128&quot;;IF(AND([.F21]&gt;=96;[.F21]&lt;=127);&quot;64&quot;;IF(AND([.F21]&gt;=128;[.F21]&lt;=159);&quot;-64&quot;;IF(AND([.F21]&gt;=160;[.F21]&lt;=191);&quot;-160&quot;;IF(AND([.F21]&gt;=32;[.F21]&lt;=63);&quot;0&quot;;&quot;&quot;)))))" office:value-type="string" office:string-value="-64">
            <text:p>-64</text:p>
          </table:table-cell>
          <table:table-cell table:style-name="ce23" table:formula="of:=IF(AND([.G21]&gt;=64;[.G21]&lt;=95);&quot;128&quot;;IF(AND([.G21]&gt;=96;[.G21]&lt;=127);&quot;64&quot;;IF(AND([.G21]&gt;=128;[.G21]&lt;=159);&quot;-64&quot;;IF(AND([.G21]&gt;=160;[.G21]&lt;=191);&quot;-160&quot;;IF(AND([.G21]&gt;=32;[.G21]&lt;=63);&quot;0&quot;;&quot;&quot;)))))" office:value-type="string" office:string-value="-64">
            <text:p>-64</text:p>
          </table:table-cell>
          <table:table-cell table:style-name="ce23" table:formula="of:=IF(AND([.H21]&gt;=64;[.H21]&lt;=95);&quot;128&quot;;IF(AND([.H21]&gt;=96;[.H21]&lt;=127);&quot;64&quot;;IF(AND([.H21]&gt;=128;[.H21]&lt;=159);&quot;-64&quot;;IF(AND([.H21]&gt;=160;[.H21]&lt;=191);&quot;-160&quot;;IF(AND([.H21]&gt;=32;[.H21]&lt;=63);&quot;0&quot;;&quot;&quot;)))))" office:value-type="string" office:string-value="-64">
            <text:p>-64</text:p>
          </table:table-cell>
          <table:table-cell table:style-name="ce33" table:formula="of:=MID([IMPORT_CHARPAD.E67];2;2)" office:value-type="string" office:string-value="09">
            <text:p>09</text:p>
          </table:table-cell>
          <table:table-cell table:style-name="ce27" table:formula="of:=HEX2DEC([.M21])" office:value-type="float" office:value="9">
            <text:p>9</text:p>
          </table:table-cell>
          <table:table-cell table:style-name="ce27" table:formula="of:=IF([.N21]=0;&quot;{black}&quot;;IF([.N21]=1;&quot;{white}&quot;;IF([.N21]=2;&quot;{red}&quot;;IF([.N21]=3;&quot;{cyan}&quot;;IF([.N21]=4;&quot;{purple}&quot;;IF([.N21]=5;&quot;{green}&quot;;IF([.N21]=6;&quot;{blue}&quot;;IF([.N21]=7;&quot;{yellow}&quot;;IF([.N21]=8;&quot;{orange}&quot;;IF([.N21]=9;&quot;{brown}&quot;;IF([.N21]=10;&quot;{lt. red}&quot;;IF([.N21]=11;&quot;{gray1}&quot;;IF([.N21]=12;&quot;{gray2}&quot;;IF([.N21]=13;&quot;{lt. green}&quot;;IF([.N21]=14;&quot;{lt. blue}&quot;;IF([.N21]=15;&quot;{gray3}&quot;))))))))))))))))" office:value-type="string" office:string-value="{brown}">
            <text:p>{brown}</text:p>
          </table:table-cell>
          <table:table-cell table:style-name="ce38" table:formula="of:=[.M21]" office:value-type="string" office:string-value="09">
            <text:p>09</text:p>
          </table:table-cell>
          <table:table-cell table:style-name="ce27" table:formula="of:=HEX2DEC([.P21])" office:value-type="float" office:value="9">
            <text:p>9</text:p>
          </table:table-cell>
          <table:table-cell table:style-name="ce27" table:formula="of:=IF([.Q21]=0;&quot;{black}&quot;;IF([.Q21]=1;&quot;{white}&quot;;IF([.Q21]=2;&quot;{red}&quot;;IF([.Q21]=3;&quot;{cyan}&quot;;IF([.Q21]=4;&quot;{purple}&quot;;IF([.Q21]=5;&quot;{green}&quot;;IF([.Q21]=6;&quot;{blue}&quot;;IF([.Q21]=7;&quot;{yellow}&quot;;IF([.Q21]=8;&quot;{orange}&quot;;IF([.Q21]=9;&quot;{brown}&quot;;IF([.Q21]=10;&quot;{lt. red}&quot;;IF([.Q21]=11;&quot;{gray1}&quot;;IF([.Q21]=12;&quot;{gray2}&quot;;IF([.Q21]=13;&quot;{lt. green}&quot;;IF([.Q21]=14;&quot;{lt. blue}&quot;;IF([.Q21]=15;&quot;{gray3}&quot;))))))))))))))))" office:value-type="string" office:string-value="{brown}">
            <text:p>{brown}</text:p>
          </table:table-cell>
          <table:table-cell table:style-name="ce38" table:formula="of:=[.M21]" office:value-type="string" office:string-value="09">
            <text:p>09</text:p>
          </table:table-cell>
          <table:table-cell table:style-name="ce27" table:formula="of:=HEX2DEC([.S21])" office:value-type="float" office:value="9">
            <text:p>9</text:p>
          </table:table-cell>
          <table:table-cell table:style-name="ce27" table:formula="of:=IF([.T21]=0;&quot;{black}&quot;;IF([.T21]=1;&quot;{white}&quot;;IF([.T21]=2;&quot;{red}&quot;;IF([.T21]=3;&quot;{cyan}&quot;;IF([.T21]=4;&quot;{purple}&quot;;IF([.T21]=5;&quot;{green}&quot;;IF([.T21]=6;&quot;{blue}&quot;;IF([.T21]=7;&quot;{yellow}&quot;;IF([.T21]=8;&quot;{orange}&quot;;IF([.T21]=9;&quot;{brown}&quot;;IF([.T21]=10;&quot;{lt. red}&quot;;IF([.T21]=11;&quot;{gray1}&quot;;IF([.T21]=12;&quot;{gray2}&quot;;IF([.T21]=13;&quot;{lt. green}&quot;;IF([.T21]=14;&quot;{lt. blue}&quot;;IF([.T21]=15;&quot;{gray3}&quot;))))))))))))))))" office:value-type="string" office:string-value="{brown}">
            <text:p>{brown}</text:p>
          </table:table-cell>
          <table:table-cell table:style-name="ce44" table:formula="of:=[.M21]" office:value-type="string" office:string-value="09">
            <text:p>09</text:p>
          </table:table-cell>
          <table:table-cell table:style-name="ce27" table:formula="of:=HEX2DEC([.V21])" office:value-type="float" office:value="9">
            <text:p>9</text:p>
          </table:table-cell>
          <table:table-cell table:style-name="ce27" table:formula="of:=IF([.W21]=0;&quot;{black}&quot;;IF([.W21]=1;&quot;{white}&quot;;IF([.W21]=2;&quot;{red}&quot;;IF([.W21]=3;&quot;{cyan}&quot;;IF([.W21]=4;&quot;{purple}&quot;;IF([.W21]=5;&quot;{green}&quot;;IF([.W21]=6;&quot;{blue}&quot;;IF([.W21]=7;&quot;{yellow}&quot;;IF([.W21]=8;&quot;{orange}&quot;;IF([.W21]=9;&quot;{brown}&quot;;IF([.W21]=10;&quot;{lt. red}&quot;;IF([.W21]=11;&quot;{gray1}&quot;;IF([.W21]=12;&quot;{gray2}&quot;;IF([.W21]=13;&quot;{lt. green}&quot;;IF([.W21]=14;&quot;{lt. blue}&quot;;IF([.W21]=15;&quot;{gray3}&quot;))))))))))))))))" office:value-type="string" office:string-value="{brown}">
            <text:p>{brown}</text:p>
          </table:table-cell>
          <table:table-cell table:style-name="ce48" office:value-type="string">
            <text:p>DATA"</text:p>
          </table:table-cell>
          <table:table-cell table:style-name="ce64" table:formula="of:=[.O21]" office:value-type="string" office:string-value="{brown}">
            <text:p>{brown}</text:p>
          </table:table-cell>
          <table:table-cell table:style-name="ce64" table:formula="of:=IF(AND([.E21]&gt;=128;[.E21]&lt;=255);&quot;{rvrs on}&quot;;&quot;{rvrs off}&quot;)" office:value-type="string" office:string-value="{rvrs on}">
            <text:p>{rvrs on}</text:p>
          </table:table-cell>
          <table:table-cell table:style-name="ce64" office:value-type="string">
            <text:p>{</text:p>
          </table:table-cell>
          <table:table-cell table:style-name="ce64" table:formula="of:=[.E21]+[.I21]" office:value-type="float" office:value="94">
            <text:p>94</text:p>
          </table:table-cell>
          <table:table-cell table:style-name="ce64" office:value-type="string">
            <text:p>}</text:p>
          </table:table-cell>
          <table:table-cell table:style-name="ce64" table:formula="of:=IF(AND([.F21]&gt;=128;[.F21]&lt;=255);&quot;{rvrs on}&quot;;&quot;{rvrs off}&quot;)" office:value-type="string" office:string-value="{rvrs on}">
            <text:p>{rvrs on}</text:p>
          </table:table-cell>
          <table:table-cell table:style-name="ce64" table:formula="of:=[.R21]" office:value-type="string" office:string-value="{brown}">
            <text:p>{brown}</text:p>
          </table:table-cell>
          <table:table-cell table:style-name="ce64" office:value-type="string">
            <text:p>{</text:p>
          </table:table-cell>
          <table:table-cell table:style-name="ce64" table:formula="of:=[.F21]+[.J21]" office:value-type="float" office:value="94">
            <text:p>94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21]&gt;=128;[.G21]&lt;=255);&quot;{rvrs on}&quot;;&quot;{rvrs off}&quot;)" office:value-type="string" office:string-value="{rvrs on}">
            <text:p>{rvrs on}</text:p>
          </table:table-cell>
          <table:table-cell table:style-name="ce64" table:formula="of:=[.U21]" office:value-type="string" office:string-value="{brown}">
            <text:p>{brown}</text:p>
          </table:table-cell>
          <table:table-cell table:style-name="ce64" office:value-type="string">
            <text:p>{</text:p>
          </table:table-cell>
          <table:table-cell table:style-name="ce64" table:formula="of:=[.G21]+[.K21]" office:value-type="float" office:value="93">
            <text:p>93</text:p>
          </table:table-cell>
          <table:table-cell table:style-name="ce64" office:value-type="string">
            <text:p>}</text:p>
          </table:table-cell>
          <table:table-cell table:style-name="ce64" table:formula="of:=IF(AND([.H21]&gt;=128;[.H21]&lt;=255);&quot;{rvrs on}&quot;;&quot;{rvrs off}&quot;)" office:value-type="string" office:string-value="{rvrs on}">
            <text:p>{rvrs on}</text:p>
          </table:table-cell>
          <table:table-cell table:style-name="ce64" table:formula="of:=[.X21]" office:value-type="string" office:string-value="{brown}">
            <text:p>{brown}</text:p>
          </table:table-cell>
          <table:table-cell table:style-name="ce64" office:value-type="string">
            <text:p>{</text:p>
          </table:table-cell>
          <table:table-cell table:style-name="ce64" table:formula="of:=[.H21]+[.L21]" office:value-type="float" office:value="93">
            <text:p>93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 table:number-columns-repeated="977"/>
        </table:table-row>
        <table:table-row table:style-name="ro1">
          <table:table-cell table:style-name="ce18" table:formula="of:=[IMPORT_CHARPAD.B47]" office:value-type="string" office:string-value="9e">
            <text:p>9e</text:p>
          </table:table-cell>
          <table:table-cell table:style-name="ce18" table:formula="of:=[IMPORT_CHARPAD.C47]" office:value-type="string" office:string-value="9f">
            <text:p>9f</text:p>
          </table:table-cell>
          <table:table-cell table:style-name="ce18" table:formula="of:=[IMPORT_CHARPAD.D47]" office:value-type="string" office:string-value="9d">
            <text:p>9d</text:p>
          </table:table-cell>
          <table:table-cell table:style-name="ce18" table:formula="of:=[IMPORT_CHARPAD.E47]" office:value-type="string" office:string-value="9d">
            <text:p>9d</text:p>
          </table:table-cell>
          <table:table-cell table:style-name="ce24" table:formula="of:=HEX2DEC([.A22])" office:value-type="float" office:value="158">
            <text:p>158</text:p>
          </table:table-cell>
          <table:table-cell table:style-name="ce27" table:formula="of:=HEX2DEC([.B22])" office:value-type="float" office:value="159">
            <text:p>159</text:p>
          </table:table-cell>
          <table:table-cell table:style-name="ce27" table:formula="of:=HEX2DEC([.C22])" office:value-type="float" office:value="157">
            <text:p>157</text:p>
          </table:table-cell>
          <table:table-cell table:style-name="ce27" table:formula="of:=HEX2DEC([.D22])" office:value-type="float" office:value="157">
            <text:p>157</text:p>
          </table:table-cell>
          <table:table-cell table:style-name="ce23" table:formula="of:=IF(AND([.E22]&gt;=64;[.E22]&lt;=95);&quot;128&quot;;IF(AND([.E22]&gt;=96;[.E22]&lt;=127);&quot;64&quot;;IF(AND([.E22]&gt;=128;[.E22]&lt;=159);&quot;-64&quot;;IF(AND([.E22]&gt;=160;[.E22]&lt;=191);&quot;-160&quot;;IF(AND([.E22]&gt;=32;[.E22]&lt;=63);&quot;0&quot;;&quot;&quot;)))))" office:value-type="string" office:string-value="-64">
            <text:p>-64</text:p>
          </table:table-cell>
          <table:table-cell table:style-name="ce23" table:formula="of:=IF(AND([.F22]&gt;=64;[.F22]&lt;=95);&quot;128&quot;;IF(AND([.F22]&gt;=96;[.F22]&lt;=127);&quot;64&quot;;IF(AND([.F22]&gt;=128;[.F22]&lt;=159);&quot;-64&quot;;IF(AND([.F22]&gt;=160;[.F22]&lt;=191);&quot;-160&quot;;IF(AND([.F22]&gt;=32;[.F22]&lt;=63);&quot;0&quot;;&quot;&quot;)))))" office:value-type="string" office:string-value="-64">
            <text:p>-64</text:p>
          </table:table-cell>
          <table:table-cell table:style-name="ce23" table:formula="of:=IF(AND([.G22]&gt;=64;[.G22]&lt;=95);&quot;128&quot;;IF(AND([.G22]&gt;=96;[.G22]&lt;=127);&quot;64&quot;;IF(AND([.G22]&gt;=128;[.G22]&lt;=159);&quot;-64&quot;;IF(AND([.G22]&gt;=160;[.G22]&lt;=191);&quot;-160&quot;;IF(AND([.G22]&gt;=32;[.G22]&lt;=63);&quot;0&quot;;&quot;&quot;)))))" office:value-type="string" office:string-value="-64">
            <text:p>-64</text:p>
          </table:table-cell>
          <table:table-cell table:style-name="ce23" table:formula="of:=IF(AND([.H22]&gt;=64;[.H22]&lt;=95);&quot;128&quot;;IF(AND([.H22]&gt;=96;[.H22]&lt;=127);&quot;64&quot;;IF(AND([.H22]&gt;=128;[.H22]&lt;=159);&quot;-64&quot;;IF(AND([.H22]&gt;=160;[.H22]&lt;=191);&quot;-160&quot;;IF(AND([.H22]&gt;=32;[.H22]&lt;=63);&quot;0&quot;;&quot;&quot;)))))" office:value-type="string" office:string-value="-64">
            <text:p>-64</text:p>
          </table:table-cell>
          <table:table-cell table:style-name="ce34" table:formula="of:=MID([IMPORT_CHARPAD.F67];2;2)" office:value-type="string" office:string-value="09">
            <text:p>09</text:p>
          </table:table-cell>
          <table:table-cell table:style-name="ce27" table:formula="of:=HEX2DEC([.M22])" office:value-type="float" office:value="9">
            <text:p>9</text:p>
          </table:table-cell>
          <table:table-cell table:style-name="ce27" table:formula="of:=IF([.N22]=0;&quot;{black}&quot;;IF([.N22]=1;&quot;{white}&quot;;IF([.N22]=2;&quot;{red}&quot;;IF([.N22]=3;&quot;{cyan}&quot;;IF([.N22]=4;&quot;{purple}&quot;;IF([.N22]=5;&quot;{green}&quot;;IF([.N22]=6;&quot;{blue}&quot;;IF([.N22]=7;&quot;{yellow}&quot;;IF([.N22]=8;&quot;{orange}&quot;;IF([.N22]=9;&quot;{brown}&quot;;IF([.N22]=10;&quot;{lt. red}&quot;;IF([.N22]=11;&quot;{gray1}&quot;;IF([.N22]=12;&quot;{gray2}&quot;;IF([.N22]=13;&quot;{lt. green}&quot;;IF([.N22]=14;&quot;{lt. blue}&quot;;IF([.N22]=15;&quot;{gray3}&quot;))))))))))))))))" office:value-type="string" office:string-value="{brown}">
            <text:p>{brown}</text:p>
          </table:table-cell>
          <table:table-cell table:style-name="ce39" table:formula="of:=[.M22]" office:value-type="string" office:string-value="09">
            <text:p>09</text:p>
          </table:table-cell>
          <table:table-cell table:style-name="ce27" table:formula="of:=HEX2DEC([.P22])" office:value-type="float" office:value="9">
            <text:p>9</text:p>
          </table:table-cell>
          <table:table-cell table:style-name="ce27" table:formula="of:=IF([.Q22]=0;&quot;{black}&quot;;IF([.Q22]=1;&quot;{white}&quot;;IF([.Q22]=2;&quot;{red}&quot;;IF([.Q22]=3;&quot;{cyan}&quot;;IF([.Q22]=4;&quot;{purple}&quot;;IF([.Q22]=5;&quot;{green}&quot;;IF([.Q22]=6;&quot;{blue}&quot;;IF([.Q22]=7;&quot;{yellow}&quot;;IF([.Q22]=8;&quot;{orange}&quot;;IF([.Q22]=9;&quot;{brown}&quot;;IF([.Q22]=10;&quot;{lt. red}&quot;;IF([.Q22]=11;&quot;{gray1}&quot;;IF([.Q22]=12;&quot;{gray2}&quot;;IF([.Q22]=13;&quot;{lt. green}&quot;;IF([.Q22]=14;&quot;{lt. blue}&quot;;IF([.Q22]=15;&quot;{gray3}&quot;))))))))))))))))" office:value-type="string" office:string-value="{brown}">
            <text:p>{brown}</text:p>
          </table:table-cell>
          <table:table-cell table:style-name="ce39" table:formula="of:=[.M22]" office:value-type="string" office:string-value="09">
            <text:p>09</text:p>
          </table:table-cell>
          <table:table-cell table:style-name="ce27" table:formula="of:=HEX2DEC([.S22])" office:value-type="float" office:value="9">
            <text:p>9</text:p>
          </table:table-cell>
          <table:table-cell table:style-name="ce27" table:formula="of:=IF([.T22]=0;&quot;{black}&quot;;IF([.T22]=1;&quot;{white}&quot;;IF([.T22]=2;&quot;{red}&quot;;IF([.T22]=3;&quot;{cyan}&quot;;IF([.T22]=4;&quot;{purple}&quot;;IF([.T22]=5;&quot;{green}&quot;;IF([.T22]=6;&quot;{blue}&quot;;IF([.T22]=7;&quot;{yellow}&quot;;IF([.T22]=8;&quot;{orange}&quot;;IF([.T22]=9;&quot;{brown}&quot;;IF([.T22]=10;&quot;{lt. red}&quot;;IF([.T22]=11;&quot;{gray1}&quot;;IF([.T22]=12;&quot;{gray2}&quot;;IF([.T22]=13;&quot;{lt. green}&quot;;IF([.T22]=14;&quot;{lt. blue}&quot;;IF([.T22]=15;&quot;{gray3}&quot;))))))))))))))))" office:value-type="string" office:string-value="{brown}">
            <text:p>{brown}</text:p>
          </table:table-cell>
          <table:table-cell table:style-name="ce45" table:formula="of:=[.M22]" office:value-type="string" office:string-value="09">
            <text:p>09</text:p>
          </table:table-cell>
          <table:table-cell table:style-name="ce27" table:formula="of:=HEX2DEC([.V22])" office:value-type="float" office:value="9">
            <text:p>9</text:p>
          </table:table-cell>
          <table:table-cell table:style-name="ce27" table:formula="of:=IF([.W22]=0;&quot;{black}&quot;;IF([.W22]=1;&quot;{white}&quot;;IF([.W22]=2;&quot;{red}&quot;;IF([.W22]=3;&quot;{cyan}&quot;;IF([.W22]=4;&quot;{purple}&quot;;IF([.W22]=5;&quot;{green}&quot;;IF([.W22]=6;&quot;{blue}&quot;;IF([.W22]=7;&quot;{yellow}&quot;;IF([.W22]=8;&quot;{orange}&quot;;IF([.W22]=9;&quot;{brown}&quot;;IF([.W22]=10;&quot;{lt. red}&quot;;IF([.W22]=11;&quot;{gray1}&quot;;IF([.W22]=12;&quot;{gray2}&quot;;IF([.W22]=13;&quot;{lt. green}&quot;;IF([.W22]=14;&quot;{lt. blue}&quot;;IF([.W22]=15;&quot;{gray3}&quot;))))))))))))))))" office:value-type="string" office:string-value="{brown}">
            <text:p>{brown}</text:p>
          </table:table-cell>
          <table:table-cell table:style-name="ce48" office:value-type="string">
            <text:p>DATA"</text:p>
          </table:table-cell>
          <table:table-cell table:style-name="ce64" table:formula="of:=[.O22]" office:value-type="string" office:string-value="{brown}">
            <text:p>{brown}</text:p>
          </table:table-cell>
          <table:table-cell table:style-name="ce64" table:formula="of:=IF(AND([.E22]&gt;=128;[.E22]&lt;=255);&quot;{rvrs on}&quot;;&quot;{rvrs off}&quot;)" office:value-type="string" office:string-value="{rvrs on}">
            <text:p>{rvrs on}</text:p>
          </table:table-cell>
          <table:table-cell table:style-name="ce64" office:value-type="string">
            <text:p>{</text:p>
          </table:table-cell>
          <table:table-cell table:style-name="ce64" table:formula="of:=[.E22]+[.I22]" office:value-type="float" office:value="94">
            <text:p>94</text:p>
          </table:table-cell>
          <table:table-cell table:style-name="ce64" office:value-type="string">
            <text:p>}</text:p>
          </table:table-cell>
          <table:table-cell table:style-name="ce64" table:formula="of:=IF(AND([.F22]&gt;=128;[.F22]&lt;=255);&quot;{rvrs on}&quot;;&quot;{rvrs off}&quot;)" office:value-type="string" office:string-value="{rvrs on}">
            <text:p>{rvrs on}</text:p>
          </table:table-cell>
          <table:table-cell table:style-name="ce64" table:formula="of:=[.R22]" office:value-type="string" office:string-value="{brown}">
            <text:p>{brown}</text:p>
          </table:table-cell>
          <table:table-cell table:style-name="ce64" office:value-type="string">
            <text:p>{</text:p>
          </table:table-cell>
          <table:table-cell table:style-name="ce64" table:formula="of:=[.F22]+[.J22]" office:value-type="float" office:value="95">
            <text:p>95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22]&gt;=128;[.G22]&lt;=255);&quot;{rvrs on}&quot;;&quot;{rvrs off}&quot;)" office:value-type="string" office:string-value="{rvrs on}">
            <text:p>{rvrs on}</text:p>
          </table:table-cell>
          <table:table-cell table:style-name="ce64" table:formula="of:=[.U22]" office:value-type="string" office:string-value="{brown}">
            <text:p>{brown}</text:p>
          </table:table-cell>
          <table:table-cell table:style-name="ce64" office:value-type="string">
            <text:p>{</text:p>
          </table:table-cell>
          <table:table-cell table:style-name="ce64" table:formula="of:=[.G22]+[.K22]" office:value-type="float" office:value="93">
            <text:p>93</text:p>
          </table:table-cell>
          <table:table-cell table:style-name="ce64" office:value-type="string">
            <text:p>}</text:p>
          </table:table-cell>
          <table:table-cell table:style-name="ce64" table:formula="of:=IF(AND([.H22]&gt;=128;[.H22]&lt;=255);&quot;{rvrs on}&quot;;&quot;{rvrs off}&quot;)" office:value-type="string" office:string-value="{rvrs on}">
            <text:p>{rvrs on}</text:p>
          </table:table-cell>
          <table:table-cell table:style-name="ce64" table:formula="of:=[.X22]" office:value-type="string" office:string-value="{brown}">
            <text:p>{brown}</text:p>
          </table:table-cell>
          <table:table-cell table:style-name="ce64" office:value-type="string">
            <text:p>{</text:p>
          </table:table-cell>
          <table:table-cell table:style-name="ce64" table:formula="of:=[.H22]+[.L22]" office:value-type="float" office:value="93">
            <text:p>93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 table:number-columns-repeated="977"/>
        </table:table-row>
        <table:table-row table:style-name="ro1">
          <table:table-cell table:style-name="ce18" table:formula="of:=[IMPORT_CHARPAD.B48]" office:value-type="string" office:string-value="99">
            <text:p>99</text:p>
          </table:table-cell>
          <table:table-cell table:style-name="ce18" table:formula="of:=[IMPORT_CHARPAD.C48]" office:value-type="string" office:string-value="9a">
            <text:p>9a</text:p>
          </table:table-cell>
          <table:table-cell table:style-name="ce18" table:formula="of:=[IMPORT_CHARPAD.D48]" office:value-type="string" office:string-value="9b">
            <text:p>9b</text:p>
          </table:table-cell>
          <table:table-cell table:style-name="ce18" table:formula="of:=[IMPORT_CHARPAD.E48]" office:value-type="string" office:string-value="9c">
            <text:p>9c</text:p>
          </table:table-cell>
          <table:table-cell table:style-name="ce24" table:formula="of:=HEX2DEC([.A23])" office:value-type="float" office:value="153">
            <text:p>153</text:p>
          </table:table-cell>
          <table:table-cell table:style-name="ce27" table:formula="of:=HEX2DEC([.B23])" office:value-type="float" office:value="154">
            <text:p>154</text:p>
          </table:table-cell>
          <table:table-cell table:style-name="ce27" table:formula="of:=HEX2DEC([.C23])" office:value-type="float" office:value="155">
            <text:p>155</text:p>
          </table:table-cell>
          <table:table-cell table:style-name="ce27" table:formula="of:=HEX2DEC([.D23])" office:value-type="float" office:value="156">
            <text:p>156</text:p>
          </table:table-cell>
          <table:table-cell table:style-name="ce23" table:formula="of:=IF(AND([.E23]&gt;=64;[.E23]&lt;=95);&quot;128&quot;;IF(AND([.E23]&gt;=96;[.E23]&lt;=127);&quot;64&quot;;IF(AND([.E23]&gt;=128;[.E23]&lt;=159);&quot;-64&quot;;IF(AND([.E23]&gt;=160;[.E23]&lt;=191);&quot;-160&quot;;IF(AND([.E23]&gt;=32;[.E23]&lt;=63);&quot;0&quot;;&quot;&quot;)))))" office:value-type="string" office:string-value="-64">
            <text:p>-64</text:p>
          </table:table-cell>
          <table:table-cell table:style-name="ce23" table:formula="of:=IF(AND([.F23]&gt;=64;[.F23]&lt;=95);&quot;128&quot;;IF(AND([.F23]&gt;=96;[.F23]&lt;=127);&quot;64&quot;;IF(AND([.F23]&gt;=128;[.F23]&lt;=159);&quot;-64&quot;;IF(AND([.F23]&gt;=160;[.F23]&lt;=191);&quot;-160&quot;;IF(AND([.F23]&gt;=32;[.F23]&lt;=63);&quot;0&quot;;&quot;&quot;)))))" office:value-type="string" office:string-value="-64">
            <text:p>-64</text:p>
          </table:table-cell>
          <table:table-cell table:style-name="ce23" table:formula="of:=IF(AND([.G23]&gt;=64;[.G23]&lt;=95);&quot;128&quot;;IF(AND([.G23]&gt;=96;[.G23]&lt;=127);&quot;64&quot;;IF(AND([.G23]&gt;=128;[.G23]&lt;=159);&quot;-64&quot;;IF(AND([.G23]&gt;=160;[.G23]&lt;=191);&quot;-160&quot;;IF(AND([.G23]&gt;=32;[.G23]&lt;=63);&quot;0&quot;;&quot;&quot;)))))" office:value-type="string" office:string-value="-64">
            <text:p>-64</text:p>
          </table:table-cell>
          <table:table-cell table:style-name="ce23" table:formula="of:=IF(AND([.H23]&gt;=64;[.H23]&lt;=95);&quot;128&quot;;IF(AND([.H23]&gt;=96;[.H23]&lt;=127);&quot;64&quot;;IF(AND([.H23]&gt;=128;[.H23]&lt;=159);&quot;-64&quot;;IF(AND([.H23]&gt;=160;[.H23]&lt;=191);&quot;-160&quot;;IF(AND([.H23]&gt;=32;[.H23]&lt;=63);&quot;0&quot;;&quot;&quot;)))))" office:value-type="string" office:string-value="-64">
            <text:p>-64</text:p>
          </table:table-cell>
          <table:table-cell table:style-name="ce33" table:formula="of:=MID([IMPORT_CHARPAD.G67];2;2)" office:value-type="string" office:string-value="0b">
            <text:p>0b</text:p>
          </table:table-cell>
          <table:table-cell table:style-name="ce27" table:formula="of:=HEX2DEC([.M23])" office:value-type="float" office:value="11">
            <text:p>11</text:p>
          </table:table-cell>
          <table:table-cell table:style-name="ce27" table:formula="of:=IF([.N23]=0;&quot;{black}&quot;;IF([.N23]=1;&quot;{white}&quot;;IF([.N23]=2;&quot;{red}&quot;;IF([.N23]=3;&quot;{cyan}&quot;;IF([.N23]=4;&quot;{purple}&quot;;IF([.N23]=5;&quot;{green}&quot;;IF([.N23]=6;&quot;{blue}&quot;;IF([.N23]=7;&quot;{yellow}&quot;;IF([.N23]=8;&quot;{orange}&quot;;IF([.N23]=9;&quot;{brown}&quot;;IF([.N23]=10;&quot;{lt. red}&quot;;IF([.N23]=11;&quot;{gray1}&quot;;IF([.N23]=12;&quot;{gray2}&quot;;IF([.N23]=13;&quot;{lt. green}&quot;;IF([.N23]=14;&quot;{lt. blue}&quot;;IF([.N23]=15;&quot;{gray3}&quot;))))))))))))))))" office:value-type="string" office:string-value="{gray1}">
            <text:p>{gray1}</text:p>
          </table:table-cell>
          <table:table-cell table:style-name="ce38" table:formula="of:=[.M23]" office:value-type="string" office:string-value="0b">
            <text:p>0b</text:p>
          </table:table-cell>
          <table:table-cell table:style-name="ce27" table:formula="of:=HEX2DEC([.P23])" office:value-type="float" office:value="11">
            <text:p>11</text:p>
          </table:table-cell>
          <table:table-cell table:style-name="ce27" table:formula="of:=IF([.Q23]=0;&quot;{black}&quot;;IF([.Q23]=1;&quot;{white}&quot;;IF([.Q23]=2;&quot;{red}&quot;;IF([.Q23]=3;&quot;{cyan}&quot;;IF([.Q23]=4;&quot;{purple}&quot;;IF([.Q23]=5;&quot;{green}&quot;;IF([.Q23]=6;&quot;{blue}&quot;;IF([.Q23]=7;&quot;{yellow}&quot;;IF([.Q23]=8;&quot;{orange}&quot;;IF([.Q23]=9;&quot;{brown}&quot;;IF([.Q23]=10;&quot;{lt. red}&quot;;IF([.Q23]=11;&quot;{gray1}&quot;;IF([.Q23]=12;&quot;{gray2}&quot;;IF([.Q23]=13;&quot;{lt. green}&quot;;IF([.Q23]=14;&quot;{lt. blue}&quot;;IF([.Q23]=15;&quot;{gray3}&quot;))))))))))))))))" office:value-type="string" office:string-value="{gray1}">
            <text:p>{gray1}</text:p>
          </table:table-cell>
          <table:table-cell table:style-name="ce38" table:formula="of:=[.M23]" office:value-type="string" office:string-value="0b">
            <text:p>0b</text:p>
          </table:table-cell>
          <table:table-cell table:style-name="ce27" table:formula="of:=HEX2DEC([.S23])" office:value-type="float" office:value="11">
            <text:p>11</text:p>
          </table:table-cell>
          <table:table-cell table:style-name="ce27" table:formula="of:=IF([.T23]=0;&quot;{black}&quot;;IF([.T23]=1;&quot;{white}&quot;;IF([.T23]=2;&quot;{red}&quot;;IF([.T23]=3;&quot;{cyan}&quot;;IF([.T23]=4;&quot;{purple}&quot;;IF([.T23]=5;&quot;{green}&quot;;IF([.T23]=6;&quot;{blue}&quot;;IF([.T23]=7;&quot;{yellow}&quot;;IF([.T23]=8;&quot;{orange}&quot;;IF([.T23]=9;&quot;{brown}&quot;;IF([.T23]=10;&quot;{lt. red}&quot;;IF([.T23]=11;&quot;{gray1}&quot;;IF([.T23]=12;&quot;{gray2}&quot;;IF([.T23]=13;&quot;{lt. green}&quot;;IF([.T23]=14;&quot;{lt. blue}&quot;;IF([.T23]=15;&quot;{gray3}&quot;))))))))))))))))" office:value-type="string" office:string-value="{gray1}">
            <text:p>{gray1}</text:p>
          </table:table-cell>
          <table:table-cell table:style-name="ce44" table:formula="of:=[.M23]" office:value-type="string" office:string-value="0b">
            <text:p>0b</text:p>
          </table:table-cell>
          <table:table-cell table:style-name="ce27" table:formula="of:=HEX2DEC([.V23])" office:value-type="float" office:value="11">
            <text:p>11</text:p>
          </table:table-cell>
          <table:table-cell table:style-name="ce27" table:formula="of:=IF([.W23]=0;&quot;{black}&quot;;IF([.W23]=1;&quot;{white}&quot;;IF([.W23]=2;&quot;{red}&quot;;IF([.W23]=3;&quot;{cyan}&quot;;IF([.W23]=4;&quot;{purple}&quot;;IF([.W23]=5;&quot;{green}&quot;;IF([.W23]=6;&quot;{blue}&quot;;IF([.W23]=7;&quot;{yellow}&quot;;IF([.W23]=8;&quot;{orange}&quot;;IF([.W23]=9;&quot;{brown}&quot;;IF([.W23]=10;&quot;{lt. red}&quot;;IF([.W23]=11;&quot;{gray1}&quot;;IF([.W23]=12;&quot;{gray2}&quot;;IF([.W23]=13;&quot;{lt. green}&quot;;IF([.W23]=14;&quot;{lt. blue}&quot;;IF([.W23]=15;&quot;{gray3}&quot;))))))))))))))))" office:value-type="string" office:string-value="{gray1}">
            <text:p>{gray1}</text:p>
          </table:table-cell>
          <table:table-cell table:style-name="ce48" office:value-type="string">
            <text:p>DATA"</text:p>
          </table:table-cell>
          <table:table-cell table:style-name="ce64" table:formula="of:=[.O23]" office:value-type="string" office:string-value="{gray1}">
            <text:p>{gray1}</text:p>
          </table:table-cell>
          <table:table-cell table:style-name="ce64" table:formula="of:=IF(AND([.E23]&gt;=128;[.E23]&lt;=255);&quot;{rvrs on}&quot;;&quot;{rvrs off}&quot;)" office:value-type="string" office:string-value="{rvrs on}">
            <text:p>{rvrs on}</text:p>
          </table:table-cell>
          <table:table-cell table:style-name="ce64" office:value-type="string">
            <text:p>{</text:p>
          </table:table-cell>
          <table:table-cell table:style-name="ce64" table:formula="of:=[.E23]+[.I23]" office:value-type="float" office:value="89">
            <text:p>89</text:p>
          </table:table-cell>
          <table:table-cell table:style-name="ce64" office:value-type="string">
            <text:p>}</text:p>
          </table:table-cell>
          <table:table-cell table:style-name="ce64" table:formula="of:=IF(AND([.F23]&gt;=128;[.F23]&lt;=255);&quot;{rvrs on}&quot;;&quot;{rvrs off}&quot;)" office:value-type="string" office:string-value="{rvrs on}">
            <text:p>{rvrs on}</text:p>
          </table:table-cell>
          <table:table-cell table:style-name="ce64" table:formula="of:=[.R23]" office:value-type="string" office:string-value="{gray1}">
            <text:p>{gray1}</text:p>
          </table:table-cell>
          <table:table-cell table:style-name="ce64" office:value-type="string">
            <text:p>{</text:p>
          </table:table-cell>
          <table:table-cell table:style-name="ce64" table:formula="of:=[.F23]+[.J23]" office:value-type="float" office:value="90">
            <text:p>90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23]&gt;=128;[.G23]&lt;=255);&quot;{rvrs on}&quot;;&quot;{rvrs off}&quot;)" office:value-type="string" office:string-value="{rvrs on}">
            <text:p>{rvrs on}</text:p>
          </table:table-cell>
          <table:table-cell table:style-name="ce64" table:formula="of:=[.U23]" office:value-type="string" office:string-value="{gray1}">
            <text:p>{gray1}</text:p>
          </table:table-cell>
          <table:table-cell table:style-name="ce64" office:value-type="string">
            <text:p>{</text:p>
          </table:table-cell>
          <table:table-cell table:style-name="ce64" table:formula="of:=[.G23]+[.K23]" office:value-type="float" office:value="91">
            <text:p>91</text:p>
          </table:table-cell>
          <table:table-cell table:style-name="ce64" office:value-type="string">
            <text:p>}</text:p>
          </table:table-cell>
          <table:table-cell table:style-name="ce64" table:formula="of:=IF(AND([.H23]&gt;=128;[.H23]&lt;=255);&quot;{rvrs on}&quot;;&quot;{rvrs off}&quot;)" office:value-type="string" office:string-value="{rvrs on}">
            <text:p>{rvrs on}</text:p>
          </table:table-cell>
          <table:table-cell table:style-name="ce64" table:formula="of:=[.X23]" office:value-type="string" office:string-value="{gray1}">
            <text:p>{gray1}</text:p>
          </table:table-cell>
          <table:table-cell table:style-name="ce64" office:value-type="string">
            <text:p>{</text:p>
          </table:table-cell>
          <table:table-cell table:style-name="ce64" table:formula="of:=[.H23]+[.L23]" office:value-type="float" office:value="92">
            <text:p>92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 table:number-columns-repeated="977"/>
        </table:table-row>
        <table:table-row table:style-name="ro1">
          <table:table-cell table:style-name="ce18" table:formula="of:=[IMPORT_CHARPAD.B49]" office:value-type="string" office:string-value="9f">
            <text:p>9f</text:p>
          </table:table-cell>
          <table:table-cell table:style-name="ce18" table:formula="of:=[IMPORT_CHARPAD.C49]" office:value-type="string" office:string-value="9e">
            <text:p>9e</text:p>
          </table:table-cell>
          <table:table-cell table:style-name="ce18" table:formula="of:=[IMPORT_CHARPAD.D49]" office:value-type="string" office:string-value="9d">
            <text:p>9d</text:p>
          </table:table-cell>
          <table:table-cell table:style-name="ce18" table:formula="of:=[IMPORT_CHARPAD.E49]" office:value-type="string" office:string-value="9d">
            <text:p>9d</text:p>
          </table:table-cell>
          <table:table-cell table:style-name="ce24" table:formula="of:=HEX2DEC([.A24])" office:value-type="float" office:value="159">
            <text:p>159</text:p>
          </table:table-cell>
          <table:table-cell table:style-name="ce27" table:formula="of:=HEX2DEC([.B24])" office:value-type="float" office:value="158">
            <text:p>158</text:p>
          </table:table-cell>
          <table:table-cell table:style-name="ce27" table:formula="of:=HEX2DEC([.C24])" office:value-type="float" office:value="157">
            <text:p>157</text:p>
          </table:table-cell>
          <table:table-cell table:style-name="ce27" table:formula="of:=HEX2DEC([.D24])" office:value-type="float" office:value="157">
            <text:p>157</text:p>
          </table:table-cell>
          <table:table-cell table:style-name="ce23" table:formula="of:=IF(AND([.E24]&gt;=64;[.E24]&lt;=95);&quot;128&quot;;IF(AND([.E24]&gt;=96;[.E24]&lt;=127);&quot;64&quot;;IF(AND([.E24]&gt;=128;[.E24]&lt;=159);&quot;-64&quot;;IF(AND([.E24]&gt;=160;[.E24]&lt;=191);&quot;-160&quot;;IF(AND([.E24]&gt;=32;[.E24]&lt;=63);&quot;0&quot;;&quot;&quot;)))))" office:value-type="string" office:string-value="-64">
            <text:p>-64</text:p>
          </table:table-cell>
          <table:table-cell table:style-name="ce23" table:formula="of:=IF(AND([.F24]&gt;=64;[.F24]&lt;=95);&quot;128&quot;;IF(AND([.F24]&gt;=96;[.F24]&lt;=127);&quot;64&quot;;IF(AND([.F24]&gt;=128;[.F24]&lt;=159);&quot;-64&quot;;IF(AND([.F24]&gt;=160;[.F24]&lt;=191);&quot;-160&quot;;IF(AND([.F24]&gt;=32;[.F24]&lt;=63);&quot;0&quot;;&quot;&quot;)))))" office:value-type="string" office:string-value="-64">
            <text:p>-64</text:p>
          </table:table-cell>
          <table:table-cell table:style-name="ce23" table:formula="of:=IF(AND([.G24]&gt;=64;[.G24]&lt;=95);&quot;128&quot;;IF(AND([.G24]&gt;=96;[.G24]&lt;=127);&quot;64&quot;;IF(AND([.G24]&gt;=128;[.G24]&lt;=159);&quot;-64&quot;;IF(AND([.G24]&gt;=160;[.G24]&lt;=191);&quot;-160&quot;;IF(AND([.G24]&gt;=32;[.G24]&lt;=63);&quot;0&quot;;&quot;&quot;)))))" office:value-type="string" office:string-value="-64">
            <text:p>-64</text:p>
          </table:table-cell>
          <table:table-cell table:style-name="ce23" table:formula="of:=IF(AND([.H24]&gt;=64;[.H24]&lt;=95);&quot;128&quot;;IF(AND([.H24]&gt;=96;[.H24]&lt;=127);&quot;64&quot;;IF(AND([.H24]&gt;=128;[.H24]&lt;=159);&quot;-64&quot;;IF(AND([.H24]&gt;=160;[.H24]&lt;=191);&quot;-160&quot;;IF(AND([.H24]&gt;=32;[.H24]&lt;=63);&quot;0&quot;;&quot;&quot;)))))" office:value-type="string" office:string-value="-64">
            <text:p>-64</text:p>
          </table:table-cell>
          <table:table-cell table:style-name="ce34" table:formula="of:=MID([IMPORT_CHARPAD.H67];2;2)" office:value-type="string" office:string-value="09">
            <text:p>09</text:p>
          </table:table-cell>
          <table:table-cell table:style-name="ce27" table:formula="of:=HEX2DEC([.M24])" office:value-type="float" office:value="9">
            <text:p>9</text:p>
          </table:table-cell>
          <table:table-cell table:style-name="ce27" table:formula="of:=IF([.N24]=0;&quot;{black}&quot;;IF([.N24]=1;&quot;{white}&quot;;IF([.N24]=2;&quot;{red}&quot;;IF([.N24]=3;&quot;{cyan}&quot;;IF([.N24]=4;&quot;{purple}&quot;;IF([.N24]=5;&quot;{green}&quot;;IF([.N24]=6;&quot;{blue}&quot;;IF([.N24]=7;&quot;{yellow}&quot;;IF([.N24]=8;&quot;{orange}&quot;;IF([.N24]=9;&quot;{brown}&quot;;IF([.N24]=10;&quot;{lt. red}&quot;;IF([.N24]=11;&quot;{gray1}&quot;;IF([.N24]=12;&quot;{gray2}&quot;;IF([.N24]=13;&quot;{lt. green}&quot;;IF([.N24]=14;&quot;{lt. blue}&quot;;IF([.N24]=15;&quot;{gray3}&quot;))))))))))))))))" office:value-type="string" office:string-value="{brown}">
            <text:p>{brown}</text:p>
          </table:table-cell>
          <table:table-cell table:style-name="ce39" table:formula="of:=[.M24]" office:value-type="string" office:string-value="09">
            <text:p>09</text:p>
          </table:table-cell>
          <table:table-cell table:style-name="ce27" table:formula="of:=HEX2DEC([.P24])" office:value-type="float" office:value="9">
            <text:p>9</text:p>
          </table:table-cell>
          <table:table-cell table:style-name="ce27" table:formula="of:=IF([.Q24]=0;&quot;{black}&quot;;IF([.Q24]=1;&quot;{white}&quot;;IF([.Q24]=2;&quot;{red}&quot;;IF([.Q24]=3;&quot;{cyan}&quot;;IF([.Q24]=4;&quot;{purple}&quot;;IF([.Q24]=5;&quot;{green}&quot;;IF([.Q24]=6;&quot;{blue}&quot;;IF([.Q24]=7;&quot;{yellow}&quot;;IF([.Q24]=8;&quot;{orange}&quot;;IF([.Q24]=9;&quot;{brown}&quot;;IF([.Q24]=10;&quot;{lt. red}&quot;;IF([.Q24]=11;&quot;{gray1}&quot;;IF([.Q24]=12;&quot;{gray2}&quot;;IF([.Q24]=13;&quot;{lt. green}&quot;;IF([.Q24]=14;&quot;{lt. blue}&quot;;IF([.Q24]=15;&quot;{gray3}&quot;))))))))))))))))" office:value-type="string" office:string-value="{brown}">
            <text:p>{brown}</text:p>
          </table:table-cell>
          <table:table-cell table:style-name="ce39" table:formula="of:=[.M24]" office:value-type="string" office:string-value="09">
            <text:p>09</text:p>
          </table:table-cell>
          <table:table-cell table:style-name="ce27" table:formula="of:=HEX2DEC([.S24])" office:value-type="float" office:value="9">
            <text:p>9</text:p>
          </table:table-cell>
          <table:table-cell table:style-name="ce27" table:formula="of:=IF([.T24]=0;&quot;{black}&quot;;IF([.T24]=1;&quot;{white}&quot;;IF([.T24]=2;&quot;{red}&quot;;IF([.T24]=3;&quot;{cyan}&quot;;IF([.T24]=4;&quot;{purple}&quot;;IF([.T24]=5;&quot;{green}&quot;;IF([.T24]=6;&quot;{blue}&quot;;IF([.T24]=7;&quot;{yellow}&quot;;IF([.T24]=8;&quot;{orange}&quot;;IF([.T24]=9;&quot;{brown}&quot;;IF([.T24]=10;&quot;{lt. red}&quot;;IF([.T24]=11;&quot;{gray1}&quot;;IF([.T24]=12;&quot;{gray2}&quot;;IF([.T24]=13;&quot;{lt. green}&quot;;IF([.T24]=14;&quot;{lt. blue}&quot;;IF([.T24]=15;&quot;{gray3}&quot;))))))))))))))))" office:value-type="string" office:string-value="{brown}">
            <text:p>{brown}</text:p>
          </table:table-cell>
          <table:table-cell table:style-name="ce45" table:formula="of:=[.M24]" office:value-type="string" office:string-value="09">
            <text:p>09</text:p>
          </table:table-cell>
          <table:table-cell table:style-name="ce27" table:formula="of:=HEX2DEC([.V24])" office:value-type="float" office:value="9">
            <text:p>9</text:p>
          </table:table-cell>
          <table:table-cell table:style-name="ce27" table:formula="of:=IF([.W24]=0;&quot;{black}&quot;;IF([.W24]=1;&quot;{white}&quot;;IF([.W24]=2;&quot;{red}&quot;;IF([.W24]=3;&quot;{cyan}&quot;;IF([.W24]=4;&quot;{purple}&quot;;IF([.W24]=5;&quot;{green}&quot;;IF([.W24]=6;&quot;{blue}&quot;;IF([.W24]=7;&quot;{yellow}&quot;;IF([.W24]=8;&quot;{orange}&quot;;IF([.W24]=9;&quot;{brown}&quot;;IF([.W24]=10;&quot;{lt. red}&quot;;IF([.W24]=11;&quot;{gray1}&quot;;IF([.W24]=12;&quot;{gray2}&quot;;IF([.W24]=13;&quot;{lt. green}&quot;;IF([.W24]=14;&quot;{lt. blue}&quot;;IF([.W24]=15;&quot;{gray3}&quot;))))))))))))))))" office:value-type="string" office:string-value="{brown}">
            <text:p>{brown}</text:p>
          </table:table-cell>
          <table:table-cell table:style-name="ce48" office:value-type="string">
            <text:p>DATA"</text:p>
          </table:table-cell>
          <table:table-cell table:style-name="ce64" table:formula="of:=[.O24]" office:value-type="string" office:string-value="{brown}">
            <text:p>{brown}</text:p>
          </table:table-cell>
          <table:table-cell table:style-name="ce64" table:formula="of:=IF(AND([.E24]&gt;=128;[.E24]&lt;=255);&quot;{rvrs on}&quot;;&quot;{rvrs off}&quot;)" office:value-type="string" office:string-value="{rvrs on}">
            <text:p>{rvrs on}</text:p>
          </table:table-cell>
          <table:table-cell table:style-name="ce64" office:value-type="string">
            <text:p>{</text:p>
          </table:table-cell>
          <table:table-cell table:style-name="ce64" table:formula="of:=[.E24]+[.I24]" office:value-type="float" office:value="95">
            <text:p>95</text:p>
          </table:table-cell>
          <table:table-cell table:style-name="ce64" office:value-type="string">
            <text:p>}</text:p>
          </table:table-cell>
          <table:table-cell table:style-name="ce64" table:formula="of:=IF(AND([.F24]&gt;=128;[.F24]&lt;=255);&quot;{rvrs on}&quot;;&quot;{rvrs off}&quot;)" office:value-type="string" office:string-value="{rvrs on}">
            <text:p>{rvrs on}</text:p>
          </table:table-cell>
          <table:table-cell table:style-name="ce64" table:formula="of:=[.R24]" office:value-type="string" office:string-value="{brown}">
            <text:p>{brown}</text:p>
          </table:table-cell>
          <table:table-cell table:style-name="ce64" office:value-type="string">
            <text:p>{</text:p>
          </table:table-cell>
          <table:table-cell table:style-name="ce64" table:formula="of:=[.F24]+[.J24]" office:value-type="float" office:value="94">
            <text:p>94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24]&gt;=128;[.G24]&lt;=255);&quot;{rvrs on}&quot;;&quot;{rvrs off}&quot;)" office:value-type="string" office:string-value="{rvrs on}">
            <text:p>{rvrs on}</text:p>
          </table:table-cell>
          <table:table-cell table:style-name="ce64" table:formula="of:=[.U24]" office:value-type="string" office:string-value="{brown}">
            <text:p>{brown}</text:p>
          </table:table-cell>
          <table:table-cell table:style-name="ce64" office:value-type="string">
            <text:p>{</text:p>
          </table:table-cell>
          <table:table-cell table:style-name="ce64" table:formula="of:=[.G24]+[.K24]" office:value-type="float" office:value="93">
            <text:p>93</text:p>
          </table:table-cell>
          <table:table-cell table:style-name="ce64" office:value-type="string">
            <text:p>}</text:p>
          </table:table-cell>
          <table:table-cell table:style-name="ce64" table:formula="of:=IF(AND([.H24]&gt;=128;[.H24]&lt;=255);&quot;{rvrs on}&quot;;&quot;{rvrs off}&quot;)" office:value-type="string" office:string-value="{rvrs on}">
            <text:p>{rvrs on}</text:p>
          </table:table-cell>
          <table:table-cell table:style-name="ce64" table:formula="of:=[.X24]" office:value-type="string" office:string-value="{brown}">
            <text:p>{brown}</text:p>
          </table:table-cell>
          <table:table-cell table:style-name="ce64" office:value-type="string">
            <text:p>{</text:p>
          </table:table-cell>
          <table:table-cell table:style-name="ce64" table:formula="of:=[.H24]+[.L24]" office:value-type="float" office:value="93">
            <text:p>93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 table:number-columns-repeated="977"/>
        </table:table-row>
        <table:table-row table:style-name="ro1">
          <table:table-cell table:style-name="ce18" table:formula="of:=[IMPORT_CHARPAD.B50]" office:value-type="string" office:string-value="00">
            <text:p>00</text:p>
          </table:table-cell>
          <table:table-cell table:style-name="ce18" table:formula="of:=[IMPORT_CHARPAD.C50]" office:value-type="string" office:string-value="00">
            <text:p>00</text:p>
          </table:table-cell>
          <table:table-cell table:style-name="ce18" table:formula="of:=[IMPORT_CHARPAD.D50]" office:value-type="string" office:string-value="00">
            <text:p>00</text:p>
          </table:table-cell>
          <table:table-cell table:style-name="ce18" table:formula="of:=[IMPORT_CHARPAD.E50]" office:value-type="string" office:string-value="00">
            <text:p>00</text:p>
          </table:table-cell>
          <table:table-cell table:style-name="ce24" table:formula="of:=HEX2DEC([.A25])" office:value-type="float" office:value="0">
            <text:p>0</text:p>
          </table:table-cell>
          <table:table-cell table:style-name="ce27" table:formula="of:=HEX2DEC([.B25])" office:value-type="float" office:value="0">
            <text:p>0</text:p>
          </table:table-cell>
          <table:table-cell table:style-name="ce27" table:formula="of:=HEX2DEC([.C25])" office:value-type="float" office:value="0">
            <text:p>0</text:p>
          </table:table-cell>
          <table:table-cell table:style-name="ce27" table:formula="of:=HEX2DEC([.D25])" office:value-type="float" office:value="0">
            <text:p>0</text:p>
          </table:table-cell>
          <table:table-cell table:style-name="ce23" table:formula="of:=IF(AND([.E25]&gt;=64;[.E25]&lt;=95);&quot;128&quot;;IF(AND([.E25]&gt;=96;[.E25]&lt;=127);&quot;64&quot;;IF(AND([.E25]&gt;=128;[.E25]&lt;=159);&quot;-64&quot;;IF(AND([.E25]&gt;=160;[.E25]&lt;=191);&quot;-160&quot;;IF(AND([.E25]&gt;=32;[.E25]&lt;=63);&quot;0&quot;;&quot;&quot;)))))">
            <text:p/>
          </table:table-cell>
          <table:table-cell table:style-name="ce23" table:formula="of:=IF(AND([.F25]&gt;=64;[.F25]&lt;=95);&quot;128&quot;;IF(AND([.F25]&gt;=96;[.F25]&lt;=127);&quot;64&quot;;IF(AND([.F25]&gt;=128;[.F25]&lt;=159);&quot;-64&quot;;IF(AND([.F25]&gt;=160;[.F25]&lt;=191);&quot;-160&quot;;IF(AND([.F25]&gt;=32;[.F25]&lt;=63);&quot;0&quot;;&quot;&quot;)))))">
            <text:p/>
          </table:table-cell>
          <table:table-cell table:style-name="ce23" table:formula="of:=IF(AND([.G25]&gt;=64;[.G25]&lt;=95);&quot;128&quot;;IF(AND([.G25]&gt;=96;[.G25]&lt;=127);&quot;64&quot;;IF(AND([.G25]&gt;=128;[.G25]&lt;=159);&quot;-64&quot;;IF(AND([.G25]&gt;=160;[.G25]&lt;=191);&quot;-160&quot;;IF(AND([.G25]&gt;=32;[.G25]&lt;=63);&quot;0&quot;;&quot;&quot;)))))">
            <text:p/>
          </table:table-cell>
          <table:table-cell table:style-name="ce23" table:formula="of:=IF(AND([.H25]&gt;=64;[.H25]&lt;=95);&quot;128&quot;;IF(AND([.H25]&gt;=96;[.H25]&lt;=127);&quot;64&quot;;IF(AND([.H25]&gt;=128;[.H25]&lt;=159);&quot;-64&quot;;IF(AND([.H25]&gt;=160;[.H25]&lt;=191);&quot;-160&quot;;IF(AND([.H25]&gt;=32;[.H25]&lt;=63);&quot;0&quot;;&quot;&quot;)))))">
            <text:p/>
          </table:table-cell>
          <table:table-cell table:style-name="ce33" table:formula="of:=MID([IMPORT_CHARPAD.I67];2;2)" office:value-type="string" office:string-value="03">
            <text:p>03</text:p>
          </table:table-cell>
          <table:table-cell table:style-name="ce27" table:formula="of:=HEX2DEC([.M25])" office:value-type="float" office:value="3">
            <text:p>3</text:p>
          </table:table-cell>
          <table:table-cell table:style-name="ce27" table:formula="of:=IF([.N25]=0;&quot;{black}&quot;;IF([.N25]=1;&quot;{white}&quot;;IF([.N25]=2;&quot;{red}&quot;;IF([.N25]=3;&quot;{cyan}&quot;;IF([.N25]=4;&quot;{purple}&quot;;IF([.N25]=5;&quot;{green}&quot;;IF([.N25]=6;&quot;{blue}&quot;;IF([.N25]=7;&quot;{yellow}&quot;;IF([.N25]=8;&quot;{orange}&quot;;IF([.N25]=9;&quot;{brown}&quot;;IF([.N25]=10;&quot;{lt. red}&quot;;IF([.N25]=11;&quot;{gray1}&quot;;IF([.N25]=12;&quot;{gray2}&quot;;IF([.N25]=13;&quot;{lt. green}&quot;;IF([.N25]=14;&quot;{lt. blue}&quot;;IF([.N25]=15;&quot;{gray3}&quot;))))))))))))))))" office:value-type="string" office:string-value="{cyan}">
            <text:p>{cyan}</text:p>
          </table:table-cell>
          <table:table-cell table:style-name="ce38" table:formula="of:=[.M25]" office:value-type="string" office:string-value="03">
            <text:p>03</text:p>
          </table:table-cell>
          <table:table-cell table:style-name="ce27" table:formula="of:=HEX2DEC([.P25])" office:value-type="float" office:value="3">
            <text:p>3</text:p>
          </table:table-cell>
          <table:table-cell table:style-name="ce27" table:formula="of:=IF([.Q25]=0;&quot;{black}&quot;;IF([.Q25]=1;&quot;{white}&quot;;IF([.Q25]=2;&quot;{red}&quot;;IF([.Q25]=3;&quot;{cyan}&quot;;IF([.Q25]=4;&quot;{purple}&quot;;IF([.Q25]=5;&quot;{green}&quot;;IF([.Q25]=6;&quot;{blue}&quot;;IF([.Q25]=7;&quot;{yellow}&quot;;IF([.Q25]=8;&quot;{orange}&quot;;IF([.Q25]=9;&quot;{brown}&quot;;IF([.Q25]=10;&quot;{lt. red}&quot;;IF([.Q25]=11;&quot;{gray1}&quot;;IF([.Q25]=12;&quot;{gray2}&quot;;IF([.Q25]=13;&quot;{lt. green}&quot;;IF([.Q25]=14;&quot;{lt. blue}&quot;;IF([.Q25]=15;&quot;{gray3}&quot;))))))))))))))))" office:value-type="string" office:string-value="{cyan}">
            <text:p>{cyan}</text:p>
          </table:table-cell>
          <table:table-cell table:style-name="ce38" table:formula="of:=[.M25]" office:value-type="string" office:string-value="03">
            <text:p>03</text:p>
          </table:table-cell>
          <table:table-cell table:style-name="ce27" table:formula="of:=HEX2DEC([.S25])" office:value-type="float" office:value="3">
            <text:p>3</text:p>
          </table:table-cell>
          <table:table-cell table:style-name="ce27" table:formula="of:=IF([.T25]=0;&quot;{black}&quot;;IF([.T25]=1;&quot;{white}&quot;;IF([.T25]=2;&quot;{red}&quot;;IF([.T25]=3;&quot;{cyan}&quot;;IF([.T25]=4;&quot;{purple}&quot;;IF([.T25]=5;&quot;{green}&quot;;IF([.T25]=6;&quot;{blue}&quot;;IF([.T25]=7;&quot;{yellow}&quot;;IF([.T25]=8;&quot;{orange}&quot;;IF([.T25]=9;&quot;{brown}&quot;;IF([.T25]=10;&quot;{lt. red}&quot;;IF([.T25]=11;&quot;{gray1}&quot;;IF([.T25]=12;&quot;{gray2}&quot;;IF([.T25]=13;&quot;{lt. green}&quot;;IF([.T25]=14;&quot;{lt. blue}&quot;;IF([.T25]=15;&quot;{gray3}&quot;))))))))))))))))" office:value-type="string" office:string-value="{cyan}">
            <text:p>{cyan}</text:p>
          </table:table-cell>
          <table:table-cell table:style-name="ce44" table:formula="of:=[.M25]" office:value-type="string" office:string-value="03">
            <text:p>03</text:p>
          </table:table-cell>
          <table:table-cell table:style-name="ce27" table:formula="of:=HEX2DEC([.V25])" office:value-type="float" office:value="3">
            <text:p>3</text:p>
          </table:table-cell>
          <table:table-cell table:style-name="ce27" table:formula="of:=IF([.W25]=0;&quot;{black}&quot;;IF([.W25]=1;&quot;{white}&quot;;IF([.W25]=2;&quot;{red}&quot;;IF([.W25]=3;&quot;{cyan}&quot;;IF([.W25]=4;&quot;{purple}&quot;;IF([.W25]=5;&quot;{green}&quot;;IF([.W25]=6;&quot;{blue}&quot;;IF([.W25]=7;&quot;{yellow}&quot;;IF([.W25]=8;&quot;{orange}&quot;;IF([.W25]=9;&quot;{brown}&quot;;IF([.W25]=10;&quot;{lt. red}&quot;;IF([.W25]=11;&quot;{gray1}&quot;;IF([.W25]=12;&quot;{gray2}&quot;;IF([.W25]=13;&quot;{lt. green}&quot;;IF([.W25]=14;&quot;{lt. blue}&quot;;IF([.W25]=15;&quot;{gray3}&quot;))))))))))))))))" office:value-type="string" office:string-value="{cyan}">
            <text:p>{cyan}</text:p>
          </table:table-cell>
          <table:table-cell table:style-name="ce48" office:value-type="string">
            <text:p>DATA"</text:p>
          </table:table-cell>
          <table:table-cell table:style-name="ce64" table:formula="of:=[.O25]" office:value-type="string" office:string-value="{cyan}">
            <text:p>{cyan}</text:p>
          </table:table-cell>
          <table:table-cell table:style-name="ce64" table:formula="of:=IF(AND([.E25]&gt;=128;[.E25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25]+[.I25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F25]&gt;=128;[.F25]&lt;=255);&quot;{rvrs on}&quot;;&quot;{rvrs off}&quot;)" office:value-type="string" office:string-value="{rvrs off}">
            <text:p>{rvrs off}</text:p>
          </table:table-cell>
          <table:table-cell table:style-name="ce64" table:formula="of:=[.R25]" office:value-type="string" office:string-value="{cyan}">
            <text:p>{cyan}</text:p>
          </table:table-cell>
          <table:table-cell table:style-name="ce64" office:value-type="string">
            <text:p>{</text:p>
          </table:table-cell>
          <table:table-cell table:style-name="ce64" table:formula="of:=[.F25]+[.J25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25]&gt;=128;[.G25]&lt;=255);&quot;{rvrs on}&quot;;&quot;{rvrs off}&quot;)" office:value-type="string" office:string-value="{rvrs off}">
            <text:p>{rvrs off}</text:p>
          </table:table-cell>
          <table:table-cell table:style-name="ce64" table:formula="of:=[.U25]" office:value-type="string" office:string-value="{cyan}">
            <text:p>{cyan}</text:p>
          </table:table-cell>
          <table:table-cell table:style-name="ce64" office:value-type="string">
            <text:p>{</text:p>
          </table:table-cell>
          <table:table-cell table:style-name="ce64" table:formula="of:=[.G25]+[.K25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H25]&gt;=128;[.H25]&lt;=255);&quot;{rvrs on}&quot;;&quot;{rvrs off}&quot;)" office:value-type="string" office:string-value="{rvrs off}">
            <text:p>{rvrs off}</text:p>
          </table:table-cell>
          <table:table-cell table:style-name="ce64" table:formula="of:=[.X25]" office:value-type="string" office:string-value="{cyan}">
            <text:p>{cyan}</text:p>
          </table:table-cell>
          <table:table-cell table:style-name="ce64" office:value-type="string">
            <text:p>{</text:p>
          </table:table-cell>
          <table:table-cell table:style-name="ce64" table:formula="of:=[.H25]+[.L25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 table:number-columns-repeated="977"/>
        </table:table-row>
        <table:table-row table:style-name="ro1">
          <table:table-cell table:style-name="ce18" table:formula="of:=[IMPORT_CHARPAD.B51]" office:value-type="string" office:string-value="00">
            <text:p>00</text:p>
          </table:table-cell>
          <table:table-cell table:style-name="ce18" table:formula="of:=[IMPORT_CHARPAD.C51]" office:value-type="string" office:string-value="00">
            <text:p>00</text:p>
          </table:table-cell>
          <table:table-cell table:style-name="ce18" table:formula="of:=[IMPORT_CHARPAD.D51]" office:value-type="string" office:string-value="00">
            <text:p>00</text:p>
          </table:table-cell>
          <table:table-cell table:style-name="ce21" table:formula="of:=[IMPORT_CHARPAD.E51]" office:value-type="string" office:string-value="00">
            <text:p>00</text:p>
          </table:table-cell>
          <table:table-cell table:style-name="ce24" table:formula="of:=HEX2DEC([.A26])" office:value-type="float" office:value="0">
            <text:p>0</text:p>
          </table:table-cell>
          <table:table-cell table:style-name="ce27" table:formula="of:=HEX2DEC([.B26])" office:value-type="float" office:value="0">
            <text:p>0</text:p>
          </table:table-cell>
          <table:table-cell table:style-name="ce27" table:formula="of:=HEX2DEC([.C26])" office:value-type="float" office:value="0">
            <text:p>0</text:p>
          </table:table-cell>
          <table:table-cell table:style-name="ce27" table:formula="of:=HEX2DEC([.D26])" office:value-type="float" office:value="0">
            <text:p>0</text:p>
          </table:table-cell>
          <table:table-cell table:style-name="ce23" table:formula="of:=IF(AND([.E26]&gt;=64;[.E26]&lt;=95);&quot;128&quot;;IF(AND([.E26]&gt;=96;[.E26]&lt;=127);&quot;64&quot;;IF(AND([.E26]&gt;=128;[.E26]&lt;=159);&quot;-64&quot;;IF(AND([.E26]&gt;=160;[.E26]&lt;=191);&quot;-160&quot;;IF(AND([.E26]&gt;=32;[.E26]&lt;=63);&quot;0&quot;;&quot;&quot;)))))">
            <text:p/>
          </table:table-cell>
          <table:table-cell table:style-name="ce23" table:formula="of:=IF(AND([.F26]&gt;=64;[.F26]&lt;=95);&quot;128&quot;;IF(AND([.F26]&gt;=96;[.F26]&lt;=127);&quot;64&quot;;IF(AND([.F26]&gt;=128;[.F26]&lt;=159);&quot;-64&quot;;IF(AND([.F26]&gt;=160;[.F26]&lt;=191);&quot;-160&quot;;IF(AND([.F26]&gt;=32;[.F26]&lt;=63);&quot;0&quot;;&quot;&quot;)))))">
            <text:p/>
          </table:table-cell>
          <table:table-cell table:style-name="ce23" table:formula="of:=IF(AND([.G26]&gt;=64;[.G26]&lt;=95);&quot;128&quot;;IF(AND([.G26]&gt;=96;[.G26]&lt;=127);&quot;64&quot;;IF(AND([.G26]&gt;=128;[.G26]&lt;=159);&quot;-64&quot;;IF(AND([.G26]&gt;=160;[.G26]&lt;=191);&quot;-160&quot;;IF(AND([.G26]&gt;=32;[.G26]&lt;=63);&quot;0&quot;;&quot;&quot;)))))">
            <text:p/>
          </table:table-cell>
          <table:table-cell table:style-name="ce23" table:formula="of:=IF(AND([.H26]&gt;=64;[.H26]&lt;=95);&quot;128&quot;;IF(AND([.H26]&gt;=96;[.H26]&lt;=127);&quot;64&quot;;IF(AND([.H26]&gt;=128;[.H26]&lt;=159);&quot;-64&quot;;IF(AND([.H26]&gt;=160;[.H26]&lt;=191);&quot;-160&quot;;IF(AND([.H26]&gt;=32;[.H26]&lt;=63);&quot;0&quot;;&quot;&quot;)))))">
            <text:p/>
          </table:table-cell>
          <table:table-cell table:style-name="ce34" table:formula="of:=MID([IMPORT_CHARPAD.J67];2;2)" office:value-type="string" office:string-value="03">
            <text:p>03</text:p>
          </table:table-cell>
          <table:table-cell table:style-name="ce27" table:formula="of:=HEX2DEC([.M26])" office:value-type="float" office:value="3">
            <text:p>3</text:p>
          </table:table-cell>
          <table:table-cell table:style-name="ce27" table:formula="of:=IF([.N26]=0;&quot;{black}&quot;;IF([.N26]=1;&quot;{white}&quot;;IF([.N26]=2;&quot;{red}&quot;;IF([.N26]=3;&quot;{cyan}&quot;;IF([.N26]=4;&quot;{purple}&quot;;IF([.N26]=5;&quot;{green}&quot;;IF([.N26]=6;&quot;{blue}&quot;;IF([.N26]=7;&quot;{yellow}&quot;;IF([.N26]=8;&quot;{orange}&quot;;IF([.N26]=9;&quot;{brown}&quot;;IF([.N26]=10;&quot;{lt. red}&quot;;IF([.N26]=11;&quot;{gray1}&quot;;IF([.N26]=12;&quot;{gray2}&quot;;IF([.N26]=13;&quot;{lt. green}&quot;;IF([.N26]=14;&quot;{lt. blue}&quot;;IF([.N26]=15;&quot;{gray3}&quot;))))))))))))))))" office:value-type="string" office:string-value="{cyan}">
            <text:p>{cyan}</text:p>
          </table:table-cell>
          <table:table-cell table:style-name="ce39" table:formula="of:=[.M26]" office:value-type="string" office:string-value="03">
            <text:p>03</text:p>
          </table:table-cell>
          <table:table-cell table:style-name="ce27" table:formula="of:=HEX2DEC([.P26])" office:value-type="float" office:value="3">
            <text:p>3</text:p>
          </table:table-cell>
          <table:table-cell table:style-name="ce27" table:formula="of:=IF([.Q26]=0;&quot;{black}&quot;;IF([.Q26]=1;&quot;{white}&quot;;IF([.Q26]=2;&quot;{red}&quot;;IF([.Q26]=3;&quot;{cyan}&quot;;IF([.Q26]=4;&quot;{purple}&quot;;IF([.Q26]=5;&quot;{green}&quot;;IF([.Q26]=6;&quot;{blue}&quot;;IF([.Q26]=7;&quot;{yellow}&quot;;IF([.Q26]=8;&quot;{orange}&quot;;IF([.Q26]=9;&quot;{brown}&quot;;IF([.Q26]=10;&quot;{lt. red}&quot;;IF([.Q26]=11;&quot;{gray1}&quot;;IF([.Q26]=12;&quot;{gray2}&quot;;IF([.Q26]=13;&quot;{lt. green}&quot;;IF([.Q26]=14;&quot;{lt. blue}&quot;;IF([.Q26]=15;&quot;{gray3}&quot;))))))))))))))))" office:value-type="string" office:string-value="{cyan}">
            <text:p>{cyan}</text:p>
          </table:table-cell>
          <table:table-cell table:style-name="ce39" table:formula="of:=[.M26]" office:value-type="string" office:string-value="03">
            <text:p>03</text:p>
          </table:table-cell>
          <table:table-cell table:style-name="ce27" table:formula="of:=HEX2DEC([.S26])" office:value-type="float" office:value="3">
            <text:p>3</text:p>
          </table:table-cell>
          <table:table-cell table:style-name="ce27" table:formula="of:=IF([.T26]=0;&quot;{black}&quot;;IF([.T26]=1;&quot;{white}&quot;;IF([.T26]=2;&quot;{red}&quot;;IF([.T26]=3;&quot;{cyan}&quot;;IF([.T26]=4;&quot;{purple}&quot;;IF([.T26]=5;&quot;{green}&quot;;IF([.T26]=6;&quot;{blue}&quot;;IF([.T26]=7;&quot;{yellow}&quot;;IF([.T26]=8;&quot;{orange}&quot;;IF([.T26]=9;&quot;{brown}&quot;;IF([.T26]=10;&quot;{lt. red}&quot;;IF([.T26]=11;&quot;{gray1}&quot;;IF([.T26]=12;&quot;{gray2}&quot;;IF([.T26]=13;&quot;{lt. green}&quot;;IF([.T26]=14;&quot;{lt. blue}&quot;;IF([.T26]=15;&quot;{gray3}&quot;))))))))))))))))" office:value-type="string" office:string-value="{cyan}">
            <text:p>{cyan}</text:p>
          </table:table-cell>
          <table:table-cell table:style-name="ce45" table:formula="of:=[.M26]" office:value-type="string" office:string-value="03">
            <text:p>03</text:p>
          </table:table-cell>
          <table:table-cell table:style-name="ce27" table:formula="of:=HEX2DEC([.V26])" office:value-type="float" office:value="3">
            <text:p>3</text:p>
          </table:table-cell>
          <table:table-cell table:style-name="ce27" table:formula="of:=IF([.W26]=0;&quot;{black}&quot;;IF([.W26]=1;&quot;{white}&quot;;IF([.W26]=2;&quot;{red}&quot;;IF([.W26]=3;&quot;{cyan}&quot;;IF([.W26]=4;&quot;{purple}&quot;;IF([.W26]=5;&quot;{green}&quot;;IF([.W26]=6;&quot;{blue}&quot;;IF([.W26]=7;&quot;{yellow}&quot;;IF([.W26]=8;&quot;{orange}&quot;;IF([.W26]=9;&quot;{brown}&quot;;IF([.W26]=10;&quot;{lt. red}&quot;;IF([.W26]=11;&quot;{gray1}&quot;;IF([.W26]=12;&quot;{gray2}&quot;;IF([.W26]=13;&quot;{lt. green}&quot;;IF([.W26]=14;&quot;{lt. blue}&quot;;IF([.W26]=15;&quot;{gray3}&quot;))))))))))))))))" office:value-type="string" office:string-value="{cyan}">
            <text:p>{cyan}</text:p>
          </table:table-cell>
          <table:table-cell table:style-name="ce48" office:value-type="string">
            <text:p>DATA"</text:p>
          </table:table-cell>
          <table:table-cell table:style-name="ce64" table:formula="of:=[.O26]" office:value-type="string" office:string-value="{cyan}">
            <text:p>{cyan}</text:p>
          </table:table-cell>
          <table:table-cell table:style-name="ce64" table:formula="of:=IF(AND([.E26]&gt;=128;[.E26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26]+[.I26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F26]&gt;=128;[.F26]&lt;=255);&quot;{rvrs on}&quot;;&quot;{rvrs off}&quot;)" office:value-type="string" office:string-value="{rvrs off}">
            <text:p>{rvrs off}</text:p>
          </table:table-cell>
          <table:table-cell table:style-name="ce64" table:formula="of:=[.R26]" office:value-type="string" office:string-value="{cyan}">
            <text:p>{cyan}</text:p>
          </table:table-cell>
          <table:table-cell table:style-name="ce64" office:value-type="string">
            <text:p>{</text:p>
          </table:table-cell>
          <table:table-cell table:style-name="ce64" table:formula="of:=[.F26]+[.J26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26]&gt;=128;[.G26]&lt;=255);&quot;{rvrs on}&quot;;&quot;{rvrs off}&quot;)" office:value-type="string" office:string-value="{rvrs off}">
            <text:p>{rvrs off}</text:p>
          </table:table-cell>
          <table:table-cell table:style-name="ce64" table:formula="of:=[.U26]" office:value-type="string" office:string-value="{cyan}">
            <text:p>{cyan}</text:p>
          </table:table-cell>
          <table:table-cell table:style-name="ce64" office:value-type="string">
            <text:p>{</text:p>
          </table:table-cell>
          <table:table-cell table:style-name="ce64" table:formula="of:=[.G26]+[.K26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H26]&gt;=128;[.H26]&lt;=255);&quot;{rvrs on}&quot;;&quot;{rvrs off}&quot;)" office:value-type="string" office:string-value="{rvrs off}">
            <text:p>{rvrs off}</text:p>
          </table:table-cell>
          <table:table-cell table:style-name="ce64" table:formula="of:=[.X26]" office:value-type="string" office:string-value="{cyan}">
            <text:p>{cyan}</text:p>
          </table:table-cell>
          <table:table-cell table:style-name="ce64" office:value-type="string">
            <text:p>{</text:p>
          </table:table-cell>
          <table:table-cell table:style-name="ce64" table:formula="of:=[.H26]+[.L26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 table:number-columns-repeated="977"/>
        </table:table-row>
        <table:table-row table:style-name="ro1">
          <table:table-cell table:style-name="ce18" table:formula="of:=[IMPORT_CHARPAD.B52]" office:value-type="string" office:string-value="00">
            <text:p>00</text:p>
          </table:table-cell>
          <table:table-cell table:style-name="ce18" table:formula="of:=[IMPORT_CHARPAD.C52]" office:value-type="string" office:string-value="00">
            <text:p>00</text:p>
          </table:table-cell>
          <table:table-cell table:style-name="ce18" table:formula="of:=[IMPORT_CHARPAD.D52]" office:value-type="string" office:string-value="00">
            <text:p>00</text:p>
          </table:table-cell>
          <table:table-cell table:style-name="ce21" table:formula="of:=[IMPORT_CHARPAD.E52]" office:value-type="string" office:string-value="00">
            <text:p>00</text:p>
          </table:table-cell>
          <table:table-cell table:style-name="ce24" table:formula="of:=HEX2DEC([.A27])" office:value-type="float" office:value="0">
            <text:p>0</text:p>
          </table:table-cell>
          <table:table-cell table:style-name="ce27" table:formula="of:=HEX2DEC([.B27])" office:value-type="float" office:value="0">
            <text:p>0</text:p>
          </table:table-cell>
          <table:table-cell table:style-name="ce27" table:formula="of:=HEX2DEC([.C27])" office:value-type="float" office:value="0">
            <text:p>0</text:p>
          </table:table-cell>
          <table:table-cell table:style-name="ce27" table:formula="of:=HEX2DEC([.D27])" office:value-type="float" office:value="0">
            <text:p>0</text:p>
          </table:table-cell>
          <table:table-cell table:style-name="ce23" table:formula="of:=IF(AND([.E27]&gt;=64;[.E27]&lt;=95);&quot;128&quot;;IF(AND([.E27]&gt;=96;[.E27]&lt;=127);&quot;64&quot;;IF(AND([.E27]&gt;=128;[.E27]&lt;=159);&quot;-64&quot;;IF(AND([.E27]&gt;=160;[.E27]&lt;=191);&quot;-160&quot;;IF(AND([.E27]&gt;=32;[.E27]&lt;=63);&quot;0&quot;;&quot;&quot;)))))">
            <text:p/>
          </table:table-cell>
          <table:table-cell table:style-name="ce23" table:formula="of:=IF(AND([.F27]&gt;=64;[.F27]&lt;=95);&quot;128&quot;;IF(AND([.F27]&gt;=96;[.F27]&lt;=127);&quot;64&quot;;IF(AND([.F27]&gt;=128;[.F27]&lt;=159);&quot;-64&quot;;IF(AND([.F27]&gt;=160;[.F27]&lt;=191);&quot;-160&quot;;IF(AND([.F27]&gt;=32;[.F27]&lt;=63);&quot;0&quot;;&quot;&quot;)))))">
            <text:p/>
          </table:table-cell>
          <table:table-cell table:style-name="ce23" table:formula="of:=IF(AND([.G27]&gt;=64;[.G27]&lt;=95);&quot;128&quot;;IF(AND([.G27]&gt;=96;[.G27]&lt;=127);&quot;64&quot;;IF(AND([.G27]&gt;=128;[.G27]&lt;=159);&quot;-64&quot;;IF(AND([.G27]&gt;=160;[.G27]&lt;=191);&quot;-160&quot;;IF(AND([.G27]&gt;=32;[.G27]&lt;=63);&quot;0&quot;;&quot;&quot;)))))">
            <text:p/>
          </table:table-cell>
          <table:table-cell table:style-name="ce23" table:formula="of:=IF(AND([.H27]&gt;=64;[.H27]&lt;=95);&quot;128&quot;;IF(AND([.H27]&gt;=96;[.H27]&lt;=127);&quot;64&quot;;IF(AND([.H27]&gt;=128;[.H27]&lt;=159);&quot;-64&quot;;IF(AND([.H27]&gt;=160;[.H27]&lt;=191);&quot;-160&quot;;IF(AND([.H27]&gt;=32;[.H27]&lt;=63);&quot;0&quot;;&quot;&quot;)))))">
            <text:p/>
          </table:table-cell>
          <table:table-cell table:style-name="ce33" table:formula="of:=MID([IMPORT_CHARPAD.K67];2;2)" office:value-type="string" office:string-value="03">
            <text:p>03</text:p>
          </table:table-cell>
          <table:table-cell table:style-name="ce27" table:formula="of:=HEX2DEC([.M27])" office:value-type="float" office:value="3">
            <text:p>3</text:p>
          </table:table-cell>
          <table:table-cell table:style-name="ce27" table:formula="of:=IF([.N27]=0;&quot;{black}&quot;;IF([.N27]=1;&quot;{white}&quot;;IF([.N27]=2;&quot;{red}&quot;;IF([.N27]=3;&quot;{cyan}&quot;;IF([.N27]=4;&quot;{purple}&quot;;IF([.N27]=5;&quot;{green}&quot;;IF([.N27]=6;&quot;{blue}&quot;;IF([.N27]=7;&quot;{yellow}&quot;;IF([.N27]=8;&quot;{orange}&quot;;IF([.N27]=9;&quot;{brown}&quot;;IF([.N27]=10;&quot;{lt. red}&quot;;IF([.N27]=11;&quot;{gray1}&quot;;IF([.N27]=12;&quot;{gray2}&quot;;IF([.N27]=13;&quot;{lt. green}&quot;;IF([.N27]=14;&quot;{lt. blue}&quot;;IF([.N27]=15;&quot;{gray3}&quot;))))))))))))))))" office:value-type="string" office:string-value="{cyan}">
            <text:p>{cyan}</text:p>
          </table:table-cell>
          <table:table-cell table:style-name="ce38" table:formula="of:=[.M27]" office:value-type="string" office:string-value="03">
            <text:p>03</text:p>
          </table:table-cell>
          <table:table-cell table:style-name="ce27" table:formula="of:=HEX2DEC([.P27])" office:value-type="float" office:value="3">
            <text:p>3</text:p>
          </table:table-cell>
          <table:table-cell table:style-name="ce27" table:formula="of:=IF([.Q27]=0;&quot;{black}&quot;;IF([.Q27]=1;&quot;{white}&quot;;IF([.Q27]=2;&quot;{red}&quot;;IF([.Q27]=3;&quot;{cyan}&quot;;IF([.Q27]=4;&quot;{purple}&quot;;IF([.Q27]=5;&quot;{green}&quot;;IF([.Q27]=6;&quot;{blue}&quot;;IF([.Q27]=7;&quot;{yellow}&quot;;IF([.Q27]=8;&quot;{orange}&quot;;IF([.Q27]=9;&quot;{brown}&quot;;IF([.Q27]=10;&quot;{lt. red}&quot;;IF([.Q27]=11;&quot;{gray1}&quot;;IF([.Q27]=12;&quot;{gray2}&quot;;IF([.Q27]=13;&quot;{lt. green}&quot;;IF([.Q27]=14;&quot;{lt. blue}&quot;;IF([.Q27]=15;&quot;{gray3}&quot;))))))))))))))))" office:value-type="string" office:string-value="{cyan}">
            <text:p>{cyan}</text:p>
          </table:table-cell>
          <table:table-cell table:style-name="ce38" table:formula="of:=[.M27]" office:value-type="string" office:string-value="03">
            <text:p>03</text:p>
          </table:table-cell>
          <table:table-cell table:style-name="ce27" table:formula="of:=HEX2DEC([.S27])" office:value-type="float" office:value="3">
            <text:p>3</text:p>
          </table:table-cell>
          <table:table-cell table:style-name="ce27" table:formula="of:=IF([.T27]=0;&quot;{black}&quot;;IF([.T27]=1;&quot;{white}&quot;;IF([.T27]=2;&quot;{red}&quot;;IF([.T27]=3;&quot;{cyan}&quot;;IF([.T27]=4;&quot;{purple}&quot;;IF([.T27]=5;&quot;{green}&quot;;IF([.T27]=6;&quot;{blue}&quot;;IF([.T27]=7;&quot;{yellow}&quot;;IF([.T27]=8;&quot;{orange}&quot;;IF([.T27]=9;&quot;{brown}&quot;;IF([.T27]=10;&quot;{lt. red}&quot;;IF([.T27]=11;&quot;{gray1}&quot;;IF([.T27]=12;&quot;{gray2}&quot;;IF([.T27]=13;&quot;{lt. green}&quot;;IF([.T27]=14;&quot;{lt. blue}&quot;;IF([.T27]=15;&quot;{gray3}&quot;))))))))))))))))" office:value-type="string" office:string-value="{cyan}">
            <text:p>{cyan}</text:p>
          </table:table-cell>
          <table:table-cell table:style-name="ce44" table:formula="of:=[.M27]" office:value-type="string" office:string-value="03">
            <text:p>03</text:p>
          </table:table-cell>
          <table:table-cell table:style-name="ce27" table:formula="of:=HEX2DEC([.V27])" office:value-type="float" office:value="3">
            <text:p>3</text:p>
          </table:table-cell>
          <table:table-cell table:style-name="ce27" table:formula="of:=IF([.W27]=0;&quot;{black}&quot;;IF([.W27]=1;&quot;{white}&quot;;IF([.W27]=2;&quot;{red}&quot;;IF([.W27]=3;&quot;{cyan}&quot;;IF([.W27]=4;&quot;{purple}&quot;;IF([.W27]=5;&quot;{green}&quot;;IF([.W27]=6;&quot;{blue}&quot;;IF([.W27]=7;&quot;{yellow}&quot;;IF([.W27]=8;&quot;{orange}&quot;;IF([.W27]=9;&quot;{brown}&quot;;IF([.W27]=10;&quot;{lt. red}&quot;;IF([.W27]=11;&quot;{gray1}&quot;;IF([.W27]=12;&quot;{gray2}&quot;;IF([.W27]=13;&quot;{lt. green}&quot;;IF([.W27]=14;&quot;{lt. blue}&quot;;IF([.W27]=15;&quot;{gray3}&quot;))))))))))))))))" office:value-type="string" office:string-value="{cyan}">
            <text:p>{cyan}</text:p>
          </table:table-cell>
          <table:table-cell table:style-name="ce48" office:value-type="string">
            <text:p>DATA"</text:p>
          </table:table-cell>
          <table:table-cell table:style-name="ce64" table:formula="of:=[.O27]" office:value-type="string" office:string-value="{cyan}">
            <text:p>{cyan}</text:p>
          </table:table-cell>
          <table:table-cell table:style-name="ce64" table:formula="of:=IF(AND([.E27]&gt;=128;[.E27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27]+[.I27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F27]&gt;=128;[.F27]&lt;=255);&quot;{rvrs on}&quot;;&quot;{rvrs off}&quot;)" office:value-type="string" office:string-value="{rvrs off}">
            <text:p>{rvrs off}</text:p>
          </table:table-cell>
          <table:table-cell table:style-name="ce64" table:formula="of:=[.R27]" office:value-type="string" office:string-value="{cyan}">
            <text:p>{cyan}</text:p>
          </table:table-cell>
          <table:table-cell table:style-name="ce64" office:value-type="string">
            <text:p>{</text:p>
          </table:table-cell>
          <table:table-cell table:style-name="ce64" table:formula="of:=[.F27]+[.J27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27]&gt;=128;[.G27]&lt;=255);&quot;{rvrs on}&quot;;&quot;{rvrs off}&quot;)" office:value-type="string" office:string-value="{rvrs off}">
            <text:p>{rvrs off}</text:p>
          </table:table-cell>
          <table:table-cell table:style-name="ce64" table:formula="of:=[.U27]" office:value-type="string" office:string-value="{cyan}">
            <text:p>{cyan}</text:p>
          </table:table-cell>
          <table:table-cell table:style-name="ce64" office:value-type="string">
            <text:p>{</text:p>
          </table:table-cell>
          <table:table-cell table:style-name="ce64" table:formula="of:=[.G27]+[.K27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H27]&gt;=128;[.H27]&lt;=255);&quot;{rvrs on}&quot;;&quot;{rvrs off}&quot;)" office:value-type="string" office:string-value="{rvrs off}">
            <text:p>{rvrs off}</text:p>
          </table:table-cell>
          <table:table-cell table:style-name="ce64" table:formula="of:=[.X27]" office:value-type="string" office:string-value="{cyan}">
            <text:p>{cyan}</text:p>
          </table:table-cell>
          <table:table-cell table:style-name="ce64" office:value-type="string">
            <text:p>{</text:p>
          </table:table-cell>
          <table:table-cell table:style-name="ce64" table:formula="of:=[.H27]+[.L27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 table:number-columns-repeated="977"/>
        </table:table-row>
        <table:table-row table:style-name="ro1">
          <table:table-cell table:style-name="ce18" table:formula="of:=[IMPORT_CHARPAD.B53]" office:value-type="string" office:string-value="00">
            <text:p>00</text:p>
          </table:table-cell>
          <table:table-cell table:style-name="ce18" table:formula="of:=[IMPORT_CHARPAD.C53]" office:value-type="string" office:string-value="00">
            <text:p>00</text:p>
          </table:table-cell>
          <table:table-cell table:style-name="ce18" table:formula="of:=[IMPORT_CHARPAD.D53]" office:value-type="string" office:string-value="00">
            <text:p>00</text:p>
          </table:table-cell>
          <table:table-cell table:style-name="ce21" table:formula="of:=[IMPORT_CHARPAD.E53]" office:value-type="string" office:string-value="00">
            <text:p>00</text:p>
          </table:table-cell>
          <table:table-cell table:style-name="ce24" table:formula="of:=HEX2DEC([.A28])" office:value-type="float" office:value="0">
            <text:p>0</text:p>
          </table:table-cell>
          <table:table-cell table:style-name="ce27" table:formula="of:=HEX2DEC([.B28])" office:value-type="float" office:value="0">
            <text:p>0</text:p>
          </table:table-cell>
          <table:table-cell table:style-name="ce27" table:formula="of:=HEX2DEC([.C28])" office:value-type="float" office:value="0">
            <text:p>0</text:p>
          </table:table-cell>
          <table:table-cell table:style-name="ce27" table:formula="of:=HEX2DEC([.D28])" office:value-type="float" office:value="0">
            <text:p>0</text:p>
          </table:table-cell>
          <table:table-cell table:style-name="ce23" table:formula="of:=IF(AND([.E28]&gt;=64;[.E28]&lt;=95);&quot;128&quot;;IF(AND([.E28]&gt;=96;[.E28]&lt;=127);&quot;64&quot;;IF(AND([.E28]&gt;=128;[.E28]&lt;=159);&quot;-64&quot;;IF(AND([.E28]&gt;=160;[.E28]&lt;=191);&quot;-160&quot;;IF(AND([.E28]&gt;=32;[.E28]&lt;=63);&quot;0&quot;;&quot;&quot;)))))">
            <text:p/>
          </table:table-cell>
          <table:table-cell table:style-name="ce23" table:formula="of:=IF(AND([.F28]&gt;=64;[.F28]&lt;=95);&quot;128&quot;;IF(AND([.F28]&gt;=96;[.F28]&lt;=127);&quot;64&quot;;IF(AND([.F28]&gt;=128;[.F28]&lt;=159);&quot;-64&quot;;IF(AND([.F28]&gt;=160;[.F28]&lt;=191);&quot;-160&quot;;IF(AND([.F28]&gt;=32;[.F28]&lt;=63);&quot;0&quot;;&quot;&quot;)))))">
            <text:p/>
          </table:table-cell>
          <table:table-cell table:style-name="ce23" table:formula="of:=IF(AND([.G28]&gt;=64;[.G28]&lt;=95);&quot;128&quot;;IF(AND([.G28]&gt;=96;[.G28]&lt;=127);&quot;64&quot;;IF(AND([.G28]&gt;=128;[.G28]&lt;=159);&quot;-64&quot;;IF(AND([.G28]&gt;=160;[.G28]&lt;=191);&quot;-160&quot;;IF(AND([.G28]&gt;=32;[.G28]&lt;=63);&quot;0&quot;;&quot;&quot;)))))">
            <text:p/>
          </table:table-cell>
          <table:table-cell table:style-name="ce23" table:formula="of:=IF(AND([.H28]&gt;=64;[.H28]&lt;=95);&quot;128&quot;;IF(AND([.H28]&gt;=96;[.H28]&lt;=127);&quot;64&quot;;IF(AND([.H28]&gt;=128;[.H28]&lt;=159);&quot;-64&quot;;IF(AND([.H28]&gt;=160;[.H28]&lt;=191);&quot;-160&quot;;IF(AND([.H28]&gt;=32;[.H28]&lt;=63);&quot;0&quot;;&quot;&quot;)))))">
            <text:p/>
          </table:table-cell>
          <table:table-cell table:style-name="ce34" table:formula="of:=MID([IMPORT_CHARPAD.L67];2;2)" office:value-type="string" office:string-value="03">
            <text:p>03</text:p>
          </table:table-cell>
          <table:table-cell table:style-name="ce27" table:formula="of:=HEX2DEC([.M28])" office:value-type="float" office:value="3">
            <text:p>3</text:p>
          </table:table-cell>
          <table:table-cell table:style-name="ce27" table:formula="of:=IF([.N28]=0;&quot;{black}&quot;;IF([.N28]=1;&quot;{white}&quot;;IF([.N28]=2;&quot;{red}&quot;;IF([.N28]=3;&quot;{cyan}&quot;;IF([.N28]=4;&quot;{purple}&quot;;IF([.N28]=5;&quot;{green}&quot;;IF([.N28]=6;&quot;{blue}&quot;;IF([.N28]=7;&quot;{yellow}&quot;;IF([.N28]=8;&quot;{orange}&quot;;IF([.N28]=9;&quot;{brown}&quot;;IF([.N28]=10;&quot;{lt. red}&quot;;IF([.N28]=11;&quot;{gray1}&quot;;IF([.N28]=12;&quot;{gray2}&quot;;IF([.N28]=13;&quot;{lt. green}&quot;;IF([.N28]=14;&quot;{lt. blue}&quot;;IF([.N28]=15;&quot;{gray3}&quot;))))))))))))))))" office:value-type="string" office:string-value="{cyan}">
            <text:p>{cyan}</text:p>
          </table:table-cell>
          <table:table-cell table:style-name="ce39" table:formula="of:=[.M28]" office:value-type="string" office:string-value="03">
            <text:p>03</text:p>
          </table:table-cell>
          <table:table-cell table:style-name="ce27" table:formula="of:=HEX2DEC([.P28])" office:value-type="float" office:value="3">
            <text:p>3</text:p>
          </table:table-cell>
          <table:table-cell table:style-name="ce27" table:formula="of:=IF([.Q28]=0;&quot;{black}&quot;;IF([.Q28]=1;&quot;{white}&quot;;IF([.Q28]=2;&quot;{red}&quot;;IF([.Q28]=3;&quot;{cyan}&quot;;IF([.Q28]=4;&quot;{purple}&quot;;IF([.Q28]=5;&quot;{green}&quot;;IF([.Q28]=6;&quot;{blue}&quot;;IF([.Q28]=7;&quot;{yellow}&quot;;IF([.Q28]=8;&quot;{orange}&quot;;IF([.Q28]=9;&quot;{brown}&quot;;IF([.Q28]=10;&quot;{lt. red}&quot;;IF([.Q28]=11;&quot;{gray1}&quot;;IF([.Q28]=12;&quot;{gray2}&quot;;IF([.Q28]=13;&quot;{lt. green}&quot;;IF([.Q28]=14;&quot;{lt. blue}&quot;;IF([.Q28]=15;&quot;{gray3}&quot;))))))))))))))))" office:value-type="string" office:string-value="{cyan}">
            <text:p>{cyan}</text:p>
          </table:table-cell>
          <table:table-cell table:style-name="ce39" table:formula="of:=[.M28]" office:value-type="string" office:string-value="03">
            <text:p>03</text:p>
          </table:table-cell>
          <table:table-cell table:style-name="ce27" table:formula="of:=HEX2DEC([.S28])" office:value-type="float" office:value="3">
            <text:p>3</text:p>
          </table:table-cell>
          <table:table-cell table:style-name="ce27" table:formula="of:=IF([.T28]=0;&quot;{black}&quot;;IF([.T28]=1;&quot;{white}&quot;;IF([.T28]=2;&quot;{red}&quot;;IF([.T28]=3;&quot;{cyan}&quot;;IF([.T28]=4;&quot;{purple}&quot;;IF([.T28]=5;&quot;{green}&quot;;IF([.T28]=6;&quot;{blue}&quot;;IF([.T28]=7;&quot;{yellow}&quot;;IF([.T28]=8;&quot;{orange}&quot;;IF([.T28]=9;&quot;{brown}&quot;;IF([.T28]=10;&quot;{lt. red}&quot;;IF([.T28]=11;&quot;{gray1}&quot;;IF([.T28]=12;&quot;{gray2}&quot;;IF([.T28]=13;&quot;{lt. green}&quot;;IF([.T28]=14;&quot;{lt. blue}&quot;;IF([.T28]=15;&quot;{gray3}&quot;))))))))))))))))" office:value-type="string" office:string-value="{cyan}">
            <text:p>{cyan}</text:p>
          </table:table-cell>
          <table:table-cell table:style-name="ce45" table:formula="of:=[.M28]" office:value-type="string" office:string-value="03">
            <text:p>03</text:p>
          </table:table-cell>
          <table:table-cell table:style-name="ce27" table:formula="of:=HEX2DEC([.V28])" office:value-type="float" office:value="3">
            <text:p>3</text:p>
          </table:table-cell>
          <table:table-cell table:style-name="ce27" table:formula="of:=IF([.W28]=0;&quot;{black}&quot;;IF([.W28]=1;&quot;{white}&quot;;IF([.W28]=2;&quot;{red}&quot;;IF([.W28]=3;&quot;{cyan}&quot;;IF([.W28]=4;&quot;{purple}&quot;;IF([.W28]=5;&quot;{green}&quot;;IF([.W28]=6;&quot;{blue}&quot;;IF([.W28]=7;&quot;{yellow}&quot;;IF([.W28]=8;&quot;{orange}&quot;;IF([.W28]=9;&quot;{brown}&quot;;IF([.W28]=10;&quot;{lt. red}&quot;;IF([.W28]=11;&quot;{gray1}&quot;;IF([.W28]=12;&quot;{gray2}&quot;;IF([.W28]=13;&quot;{lt. green}&quot;;IF([.W28]=14;&quot;{lt. blue}&quot;;IF([.W28]=15;&quot;{gray3}&quot;))))))))))))))))" office:value-type="string" office:string-value="{cyan}">
            <text:p>{cyan}</text:p>
          </table:table-cell>
          <table:table-cell table:style-name="ce48" office:value-type="string">
            <text:p>DATA"</text:p>
          </table:table-cell>
          <table:table-cell table:style-name="ce64" table:formula="of:=[.O28]" office:value-type="string" office:string-value="{cyan}">
            <text:p>{cyan}</text:p>
          </table:table-cell>
          <table:table-cell table:style-name="ce64" table:formula="of:=IF(AND([.E28]&gt;=128;[.E28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28]+[.I28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F28]&gt;=128;[.F28]&lt;=255);&quot;{rvrs on}&quot;;&quot;{rvrs off}&quot;)" office:value-type="string" office:string-value="{rvrs off}">
            <text:p>{rvrs off}</text:p>
          </table:table-cell>
          <table:table-cell table:style-name="ce64" table:formula="of:=[.R28]" office:value-type="string" office:string-value="{cyan}">
            <text:p>{cyan}</text:p>
          </table:table-cell>
          <table:table-cell table:style-name="ce64" office:value-type="string">
            <text:p>{</text:p>
          </table:table-cell>
          <table:table-cell table:style-name="ce64" table:formula="of:=[.F28]+[.J28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28]&gt;=128;[.G28]&lt;=255);&quot;{rvrs on}&quot;;&quot;{rvrs off}&quot;)" office:value-type="string" office:string-value="{rvrs off}">
            <text:p>{rvrs off}</text:p>
          </table:table-cell>
          <table:table-cell table:style-name="ce64" table:formula="of:=[.U28]" office:value-type="string" office:string-value="{cyan}">
            <text:p>{cyan}</text:p>
          </table:table-cell>
          <table:table-cell table:style-name="ce64" office:value-type="string">
            <text:p>{</text:p>
          </table:table-cell>
          <table:table-cell table:style-name="ce64" table:formula="of:=[.G28]+[.K28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H28]&gt;=128;[.H28]&lt;=255);&quot;{rvrs on}&quot;;&quot;{rvrs off}&quot;)" office:value-type="string" office:string-value="{rvrs off}">
            <text:p>{rvrs off}</text:p>
          </table:table-cell>
          <table:table-cell table:style-name="ce64" table:formula="of:=[.X28]" office:value-type="string" office:string-value="{cyan}">
            <text:p>{cyan}</text:p>
          </table:table-cell>
          <table:table-cell table:style-name="ce64" office:value-type="string">
            <text:p>{</text:p>
          </table:table-cell>
          <table:table-cell table:style-name="ce64" table:formula="of:=[.H28]+[.L28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 table:number-columns-repeated="977"/>
        </table:table-row>
        <table:table-row table:style-name="ro1">
          <table:table-cell table:style-name="ce18" table:formula="of:=[IMPORT_CHARPAD.B54]" office:value-type="string" office:string-value="00">
            <text:p>00</text:p>
          </table:table-cell>
          <table:table-cell table:style-name="ce18" table:formula="of:=[IMPORT_CHARPAD.C54]" office:value-type="string" office:string-value="00">
            <text:p>00</text:p>
          </table:table-cell>
          <table:table-cell table:style-name="ce18" table:formula="of:=[IMPORT_CHARPAD.D54]" office:value-type="string" office:string-value="00">
            <text:p>00</text:p>
          </table:table-cell>
          <table:table-cell table:style-name="ce21" table:formula="of:=[IMPORT_CHARPAD.E54]" office:value-type="string" office:string-value="00">
            <text:p>00</text:p>
          </table:table-cell>
          <table:table-cell table:style-name="ce24" table:formula="of:=HEX2DEC([.A29])" office:value-type="float" office:value="0">
            <text:p>0</text:p>
          </table:table-cell>
          <table:table-cell table:style-name="ce27" table:formula="of:=HEX2DEC([.B29])" office:value-type="float" office:value="0">
            <text:p>0</text:p>
          </table:table-cell>
          <table:table-cell table:style-name="ce27" table:formula="of:=HEX2DEC([.C29])" office:value-type="float" office:value="0">
            <text:p>0</text:p>
          </table:table-cell>
          <table:table-cell table:style-name="ce27" table:formula="of:=HEX2DEC([.D29])" office:value-type="float" office:value="0">
            <text:p>0</text:p>
          </table:table-cell>
          <table:table-cell table:style-name="ce23" table:formula="of:=IF(AND([.E29]&gt;=64;[.E29]&lt;=95);&quot;128&quot;;IF(AND([.E29]&gt;=96;[.E29]&lt;=127);&quot;64&quot;;IF(AND([.E29]&gt;=128;[.E29]&lt;=159);&quot;-64&quot;;IF(AND([.E29]&gt;=160;[.E29]&lt;=191);&quot;-160&quot;;IF(AND([.E29]&gt;=32;[.E29]&lt;=63);&quot;0&quot;;&quot;&quot;)))))">
            <text:p/>
          </table:table-cell>
          <table:table-cell table:style-name="ce23" table:formula="of:=IF(AND([.F29]&gt;=64;[.F29]&lt;=95);&quot;128&quot;;IF(AND([.F29]&gt;=96;[.F29]&lt;=127);&quot;64&quot;;IF(AND([.F29]&gt;=128;[.F29]&lt;=159);&quot;-64&quot;;IF(AND([.F29]&gt;=160;[.F29]&lt;=191);&quot;-160&quot;;IF(AND([.F29]&gt;=32;[.F29]&lt;=63);&quot;0&quot;;&quot;&quot;)))))">
            <text:p/>
          </table:table-cell>
          <table:table-cell table:style-name="ce23" table:formula="of:=IF(AND([.G29]&gt;=64;[.G29]&lt;=95);&quot;128&quot;;IF(AND([.G29]&gt;=96;[.G29]&lt;=127);&quot;64&quot;;IF(AND([.G29]&gt;=128;[.G29]&lt;=159);&quot;-64&quot;;IF(AND([.G29]&gt;=160;[.G29]&lt;=191);&quot;-160&quot;;IF(AND([.G29]&gt;=32;[.G29]&lt;=63);&quot;0&quot;;&quot;&quot;)))))">
            <text:p/>
          </table:table-cell>
          <table:table-cell table:style-name="ce23" table:formula="of:=IF(AND([.H29]&gt;=64;[.H29]&lt;=95);&quot;128&quot;;IF(AND([.H29]&gt;=96;[.H29]&lt;=127);&quot;64&quot;;IF(AND([.H29]&gt;=128;[.H29]&lt;=159);&quot;-64&quot;;IF(AND([.H29]&gt;=160;[.H29]&lt;=191);&quot;-160&quot;;IF(AND([.H29]&gt;=32;[.H29]&lt;=63);&quot;0&quot;;&quot;&quot;)))))">
            <text:p/>
          </table:table-cell>
          <table:table-cell table:style-name="ce33" table:formula="of:=MID([IMPORT_CHARPAD.M67];2;2)" office:value-type="string" office:string-value="03">
            <text:p>03</text:p>
          </table:table-cell>
          <table:table-cell table:style-name="ce27" table:formula="of:=HEX2DEC([.M29])" office:value-type="float" office:value="3">
            <text:p>3</text:p>
          </table:table-cell>
          <table:table-cell table:style-name="ce27" table:formula="of:=IF([.N29]=0;&quot;{black}&quot;;IF([.N29]=1;&quot;{white}&quot;;IF([.N29]=2;&quot;{red}&quot;;IF([.N29]=3;&quot;{cyan}&quot;;IF([.N29]=4;&quot;{purple}&quot;;IF([.N29]=5;&quot;{green}&quot;;IF([.N29]=6;&quot;{blue}&quot;;IF([.N29]=7;&quot;{yellow}&quot;;IF([.N29]=8;&quot;{orange}&quot;;IF([.N29]=9;&quot;{brown}&quot;;IF([.N29]=10;&quot;{lt. red}&quot;;IF([.N29]=11;&quot;{gray1}&quot;;IF([.N29]=12;&quot;{gray2}&quot;;IF([.N29]=13;&quot;{lt. green}&quot;;IF([.N29]=14;&quot;{lt. blue}&quot;;IF([.N29]=15;&quot;{gray3}&quot;))))))))))))))))" office:value-type="string" office:string-value="{cyan}">
            <text:p>{cyan}</text:p>
          </table:table-cell>
          <table:table-cell table:style-name="ce38" table:formula="of:=[.M29]" office:value-type="string" office:string-value="03">
            <text:p>03</text:p>
          </table:table-cell>
          <table:table-cell table:style-name="ce27" table:formula="of:=HEX2DEC([.P29])" office:value-type="float" office:value="3">
            <text:p>3</text:p>
          </table:table-cell>
          <table:table-cell table:style-name="ce27" table:formula="of:=IF([.Q29]=0;&quot;{black}&quot;;IF([.Q29]=1;&quot;{white}&quot;;IF([.Q29]=2;&quot;{red}&quot;;IF([.Q29]=3;&quot;{cyan}&quot;;IF([.Q29]=4;&quot;{purple}&quot;;IF([.Q29]=5;&quot;{green}&quot;;IF([.Q29]=6;&quot;{blue}&quot;;IF([.Q29]=7;&quot;{yellow}&quot;;IF([.Q29]=8;&quot;{orange}&quot;;IF([.Q29]=9;&quot;{brown}&quot;;IF([.Q29]=10;&quot;{lt. red}&quot;;IF([.Q29]=11;&quot;{gray1}&quot;;IF([.Q29]=12;&quot;{gray2}&quot;;IF([.Q29]=13;&quot;{lt. green}&quot;;IF([.Q29]=14;&quot;{lt. blue}&quot;;IF([.Q29]=15;&quot;{gray3}&quot;))))))))))))))))" office:value-type="string" office:string-value="{cyan}">
            <text:p>{cyan}</text:p>
          </table:table-cell>
          <table:table-cell table:style-name="ce38" table:formula="of:=[.M29]" office:value-type="string" office:string-value="03">
            <text:p>03</text:p>
          </table:table-cell>
          <table:table-cell table:style-name="ce27" table:formula="of:=HEX2DEC([.S29])" office:value-type="float" office:value="3">
            <text:p>3</text:p>
          </table:table-cell>
          <table:table-cell table:style-name="ce27" table:formula="of:=IF([.T29]=0;&quot;{black}&quot;;IF([.T29]=1;&quot;{white}&quot;;IF([.T29]=2;&quot;{red}&quot;;IF([.T29]=3;&quot;{cyan}&quot;;IF([.T29]=4;&quot;{purple}&quot;;IF([.T29]=5;&quot;{green}&quot;;IF([.T29]=6;&quot;{blue}&quot;;IF([.T29]=7;&quot;{yellow}&quot;;IF([.T29]=8;&quot;{orange}&quot;;IF([.T29]=9;&quot;{brown}&quot;;IF([.T29]=10;&quot;{lt. red}&quot;;IF([.T29]=11;&quot;{gray1}&quot;;IF([.T29]=12;&quot;{gray2}&quot;;IF([.T29]=13;&quot;{lt. green}&quot;;IF([.T29]=14;&quot;{lt. blue}&quot;;IF([.T29]=15;&quot;{gray3}&quot;))))))))))))))))" office:value-type="string" office:string-value="{cyan}">
            <text:p>{cyan}</text:p>
          </table:table-cell>
          <table:table-cell table:style-name="ce44" table:formula="of:=[.M29]" office:value-type="string" office:string-value="03">
            <text:p>03</text:p>
          </table:table-cell>
          <table:table-cell table:style-name="ce27" table:formula="of:=HEX2DEC([.V29])" office:value-type="float" office:value="3">
            <text:p>3</text:p>
          </table:table-cell>
          <table:table-cell table:style-name="ce27" table:formula="of:=IF([.W29]=0;&quot;{black}&quot;;IF([.W29]=1;&quot;{white}&quot;;IF([.W29]=2;&quot;{red}&quot;;IF([.W29]=3;&quot;{cyan}&quot;;IF([.W29]=4;&quot;{purple}&quot;;IF([.W29]=5;&quot;{green}&quot;;IF([.W29]=6;&quot;{blue}&quot;;IF([.W29]=7;&quot;{yellow}&quot;;IF([.W29]=8;&quot;{orange}&quot;;IF([.W29]=9;&quot;{brown}&quot;;IF([.W29]=10;&quot;{lt. red}&quot;;IF([.W29]=11;&quot;{gray1}&quot;;IF([.W29]=12;&quot;{gray2}&quot;;IF([.W29]=13;&quot;{lt. green}&quot;;IF([.W29]=14;&quot;{lt. blue}&quot;;IF([.W29]=15;&quot;{gray3}&quot;))))))))))))))))" office:value-type="string" office:string-value="{cyan}">
            <text:p>{cyan}</text:p>
          </table:table-cell>
          <table:table-cell table:style-name="ce48" office:value-type="string">
            <text:p>DATA"</text:p>
          </table:table-cell>
          <table:table-cell table:style-name="ce64" table:formula="of:=[.O29]" office:value-type="string" office:string-value="{cyan}">
            <text:p>{cyan}</text:p>
          </table:table-cell>
          <table:table-cell table:style-name="ce64" table:formula="of:=IF(AND([.E29]&gt;=128;[.E29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29]+[.I29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F29]&gt;=128;[.F29]&lt;=255);&quot;{rvrs on}&quot;;&quot;{rvrs off}&quot;)" office:value-type="string" office:string-value="{rvrs off}">
            <text:p>{rvrs off}</text:p>
          </table:table-cell>
          <table:table-cell table:style-name="ce64" table:formula="of:=[.R29]" office:value-type="string" office:string-value="{cyan}">
            <text:p>{cyan}</text:p>
          </table:table-cell>
          <table:table-cell table:style-name="ce64" office:value-type="string">
            <text:p>{</text:p>
          </table:table-cell>
          <table:table-cell table:style-name="ce64" table:formula="of:=[.F29]+[.J29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29]&gt;=128;[.G29]&lt;=255);&quot;{rvrs on}&quot;;&quot;{rvrs off}&quot;)" office:value-type="string" office:string-value="{rvrs off}">
            <text:p>{rvrs off}</text:p>
          </table:table-cell>
          <table:table-cell table:style-name="ce64" table:formula="of:=[.U29]" office:value-type="string" office:string-value="{cyan}">
            <text:p>{cyan}</text:p>
          </table:table-cell>
          <table:table-cell table:style-name="ce64" office:value-type="string">
            <text:p>{</text:p>
          </table:table-cell>
          <table:table-cell table:style-name="ce64" table:formula="of:=[.G29]+[.K29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H29]&gt;=128;[.H29]&lt;=255);&quot;{rvrs on}&quot;;&quot;{rvrs off}&quot;)" office:value-type="string" office:string-value="{rvrs off}">
            <text:p>{rvrs off}</text:p>
          </table:table-cell>
          <table:table-cell table:style-name="ce64" table:formula="of:=[.X29]" office:value-type="string" office:string-value="{cyan}">
            <text:p>{cyan}</text:p>
          </table:table-cell>
          <table:table-cell table:style-name="ce64" office:value-type="string">
            <text:p>{</text:p>
          </table:table-cell>
          <table:table-cell table:style-name="ce64" table:formula="of:=[.H29]+[.L29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 table:number-columns-repeated="977"/>
        </table:table-row>
        <table:table-row table:style-name="ro1">
          <table:table-cell table:style-name="ce18" table:formula="of:=[IMPORT_CHARPAD.B55]" office:value-type="string" office:string-value="00">
            <text:p>00</text:p>
          </table:table-cell>
          <table:table-cell table:style-name="ce18" table:formula="of:=[IMPORT_CHARPAD.C55]" office:value-type="string" office:string-value="00">
            <text:p>00</text:p>
          </table:table-cell>
          <table:table-cell table:style-name="ce18" table:formula="of:=[IMPORT_CHARPAD.D55]" office:value-type="string" office:string-value="00">
            <text:p>00</text:p>
          </table:table-cell>
          <table:table-cell table:style-name="ce21" table:formula="of:=[IMPORT_CHARPAD.E55]" office:value-type="string" office:string-value="00">
            <text:p>00</text:p>
          </table:table-cell>
          <table:table-cell table:style-name="ce24" table:formula="of:=HEX2DEC([.A30])" office:value-type="float" office:value="0">
            <text:p>0</text:p>
          </table:table-cell>
          <table:table-cell table:style-name="ce27" table:formula="of:=HEX2DEC([.B30])" office:value-type="float" office:value="0">
            <text:p>0</text:p>
          </table:table-cell>
          <table:table-cell table:style-name="ce27" table:formula="of:=HEX2DEC([.C30])" office:value-type="float" office:value="0">
            <text:p>0</text:p>
          </table:table-cell>
          <table:table-cell table:style-name="ce27" table:formula="of:=HEX2DEC([.D30])" office:value-type="float" office:value="0">
            <text:p>0</text:p>
          </table:table-cell>
          <table:table-cell table:style-name="ce23" table:formula="of:=IF(AND([.E30]&gt;=64;[.E30]&lt;=95);&quot;128&quot;;IF(AND([.E30]&gt;=96;[.E30]&lt;=127);&quot;64&quot;;IF(AND([.E30]&gt;=128;[.E30]&lt;=159);&quot;-64&quot;;IF(AND([.E30]&gt;=160;[.E30]&lt;=191);&quot;-160&quot;;IF(AND([.E30]&gt;=32;[.E30]&lt;=63);&quot;0&quot;;&quot;&quot;)))))">
            <text:p/>
          </table:table-cell>
          <table:table-cell table:style-name="ce23" table:formula="of:=IF(AND([.F30]&gt;=64;[.F30]&lt;=95);&quot;128&quot;;IF(AND([.F30]&gt;=96;[.F30]&lt;=127);&quot;64&quot;;IF(AND([.F30]&gt;=128;[.F30]&lt;=159);&quot;-64&quot;;IF(AND([.F30]&gt;=160;[.F30]&lt;=191);&quot;-160&quot;;IF(AND([.F30]&gt;=32;[.F30]&lt;=63);&quot;0&quot;;&quot;&quot;)))))">
            <text:p/>
          </table:table-cell>
          <table:table-cell table:style-name="ce23" table:formula="of:=IF(AND([.G30]&gt;=64;[.G30]&lt;=95);&quot;128&quot;;IF(AND([.G30]&gt;=96;[.G30]&lt;=127);&quot;64&quot;;IF(AND([.G30]&gt;=128;[.G30]&lt;=159);&quot;-64&quot;;IF(AND([.G30]&gt;=160;[.G30]&lt;=191);&quot;-160&quot;;IF(AND([.G30]&gt;=32;[.G30]&lt;=63);&quot;0&quot;;&quot;&quot;)))))">
            <text:p/>
          </table:table-cell>
          <table:table-cell table:style-name="ce23" table:formula="of:=IF(AND([.H30]&gt;=64;[.H30]&lt;=95);&quot;128&quot;;IF(AND([.H30]&gt;=96;[.H30]&lt;=127);&quot;64&quot;;IF(AND([.H30]&gt;=128;[.H30]&lt;=159);&quot;-64&quot;;IF(AND([.H30]&gt;=160;[.H30]&lt;=191);&quot;-160&quot;;IF(AND([.H30]&gt;=32;[.H30]&lt;=63);&quot;0&quot;;&quot;&quot;)))))">
            <text:p/>
          </table:table-cell>
          <table:table-cell table:style-name="ce34" table:formula="of:=MID([IMPORT_CHARPAD.N67];2;2)" office:value-type="string" office:string-value="03">
            <text:p>03</text:p>
          </table:table-cell>
          <table:table-cell table:style-name="ce27" table:formula="of:=HEX2DEC([.M30])" office:value-type="float" office:value="3">
            <text:p>3</text:p>
          </table:table-cell>
          <table:table-cell table:style-name="ce27" table:formula="of:=IF([.N30]=0;&quot;{black}&quot;;IF([.N30]=1;&quot;{white}&quot;;IF([.N30]=2;&quot;{red}&quot;;IF([.N30]=3;&quot;{cyan}&quot;;IF([.N30]=4;&quot;{purple}&quot;;IF([.N30]=5;&quot;{green}&quot;;IF([.N30]=6;&quot;{blue}&quot;;IF([.N30]=7;&quot;{yellow}&quot;;IF([.N30]=8;&quot;{orange}&quot;;IF([.N30]=9;&quot;{brown}&quot;;IF([.N30]=10;&quot;{lt. red}&quot;;IF([.N30]=11;&quot;{gray1}&quot;;IF([.N30]=12;&quot;{gray2}&quot;;IF([.N30]=13;&quot;{lt. green}&quot;;IF([.N30]=14;&quot;{lt. blue}&quot;;IF([.N30]=15;&quot;{gray3}&quot;))))))))))))))))" office:value-type="string" office:string-value="{cyan}">
            <text:p>{cyan}</text:p>
          </table:table-cell>
          <table:table-cell table:style-name="ce39" table:formula="of:=[.M30]" office:value-type="string" office:string-value="03">
            <text:p>03</text:p>
          </table:table-cell>
          <table:table-cell table:style-name="ce27" table:formula="of:=HEX2DEC([.P30])" office:value-type="float" office:value="3">
            <text:p>3</text:p>
          </table:table-cell>
          <table:table-cell table:style-name="ce27" table:formula="of:=IF([.Q30]=0;&quot;{black}&quot;;IF([.Q30]=1;&quot;{white}&quot;;IF([.Q30]=2;&quot;{red}&quot;;IF([.Q30]=3;&quot;{cyan}&quot;;IF([.Q30]=4;&quot;{purple}&quot;;IF([.Q30]=5;&quot;{green}&quot;;IF([.Q30]=6;&quot;{blue}&quot;;IF([.Q30]=7;&quot;{yellow}&quot;;IF([.Q30]=8;&quot;{orange}&quot;;IF([.Q30]=9;&quot;{brown}&quot;;IF([.Q30]=10;&quot;{lt. red}&quot;;IF([.Q30]=11;&quot;{gray1}&quot;;IF([.Q30]=12;&quot;{gray2}&quot;;IF([.Q30]=13;&quot;{lt. green}&quot;;IF([.Q30]=14;&quot;{lt. blue}&quot;;IF([.Q30]=15;&quot;{gray3}&quot;))))))))))))))))" office:value-type="string" office:string-value="{cyan}">
            <text:p>{cyan}</text:p>
          </table:table-cell>
          <table:table-cell table:style-name="ce39" table:formula="of:=[.M30]" office:value-type="string" office:string-value="03">
            <text:p>03</text:p>
          </table:table-cell>
          <table:table-cell table:style-name="ce27" table:formula="of:=HEX2DEC([.S30])" office:value-type="float" office:value="3">
            <text:p>3</text:p>
          </table:table-cell>
          <table:table-cell table:style-name="ce27" table:formula="of:=IF([.T30]=0;&quot;{black}&quot;;IF([.T30]=1;&quot;{white}&quot;;IF([.T30]=2;&quot;{red}&quot;;IF([.T30]=3;&quot;{cyan}&quot;;IF([.T30]=4;&quot;{purple}&quot;;IF([.T30]=5;&quot;{green}&quot;;IF([.T30]=6;&quot;{blue}&quot;;IF([.T30]=7;&quot;{yellow}&quot;;IF([.T30]=8;&quot;{orange}&quot;;IF([.T30]=9;&quot;{brown}&quot;;IF([.T30]=10;&quot;{lt. red}&quot;;IF([.T30]=11;&quot;{gray1}&quot;;IF([.T30]=12;&quot;{gray2}&quot;;IF([.T30]=13;&quot;{lt. green}&quot;;IF([.T30]=14;&quot;{lt. blue}&quot;;IF([.T30]=15;&quot;{gray3}&quot;))))))))))))))))" office:value-type="string" office:string-value="{cyan}">
            <text:p>{cyan}</text:p>
          </table:table-cell>
          <table:table-cell table:style-name="ce45" table:formula="of:=[.M30]" office:value-type="string" office:string-value="03">
            <text:p>03</text:p>
          </table:table-cell>
          <table:table-cell table:style-name="ce27" table:formula="of:=HEX2DEC([.V30])" office:value-type="float" office:value="3">
            <text:p>3</text:p>
          </table:table-cell>
          <table:table-cell table:style-name="ce27" table:formula="of:=IF([.W30]=0;&quot;{black}&quot;;IF([.W30]=1;&quot;{white}&quot;;IF([.W30]=2;&quot;{red}&quot;;IF([.W30]=3;&quot;{cyan}&quot;;IF([.W30]=4;&quot;{purple}&quot;;IF([.W30]=5;&quot;{green}&quot;;IF([.W30]=6;&quot;{blue}&quot;;IF([.W30]=7;&quot;{yellow}&quot;;IF([.W30]=8;&quot;{orange}&quot;;IF([.W30]=9;&quot;{brown}&quot;;IF([.W30]=10;&quot;{lt. red}&quot;;IF([.W30]=11;&quot;{gray1}&quot;;IF([.W30]=12;&quot;{gray2}&quot;;IF([.W30]=13;&quot;{lt. green}&quot;;IF([.W30]=14;&quot;{lt. blue}&quot;;IF([.W30]=15;&quot;{gray3}&quot;))))))))))))))))" office:value-type="string" office:string-value="{cyan}">
            <text:p>{cyan}</text:p>
          </table:table-cell>
          <table:table-cell table:style-name="ce48" office:value-type="string">
            <text:p>DATA"</text:p>
          </table:table-cell>
          <table:table-cell table:style-name="ce64" table:formula="of:=[.O30]" office:value-type="string" office:string-value="{cyan}">
            <text:p>{cyan}</text:p>
          </table:table-cell>
          <table:table-cell table:style-name="ce64" table:formula="of:=IF(AND([.E30]&gt;=128;[.E30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30]+[.I30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F30]&gt;=128;[.F30]&lt;=255);&quot;{rvrs on}&quot;;&quot;{rvrs off}&quot;)" office:value-type="string" office:string-value="{rvrs off}">
            <text:p>{rvrs off}</text:p>
          </table:table-cell>
          <table:table-cell table:style-name="ce64" table:formula="of:=[.R30]" office:value-type="string" office:string-value="{cyan}">
            <text:p>{cyan}</text:p>
          </table:table-cell>
          <table:table-cell table:style-name="ce64" office:value-type="string">
            <text:p>{</text:p>
          </table:table-cell>
          <table:table-cell table:style-name="ce64" table:formula="of:=[.F30]+[.J30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30]&gt;=128;[.G30]&lt;=255);&quot;{rvrs on}&quot;;&quot;{rvrs off}&quot;)" office:value-type="string" office:string-value="{rvrs off}">
            <text:p>{rvrs off}</text:p>
          </table:table-cell>
          <table:table-cell table:style-name="ce64" table:formula="of:=[.U30]" office:value-type="string" office:string-value="{cyan}">
            <text:p>{cyan}</text:p>
          </table:table-cell>
          <table:table-cell table:style-name="ce64" office:value-type="string">
            <text:p>{</text:p>
          </table:table-cell>
          <table:table-cell table:style-name="ce64" table:formula="of:=[.G30]+[.K30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H30]&gt;=128;[.H30]&lt;=255);&quot;{rvrs on}&quot;;&quot;{rvrs off}&quot;)" office:value-type="string" office:string-value="{rvrs off}">
            <text:p>{rvrs off}</text:p>
          </table:table-cell>
          <table:table-cell table:style-name="ce64" table:formula="of:=[.X30]" office:value-type="string" office:string-value="{cyan}">
            <text:p>{cyan}</text:p>
          </table:table-cell>
          <table:table-cell table:style-name="ce64" office:value-type="string">
            <text:p>{</text:p>
          </table:table-cell>
          <table:table-cell table:style-name="ce64" table:formula="of:=[.H30]+[.L30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 table:number-columns-repeated="977"/>
        </table:table-row>
        <table:table-row table:style-name="ro1">
          <table:table-cell table:style-name="ce18" table:formula="of:=[IMPORT_CHARPAD.B56]" office:value-type="string" office:string-value="00">
            <text:p>00</text:p>
          </table:table-cell>
          <table:table-cell table:style-name="ce18" table:formula="of:=[IMPORT_CHARPAD.C56]" office:value-type="string" office:string-value="00">
            <text:p>00</text:p>
          </table:table-cell>
          <table:table-cell table:style-name="ce18" table:formula="of:=[IMPORT_CHARPAD.D56]" office:value-type="string" office:string-value="00">
            <text:p>00</text:p>
          </table:table-cell>
          <table:table-cell table:style-name="ce21" table:formula="of:=[IMPORT_CHARPAD.E56]" office:value-type="string" office:string-value="00">
            <text:p>00</text:p>
          </table:table-cell>
          <table:table-cell table:style-name="ce24" table:formula="of:=HEX2DEC([.A31])" office:value-type="float" office:value="0">
            <text:p>0</text:p>
          </table:table-cell>
          <table:table-cell table:style-name="ce27" table:formula="of:=HEX2DEC([.B31])" office:value-type="float" office:value="0">
            <text:p>0</text:p>
          </table:table-cell>
          <table:table-cell table:style-name="ce27" table:formula="of:=HEX2DEC([.C31])" office:value-type="float" office:value="0">
            <text:p>0</text:p>
          </table:table-cell>
          <table:table-cell table:style-name="ce27" table:formula="of:=HEX2DEC([.D31])" office:value-type="float" office:value="0">
            <text:p>0</text:p>
          </table:table-cell>
          <table:table-cell table:style-name="ce23" table:formula="of:=IF(AND([.E31]&gt;=64;[.E31]&lt;=95);&quot;128&quot;;IF(AND([.E31]&gt;=96;[.E31]&lt;=127);&quot;64&quot;;IF(AND([.E31]&gt;=128;[.E31]&lt;=159);&quot;-64&quot;;IF(AND([.E31]&gt;=160;[.E31]&lt;=191);&quot;-160&quot;;IF(AND([.E31]&gt;=32;[.E31]&lt;=63);&quot;0&quot;;&quot;&quot;)))))">
            <text:p/>
          </table:table-cell>
          <table:table-cell table:style-name="ce23" table:formula="of:=IF(AND([.F31]&gt;=64;[.F31]&lt;=95);&quot;128&quot;;IF(AND([.F31]&gt;=96;[.F31]&lt;=127);&quot;64&quot;;IF(AND([.F31]&gt;=128;[.F31]&lt;=159);&quot;-64&quot;;IF(AND([.F31]&gt;=160;[.F31]&lt;=191);&quot;-160&quot;;IF(AND([.F31]&gt;=32;[.F31]&lt;=63);&quot;0&quot;;&quot;&quot;)))))">
            <text:p/>
          </table:table-cell>
          <table:table-cell table:style-name="ce23" table:formula="of:=IF(AND([.G31]&gt;=64;[.G31]&lt;=95);&quot;128&quot;;IF(AND([.G31]&gt;=96;[.G31]&lt;=127);&quot;64&quot;;IF(AND([.G31]&gt;=128;[.G31]&lt;=159);&quot;-64&quot;;IF(AND([.G31]&gt;=160;[.G31]&lt;=191);&quot;-160&quot;;IF(AND([.G31]&gt;=32;[.G31]&lt;=63);&quot;0&quot;;&quot;&quot;)))))">
            <text:p/>
          </table:table-cell>
          <table:table-cell table:style-name="ce23" table:formula="of:=IF(AND([.H31]&gt;=64;[.H31]&lt;=95);&quot;128&quot;;IF(AND([.H31]&gt;=96;[.H31]&lt;=127);&quot;64&quot;;IF(AND([.H31]&gt;=128;[.H31]&lt;=159);&quot;-64&quot;;IF(AND([.H31]&gt;=160;[.H31]&lt;=191);&quot;-160&quot;;IF(AND([.H31]&gt;=32;[.H31]&lt;=63);&quot;0&quot;;&quot;&quot;)))))">
            <text:p/>
          </table:table-cell>
          <table:table-cell table:style-name="ce33" table:formula="of:=MID([IMPORT_CHARPAD.O67];2;2)" office:value-type="string" office:string-value="03">
            <text:p>03</text:p>
          </table:table-cell>
          <table:table-cell table:style-name="ce27" table:formula="of:=HEX2DEC([.M31])" office:value-type="float" office:value="3">
            <text:p>3</text:p>
          </table:table-cell>
          <table:table-cell table:style-name="ce27" table:formula="of:=IF([.N31]=0;&quot;{black}&quot;;IF([.N31]=1;&quot;{white}&quot;;IF([.N31]=2;&quot;{red}&quot;;IF([.N31]=3;&quot;{cyan}&quot;;IF([.N31]=4;&quot;{purple}&quot;;IF([.N31]=5;&quot;{green}&quot;;IF([.N31]=6;&quot;{blue}&quot;;IF([.N31]=7;&quot;{yellow}&quot;;IF([.N31]=8;&quot;{orange}&quot;;IF([.N31]=9;&quot;{brown}&quot;;IF([.N31]=10;&quot;{lt. red}&quot;;IF([.N31]=11;&quot;{gray1}&quot;;IF([.N31]=12;&quot;{gray2}&quot;;IF([.N31]=13;&quot;{lt. green}&quot;;IF([.N31]=14;&quot;{lt. blue}&quot;;IF([.N31]=15;&quot;{gray3}&quot;))))))))))))))))" office:value-type="string" office:string-value="{cyan}">
            <text:p>{cyan}</text:p>
          </table:table-cell>
          <table:table-cell table:style-name="ce38" table:formula="of:=[.M31]" office:value-type="string" office:string-value="03">
            <text:p>03</text:p>
          </table:table-cell>
          <table:table-cell table:style-name="ce27" table:formula="of:=HEX2DEC([.P31])" office:value-type="float" office:value="3">
            <text:p>3</text:p>
          </table:table-cell>
          <table:table-cell table:style-name="ce27" table:formula="of:=IF([.Q31]=0;&quot;{black}&quot;;IF([.Q31]=1;&quot;{white}&quot;;IF([.Q31]=2;&quot;{red}&quot;;IF([.Q31]=3;&quot;{cyan}&quot;;IF([.Q31]=4;&quot;{purple}&quot;;IF([.Q31]=5;&quot;{green}&quot;;IF([.Q31]=6;&quot;{blue}&quot;;IF([.Q31]=7;&quot;{yellow}&quot;;IF([.Q31]=8;&quot;{orange}&quot;;IF([.Q31]=9;&quot;{brown}&quot;;IF([.Q31]=10;&quot;{lt. red}&quot;;IF([.Q31]=11;&quot;{gray1}&quot;;IF([.Q31]=12;&quot;{gray2}&quot;;IF([.Q31]=13;&quot;{lt. green}&quot;;IF([.Q31]=14;&quot;{lt. blue}&quot;;IF([.Q31]=15;&quot;{gray3}&quot;))))))))))))))))" office:value-type="string" office:string-value="{cyan}">
            <text:p>{cyan}</text:p>
          </table:table-cell>
          <table:table-cell table:style-name="ce38" table:formula="of:=[.M31]" office:value-type="string" office:string-value="03">
            <text:p>03</text:p>
          </table:table-cell>
          <table:table-cell table:style-name="ce27" table:formula="of:=HEX2DEC([.S31])" office:value-type="float" office:value="3">
            <text:p>3</text:p>
          </table:table-cell>
          <table:table-cell table:style-name="ce27" table:formula="of:=IF([.T31]=0;&quot;{black}&quot;;IF([.T31]=1;&quot;{white}&quot;;IF([.T31]=2;&quot;{red}&quot;;IF([.T31]=3;&quot;{cyan}&quot;;IF([.T31]=4;&quot;{purple}&quot;;IF([.T31]=5;&quot;{green}&quot;;IF([.T31]=6;&quot;{blue}&quot;;IF([.T31]=7;&quot;{yellow}&quot;;IF([.T31]=8;&quot;{orange}&quot;;IF([.T31]=9;&quot;{brown}&quot;;IF([.T31]=10;&quot;{lt. red}&quot;;IF([.T31]=11;&quot;{gray1}&quot;;IF([.T31]=12;&quot;{gray2}&quot;;IF([.T31]=13;&quot;{lt. green}&quot;;IF([.T31]=14;&quot;{lt. blue}&quot;;IF([.T31]=15;&quot;{gray3}&quot;))))))))))))))))" office:value-type="string" office:string-value="{cyan}">
            <text:p>{cyan}</text:p>
          </table:table-cell>
          <table:table-cell table:style-name="ce44" table:formula="of:=[.M31]" office:value-type="string" office:string-value="03">
            <text:p>03</text:p>
          </table:table-cell>
          <table:table-cell table:style-name="ce27" table:formula="of:=HEX2DEC([.V31])" office:value-type="float" office:value="3">
            <text:p>3</text:p>
          </table:table-cell>
          <table:table-cell table:style-name="ce27" table:formula="of:=IF([.W31]=0;&quot;{black}&quot;;IF([.W31]=1;&quot;{white}&quot;;IF([.W31]=2;&quot;{red}&quot;;IF([.W31]=3;&quot;{cyan}&quot;;IF([.W31]=4;&quot;{purple}&quot;;IF([.W31]=5;&quot;{green}&quot;;IF([.W31]=6;&quot;{blue}&quot;;IF([.W31]=7;&quot;{yellow}&quot;;IF([.W31]=8;&quot;{orange}&quot;;IF([.W31]=9;&quot;{brown}&quot;;IF([.W31]=10;&quot;{lt. red}&quot;;IF([.W31]=11;&quot;{gray1}&quot;;IF([.W31]=12;&quot;{gray2}&quot;;IF([.W31]=13;&quot;{lt. green}&quot;;IF([.W31]=14;&quot;{lt. blue}&quot;;IF([.W31]=15;&quot;{gray3}&quot;))))))))))))))))" office:value-type="string" office:string-value="{cyan}">
            <text:p>{cyan}</text:p>
          </table:table-cell>
          <table:table-cell table:style-name="ce48" office:value-type="string">
            <text:p>DATA"</text:p>
          </table:table-cell>
          <table:table-cell table:style-name="ce64" table:formula="of:=[.O31]" office:value-type="string" office:string-value="{cyan}">
            <text:p>{cyan}</text:p>
          </table:table-cell>
          <table:table-cell table:style-name="ce64" table:formula="of:=IF(AND([.E31]&gt;=128;[.E31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31]+[.I31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F31]&gt;=128;[.F31]&lt;=255);&quot;{rvrs on}&quot;;&quot;{rvrs off}&quot;)" office:value-type="string" office:string-value="{rvrs off}">
            <text:p>{rvrs off}</text:p>
          </table:table-cell>
          <table:table-cell table:style-name="ce64" table:formula="of:=[.R31]" office:value-type="string" office:string-value="{cyan}">
            <text:p>{cyan}</text:p>
          </table:table-cell>
          <table:table-cell table:style-name="ce64" office:value-type="string">
            <text:p>{</text:p>
          </table:table-cell>
          <table:table-cell table:style-name="ce64" table:formula="of:=[.F31]+[.J31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31]&gt;=128;[.G31]&lt;=255);&quot;{rvrs on}&quot;;&quot;{rvrs off}&quot;)" office:value-type="string" office:string-value="{rvrs off}">
            <text:p>{rvrs off}</text:p>
          </table:table-cell>
          <table:table-cell table:style-name="ce64" table:formula="of:=[.U31]" office:value-type="string" office:string-value="{cyan}">
            <text:p>{cyan}</text:p>
          </table:table-cell>
          <table:table-cell table:style-name="ce64" office:value-type="string">
            <text:p>{</text:p>
          </table:table-cell>
          <table:table-cell table:style-name="ce64" table:formula="of:=[.G31]+[.K31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H31]&gt;=128;[.H31]&lt;=255);&quot;{rvrs on}&quot;;&quot;{rvrs off}&quot;)" office:value-type="string" office:string-value="{rvrs off}">
            <text:p>{rvrs off}</text:p>
          </table:table-cell>
          <table:table-cell table:style-name="ce64" table:formula="of:=[.X31]" office:value-type="string" office:string-value="{cyan}">
            <text:p>{cyan}</text:p>
          </table:table-cell>
          <table:table-cell table:style-name="ce64" office:value-type="string">
            <text:p>{</text:p>
          </table:table-cell>
          <table:table-cell table:style-name="ce64" table:formula="of:=[.H31]+[.L31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 table:number-columns-repeated="977"/>
        </table:table-row>
        <table:table-row table:style-name="ro1">
          <table:table-cell table:style-name="ce18" table:formula="of:=[IMPORT_CHARPAD.B57]" office:value-type="string" office:string-value="00">
            <text:p>00</text:p>
          </table:table-cell>
          <table:table-cell table:style-name="ce18" table:formula="of:=[IMPORT_CHARPAD.C57]" office:value-type="string" office:string-value="00">
            <text:p>00</text:p>
          </table:table-cell>
          <table:table-cell table:style-name="ce18" table:formula="of:=[IMPORT_CHARPAD.D57]" office:value-type="string" office:string-value="00">
            <text:p>00</text:p>
          </table:table-cell>
          <table:table-cell table:style-name="ce21" table:formula="of:=[IMPORT_CHARPAD.E57]" office:value-type="string" office:string-value="00">
            <text:p>00</text:p>
          </table:table-cell>
          <table:table-cell table:style-name="ce24" table:formula="of:=HEX2DEC([.A32])" office:value-type="float" office:value="0">
            <text:p>0</text:p>
          </table:table-cell>
          <table:table-cell table:style-name="ce27" table:formula="of:=HEX2DEC([.B32])" office:value-type="float" office:value="0">
            <text:p>0</text:p>
          </table:table-cell>
          <table:table-cell table:style-name="ce27" table:formula="of:=HEX2DEC([.C32])" office:value-type="float" office:value="0">
            <text:p>0</text:p>
          </table:table-cell>
          <table:table-cell table:style-name="ce27" table:formula="of:=HEX2DEC([.D32])" office:value-type="float" office:value="0">
            <text:p>0</text:p>
          </table:table-cell>
          <table:table-cell table:style-name="ce23" table:formula="of:=IF(AND([.E32]&gt;=64;[.E32]&lt;=95);&quot;128&quot;;IF(AND([.E32]&gt;=96;[.E32]&lt;=127);&quot;64&quot;;IF(AND([.E32]&gt;=128;[.E32]&lt;=159);&quot;-64&quot;;IF(AND([.E32]&gt;=160;[.E32]&lt;=191);&quot;-160&quot;;IF(AND([.E32]&gt;=32;[.E32]&lt;=63);&quot;0&quot;;&quot;&quot;)))))">
            <text:p/>
          </table:table-cell>
          <table:table-cell table:style-name="ce23" table:formula="of:=IF(AND([.F32]&gt;=64;[.F32]&lt;=95);&quot;128&quot;;IF(AND([.F32]&gt;=96;[.F32]&lt;=127);&quot;64&quot;;IF(AND([.F32]&gt;=128;[.F32]&lt;=159);&quot;-64&quot;;IF(AND([.F32]&gt;=160;[.F32]&lt;=191);&quot;-160&quot;;IF(AND([.F32]&gt;=32;[.F32]&lt;=63);&quot;0&quot;;&quot;&quot;)))))">
            <text:p/>
          </table:table-cell>
          <table:table-cell table:style-name="ce23" table:formula="of:=IF(AND([.G32]&gt;=64;[.G32]&lt;=95);&quot;128&quot;;IF(AND([.G32]&gt;=96;[.G32]&lt;=127);&quot;64&quot;;IF(AND([.G32]&gt;=128;[.G32]&lt;=159);&quot;-64&quot;;IF(AND([.G32]&gt;=160;[.G32]&lt;=191);&quot;-160&quot;;IF(AND([.G32]&gt;=32;[.G32]&lt;=63);&quot;0&quot;;&quot;&quot;)))))">
            <text:p/>
          </table:table-cell>
          <table:table-cell table:style-name="ce23" table:formula="of:=IF(AND([.H32]&gt;=64;[.H32]&lt;=95);&quot;128&quot;;IF(AND([.H32]&gt;=96;[.H32]&lt;=127);&quot;64&quot;;IF(AND([.H32]&gt;=128;[.H32]&lt;=159);&quot;-64&quot;;IF(AND([.H32]&gt;=160;[.H32]&lt;=191);&quot;-160&quot;;IF(AND([.H32]&gt;=32;[.H32]&lt;=63);&quot;0&quot;;&quot;&quot;)))))">
            <text:p/>
          </table:table-cell>
          <table:table-cell table:style-name="ce34" table:formula="of:=MID([IMPORT_CHARPAD.P67];2;2)" office:value-type="string" office:string-value="03">
            <text:p>03</text:p>
          </table:table-cell>
          <table:table-cell table:style-name="ce27" table:formula="of:=HEX2DEC([.M32])" office:value-type="float" office:value="3">
            <text:p>3</text:p>
          </table:table-cell>
          <table:table-cell table:style-name="ce27" table:formula="of:=IF([.N32]=0;&quot;{black}&quot;;IF([.N32]=1;&quot;{white}&quot;;IF([.N32]=2;&quot;{red}&quot;;IF([.N32]=3;&quot;{cyan}&quot;;IF([.N32]=4;&quot;{purple}&quot;;IF([.N32]=5;&quot;{green}&quot;;IF([.N32]=6;&quot;{blue}&quot;;IF([.N32]=7;&quot;{yellow}&quot;;IF([.N32]=8;&quot;{orange}&quot;;IF([.N32]=9;&quot;{brown}&quot;;IF([.N32]=10;&quot;{lt. red}&quot;;IF([.N32]=11;&quot;{gray1}&quot;;IF([.N32]=12;&quot;{gray2}&quot;;IF([.N32]=13;&quot;{lt. green}&quot;;IF([.N32]=14;&quot;{lt. blue}&quot;;IF([.N32]=15;&quot;{gray3}&quot;))))))))))))))))" office:value-type="string" office:string-value="{cyan}">
            <text:p>{cyan}</text:p>
          </table:table-cell>
          <table:table-cell table:style-name="ce39" table:formula="of:=[.M32]" office:value-type="string" office:string-value="03">
            <text:p>03</text:p>
          </table:table-cell>
          <table:table-cell table:style-name="ce27" table:formula="of:=HEX2DEC([.P32])" office:value-type="float" office:value="3">
            <text:p>3</text:p>
          </table:table-cell>
          <table:table-cell table:style-name="ce27" table:formula="of:=IF([.Q32]=0;&quot;{black}&quot;;IF([.Q32]=1;&quot;{white}&quot;;IF([.Q32]=2;&quot;{red}&quot;;IF([.Q32]=3;&quot;{cyan}&quot;;IF([.Q32]=4;&quot;{purple}&quot;;IF([.Q32]=5;&quot;{green}&quot;;IF([.Q32]=6;&quot;{blue}&quot;;IF([.Q32]=7;&quot;{yellow}&quot;;IF([.Q32]=8;&quot;{orange}&quot;;IF([.Q32]=9;&quot;{brown}&quot;;IF([.Q32]=10;&quot;{lt. red}&quot;;IF([.Q32]=11;&quot;{gray1}&quot;;IF([.Q32]=12;&quot;{gray2}&quot;;IF([.Q32]=13;&quot;{lt. green}&quot;;IF([.Q32]=14;&quot;{lt. blue}&quot;;IF([.Q32]=15;&quot;{gray3}&quot;))))))))))))))))" office:value-type="string" office:string-value="{cyan}">
            <text:p>{cyan}</text:p>
          </table:table-cell>
          <table:table-cell table:style-name="ce39" table:formula="of:=[.M32]" office:value-type="string" office:string-value="03">
            <text:p>03</text:p>
          </table:table-cell>
          <table:table-cell table:style-name="ce27" table:formula="of:=HEX2DEC([.S32])" office:value-type="float" office:value="3">
            <text:p>3</text:p>
          </table:table-cell>
          <table:table-cell table:style-name="ce27" table:formula="of:=IF([.T32]=0;&quot;{black}&quot;;IF([.T32]=1;&quot;{white}&quot;;IF([.T32]=2;&quot;{red}&quot;;IF([.T32]=3;&quot;{cyan}&quot;;IF([.T32]=4;&quot;{purple}&quot;;IF([.T32]=5;&quot;{green}&quot;;IF([.T32]=6;&quot;{blue}&quot;;IF([.T32]=7;&quot;{yellow}&quot;;IF([.T32]=8;&quot;{orange}&quot;;IF([.T32]=9;&quot;{brown}&quot;;IF([.T32]=10;&quot;{lt. red}&quot;;IF([.T32]=11;&quot;{gray1}&quot;;IF([.T32]=12;&quot;{gray2}&quot;;IF([.T32]=13;&quot;{lt. green}&quot;;IF([.T32]=14;&quot;{lt. blue}&quot;;IF([.T32]=15;&quot;{gray3}&quot;))))))))))))))))" office:value-type="string" office:string-value="{cyan}">
            <text:p>{cyan}</text:p>
          </table:table-cell>
          <table:table-cell table:style-name="ce45" table:formula="of:=[.M32]" office:value-type="string" office:string-value="03">
            <text:p>03</text:p>
          </table:table-cell>
          <table:table-cell table:style-name="ce27" table:formula="of:=HEX2DEC([.V32])" office:value-type="float" office:value="3">
            <text:p>3</text:p>
          </table:table-cell>
          <table:table-cell table:style-name="ce27" table:formula="of:=IF([.W32]=0;&quot;{black}&quot;;IF([.W32]=1;&quot;{white}&quot;;IF([.W32]=2;&quot;{red}&quot;;IF([.W32]=3;&quot;{cyan}&quot;;IF([.W32]=4;&quot;{purple}&quot;;IF([.W32]=5;&quot;{green}&quot;;IF([.W32]=6;&quot;{blue}&quot;;IF([.W32]=7;&quot;{yellow}&quot;;IF([.W32]=8;&quot;{orange}&quot;;IF([.W32]=9;&quot;{brown}&quot;;IF([.W32]=10;&quot;{lt. red}&quot;;IF([.W32]=11;&quot;{gray1}&quot;;IF([.W32]=12;&quot;{gray2}&quot;;IF([.W32]=13;&quot;{lt. green}&quot;;IF([.W32]=14;&quot;{lt. blue}&quot;;IF([.W32]=15;&quot;{gray3}&quot;))))))))))))))))" office:value-type="string" office:string-value="{cyan}">
            <text:p>{cyan}</text:p>
          </table:table-cell>
          <table:table-cell table:style-name="ce48" office:value-type="string">
            <text:p>DATA"</text:p>
          </table:table-cell>
          <table:table-cell table:style-name="ce64" table:formula="of:=[.O32]" office:value-type="string" office:string-value="{cyan}">
            <text:p>{cyan}</text:p>
          </table:table-cell>
          <table:table-cell table:style-name="ce64" table:formula="of:=IF(AND([.E32]&gt;=128;[.E32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32]+[.I32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F32]&gt;=128;[.F32]&lt;=255);&quot;{rvrs on}&quot;;&quot;{rvrs off}&quot;)" office:value-type="string" office:string-value="{rvrs off}">
            <text:p>{rvrs off}</text:p>
          </table:table-cell>
          <table:table-cell table:style-name="ce64" table:formula="of:=[.R32]" office:value-type="string" office:string-value="{cyan}">
            <text:p>{cyan}</text:p>
          </table:table-cell>
          <table:table-cell table:style-name="ce64" office:value-type="string">
            <text:p>{</text:p>
          </table:table-cell>
          <table:table-cell table:style-name="ce64" table:formula="of:=[.F32]+[.J32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32]&gt;=128;[.G32]&lt;=255);&quot;{rvrs on}&quot;;&quot;{rvrs off}&quot;)" office:value-type="string" office:string-value="{rvrs off}">
            <text:p>{rvrs off}</text:p>
          </table:table-cell>
          <table:table-cell table:style-name="ce64" table:formula="of:=[.U32]" office:value-type="string" office:string-value="{cyan}">
            <text:p>{cyan}</text:p>
          </table:table-cell>
          <table:table-cell table:style-name="ce64" office:value-type="string">
            <text:p>{</text:p>
          </table:table-cell>
          <table:table-cell table:style-name="ce64" table:formula="of:=[.G32]+[.K32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H32]&gt;=128;[.H32]&lt;=255);&quot;{rvrs on}&quot;;&quot;{rvrs off}&quot;)" office:value-type="string" office:string-value="{rvrs off}">
            <text:p>{rvrs off}</text:p>
          </table:table-cell>
          <table:table-cell table:style-name="ce64" table:formula="of:=[.X32]" office:value-type="string" office:string-value="{cyan}">
            <text:p>{cyan}</text:p>
          </table:table-cell>
          <table:table-cell table:style-name="ce64" office:value-type="string">
            <text:p>{</text:p>
          </table:table-cell>
          <table:table-cell table:style-name="ce64" table:formula="of:=[.H32]+[.L32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 table:number-columns-repeated="977"/>
        </table:table-row>
        <table:table-row table:style-name="ro1">
          <table:table-cell table:style-name="ce18" table:formula="of:=[IMPORT_CHARPAD.B58]" office:value-type="string" office:string-value="00">
            <text:p>00</text:p>
          </table:table-cell>
          <table:table-cell table:style-name="ce18" table:formula="of:=[IMPORT_CHARPAD.C58]" office:value-type="string" office:string-value="00">
            <text:p>00</text:p>
          </table:table-cell>
          <table:table-cell table:style-name="ce18" table:formula="of:=[IMPORT_CHARPAD.D58]" office:value-type="string" office:string-value="00">
            <text:p>00</text:p>
          </table:table-cell>
          <table:table-cell table:style-name="ce21" table:formula="of:=[IMPORT_CHARPAD.E58]" office:value-type="string" office:string-value="00">
            <text:p>00</text:p>
          </table:table-cell>
          <table:table-cell table:style-name="ce24" table:formula="of:=HEX2DEC([.A33])" office:value-type="float" office:value="0">
            <text:p>0</text:p>
          </table:table-cell>
          <table:table-cell table:style-name="ce27" table:formula="of:=HEX2DEC([.B33])" office:value-type="float" office:value="0">
            <text:p>0</text:p>
          </table:table-cell>
          <table:table-cell table:style-name="ce27" table:formula="of:=HEX2DEC([.C33])" office:value-type="float" office:value="0">
            <text:p>0</text:p>
          </table:table-cell>
          <table:table-cell table:style-name="ce27" table:formula="of:=HEX2DEC([.D33])" office:value-type="float" office:value="0">
            <text:p>0</text:p>
          </table:table-cell>
          <table:table-cell table:style-name="ce23" table:formula="of:=IF(AND([.E33]&gt;=64;[.E33]&lt;=95);&quot;128&quot;;IF(AND([.E33]&gt;=96;[.E33]&lt;=127);&quot;64&quot;;IF(AND([.E33]&gt;=128;[.E33]&lt;=159);&quot;-64&quot;;IF(AND([.E33]&gt;=160;[.E33]&lt;=191);&quot;-160&quot;;IF(AND([.E33]&gt;=32;[.E33]&lt;=63);&quot;0&quot;;&quot;&quot;)))))">
            <text:p/>
          </table:table-cell>
          <table:table-cell table:style-name="ce23" table:formula="of:=IF(AND([.F33]&gt;=64;[.F33]&lt;=95);&quot;128&quot;;IF(AND([.F33]&gt;=96;[.F33]&lt;=127);&quot;64&quot;;IF(AND([.F33]&gt;=128;[.F33]&lt;=159);&quot;-64&quot;;IF(AND([.F33]&gt;=160;[.F33]&lt;=191);&quot;-160&quot;;IF(AND([.F33]&gt;=32;[.F33]&lt;=63);&quot;0&quot;;&quot;&quot;)))))">
            <text:p/>
          </table:table-cell>
          <table:table-cell table:style-name="ce23" table:formula="of:=IF(AND([.G33]&gt;=64;[.G33]&lt;=95);&quot;128&quot;;IF(AND([.G33]&gt;=96;[.G33]&lt;=127);&quot;64&quot;;IF(AND([.G33]&gt;=128;[.G33]&lt;=159);&quot;-64&quot;;IF(AND([.G33]&gt;=160;[.G33]&lt;=191);&quot;-160&quot;;IF(AND([.G33]&gt;=32;[.G33]&lt;=63);&quot;0&quot;;&quot;&quot;)))))">
            <text:p/>
          </table:table-cell>
          <table:table-cell table:style-name="ce23" table:formula="of:=IF(AND([.H33]&gt;=64;[.H33]&lt;=95);&quot;128&quot;;IF(AND([.H33]&gt;=96;[.H33]&lt;=127);&quot;64&quot;;IF(AND([.H33]&gt;=128;[.H33]&lt;=159);&quot;-64&quot;;IF(AND([.H33]&gt;=160;[.H33]&lt;=191);&quot;-160&quot;;IF(AND([.H33]&gt;=32;[.H33]&lt;=63);&quot;0&quot;;&quot;&quot;)))))">
            <text:p/>
          </table:table-cell>
          <table:table-cell table:style-name="ce33" table:formula="of:=MID([IMPORT_CHARPAD.Q67];2;2)" office:value-type="string" office:string-value="03">
            <text:p>03</text:p>
          </table:table-cell>
          <table:table-cell table:style-name="ce27" table:formula="of:=HEX2DEC([.M33])" office:value-type="float" office:value="3">
            <text:p>3</text:p>
          </table:table-cell>
          <table:table-cell table:style-name="ce27" table:formula="of:=IF([.N33]=0;&quot;{black}&quot;;IF([.N33]=1;&quot;{white}&quot;;IF([.N33]=2;&quot;{red}&quot;;IF([.N33]=3;&quot;{cyan}&quot;;IF([.N33]=4;&quot;{purple}&quot;;IF([.N33]=5;&quot;{green}&quot;;IF([.N33]=6;&quot;{blue}&quot;;IF([.N33]=7;&quot;{yellow}&quot;;IF([.N33]=8;&quot;{orange}&quot;;IF([.N33]=9;&quot;{brown}&quot;;IF([.N33]=10;&quot;{lt. red}&quot;;IF([.N33]=11;&quot;{gray1}&quot;;IF([.N33]=12;&quot;{gray2}&quot;;IF([.N33]=13;&quot;{lt. green}&quot;;IF([.N33]=14;&quot;{lt. blue}&quot;;IF([.N33]=15;&quot;{gray3}&quot;))))))))))))))))" office:value-type="string" office:string-value="{cyan}">
            <text:p>{cyan}</text:p>
          </table:table-cell>
          <table:table-cell table:style-name="ce38" table:formula="of:=[.M33]" office:value-type="string" office:string-value="03">
            <text:p>03</text:p>
          </table:table-cell>
          <table:table-cell table:style-name="ce27" table:formula="of:=HEX2DEC([.P33])" office:value-type="float" office:value="3">
            <text:p>3</text:p>
          </table:table-cell>
          <table:table-cell table:style-name="ce27" table:formula="of:=IF([.Q33]=0;&quot;{black}&quot;;IF([.Q33]=1;&quot;{white}&quot;;IF([.Q33]=2;&quot;{red}&quot;;IF([.Q33]=3;&quot;{cyan}&quot;;IF([.Q33]=4;&quot;{purple}&quot;;IF([.Q33]=5;&quot;{green}&quot;;IF([.Q33]=6;&quot;{blue}&quot;;IF([.Q33]=7;&quot;{yellow}&quot;;IF([.Q33]=8;&quot;{orange}&quot;;IF([.Q33]=9;&quot;{brown}&quot;;IF([.Q33]=10;&quot;{lt. red}&quot;;IF([.Q33]=11;&quot;{gray1}&quot;;IF([.Q33]=12;&quot;{gray2}&quot;;IF([.Q33]=13;&quot;{lt. green}&quot;;IF([.Q33]=14;&quot;{lt. blue}&quot;;IF([.Q33]=15;&quot;{gray3}&quot;))))))))))))))))" office:value-type="string" office:string-value="{cyan}">
            <text:p>{cyan}</text:p>
          </table:table-cell>
          <table:table-cell table:style-name="ce38" table:formula="of:=[.M33]" office:value-type="string" office:string-value="03">
            <text:p>03</text:p>
          </table:table-cell>
          <table:table-cell table:style-name="ce27" table:formula="of:=HEX2DEC([.S33])" office:value-type="float" office:value="3">
            <text:p>3</text:p>
          </table:table-cell>
          <table:table-cell table:style-name="ce27" table:formula="of:=IF([.T33]=0;&quot;{black}&quot;;IF([.T33]=1;&quot;{white}&quot;;IF([.T33]=2;&quot;{red}&quot;;IF([.T33]=3;&quot;{cyan}&quot;;IF([.T33]=4;&quot;{purple}&quot;;IF([.T33]=5;&quot;{green}&quot;;IF([.T33]=6;&quot;{blue}&quot;;IF([.T33]=7;&quot;{yellow}&quot;;IF([.T33]=8;&quot;{orange}&quot;;IF([.T33]=9;&quot;{brown}&quot;;IF([.T33]=10;&quot;{lt. red}&quot;;IF([.T33]=11;&quot;{gray1}&quot;;IF([.T33]=12;&quot;{gray2}&quot;;IF([.T33]=13;&quot;{lt. green}&quot;;IF([.T33]=14;&quot;{lt. blue}&quot;;IF([.T33]=15;&quot;{gray3}&quot;))))))))))))))))" office:value-type="string" office:string-value="{cyan}">
            <text:p>{cyan}</text:p>
          </table:table-cell>
          <table:table-cell table:style-name="ce44" table:formula="of:=[.M33]" office:value-type="string" office:string-value="03">
            <text:p>03</text:p>
          </table:table-cell>
          <table:table-cell table:style-name="ce27" table:formula="of:=HEX2DEC([.V33])" office:value-type="float" office:value="3">
            <text:p>3</text:p>
          </table:table-cell>
          <table:table-cell table:style-name="ce27" table:formula="of:=IF([.W33]=0;&quot;{black}&quot;;IF([.W33]=1;&quot;{white}&quot;;IF([.W33]=2;&quot;{red}&quot;;IF([.W33]=3;&quot;{cyan}&quot;;IF([.W33]=4;&quot;{purple}&quot;;IF([.W33]=5;&quot;{green}&quot;;IF([.W33]=6;&quot;{blue}&quot;;IF([.W33]=7;&quot;{yellow}&quot;;IF([.W33]=8;&quot;{orange}&quot;;IF([.W33]=9;&quot;{brown}&quot;;IF([.W33]=10;&quot;{lt. red}&quot;;IF([.W33]=11;&quot;{gray1}&quot;;IF([.W33]=12;&quot;{gray2}&quot;;IF([.W33]=13;&quot;{lt. green}&quot;;IF([.W33]=14;&quot;{lt. blue}&quot;;IF([.W33]=15;&quot;{gray3}&quot;))))))))))))))))" office:value-type="string" office:string-value="{cyan}">
            <text:p>{cyan}</text:p>
          </table:table-cell>
          <table:table-cell table:style-name="ce48" office:value-type="string">
            <text:p>DATA"</text:p>
          </table:table-cell>
          <table:table-cell table:style-name="ce64" table:formula="of:=[.O33]" office:value-type="string" office:string-value="{cyan}">
            <text:p>{cyan}</text:p>
          </table:table-cell>
          <table:table-cell table:style-name="ce64" table:formula="of:=IF(AND([.E33]&gt;=128;[.E33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33]+[.I33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F33]&gt;=128;[.F33]&lt;=255);&quot;{rvrs on}&quot;;&quot;{rvrs off}&quot;)" office:value-type="string" office:string-value="{rvrs off}">
            <text:p>{rvrs off}</text:p>
          </table:table-cell>
          <table:table-cell table:style-name="ce64" table:formula="of:=[.R33]" office:value-type="string" office:string-value="{cyan}">
            <text:p>{cyan}</text:p>
          </table:table-cell>
          <table:table-cell table:style-name="ce64" office:value-type="string">
            <text:p>{</text:p>
          </table:table-cell>
          <table:table-cell table:style-name="ce64" table:formula="of:=[.F33]+[.J33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33]&gt;=128;[.G33]&lt;=255);&quot;{rvrs on}&quot;;&quot;{rvrs off}&quot;)" office:value-type="string" office:string-value="{rvrs off}">
            <text:p>{rvrs off}</text:p>
          </table:table-cell>
          <table:table-cell table:style-name="ce64" table:formula="of:=[.U33]" office:value-type="string" office:string-value="{cyan}">
            <text:p>{cyan}</text:p>
          </table:table-cell>
          <table:table-cell table:style-name="ce64" office:value-type="string">
            <text:p>{</text:p>
          </table:table-cell>
          <table:table-cell table:style-name="ce64" table:formula="of:=[.G33]+[.K33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H33]&gt;=128;[.H33]&lt;=255);&quot;{rvrs on}&quot;;&quot;{rvrs off}&quot;)" office:value-type="string" office:string-value="{rvrs off}">
            <text:p>{rvrs off}</text:p>
          </table:table-cell>
          <table:table-cell table:style-name="ce64" table:formula="of:=[.X33]" office:value-type="string" office:string-value="{cyan}">
            <text:p>{cyan}</text:p>
          </table:table-cell>
          <table:table-cell table:style-name="ce64" office:value-type="string">
            <text:p>{</text:p>
          </table:table-cell>
          <table:table-cell table:style-name="ce64" table:formula="of:=[.H33]+[.L33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 table:number-columns-repeated="977"/>
        </table:table-row>
        <table:table-row table:style-name="ro1">
          <table:table-cell table:number-columns-repeated="4" table:style-name="ce18"/>
          <table:table-cell table:style-name="ce24" table:formula="of:=HEX2DEC([.A34])" office:value-type="float" office:value="0">
            <text:p>0</text:p>
          </table:table-cell>
          <table:table-cell table:style-name="ce27" table:formula="of:=HEX2DEC([.B34])" office:value-type="float" office:value="0">
            <text:p>0</text:p>
          </table:table-cell>
          <table:table-cell table:style-name="ce27" table:formula="of:=HEX2DEC([.C34])" office:value-type="float" office:value="0">
            <text:p>0</text:p>
          </table:table-cell>
          <table:table-cell table:style-name="ce27" table:formula="of:=HEX2DEC([.D34])" office:value-type="float" office:value="0">
            <text:p>0</text:p>
          </table:table-cell>
          <table:table-cell table:style-name="ce23" table:formula="of:=IF(AND([.E34]&gt;=64;[.E34]&lt;=95);&quot;128&quot;;IF(AND([.E34]&gt;=96;[.E34]&lt;=127);&quot;64&quot;;IF(AND([.E34]&gt;=128;[.E34]&lt;=159);&quot;-64&quot;;IF(AND([.E34]&gt;=160;[.E34]&lt;=191);&quot;-160&quot;;IF(AND([.E34]&gt;=32;[.E34]&lt;=63);&quot;0&quot;;&quot;&quot;)))))">
            <text:p/>
          </table:table-cell>
          <table:table-cell table:style-name="ce23" table:formula="of:=IF(AND([.F34]&gt;=64;[.F34]&lt;=95);&quot;128&quot;;IF(AND([.F34]&gt;=96;[.F34]&lt;=127);&quot;64&quot;;IF(AND([.F34]&gt;=128;[.F34]&lt;=159);&quot;-64&quot;;IF(AND([.F34]&gt;=160;[.F34]&lt;=191);&quot;-160&quot;;IF(AND([.F34]&gt;=32;[.F34]&lt;=63);&quot;0&quot;;&quot;&quot;)))))">
            <text:p/>
          </table:table-cell>
          <table:table-cell table:style-name="ce23" table:formula="of:=IF(AND([.G34]&gt;=64;[.G34]&lt;=95);&quot;128&quot;;IF(AND([.G34]&gt;=96;[.G34]&lt;=127);&quot;64&quot;;IF(AND([.G34]&gt;=128;[.G34]&lt;=159);&quot;-64&quot;;IF(AND([.G34]&gt;=160;[.G34]&lt;=191);&quot;-160&quot;;IF(AND([.G34]&gt;=32;[.G34]&lt;=63);&quot;0&quot;;&quot;&quot;)))))">
            <text:p/>
          </table:table-cell>
          <table:table-cell table:style-name="ce23" table:formula="of:=IF(AND([.H34]&gt;=64;[.H34]&lt;=95);&quot;128&quot;;IF(AND([.H34]&gt;=96;[.H34]&lt;=127);&quot;64&quot;;IF(AND([.H34]&gt;=128;[.H34]&lt;=159);&quot;-64&quot;;IF(AND([.H34]&gt;=160;[.H34]&lt;=191);&quot;-160&quot;;IF(AND([.H34]&gt;=32;[.H34]&lt;=63);&quot;0&quot;;&quot;&quot;)))))">
            <text:p/>
          </table:table-cell>
          <table:table-cell table:style-name="ce34"/>
          <table:table-cell table:style-name="ce27"/>
          <table:table-cell table:style-name="ce27"/>
          <table:table-cell table:style-name="ce40"/>
          <table:table-cell table:style-name="ce27"/>
          <table:table-cell table:style-name="ce27"/>
          <table:table-cell table:style-name="ce40"/>
          <table:table-cell table:style-name="ce27"/>
          <table:table-cell table:style-name="ce27"/>
          <table:table-cell table:style-name="ce45"/>
          <table:table-cell table:style-name="ce27" table:formula="of:=HEX2DEC([.V34])" office:value-type="float" office:value="0">
            <text:p>0</text:p>
          </table:table-cell>
          <table:table-cell table:style-name="ce27" table:formula="of:=IF([.W34]=0;&quot;{black}&quot;;IF([.W34]=1;&quot;{white}&quot;;IF([.W34]=2;&quot;{red}&quot;;IF([.W34]=3;&quot;{cyan}&quot;;IF([.W34]=4;&quot;{purple}&quot;;IF([.W34]=5;&quot;{green}&quot;;IF([.W34]=6;&quot;{blue}&quot;;IF([.W34]=7;&quot;{yellow}&quot;;IF([.W34]=8;&quot;{orange}&quot;;IF([.W34]=9;&quot;{brown}&quot;;IF([.W34]=10;&quot;{lt. red}&quot;;IF([.W34]=11;&quot;{gray1}&quot;;IF([.W34]=12;&quot;{gray2}&quot;;IF([.W34]=13;&quot;{lt. green}&quot;;IF([.W34]=14;&quot;{lt. blue}&quot;;IF([.W34]=15;&quot;{gray3}&quot;))))))))))))))))" office:value-type="string" office:string-value="{black}">
            <text:p>{black}</text:p>
          </table:table-cell>
          <table:table-cell table:style-name="ce48" office:value-type="string">
            <text:p>DATA"</text:p>
          </table:table-cell>
          <table:table-cell table:style-name="ce64" table:formula="of:=[.O34]" office:value-type="float" office:value="0">
            <text:p>0</text:p>
          </table:table-cell>
          <table:table-cell table:style-name="ce64" table:formula="of:=IF(AND([.E34]&gt;=128;[.E34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34]+[.I34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F34]&gt;=128;[.F34]&lt;=255);&quot;{rvrs on}&quot;;&quot;{rvrs off}&quot;)" office:value-type="string" office:string-value="{rvrs off}">
            <text:p>{rvrs off}</text:p>
          </table:table-cell>
          <table:table-cell table:style-name="ce64" table:formula="of:=[.R34]" office:value-type="float" office:value="0">
            <text:p>0</text:p>
          </table:table-cell>
          <table:table-cell table:style-name="ce64" office:value-type="string">
            <text:p>{</text:p>
          </table:table-cell>
          <table:table-cell table:style-name="ce64" table:formula="of:=[.F34]+[.J34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34]&gt;=128;[.G34]&lt;=255);&quot;{rvrs on}&quot;;&quot;{rvrs off}&quot;)" office:value-type="string" office:string-value="{rvrs off}">
            <text:p>{rvrs off}</text:p>
          </table:table-cell>
          <table:table-cell table:style-name="ce64" table:formula="of:=[.U34]" office:value-type="float" office:value="0">
            <text:p>0</text:p>
          </table:table-cell>
          <table:table-cell table:style-name="ce64" office:value-type="string">
            <text:p>{</text:p>
          </table:table-cell>
          <table:table-cell table:style-name="ce64" table:formula="of:=[.G34]+[.K34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H34]&gt;=128;[.H34]&lt;=255);&quot;{rvrs on}&quot;;&quot;{rvrs off}&quot;)" office:value-type="string" office:string-value="{rvrs off}">
            <text:p>{rvrs off}</text:p>
          </table:table-cell>
          <table:table-cell table:style-name="ce64" table:formula="of:=[.X34]" office:value-type="string" office:string-value="{black}">
            <text:p>{black}</text:p>
          </table:table-cell>
          <table:table-cell table:style-name="ce64" office:value-type="string">
            <text:p>{</text:p>
          </table:table-cell>
          <table:table-cell table:style-name="ce64" table:formula="of:=[.H34]+[.L34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 table:number-columns-repeated="977"/>
        </table:table-row>
        <table:table-row table:style-name="ro1">
          <table:table-cell table:number-columns-repeated="4" table:style-name="ce18"/>
          <table:table-cell table:style-name="ce24" table:formula="of:=HEX2DEC([.A35])" office:value-type="float" office:value="0">
            <text:p>0</text:p>
          </table:table-cell>
          <table:table-cell table:style-name="ce27" table:formula="of:=HEX2DEC([.B35])" office:value-type="float" office:value="0">
            <text:p>0</text:p>
          </table:table-cell>
          <table:table-cell table:style-name="ce27" table:formula="of:=HEX2DEC([.C35])" office:value-type="float" office:value="0">
            <text:p>0</text:p>
          </table:table-cell>
          <table:table-cell table:style-name="ce27" table:formula="of:=HEX2DEC([.D35])" office:value-type="float" office:value="0">
            <text:p>0</text:p>
          </table:table-cell>
          <table:table-cell table:style-name="ce23" table:formula="of:=IF(AND([.E35]&gt;=64;[.E35]&lt;=95);&quot;128&quot;;IF(AND([.E35]&gt;=96;[.E35]&lt;=127);&quot;64&quot;;IF(AND([.E35]&gt;=128;[.E35]&lt;=159);&quot;-64&quot;;IF(AND([.E35]&gt;=160;[.E35]&lt;=191);&quot;-160&quot;;IF(AND([.E35]&gt;=32;[.E35]&lt;=63);&quot;0&quot;;&quot;&quot;)))))">
            <text:p/>
          </table:table-cell>
          <table:table-cell table:style-name="ce23" table:formula="of:=IF(AND([.F35]&gt;=64;[.F35]&lt;=95);&quot;128&quot;;IF(AND([.F35]&gt;=96;[.F35]&lt;=127);&quot;64&quot;;IF(AND([.F35]&gt;=128;[.F35]&lt;=159);&quot;-64&quot;;IF(AND([.F35]&gt;=160;[.F35]&lt;=191);&quot;-160&quot;;IF(AND([.F35]&gt;=32;[.F35]&lt;=63);&quot;0&quot;;&quot;&quot;)))))">
            <text:p/>
          </table:table-cell>
          <table:table-cell table:style-name="ce23" table:formula="of:=IF(AND([.G35]&gt;=64;[.G35]&lt;=95);&quot;128&quot;;IF(AND([.G35]&gt;=96;[.G35]&lt;=127);&quot;64&quot;;IF(AND([.G35]&gt;=128;[.G35]&lt;=159);&quot;-64&quot;;IF(AND([.G35]&gt;=160;[.G35]&lt;=191);&quot;-160&quot;;IF(AND([.G35]&gt;=32;[.G35]&lt;=63);&quot;0&quot;;&quot;&quot;)))))">
            <text:p/>
          </table:table-cell>
          <table:table-cell table:style-name="ce23" table:formula="of:=IF(AND([.H35]&gt;=64;[.H35]&lt;=95);&quot;128&quot;;IF(AND([.H35]&gt;=96;[.H35]&lt;=127);&quot;64&quot;;IF(AND([.H35]&gt;=128;[.H35]&lt;=159);&quot;-64&quot;;IF(AND([.H35]&gt;=160;[.H35]&lt;=191);&quot;-160&quot;;IF(AND([.H35]&gt;=32;[.H35]&lt;=63);&quot;0&quot;;&quot;&quot;)))))">
            <text:p/>
          </table:table-cell>
          <table:table-cell table:style-name="ce33"/>
          <table:table-cell table:style-name="ce27"/>
          <table:table-cell table:style-name="ce27"/>
          <table:table-cell table:style-name="ce41"/>
          <table:table-cell table:style-name="ce27"/>
          <table:table-cell table:style-name="ce27"/>
          <table:table-cell table:style-name="ce41"/>
          <table:table-cell table:style-name="ce27"/>
          <table:table-cell table:style-name="ce27"/>
          <table:table-cell table:style-name="ce44"/>
          <table:table-cell table:style-name="ce27" table:formula="of:=HEX2DEC([.V35])" office:value-type="float" office:value="0">
            <text:p>0</text:p>
          </table:table-cell>
          <table:table-cell table:style-name="ce27" table:formula="of:=IF([.W35]=0;&quot;{black}&quot;;IF([.W35]=1;&quot;{white}&quot;;IF([.W35]=2;&quot;{red}&quot;;IF([.W35]=3;&quot;{cyan}&quot;;IF([.W35]=4;&quot;{purple}&quot;;IF([.W35]=5;&quot;{green}&quot;;IF([.W35]=6;&quot;{blue}&quot;;IF([.W35]=7;&quot;{yellow}&quot;;IF([.W35]=8;&quot;{orange}&quot;;IF([.W35]=9;&quot;{brown}&quot;;IF([.W35]=10;&quot;{lt. red}&quot;;IF([.W35]=11;&quot;{gray1}&quot;;IF([.W35]=12;&quot;{gray2}&quot;;IF([.W35]=13;&quot;{lt. green}&quot;;IF([.W35]=14;&quot;{lt. blue}&quot;;IF([.W35]=15;&quot;{gray3}&quot;))))))))))))))))" office:value-type="string" office:string-value="{black}">
            <text:p>{black}</text:p>
          </table:table-cell>
          <table:table-cell table:style-name="ce48" office:value-type="string">
            <text:p>DATA"</text:p>
          </table:table-cell>
          <table:table-cell table:style-name="ce64" table:formula="of:=[.O35]" office:value-type="float" office:value="0">
            <text:p>0</text:p>
          </table:table-cell>
          <table:table-cell table:style-name="ce64" table:formula="of:=IF(AND([.E35]&gt;=128;[.E35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35]+[.I35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F35]&gt;=128;[.F35]&lt;=255);&quot;{rvrs on}&quot;;&quot;{rvrs off}&quot;)" office:value-type="string" office:string-value="{rvrs off}">
            <text:p>{rvrs off}</text:p>
          </table:table-cell>
          <table:table-cell table:style-name="ce64" table:formula="of:=[.R35]" office:value-type="float" office:value="0">
            <text:p>0</text:p>
          </table:table-cell>
          <table:table-cell table:style-name="ce64" office:value-type="string">
            <text:p>{</text:p>
          </table:table-cell>
          <table:table-cell table:style-name="ce64" table:formula="of:=[.F35]+[.J35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35]&gt;=128;[.G35]&lt;=255);&quot;{rvrs on}&quot;;&quot;{rvrs off}&quot;)" office:value-type="string" office:string-value="{rvrs off}">
            <text:p>{rvrs off}</text:p>
          </table:table-cell>
          <table:table-cell table:style-name="ce64" table:formula="of:=[.U35]" office:value-type="float" office:value="0">
            <text:p>0</text:p>
          </table:table-cell>
          <table:table-cell table:style-name="ce64" office:value-type="string">
            <text:p>{</text:p>
          </table:table-cell>
          <table:table-cell table:style-name="ce64" table:formula="of:=[.G35]+[.K35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H35]&gt;=128;[.H35]&lt;=255);&quot;{rvrs on}&quot;;&quot;{rvrs off}&quot;)" office:value-type="string" office:string-value="{rvrs off}">
            <text:p>{rvrs off}</text:p>
          </table:table-cell>
          <table:table-cell table:style-name="ce64" table:formula="of:=[.X35]" office:value-type="string" office:string-value="{black}">
            <text:p>{black}</text:p>
          </table:table-cell>
          <table:table-cell table:style-name="ce64" office:value-type="string">
            <text:p>{</text:p>
          </table:table-cell>
          <table:table-cell table:style-name="ce64" table:formula="of:=[.H35]+[.L35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 table:number-columns-repeated="977"/>
        </table:table-row>
        <table:table-row table:style-name="ro1">
          <table:table-cell table:number-columns-repeated="4" table:style-name="ce18"/>
          <table:table-cell table:style-name="ce24" table:formula="of:=HEX2DEC([.A36])" office:value-type="float" office:value="0">
            <text:p>0</text:p>
          </table:table-cell>
          <table:table-cell table:style-name="ce27" table:formula="of:=HEX2DEC([.B36])" office:value-type="float" office:value="0">
            <text:p>0</text:p>
          </table:table-cell>
          <table:table-cell table:style-name="ce27" table:formula="of:=HEX2DEC([.C36])" office:value-type="float" office:value="0">
            <text:p>0</text:p>
          </table:table-cell>
          <table:table-cell table:style-name="ce27" table:formula="of:=HEX2DEC([.D36])" office:value-type="float" office:value="0">
            <text:p>0</text:p>
          </table:table-cell>
          <table:table-cell table:style-name="ce23" table:formula="of:=IF(AND([.E36]&gt;=64;[.E36]&lt;=95);&quot;128&quot;;IF(AND([.E36]&gt;=96;[.E36]&lt;=127);&quot;64&quot;;IF(AND([.E36]&gt;=128;[.E36]&lt;=159);&quot;-64&quot;;IF(AND([.E36]&gt;=160;[.E36]&lt;=191);&quot;-160&quot;;IF(AND([.E36]&gt;=32;[.E36]&lt;=63);&quot;0&quot;;&quot;&quot;)))))">
            <text:p/>
          </table:table-cell>
          <table:table-cell table:style-name="ce23" table:formula="of:=IF(AND([.F36]&gt;=64;[.F36]&lt;=95);&quot;128&quot;;IF(AND([.F36]&gt;=96;[.F36]&lt;=127);&quot;64&quot;;IF(AND([.F36]&gt;=128;[.F36]&lt;=159);&quot;-64&quot;;IF(AND([.F36]&gt;=160;[.F36]&lt;=191);&quot;-160&quot;;IF(AND([.F36]&gt;=32;[.F36]&lt;=63);&quot;0&quot;;&quot;&quot;)))))">
            <text:p/>
          </table:table-cell>
          <table:table-cell table:style-name="ce23" table:formula="of:=IF(AND([.G36]&gt;=64;[.G36]&lt;=95);&quot;128&quot;;IF(AND([.G36]&gt;=96;[.G36]&lt;=127);&quot;64&quot;;IF(AND([.G36]&gt;=128;[.G36]&lt;=159);&quot;-64&quot;;IF(AND([.G36]&gt;=160;[.G36]&lt;=191);&quot;-160&quot;;IF(AND([.G36]&gt;=32;[.G36]&lt;=63);&quot;0&quot;;&quot;&quot;)))))">
            <text:p/>
          </table:table-cell>
          <table:table-cell table:style-name="ce23" table:formula="of:=IF(AND([.H36]&gt;=64;[.H36]&lt;=95);&quot;128&quot;;IF(AND([.H36]&gt;=96;[.H36]&lt;=127);&quot;64&quot;;IF(AND([.H36]&gt;=128;[.H36]&lt;=159);&quot;-64&quot;;IF(AND([.H36]&gt;=160;[.H36]&lt;=191);&quot;-160&quot;;IF(AND([.H36]&gt;=32;[.H36]&lt;=63);&quot;0&quot;;&quot;&quot;)))))">
            <text:p/>
          </table:table-cell>
          <table:table-cell table:style-name="ce34"/>
          <table:table-cell table:style-name="ce27"/>
          <table:table-cell table:style-name="ce27"/>
          <table:table-cell table:style-name="ce40"/>
          <table:table-cell table:style-name="ce27"/>
          <table:table-cell table:style-name="ce27"/>
          <table:table-cell table:style-name="ce40"/>
          <table:table-cell table:style-name="ce27"/>
          <table:table-cell table:style-name="ce27"/>
          <table:table-cell table:style-name="ce45"/>
          <table:table-cell table:style-name="ce27" table:formula="of:=HEX2DEC([.V36])" office:value-type="float" office:value="0">
            <text:p>0</text:p>
          </table:table-cell>
          <table:table-cell table:style-name="ce27" table:formula="of:=IF([.W36]=0;&quot;{black}&quot;;IF([.W36]=1;&quot;{white}&quot;;IF([.W36]=2;&quot;{red}&quot;;IF([.W36]=3;&quot;{cyan}&quot;;IF([.W36]=4;&quot;{purple}&quot;;IF([.W36]=5;&quot;{green}&quot;;IF([.W36]=6;&quot;{blue}&quot;;IF([.W36]=7;&quot;{yellow}&quot;;IF([.W36]=8;&quot;{orange}&quot;;IF([.W36]=9;&quot;{brown}&quot;;IF([.W36]=10;&quot;{lt. red}&quot;;IF([.W36]=11;&quot;{gray1}&quot;;IF([.W36]=12;&quot;{gray2}&quot;;IF([.W36]=13;&quot;{lt. green}&quot;;IF([.W36]=14;&quot;{lt. blue}&quot;;IF([.W36]=15;&quot;{gray3}&quot;))))))))))))))))" office:value-type="string" office:string-value="{black}">
            <text:p>{black}</text:p>
          </table:table-cell>
          <table:table-cell table:style-name="ce48" office:value-type="string">
            <text:p>DATA"</text:p>
          </table:table-cell>
          <table:table-cell table:style-name="ce64" table:formula="of:=[.O36]" office:value-type="float" office:value="0">
            <text:p>0</text:p>
          </table:table-cell>
          <table:table-cell table:style-name="ce64" table:formula="of:=IF(AND([.E36]&gt;=128;[.E36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36]+[.I36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F36]&gt;=128;[.F36]&lt;=255);&quot;{rvrs on}&quot;;&quot;{rvrs off}&quot;)" office:value-type="string" office:string-value="{rvrs off}">
            <text:p>{rvrs off}</text:p>
          </table:table-cell>
          <table:table-cell table:style-name="ce64" table:formula="of:=[.R36]" office:value-type="float" office:value="0">
            <text:p>0</text:p>
          </table:table-cell>
          <table:table-cell table:style-name="ce64" office:value-type="string">
            <text:p>{</text:p>
          </table:table-cell>
          <table:table-cell table:style-name="ce64" table:formula="of:=[.F36]+[.J36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36]&gt;=128;[.G36]&lt;=255);&quot;{rvrs on}&quot;;&quot;{rvrs off}&quot;)" office:value-type="string" office:string-value="{rvrs off}">
            <text:p>{rvrs off}</text:p>
          </table:table-cell>
          <table:table-cell table:style-name="ce64" table:formula="of:=[.U36]" office:value-type="float" office:value="0">
            <text:p>0</text:p>
          </table:table-cell>
          <table:table-cell table:style-name="ce64" office:value-type="string">
            <text:p>{</text:p>
          </table:table-cell>
          <table:table-cell table:style-name="ce64" table:formula="of:=[.G36]+[.K36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H36]&gt;=128;[.H36]&lt;=255);&quot;{rvrs on}&quot;;&quot;{rvrs off}&quot;)" office:value-type="string" office:string-value="{rvrs off}">
            <text:p>{rvrs off}</text:p>
          </table:table-cell>
          <table:table-cell table:style-name="ce64" table:formula="of:=[.X36]" office:value-type="string" office:string-value="{black}">
            <text:p>{black}</text:p>
          </table:table-cell>
          <table:table-cell table:style-name="ce64" office:value-type="string">
            <text:p>{</text:p>
          </table:table-cell>
          <table:table-cell table:style-name="ce64" table:formula="of:=[.H36]+[.L36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 table:number-columns-repeated="977"/>
        </table:table-row>
        <table:table-row table:style-name="ro1">
          <table:table-cell table:number-columns-repeated="4" table:style-name="ce18"/>
          <table:table-cell table:style-name="ce24" table:formula="of:=HEX2DEC([.A37])" office:value-type="float" office:value="0">
            <text:p>0</text:p>
          </table:table-cell>
          <table:table-cell table:style-name="ce27" table:formula="of:=HEX2DEC([.B37])" office:value-type="float" office:value="0">
            <text:p>0</text:p>
          </table:table-cell>
          <table:table-cell table:style-name="ce27" table:formula="of:=HEX2DEC([.C37])" office:value-type="float" office:value="0">
            <text:p>0</text:p>
          </table:table-cell>
          <table:table-cell table:style-name="ce27" table:formula="of:=HEX2DEC([.D37])" office:value-type="float" office:value="0">
            <text:p>0</text:p>
          </table:table-cell>
          <table:table-cell table:style-name="ce23" table:formula="of:=IF(AND([.E37]&gt;=64;[.E37]&lt;=95);&quot;128&quot;;IF(AND([.E37]&gt;=96;[.E37]&lt;=127);&quot;64&quot;;IF(AND([.E37]&gt;=128;[.E37]&lt;=159);&quot;-64&quot;;IF(AND([.E37]&gt;=160;[.E37]&lt;=191);&quot;-160&quot;;IF(AND([.E37]&gt;=32;[.E37]&lt;=63);&quot;0&quot;;&quot;&quot;)))))">
            <text:p/>
          </table:table-cell>
          <table:table-cell table:style-name="ce23" table:formula="of:=IF(AND([.F37]&gt;=64;[.F37]&lt;=95);&quot;128&quot;;IF(AND([.F37]&gt;=96;[.F37]&lt;=127);&quot;64&quot;;IF(AND([.F37]&gt;=128;[.F37]&lt;=159);&quot;-64&quot;;IF(AND([.F37]&gt;=160;[.F37]&lt;=191);&quot;-160&quot;;IF(AND([.F37]&gt;=32;[.F37]&lt;=63);&quot;0&quot;;&quot;&quot;)))))">
            <text:p/>
          </table:table-cell>
          <table:table-cell table:style-name="ce23" table:formula="of:=IF(AND([.G37]&gt;=64;[.G37]&lt;=95);&quot;128&quot;;IF(AND([.G37]&gt;=96;[.G37]&lt;=127);&quot;64&quot;;IF(AND([.G37]&gt;=128;[.G37]&lt;=159);&quot;-64&quot;;IF(AND([.G37]&gt;=160;[.G37]&lt;=191);&quot;-160&quot;;IF(AND([.G37]&gt;=32;[.G37]&lt;=63);&quot;0&quot;;&quot;&quot;)))))">
            <text:p/>
          </table:table-cell>
          <table:table-cell table:style-name="ce23" table:formula="of:=IF(AND([.H37]&gt;=64;[.H37]&lt;=95);&quot;128&quot;;IF(AND([.H37]&gt;=96;[.H37]&lt;=127);&quot;64&quot;;IF(AND([.H37]&gt;=128;[.H37]&lt;=159);&quot;-64&quot;;IF(AND([.H37]&gt;=160;[.H37]&lt;=191);&quot;-160&quot;;IF(AND([.H37]&gt;=32;[.H37]&lt;=63);&quot;0&quot;;&quot;&quot;)))))">
            <text:p/>
          </table:table-cell>
          <table:table-cell table:style-name="ce33"/>
          <table:table-cell table:style-name="ce27"/>
          <table:table-cell table:style-name="ce27"/>
          <table:table-cell table:style-name="ce41"/>
          <table:table-cell table:style-name="ce27"/>
          <table:table-cell table:style-name="ce27"/>
          <table:table-cell table:style-name="ce41"/>
          <table:table-cell table:style-name="ce27"/>
          <table:table-cell table:style-name="ce27"/>
          <table:table-cell table:style-name="ce44"/>
          <table:table-cell table:style-name="ce27" table:formula="of:=HEX2DEC([.V37])" office:value-type="float" office:value="0">
            <text:p>0</text:p>
          </table:table-cell>
          <table:table-cell table:style-name="ce27" table:formula="of:=IF([.W37]=0;&quot;{black}&quot;;IF([.W37]=1;&quot;{white}&quot;;IF([.W37]=2;&quot;{red}&quot;;IF([.W37]=3;&quot;{cyan}&quot;;IF([.W37]=4;&quot;{purple}&quot;;IF([.W37]=5;&quot;{green}&quot;;IF([.W37]=6;&quot;{blue}&quot;;IF([.W37]=7;&quot;{yellow}&quot;;IF([.W37]=8;&quot;{orange}&quot;;IF([.W37]=9;&quot;{brown}&quot;;IF([.W37]=10;&quot;{lt. red}&quot;;IF([.W37]=11;&quot;{gray1}&quot;;IF([.W37]=12;&quot;{gray2}&quot;;IF([.W37]=13;&quot;{lt. green}&quot;;IF([.W37]=14;&quot;{lt. blue}&quot;;IF([.W37]=15;&quot;{gray3}&quot;))))))))))))))))" office:value-type="string" office:string-value="{black}">
            <text:p>{black}</text:p>
          </table:table-cell>
          <table:table-cell table:style-name="ce48" office:value-type="string">
            <text:p>DATA"</text:p>
          </table:table-cell>
          <table:table-cell table:style-name="ce64" table:formula="of:=[.O37]" office:value-type="float" office:value="0">
            <text:p>0</text:p>
          </table:table-cell>
          <table:table-cell table:style-name="ce64" table:formula="of:=IF(AND([.E37]&gt;=128;[.E37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37]+[.I37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F37]&gt;=128;[.F37]&lt;=255);&quot;{rvrs on}&quot;;&quot;{rvrs off}&quot;)" office:value-type="string" office:string-value="{rvrs off}">
            <text:p>{rvrs off}</text:p>
          </table:table-cell>
          <table:table-cell table:style-name="ce64" table:formula="of:=[.R37]" office:value-type="float" office:value="0">
            <text:p>0</text:p>
          </table:table-cell>
          <table:table-cell table:style-name="ce64" office:value-type="string">
            <text:p>{</text:p>
          </table:table-cell>
          <table:table-cell table:style-name="ce64" table:formula="of:=[.F37]+[.J37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37]&gt;=128;[.G37]&lt;=255);&quot;{rvrs on}&quot;;&quot;{rvrs off}&quot;)" office:value-type="string" office:string-value="{rvrs off}">
            <text:p>{rvrs off}</text:p>
          </table:table-cell>
          <table:table-cell table:style-name="ce64" table:formula="of:=[.U37]" office:value-type="float" office:value="0">
            <text:p>0</text:p>
          </table:table-cell>
          <table:table-cell table:style-name="ce64" office:value-type="string">
            <text:p>{</text:p>
          </table:table-cell>
          <table:table-cell table:style-name="ce64" table:formula="of:=[.G37]+[.K37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H37]&gt;=128;[.H37]&lt;=255);&quot;{rvrs on}&quot;;&quot;{rvrs off}&quot;)" office:value-type="string" office:string-value="{rvrs off}">
            <text:p>{rvrs off}</text:p>
          </table:table-cell>
          <table:table-cell table:style-name="ce64" table:formula="of:=[.X37]" office:value-type="string" office:string-value="{black}">
            <text:p>{black}</text:p>
          </table:table-cell>
          <table:table-cell table:style-name="ce64" office:value-type="string">
            <text:p>{</text:p>
          </table:table-cell>
          <table:table-cell table:style-name="ce64" table:formula="of:=[.H37]+[.L37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 table:number-columns-repeated="977"/>
        </table:table-row>
        <table:table-row table:style-name="ro1">
          <table:table-cell table:number-columns-repeated="4" table:style-name="ce18"/>
          <table:table-cell table:style-name="ce24" table:formula="of:=HEX2DEC([.A38])" office:value-type="float" office:value="0">
            <text:p>0</text:p>
          </table:table-cell>
          <table:table-cell table:style-name="ce27" table:formula="of:=HEX2DEC([.B38])" office:value-type="float" office:value="0">
            <text:p>0</text:p>
          </table:table-cell>
          <table:table-cell table:style-name="ce27" table:formula="of:=HEX2DEC([.C38])" office:value-type="float" office:value="0">
            <text:p>0</text:p>
          </table:table-cell>
          <table:table-cell table:style-name="ce27" table:formula="of:=HEX2DEC([.D38])" office:value-type="float" office:value="0">
            <text:p>0</text:p>
          </table:table-cell>
          <table:table-cell table:style-name="ce23" table:formula="of:=IF(AND([.E38]&gt;=64;[.E38]&lt;=95);&quot;128&quot;;IF(AND([.E38]&gt;=96;[.E38]&lt;=127);&quot;64&quot;;IF(AND([.E38]&gt;=128;[.E38]&lt;=159);&quot;-64&quot;;IF(AND([.E38]&gt;=160;[.E38]&lt;=191);&quot;-160&quot;;IF(AND([.E38]&gt;=32;[.E38]&lt;=63);&quot;0&quot;;&quot;&quot;)))))">
            <text:p/>
          </table:table-cell>
          <table:table-cell table:style-name="ce23" table:formula="of:=IF(AND([.F38]&gt;=64;[.F38]&lt;=95);&quot;128&quot;;IF(AND([.F38]&gt;=96;[.F38]&lt;=127);&quot;64&quot;;IF(AND([.F38]&gt;=128;[.F38]&lt;=159);&quot;-64&quot;;IF(AND([.F38]&gt;=160;[.F38]&lt;=191);&quot;-160&quot;;IF(AND([.F38]&gt;=32;[.F38]&lt;=63);&quot;0&quot;;&quot;&quot;)))))">
            <text:p/>
          </table:table-cell>
          <table:table-cell table:style-name="ce23" table:formula="of:=IF(AND([.G38]&gt;=64;[.G38]&lt;=95);&quot;128&quot;;IF(AND([.G38]&gt;=96;[.G38]&lt;=127);&quot;64&quot;;IF(AND([.G38]&gt;=128;[.G38]&lt;=159);&quot;-64&quot;;IF(AND([.G38]&gt;=160;[.G38]&lt;=191);&quot;-160&quot;;IF(AND([.G38]&gt;=32;[.G38]&lt;=63);&quot;0&quot;;&quot;&quot;)))))">
            <text:p/>
          </table:table-cell>
          <table:table-cell table:style-name="ce23" table:formula="of:=IF(AND([.H38]&gt;=64;[.H38]&lt;=95);&quot;128&quot;;IF(AND([.H38]&gt;=96;[.H38]&lt;=127);&quot;64&quot;;IF(AND([.H38]&gt;=128;[.H38]&lt;=159);&quot;-64&quot;;IF(AND([.H38]&gt;=160;[.H38]&lt;=191);&quot;-160&quot;;IF(AND([.H38]&gt;=32;[.H38]&lt;=63);&quot;0&quot;;&quot;&quot;)))))">
            <text:p/>
          </table:table-cell>
          <table:table-cell table:style-name="ce34"/>
          <table:table-cell table:style-name="ce27"/>
          <table:table-cell table:style-name="ce27"/>
          <table:table-cell table:style-name="ce40"/>
          <table:table-cell table:style-name="ce27"/>
          <table:table-cell table:style-name="ce27"/>
          <table:table-cell table:style-name="ce40"/>
          <table:table-cell table:style-name="ce27"/>
          <table:table-cell table:style-name="ce27"/>
          <table:table-cell table:style-name="ce45"/>
          <table:table-cell table:style-name="ce27" table:formula="of:=HEX2DEC([.V38])" office:value-type="float" office:value="0">
            <text:p>0</text:p>
          </table:table-cell>
          <table:table-cell table:style-name="ce27" table:formula="of:=IF([.W38]=0;&quot;{black}&quot;;IF([.W38]=1;&quot;{white}&quot;;IF([.W38]=2;&quot;{red}&quot;;IF([.W38]=3;&quot;{cyan}&quot;;IF([.W38]=4;&quot;{purple}&quot;;IF([.W38]=5;&quot;{green}&quot;;IF([.W38]=6;&quot;{blue}&quot;;IF([.W38]=7;&quot;{yellow}&quot;;IF([.W38]=8;&quot;{orange}&quot;;IF([.W38]=9;&quot;{brown}&quot;;IF([.W38]=10;&quot;{lt. red}&quot;;IF([.W38]=11;&quot;{gray1}&quot;;IF([.W38]=12;&quot;{gray2}&quot;;IF([.W38]=13;&quot;{lt. green}&quot;;IF([.W38]=14;&quot;{lt. blue}&quot;;IF([.W38]=15;&quot;{gray3}&quot;))))))))))))))))" office:value-type="string" office:string-value="{black}">
            <text:p>{black}</text:p>
          </table:table-cell>
          <table:table-cell table:style-name="ce48" office:value-type="string">
            <text:p>DATA"</text:p>
          </table:table-cell>
          <table:table-cell table:style-name="ce64" table:formula="of:=[.O38]" office:value-type="float" office:value="0">
            <text:p>0</text:p>
          </table:table-cell>
          <table:table-cell table:style-name="ce64" table:formula="of:=IF(AND([.E38]&gt;=128;[.E38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38]+[.I38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F38]&gt;=128;[.F38]&lt;=255);&quot;{rvrs on}&quot;;&quot;{rvrs off}&quot;)" office:value-type="string" office:string-value="{rvrs off}">
            <text:p>{rvrs off}</text:p>
          </table:table-cell>
          <table:table-cell table:style-name="ce64" table:formula="of:=[.R38]" office:value-type="float" office:value="0">
            <text:p>0</text:p>
          </table:table-cell>
          <table:table-cell table:style-name="ce64" office:value-type="string">
            <text:p>{</text:p>
          </table:table-cell>
          <table:table-cell table:style-name="ce64" table:formula="of:=[.F38]+[.J38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38]&gt;=128;[.G38]&lt;=255);&quot;{rvrs on}&quot;;&quot;{rvrs off}&quot;)" office:value-type="string" office:string-value="{rvrs off}">
            <text:p>{rvrs off}</text:p>
          </table:table-cell>
          <table:table-cell table:style-name="ce64" table:formula="of:=[.U38]" office:value-type="float" office:value="0">
            <text:p>0</text:p>
          </table:table-cell>
          <table:table-cell table:style-name="ce64" office:value-type="string">
            <text:p>{</text:p>
          </table:table-cell>
          <table:table-cell table:style-name="ce64" table:formula="of:=[.G38]+[.K38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H38]&gt;=128;[.H38]&lt;=255);&quot;{rvrs on}&quot;;&quot;{rvrs off}&quot;)" office:value-type="string" office:string-value="{rvrs off}">
            <text:p>{rvrs off}</text:p>
          </table:table-cell>
          <table:table-cell table:style-name="ce64" table:formula="of:=[.X38]" office:value-type="string" office:string-value="{black}">
            <text:p>{black}</text:p>
          </table:table-cell>
          <table:table-cell table:style-name="ce64" office:value-type="string">
            <text:p>{</text:p>
          </table:table-cell>
          <table:table-cell table:style-name="ce64" table:formula="of:=[.H38]+[.L38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 table:number-columns-repeated="977"/>
        </table:table-row>
        <table:table-row table:style-name="ro1">
          <table:table-cell table:number-columns-repeated="4" table:style-name="ce18"/>
          <table:table-cell table:style-name="ce24" table:formula="of:=HEX2DEC([.A39])" office:value-type="float" office:value="0">
            <text:p>0</text:p>
          </table:table-cell>
          <table:table-cell table:style-name="ce27" table:formula="of:=HEX2DEC([.B39])" office:value-type="float" office:value="0">
            <text:p>0</text:p>
          </table:table-cell>
          <table:table-cell table:style-name="ce27" table:formula="of:=HEX2DEC([.C39])" office:value-type="float" office:value="0">
            <text:p>0</text:p>
          </table:table-cell>
          <table:table-cell table:style-name="ce27" table:formula="of:=HEX2DEC([.D39])" office:value-type="float" office:value="0">
            <text:p>0</text:p>
          </table:table-cell>
          <table:table-cell table:style-name="ce23" table:formula="of:=IF(AND([.E39]&gt;=64;[.E39]&lt;=95);&quot;128&quot;;IF(AND([.E39]&gt;=96;[.E39]&lt;=127);&quot;64&quot;;IF(AND([.E39]&gt;=128;[.E39]&lt;=159);&quot;-64&quot;;IF(AND([.E39]&gt;=160;[.E39]&lt;=191);&quot;-160&quot;;IF(AND([.E39]&gt;=32;[.E39]&lt;=63);&quot;0&quot;;&quot;&quot;)))))">
            <text:p/>
          </table:table-cell>
          <table:table-cell table:style-name="ce23" table:formula="of:=IF(AND([.F39]&gt;=64;[.F39]&lt;=95);&quot;128&quot;;IF(AND([.F39]&gt;=96;[.F39]&lt;=127);&quot;64&quot;;IF(AND([.F39]&gt;=128;[.F39]&lt;=159);&quot;-64&quot;;IF(AND([.F39]&gt;=160;[.F39]&lt;=191);&quot;-160&quot;;IF(AND([.F39]&gt;=32;[.F39]&lt;=63);&quot;0&quot;;&quot;&quot;)))))">
            <text:p/>
          </table:table-cell>
          <table:table-cell table:style-name="ce23" table:formula="of:=IF(AND([.G39]&gt;=64;[.G39]&lt;=95);&quot;128&quot;;IF(AND([.G39]&gt;=96;[.G39]&lt;=127);&quot;64&quot;;IF(AND([.G39]&gt;=128;[.G39]&lt;=159);&quot;-64&quot;;IF(AND([.G39]&gt;=160;[.G39]&lt;=191);&quot;-160&quot;;IF(AND([.G39]&gt;=32;[.G39]&lt;=63);&quot;0&quot;;&quot;&quot;)))))">
            <text:p/>
          </table:table-cell>
          <table:table-cell table:style-name="ce23" table:formula="of:=IF(AND([.H39]&gt;=64;[.H39]&lt;=95);&quot;128&quot;;IF(AND([.H39]&gt;=96;[.H39]&lt;=127);&quot;64&quot;;IF(AND([.H39]&gt;=128;[.H39]&lt;=159);&quot;-64&quot;;IF(AND([.H39]&gt;=160;[.H39]&lt;=191);&quot;-160&quot;;IF(AND([.H39]&gt;=32;[.H39]&lt;=63);&quot;0&quot;;&quot;&quot;)))))">
            <text:p/>
          </table:table-cell>
          <table:table-cell table:style-name="ce33"/>
          <table:table-cell table:style-name="ce27"/>
          <table:table-cell table:style-name="ce27"/>
          <table:table-cell table:style-name="ce41"/>
          <table:table-cell table:style-name="ce27"/>
          <table:table-cell table:style-name="ce27"/>
          <table:table-cell table:style-name="ce41"/>
          <table:table-cell table:style-name="ce27"/>
          <table:table-cell table:style-name="ce27"/>
          <table:table-cell table:style-name="ce44"/>
          <table:table-cell table:style-name="ce27" table:formula="of:=HEX2DEC([.V39])" office:value-type="float" office:value="0">
            <text:p>0</text:p>
          </table:table-cell>
          <table:table-cell table:style-name="ce27" table:formula="of:=IF([.W39]=0;&quot;{black}&quot;;IF([.W39]=1;&quot;{white}&quot;;IF([.W39]=2;&quot;{red}&quot;;IF([.W39]=3;&quot;{cyan}&quot;;IF([.W39]=4;&quot;{purple}&quot;;IF([.W39]=5;&quot;{green}&quot;;IF([.W39]=6;&quot;{blue}&quot;;IF([.W39]=7;&quot;{yellow}&quot;;IF([.W39]=8;&quot;{orange}&quot;;IF([.W39]=9;&quot;{brown}&quot;;IF([.W39]=10;&quot;{lt. red}&quot;;IF([.W39]=11;&quot;{gray1}&quot;;IF([.W39]=12;&quot;{gray2}&quot;;IF([.W39]=13;&quot;{lt. green}&quot;;IF([.W39]=14;&quot;{lt. blue}&quot;;IF([.W39]=15;&quot;{gray3}&quot;))))))))))))))))" office:value-type="string" office:string-value="{black}">
            <text:p>{black}</text:p>
          </table:table-cell>
          <table:table-cell table:style-name="ce48" office:value-type="string">
            <text:p>DATA"</text:p>
          </table:table-cell>
          <table:table-cell table:style-name="ce64" table:formula="of:=[.O39]" office:value-type="float" office:value="0">
            <text:p>0</text:p>
          </table:table-cell>
          <table:table-cell table:style-name="ce64" table:formula="of:=IF(AND([.E39]&gt;=128;[.E39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39]+[.I39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F39]&gt;=128;[.F39]&lt;=255);&quot;{rvrs on}&quot;;&quot;{rvrs off}&quot;)" office:value-type="string" office:string-value="{rvrs off}">
            <text:p>{rvrs off}</text:p>
          </table:table-cell>
          <table:table-cell table:style-name="ce64" table:formula="of:=[.R39]" office:value-type="float" office:value="0">
            <text:p>0</text:p>
          </table:table-cell>
          <table:table-cell table:style-name="ce64" office:value-type="string">
            <text:p>{</text:p>
          </table:table-cell>
          <table:table-cell table:style-name="ce64" table:formula="of:=[.F39]+[.J39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39]&gt;=128;[.G39]&lt;=255);&quot;{rvrs on}&quot;;&quot;{rvrs off}&quot;)" office:value-type="string" office:string-value="{rvrs off}">
            <text:p>{rvrs off}</text:p>
          </table:table-cell>
          <table:table-cell table:style-name="ce64" table:formula="of:=[.U39]" office:value-type="float" office:value="0">
            <text:p>0</text:p>
          </table:table-cell>
          <table:table-cell table:style-name="ce64" office:value-type="string">
            <text:p>{</text:p>
          </table:table-cell>
          <table:table-cell table:style-name="ce64" table:formula="of:=[.G39]+[.K39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H39]&gt;=128;[.H39]&lt;=255);&quot;{rvrs on}&quot;;&quot;{rvrs off}&quot;)" office:value-type="string" office:string-value="{rvrs off}">
            <text:p>{rvrs off}</text:p>
          </table:table-cell>
          <table:table-cell table:style-name="ce64" table:formula="of:=[.X39]" office:value-type="string" office:string-value="{black}">
            <text:p>{black}</text:p>
          </table:table-cell>
          <table:table-cell table:style-name="ce64" office:value-type="string">
            <text:p>{</text:p>
          </table:table-cell>
          <table:table-cell table:style-name="ce64" table:formula="of:=[.H39]+[.L39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 table:number-columns-repeated="977"/>
        </table:table-row>
        <table:table-row table:style-name="ro1">
          <table:table-cell table:number-columns-repeated="4" table:style-name="ce18"/>
          <table:table-cell table:style-name="ce24" table:formula="of:=HEX2DEC([.A40])" office:value-type="float" office:value="0">
            <text:p>0</text:p>
          </table:table-cell>
          <table:table-cell table:style-name="ce27" table:formula="of:=HEX2DEC([.B40])" office:value-type="float" office:value="0">
            <text:p>0</text:p>
          </table:table-cell>
          <table:table-cell table:style-name="ce27" table:formula="of:=HEX2DEC([.C40])" office:value-type="float" office:value="0">
            <text:p>0</text:p>
          </table:table-cell>
          <table:table-cell table:style-name="ce27" table:formula="of:=HEX2DEC([.D40])" office:value-type="float" office:value="0">
            <text:p>0</text:p>
          </table:table-cell>
          <table:table-cell table:style-name="ce23" table:formula="of:=IF(AND([.E40]&gt;=64;[.E40]&lt;=95);&quot;128&quot;;IF(AND([.E40]&gt;=96;[.E40]&lt;=127);&quot;64&quot;;IF(AND([.E40]&gt;=128;[.E40]&lt;=159);&quot;-64&quot;;IF(AND([.E40]&gt;=160;[.E40]&lt;=191);&quot;-160&quot;;IF(AND([.E40]&gt;=32;[.E40]&lt;=63);&quot;0&quot;;&quot;&quot;)))))">
            <text:p/>
          </table:table-cell>
          <table:table-cell table:style-name="ce23" table:formula="of:=IF(AND([.F40]&gt;=64;[.F40]&lt;=95);&quot;128&quot;;IF(AND([.F40]&gt;=96;[.F40]&lt;=127);&quot;64&quot;;IF(AND([.F40]&gt;=128;[.F40]&lt;=159);&quot;-64&quot;;IF(AND([.F40]&gt;=160;[.F40]&lt;=191);&quot;-160&quot;;IF(AND([.F40]&gt;=32;[.F40]&lt;=63);&quot;0&quot;;&quot;&quot;)))))">
            <text:p/>
          </table:table-cell>
          <table:table-cell table:style-name="ce23" table:formula="of:=IF(AND([.G40]&gt;=64;[.G40]&lt;=95);&quot;128&quot;;IF(AND([.G40]&gt;=96;[.G40]&lt;=127);&quot;64&quot;;IF(AND([.G40]&gt;=128;[.G40]&lt;=159);&quot;-64&quot;;IF(AND([.G40]&gt;=160;[.G40]&lt;=191);&quot;-160&quot;;IF(AND([.G40]&gt;=32;[.G40]&lt;=63);&quot;0&quot;;&quot;&quot;)))))">
            <text:p/>
          </table:table-cell>
          <table:table-cell table:style-name="ce23" table:formula="of:=IF(AND([.H40]&gt;=64;[.H40]&lt;=95);&quot;128&quot;;IF(AND([.H40]&gt;=96;[.H40]&lt;=127);&quot;64&quot;;IF(AND([.H40]&gt;=128;[.H40]&lt;=159);&quot;-64&quot;;IF(AND([.H40]&gt;=160;[.H40]&lt;=191);&quot;-160&quot;;IF(AND([.H40]&gt;=32;[.H40]&lt;=63);&quot;0&quot;;&quot;&quot;)))))">
            <text:p/>
          </table:table-cell>
          <table:table-cell table:style-name="ce34"/>
          <table:table-cell table:style-name="ce27"/>
          <table:table-cell table:style-name="ce27"/>
          <table:table-cell table:style-name="ce40"/>
          <table:table-cell table:style-name="ce27"/>
          <table:table-cell table:style-name="ce27"/>
          <table:table-cell table:style-name="ce40"/>
          <table:table-cell table:style-name="ce27"/>
          <table:table-cell table:style-name="ce27"/>
          <table:table-cell table:style-name="ce45"/>
          <table:table-cell table:style-name="ce27" table:formula="of:=HEX2DEC([.V40])" office:value-type="float" office:value="0">
            <text:p>0</text:p>
          </table:table-cell>
          <table:table-cell table:style-name="ce27" table:formula="of:=IF([.W40]=0;&quot;{black}&quot;;IF([.W40]=1;&quot;{white}&quot;;IF([.W40]=2;&quot;{red}&quot;;IF([.W40]=3;&quot;{cyan}&quot;;IF([.W40]=4;&quot;{purple}&quot;;IF([.W40]=5;&quot;{green}&quot;;IF([.W40]=6;&quot;{blue}&quot;;IF([.W40]=7;&quot;{yellow}&quot;;IF([.W40]=8;&quot;{orange}&quot;;IF([.W40]=9;&quot;{brown}&quot;;IF([.W40]=10;&quot;{lt. red}&quot;;IF([.W40]=11;&quot;{gray1}&quot;;IF([.W40]=12;&quot;{gray2}&quot;;IF([.W40]=13;&quot;{lt. green}&quot;;IF([.W40]=14;&quot;{lt. blue}&quot;;IF([.W40]=15;&quot;{gray3}&quot;))))))))))))))))" office:value-type="string" office:string-value="{black}">
            <text:p>{black}</text:p>
          </table:table-cell>
          <table:table-cell table:style-name="ce48" office:value-type="string">
            <text:p>DATA"</text:p>
          </table:table-cell>
          <table:table-cell table:style-name="ce64" table:formula="of:=[.O40]" office:value-type="float" office:value="0">
            <text:p>0</text:p>
          </table:table-cell>
          <table:table-cell table:style-name="ce64" table:formula="of:=IF(AND([.E40]&gt;=128;[.E40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40]+[.I40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F40]&gt;=128;[.F40]&lt;=255);&quot;{rvrs on}&quot;;&quot;{rvrs off}&quot;)" office:value-type="string" office:string-value="{rvrs off}">
            <text:p>{rvrs off}</text:p>
          </table:table-cell>
          <table:table-cell table:style-name="ce64" table:formula="of:=[.R40]" office:value-type="float" office:value="0">
            <text:p>0</text:p>
          </table:table-cell>
          <table:table-cell table:style-name="ce64" office:value-type="string">
            <text:p>{</text:p>
          </table:table-cell>
          <table:table-cell table:style-name="ce64" table:formula="of:=[.F40]+[.J40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40]&gt;=128;[.G40]&lt;=255);&quot;{rvrs on}&quot;;&quot;{rvrs off}&quot;)" office:value-type="string" office:string-value="{rvrs off}">
            <text:p>{rvrs off}</text:p>
          </table:table-cell>
          <table:table-cell table:style-name="ce64" table:formula="of:=[.U40]" office:value-type="float" office:value="0">
            <text:p>0</text:p>
          </table:table-cell>
          <table:table-cell table:style-name="ce64" office:value-type="string">
            <text:p>{</text:p>
          </table:table-cell>
          <table:table-cell table:style-name="ce64" table:formula="of:=[.G40]+[.K40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H40]&gt;=128;[.H40]&lt;=255);&quot;{rvrs on}&quot;;&quot;{rvrs off}&quot;)" office:value-type="string" office:string-value="{rvrs off}">
            <text:p>{rvrs off}</text:p>
          </table:table-cell>
          <table:table-cell table:style-name="ce64" table:formula="of:=[.X40]" office:value-type="string" office:string-value="{black}">
            <text:p>{black}</text:p>
          </table:table-cell>
          <table:table-cell table:style-name="ce64" office:value-type="string">
            <text:p>{</text:p>
          </table:table-cell>
          <table:table-cell table:style-name="ce64" table:formula="of:=[.H40]+[.L40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 table:number-columns-repeated="977"/>
        </table:table-row>
        <table:table-row table:style-name="ro1">
          <table:table-cell table:number-columns-repeated="4" table:style-name="ce18"/>
          <table:table-cell table:style-name="ce24" table:formula="of:=HEX2DEC([.A41])" office:value-type="float" office:value="0">
            <text:p>0</text:p>
          </table:table-cell>
          <table:table-cell table:style-name="ce27" table:formula="of:=HEX2DEC([.B41])" office:value-type="float" office:value="0">
            <text:p>0</text:p>
          </table:table-cell>
          <table:table-cell table:style-name="ce27" table:formula="of:=HEX2DEC([.C41])" office:value-type="float" office:value="0">
            <text:p>0</text:p>
          </table:table-cell>
          <table:table-cell table:style-name="ce27" table:formula="of:=HEX2DEC([.D41])" office:value-type="float" office:value="0">
            <text:p>0</text:p>
          </table:table-cell>
          <table:table-cell table:style-name="ce23" table:formula="of:=IF(AND([.E41]&gt;=64;[.E41]&lt;=95);&quot;128&quot;;IF(AND([.E41]&gt;=96;[.E41]&lt;=127);&quot;64&quot;;IF(AND([.E41]&gt;=128;[.E41]&lt;=159);&quot;-64&quot;;IF(AND([.E41]&gt;=160;[.E41]&lt;=191);&quot;-160&quot;;IF(AND([.E41]&gt;=32;[.E41]&lt;=63);&quot;0&quot;;&quot;&quot;)))))">
            <text:p/>
          </table:table-cell>
          <table:table-cell table:style-name="ce23" table:formula="of:=IF(AND([.F41]&gt;=64;[.F41]&lt;=95);&quot;128&quot;;IF(AND([.F41]&gt;=96;[.F41]&lt;=127);&quot;64&quot;;IF(AND([.F41]&gt;=128;[.F41]&lt;=159);&quot;-64&quot;;IF(AND([.F41]&gt;=160;[.F41]&lt;=191);&quot;-160&quot;;IF(AND([.F41]&gt;=32;[.F41]&lt;=63);&quot;0&quot;;&quot;&quot;)))))">
            <text:p/>
          </table:table-cell>
          <table:table-cell table:style-name="ce23" table:formula="of:=IF(AND([.G41]&gt;=64;[.G41]&lt;=95);&quot;128&quot;;IF(AND([.G41]&gt;=96;[.G41]&lt;=127);&quot;64&quot;;IF(AND([.G41]&gt;=128;[.G41]&lt;=159);&quot;-64&quot;;IF(AND([.G41]&gt;=160;[.G41]&lt;=191);&quot;-160&quot;;IF(AND([.G41]&gt;=32;[.G41]&lt;=63);&quot;0&quot;;&quot;&quot;)))))">
            <text:p/>
          </table:table-cell>
          <table:table-cell table:style-name="ce23" table:formula="of:=IF(AND([.H41]&gt;=64;[.H41]&lt;=95);&quot;128&quot;;IF(AND([.H41]&gt;=96;[.H41]&lt;=127);&quot;64&quot;;IF(AND([.H41]&gt;=128;[.H41]&lt;=159);&quot;-64&quot;;IF(AND([.H41]&gt;=160;[.H41]&lt;=191);&quot;-160&quot;;IF(AND([.H41]&gt;=32;[.H41]&lt;=63);&quot;0&quot;;&quot;&quot;)))))">
            <text:p/>
          </table:table-cell>
          <table:table-cell table:style-name="ce33"/>
          <table:table-cell table:style-name="ce27"/>
          <table:table-cell table:style-name="ce27"/>
          <table:table-cell table:style-name="ce41"/>
          <table:table-cell table:style-name="ce27"/>
          <table:table-cell table:style-name="ce27"/>
          <table:table-cell table:style-name="ce41"/>
          <table:table-cell table:style-name="ce27"/>
          <table:table-cell table:style-name="ce27"/>
          <table:table-cell table:style-name="ce44"/>
          <table:table-cell table:style-name="ce27" table:formula="of:=HEX2DEC([.V41])" office:value-type="float" office:value="0">
            <text:p>0</text:p>
          </table:table-cell>
          <table:table-cell table:style-name="ce27" table:formula="of:=IF([.W41]=0;&quot;{black}&quot;;IF([.W41]=1;&quot;{white}&quot;;IF([.W41]=2;&quot;{red}&quot;;IF([.W41]=3;&quot;{cyan}&quot;;IF([.W41]=4;&quot;{purple}&quot;;IF([.W41]=5;&quot;{green}&quot;;IF([.W41]=6;&quot;{blue}&quot;;IF([.W41]=7;&quot;{yellow}&quot;;IF([.W41]=8;&quot;{orange}&quot;;IF([.W41]=9;&quot;{brown}&quot;;IF([.W41]=10;&quot;{lt. red}&quot;;IF([.W41]=11;&quot;{gray1}&quot;;IF([.W41]=12;&quot;{gray2}&quot;;IF([.W41]=13;&quot;{lt. green}&quot;;IF([.W41]=14;&quot;{lt. blue}&quot;;IF([.W41]=15;&quot;{gray3}&quot;))))))))))))))))" office:value-type="string" office:string-value="{black}">
            <text:p>{black}</text:p>
          </table:table-cell>
          <table:table-cell table:style-name="ce48" office:value-type="string">
            <text:p>DATA"</text:p>
          </table:table-cell>
          <table:table-cell table:style-name="ce64" table:formula="of:=[.O41]" office:value-type="float" office:value="0">
            <text:p>0</text:p>
          </table:table-cell>
          <table:table-cell table:style-name="ce64" table:formula="of:=IF(AND([.E41]&gt;=128;[.E41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41]+[.I41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F41]&gt;=128;[.F41]&lt;=255);&quot;{rvrs on}&quot;;&quot;{rvrs off}&quot;)" office:value-type="string" office:string-value="{rvrs off}">
            <text:p>{rvrs off}</text:p>
          </table:table-cell>
          <table:table-cell table:style-name="ce64" table:formula="of:=[.R41]" office:value-type="float" office:value="0">
            <text:p>0</text:p>
          </table:table-cell>
          <table:table-cell table:style-name="ce64" office:value-type="string">
            <text:p>{</text:p>
          </table:table-cell>
          <table:table-cell table:style-name="ce64" table:formula="of:=[.F41]+[.J41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41]&gt;=128;[.G41]&lt;=255);&quot;{rvrs on}&quot;;&quot;{rvrs off}&quot;)" office:value-type="string" office:string-value="{rvrs off}">
            <text:p>{rvrs off}</text:p>
          </table:table-cell>
          <table:table-cell table:style-name="ce64" table:formula="of:=[.U41]" office:value-type="float" office:value="0">
            <text:p>0</text:p>
          </table:table-cell>
          <table:table-cell table:style-name="ce64" office:value-type="string">
            <text:p>{</text:p>
          </table:table-cell>
          <table:table-cell table:style-name="ce64" table:formula="of:=[.G41]+[.K41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H41]&gt;=128;[.H41]&lt;=255);&quot;{rvrs on}&quot;;&quot;{rvrs off}&quot;)" office:value-type="string" office:string-value="{rvrs off}">
            <text:p>{rvrs off}</text:p>
          </table:table-cell>
          <table:table-cell table:style-name="ce64" table:formula="of:=[.X41]" office:value-type="string" office:string-value="{black}">
            <text:p>{black}</text:p>
          </table:table-cell>
          <table:table-cell table:style-name="ce64" office:value-type="string">
            <text:p>{</text:p>
          </table:table-cell>
          <table:table-cell table:style-name="ce64" table:formula="of:=[.H41]+[.L41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 table:number-columns-repeated="977"/>
        </table:table-row>
        <table:table-row table:style-name="ro1">
          <table:table-cell table:number-columns-repeated="4" table:style-name="ce18"/>
          <table:table-cell table:style-name="ce25" table:formula="of:=HEX2DEC([.A42])" office:value-type="float" office:value="0">
            <text:p>0</text:p>
          </table:table-cell>
          <table:table-cell table:style-name="ce28" table:formula="of:=HEX2DEC([.B42])" office:value-type="float" office:value="0">
            <text:p>0</text:p>
          </table:table-cell>
          <table:table-cell table:style-name="ce28" table:formula="of:=HEX2DEC([.C42])" office:value-type="float" office:value="0">
            <text:p>0</text:p>
          </table:table-cell>
          <table:table-cell table:style-name="ce28" table:formula="of:=HEX2DEC([.D42])" office:value-type="float" office:value="0">
            <text:p>0</text:p>
          </table:table-cell>
          <table:table-cell table:style-name="ce23" table:formula="of:=IF(AND([.E42]&gt;=64;[.E42]&lt;=95);&quot;128&quot;;IF(AND([.E42]&gt;=96;[.E42]&lt;=127);&quot;64&quot;;IF(AND([.E42]&gt;=128;[.E42]&lt;=159);&quot;-64&quot;;IF(AND([.E42]&gt;=160;[.E42]&lt;=191);&quot;-160&quot;;IF(AND([.E42]&gt;=32;[.E42]&lt;=63);&quot;0&quot;;&quot;&quot;)))))">
            <text:p/>
          </table:table-cell>
          <table:table-cell table:style-name="ce23" table:formula="of:=IF(AND([.F42]&gt;=64;[.F42]&lt;=95);&quot;128&quot;;IF(AND([.F42]&gt;=96;[.F42]&lt;=127);&quot;64&quot;;IF(AND([.F42]&gt;=128;[.F42]&lt;=159);&quot;-64&quot;;IF(AND([.F42]&gt;=160;[.F42]&lt;=191);&quot;-160&quot;;IF(AND([.F42]&gt;=32;[.F42]&lt;=63);&quot;0&quot;;&quot;&quot;)))))">
            <text:p/>
          </table:table-cell>
          <table:table-cell table:style-name="ce23" table:formula="of:=IF(AND([.G42]&gt;=64;[.G42]&lt;=95);&quot;128&quot;;IF(AND([.G42]&gt;=96;[.G42]&lt;=127);&quot;64&quot;;IF(AND([.G42]&gt;=128;[.G42]&lt;=159);&quot;-64&quot;;IF(AND([.G42]&gt;=160;[.G42]&lt;=191);&quot;-160&quot;;IF(AND([.G42]&gt;=32;[.G42]&lt;=63);&quot;0&quot;;&quot;&quot;)))))">
            <text:p/>
          </table:table-cell>
          <table:table-cell table:style-name="ce23" table:formula="of:=IF(AND([.H42]&gt;=64;[.H42]&lt;=95);&quot;128&quot;;IF(AND([.H42]&gt;=96;[.H42]&lt;=127);&quot;64&quot;;IF(AND([.H42]&gt;=128;[.H42]&lt;=159);&quot;-64&quot;;IF(AND([.H42]&gt;=160;[.H42]&lt;=191);&quot;-160&quot;;IF(AND([.H42]&gt;=32;[.H42]&lt;=63);&quot;0&quot;;&quot;&quot;)))))">
            <text:p/>
          </table:table-cell>
          <table:table-cell table:style-name="ce35"/>
          <table:table-cell table:style-name="ce36"/>
          <table:table-cell table:style-name="ce36"/>
          <table:table-cell table:style-name="ce42"/>
          <table:table-cell table:style-name="ce36"/>
          <table:table-cell table:style-name="ce36"/>
          <table:table-cell table:style-name="ce42"/>
          <table:table-cell table:style-name="ce36"/>
          <table:table-cell table:style-name="ce36"/>
          <table:table-cell table:style-name="ce46"/>
          <table:table-cell table:style-name="ce27" table:formula="of:=HEX2DEC([.V42])" office:value-type="float" office:value="0">
            <text:p>0</text:p>
          </table:table-cell>
          <table:table-cell table:style-name="ce27" table:formula="of:=IF([.W42]=0;&quot;{black}&quot;;IF([.W42]=1;&quot;{white}&quot;;IF([.W42]=2;&quot;{red}&quot;;IF([.W42]=3;&quot;{cyan}&quot;;IF([.W42]=4;&quot;{purple}&quot;;IF([.W42]=5;&quot;{green}&quot;;IF([.W42]=6;&quot;{blue}&quot;;IF([.W42]=7;&quot;{yellow}&quot;;IF([.W42]=8;&quot;{orange}&quot;;IF([.W42]=9;&quot;{brown}&quot;;IF([.W42]=10;&quot;{lt. red}&quot;;IF([.W42]=11;&quot;{gray1}&quot;;IF([.W42]=12;&quot;{gray2}&quot;;IF([.W42]=13;&quot;{lt. green}&quot;;IF([.W42]=14;&quot;{lt. blue}&quot;;IF([.W42]=15;&quot;{gray3}&quot;))))))))))))))))" office:value-type="string" office:string-value="{black}">
            <text:p>{black}</text:p>
          </table:table-cell>
          <table:table-cell table:style-name="ce48" office:value-type="string">
            <text:p>DATA"</text:p>
          </table:table-cell>
          <table:table-cell table:style-name="ce64" table:formula="of:=[.O42]" office:value-type="float" office:value="0">
            <text:p>0</text:p>
          </table:table-cell>
          <table:table-cell table:style-name="ce64" table:formula="of:=IF(AND([.E42]&gt;=128;[.E42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42]+[.I42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F42]&gt;=128;[.F42]&lt;=255);&quot;{rvrs on}&quot;;&quot;{rvrs off}&quot;)" office:value-type="string" office:string-value="{rvrs off}">
            <text:p>{rvrs off}</text:p>
          </table:table-cell>
          <table:table-cell table:style-name="ce64" table:formula="of:=[.R42]" office:value-type="float" office:value="0">
            <text:p>0</text:p>
          </table:table-cell>
          <table:table-cell table:style-name="ce64" office:value-type="string">
            <text:p>{</text:p>
          </table:table-cell>
          <table:table-cell table:style-name="ce64" table:formula="of:=[.F42]+[.J42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42]&gt;=128;[.G42]&lt;=255);&quot;{rvrs on}&quot;;&quot;{rvrs off}&quot;)" office:value-type="string" office:string-value="{rvrs off}">
            <text:p>{rvrs off}</text:p>
          </table:table-cell>
          <table:table-cell table:style-name="ce64" table:formula="of:=[.U42]" office:value-type="float" office:value="0">
            <text:p>0</text:p>
          </table:table-cell>
          <table:table-cell table:style-name="ce64" office:value-type="string">
            <text:p>{</text:p>
          </table:table-cell>
          <table:table-cell table:style-name="ce64" table:formula="of:=[.G42]+[.K42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4" table:formula="of:=IF(AND([.H42]&gt;=128;[.H42]&lt;=255);&quot;{rvrs on}&quot;;&quot;{rvrs off}&quot;)" office:value-type="string" office:string-value="{rvrs off}">
            <text:p>{rvrs off}</text:p>
          </table:table-cell>
          <table:table-cell table:style-name="ce64" table:formula="of:=[.X42]" office:value-type="string" office:string-value="{black}">
            <text:p>{black}</text:p>
          </table:table-cell>
          <table:table-cell table:style-name="ce64" office:value-type="string">
            <text:p>{</text:p>
          </table:table-cell>
          <table:table-cell table:style-name="ce64" table:formula="of:=[.H42]+[.L42]" office:value-type="float" office:value="0">
            <text:p>0</text:p>
          </table:table-cell>
          <table:table-cell table:style-name="ce64" office:value-type="string">
            <text:p>}</text:p>
          </table:table-cell>
          <table:table-cell table:style-name="ce66" office:value-type="string">
            <text:p>"</text:p>
          </table:table-cell>
          <table:table-cell table:number-columns-repeated="977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2"/>
          <table:table-cell table:style-name="ce20" office:value-type="float" office:value="20">
            <text:p>20</text:p>
          </table:table-cell>
          <table:table-cell table:number-columns-repeated="1021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ORT_CHARPAD" table:style-name="ta3">
        <table:table-column table:style-name="co7" table:number-columns-repeated="1024" table:default-cell-style-name="ce1"/>
        <table:table-row table:style-name="ro1">
          <table:table-cell table:style-name="ce50" office:value-type="string">
            <text:p>; CHARTILESET DATA...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50" office:value-type="string">
            <text:p>; 80 tiles, 2x2 (4) cells per tile, 8 bits per cell, total size is 320 ($140) bytes.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50" office:value-type="string">
            <text:p>chartileset_data</text:p>
          </table:table-cell>
          <table:table-cell table:style-name="ce5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>
            <text:p>.byte</text:p>
          </table:table-cell>
          <table:table-cell table:style-name="ce55" office:value-type="string">
            <text:p>$53</text:p>
          </table:table-cell>
          <table:table-cell table:number-columns-repeated="2" table:style-name="ce58" office:value-type="string">
            <text:p>$54</text:p>
          </table:table-cell>
          <table:table-cell table:style-name="ce61" office:value-type="string">
            <text:p>$53</text:p>
          </table:table-cell>
          <table:table-cell table:style-name="ce55" office:value-type="string">
            <text:p>$63</text:p>
          </table:table-cell>
          <table:table-cell table:style-name="ce58" office:value-type="string">
            <text:p>$64</text:p>
          </table:table-cell>
          <table:table-cell table:style-name="ce58" office:value-type="string">
            <text:p>$54</text:p>
          </table:table-cell>
          <table:table-cell table:style-name="ce61" office:value-type="string">
            <text:p>$53</text:p>
          </table:table-cell>
          <table:table-cell table:style-name="ce55" office:value-type="string">
            <text:p>$7f</text:p>
          </table:table-cell>
          <table:table-cell table:style-name="ce58" office:value-type="string">
            <text:p>$80</text:p>
          </table:table-cell>
          <table:table-cell table:style-name="ce58" office:value-type="string">
            <text:p>$81</text:p>
          </table:table-cell>
          <table:table-cell table:style-name="ce61" office:value-type="string">
            <text:p>$82</text:p>
          </table:table-cell>
          <table:table-cell table:style-name="ce55" office:value-type="string">
            <text:p>$53</text:p>
          </table:table-cell>
          <table:table-cell table:number-columns-repeated="2" table:style-name="ce58" office:value-type="string">
            <text:p>$55</text:p>
          </table:table-cell>
          <table:table-cell table:style-name="ce61" office:value-type="string">
            <text:p>$53</text:p>
          </table:table-cell>
          <table:table-cell table:number-columns-repeated="1007"/>
        </table:table-row>
        <table:table-row table:style-name="ro1">
          <table:table-cell table:style-name="ce52" office:value-type="string">
            <text:p>.byte</text:p>
          </table:table-cell>
          <table:table-cell table:style-name="ce56" office:value-type="string">
            <text:p>$56</text:p>
          </table:table-cell>
          <table:table-cell table:number-columns-repeated="2" table:style-name="ce59" office:value-type="string">
            <text:p>$56</text:p>
          </table:table-cell>
          <table:table-cell table:style-name="ce62" office:value-type="string">
            <text:p>$56</text:p>
          </table:table-cell>
          <table:table-cell table:style-name="ce56" office:value-type="string">
            <text:p>$53</text:p>
          </table:table-cell>
          <table:table-cell table:number-columns-repeated="2" table:style-name="ce59" office:value-type="string">
            <text:p>$54</text:p>
          </table:table-cell>
          <table:table-cell table:style-name="ce62" office:value-type="string">
            <text:p>$53</text:p>
          </table:table-cell>
          <table:table-cell table:style-name="ce56" office:value-type="string">
            <text:p>$91</text:p>
          </table:table-cell>
          <table:table-cell table:style-name="ce59" office:value-type="string">
            <text:p>$92</text:p>
          </table:table-cell>
          <table:table-cell table:style-name="ce59" office:value-type="string">
            <text:p>$93</text:p>
          </table:table-cell>
          <table:table-cell table:style-name="ce62" office:value-type="string">
            <text:p>$94</text:p>
          </table:table-cell>
          <table:table-cell table:style-name="ce56" office:value-type="string">
            <text:p>$37</text:p>
          </table:table-cell>
          <table:table-cell table:number-columns-repeated="2" table:style-name="ce59" office:value-type="string">
            <text:p>$37</text:p>
          </table:table-cell>
          <table:table-cell table:style-name="ce62" office:value-type="string">
            <text:p>$37</text:p>
          </table:table-cell>
          <table:table-cell table:number-columns-repeated="1007"/>
        </table:table-row>
        <table:table-row table:style-name="ro1">
          <table:table-cell table:style-name="ce52" office:value-type="string">
            <text:p>.byte</text:p>
          </table:table-cell>
          <table:table-cell table:style-name="ce56" office:value-type="string">
            <text:p>$65</text:p>
          </table:table-cell>
          <table:table-cell table:style-name="ce59" office:value-type="string">
            <text:p>$66</text:p>
          </table:table-cell>
          <table:table-cell table:style-name="ce59" office:value-type="string">
            <text:p>$67</text:p>
          </table:table-cell>
          <table:table-cell table:style-name="ce62" office:value-type="string">
            <text:p>$68</text:p>
          </table:table-cell>
          <table:table-cell table:style-name="ce56" office:value-type="string">
            <text:p>$5c</text:p>
          </table:table-cell>
          <table:table-cell table:style-name="ce59" office:value-type="string">
            <text:p>$5d</text:p>
          </table:table-cell>
          <table:table-cell table:style-name="ce59" office:value-type="string">
            <text:p>$5e</text:p>
          </table:table-cell>
          <table:table-cell table:style-name="ce62" office:value-type="string">
            <text:p>$5f</text:p>
          </table:table-cell>
          <table:table-cell table:style-name="ce56" office:value-type="string">
            <text:p>$51</text:p>
          </table:table-cell>
          <table:table-cell table:number-columns-repeated="2" table:style-name="ce59" office:value-type="string">
            <text:p>$51</text:p>
          </table:table-cell>
          <table:table-cell table:style-name="ce62" office:value-type="string">
            <text:p>$51</text:p>
          </table:table-cell>
          <table:table-cell table:style-name="ce56" office:value-type="string">
            <text:p>$52</text:p>
          </table:table-cell>
          <table:table-cell table:number-columns-repeated="2" table:style-name="ce59" office:value-type="string">
            <text:p>$52</text:p>
          </table:table-cell>
          <table:table-cell table:style-name="ce62" office:value-type="string">
            <text:p>$52</text:p>
          </table:table-cell>
          <table:table-cell table:number-columns-repeated="1007"/>
        </table:table-row>
        <table:table-row table:style-name="ro1">
          <table:table-cell table:style-name="ce52" office:value-type="string">
            <text:p>.byte</text:p>
          </table:table-cell>
          <table:table-cell table:style-name="ce56" office:value-type="string">
            <text:p>$57</text:p>
          </table:table-cell>
          <table:table-cell table:number-columns-repeated="2" table:style-name="ce59" office:value-type="string">
            <text:p>$56</text:p>
          </table:table-cell>
          <table:table-cell table:style-name="ce62" office:value-type="string">
            <text:p>$57</text:p>
          </table:table-cell>
          <table:table-cell table:style-name="ce56" office:value-type="string">
            <text:p>$61</text:p>
          </table:table-cell>
          <table:table-cell table:number-columns-repeated="2" table:style-name="ce59" office:value-type="string">
            <text:p>$62</text:p>
          </table:table-cell>
          <table:table-cell table:style-name="ce62" office:value-type="string">
            <text:p>$61</text:p>
          </table:table-cell>
          <table:table-cell table:style-name="ce56" office:value-type="string">
            <text:p>$6a</text:p>
          </table:table-cell>
          <table:table-cell table:style-name="ce59" office:value-type="string">
            <text:p>$96</text:p>
          </table:table-cell>
          <table:table-cell table:style-name="ce59" office:value-type="string">
            <text:p>$97</text:p>
          </table:table-cell>
          <table:table-cell table:style-name="ce62" office:value-type="string">
            <text:p>$98</text:p>
          </table:table-cell>
          <table:table-cell table:style-name="ce56" office:value-type="string">
            <text:p>$6b</text:p>
          </table:table-cell>
          <table:table-cell table:style-name="ce59" office:value-type="string">
            <text:p>$6c</text:p>
          </table:table-cell>
          <table:table-cell table:style-name="ce59" office:value-type="string">
            <text:p>$6d</text:p>
          </table:table-cell>
          <table:table-cell table:style-name="ce62" office:value-type="string">
            <text:p>$6e</text:p>
          </table:table-cell>
          <table:table-cell table:number-columns-repeated="1007"/>
        </table:table-row>
        <table:table-row table:style-name="ro1">
          <table:table-cell table:style-name="ce52" office:value-type="string">
            <text:p>.byte</text:p>
          </table:table-cell>
          <table:table-cell table:style-name="ce56" office:value-type="string">
            <text:p>$77</text:p>
          </table:table-cell>
          <table:table-cell table:style-name="ce59" office:value-type="string">
            <text:p>$78</text:p>
          </table:table-cell>
          <table:table-cell table:style-name="ce59" office:value-type="string">
            <text:p>$79</text:p>
          </table:table-cell>
          <table:table-cell table:style-name="ce62" office:value-type="string">
            <text:p>$7a</text:p>
          </table:table-cell>
          <table:table-cell table:style-name="ce56" office:value-type="string">
            <text:p>$8c</text:p>
          </table:table-cell>
          <table:table-cell table:style-name="ce59" office:value-type="string">
            <text:p>$8d</text:p>
          </table:table-cell>
          <table:table-cell table:style-name="ce59" office:value-type="string">
            <text:p>$8e</text:p>
          </table:table-cell>
          <table:table-cell table:style-name="ce62" office:value-type="string">
            <text:p>$8f</text:p>
          </table:table-cell>
          <table:table-cell table:style-name="ce56" office:value-type="string">
            <text:p>$90</text:p>
          </table:table-cell>
          <table:table-cell table:number-columns-repeated="2" table:style-name="ce59" office:value-type="string">
            <text:p>$90</text:p>
          </table:table-cell>
          <table:table-cell table:style-name="ce62" office:value-type="string">
            <text:p>$90</text:p>
          </table:table-cell>
          <table:table-cell table:style-name="ce56" office:value-type="string">
            <text:p>$9e</text:p>
          </table:table-cell>
          <table:table-cell table:style-name="ce59" office:value-type="string">
            <text:p>$9e</text:p>
          </table:table-cell>
          <table:table-cell table:style-name="ce59" office:value-type="string">
            <text:p>$9d</text:p>
          </table:table-cell>
          <table:table-cell table:style-name="ce62" office:value-type="string">
            <text:p>$9d</text:p>
          </table:table-cell>
          <table:table-cell table:number-columns-repeated="1007"/>
        </table:table-row>
        <table:table-row table:style-name="ro1">
          <table:table-cell table:style-name="ce52" office:value-type="string">
            <text:p>.byte</text:p>
          </table:table-cell>
          <table:table-cell table:style-name="ce56" office:value-type="string">
            <text:p>$9e</text:p>
          </table:table-cell>
          <table:table-cell table:style-name="ce59" office:value-type="string">
            <text:p>$9f</text:p>
          </table:table-cell>
          <table:table-cell table:style-name="ce59" office:value-type="string">
            <text:p>$9d</text:p>
          </table:table-cell>
          <table:table-cell table:style-name="ce62" office:value-type="string">
            <text:p>$9d</text:p>
          </table:table-cell>
          <table:table-cell table:style-name="ce56" office:value-type="string">
            <text:p>$99</text:p>
          </table:table-cell>
          <table:table-cell table:style-name="ce59" office:value-type="string">
            <text:p>$9a</text:p>
          </table:table-cell>
          <table:table-cell table:style-name="ce59" office:value-type="string">
            <text:p>$9b</text:p>
          </table:table-cell>
          <table:table-cell table:style-name="ce62" office:value-type="string">
            <text:p>$9c</text:p>
          </table:table-cell>
          <table:table-cell table:style-name="ce56" office:value-type="string">
            <text:p>$9f</text:p>
          </table:table-cell>
          <table:table-cell table:style-name="ce59" office:value-type="string">
            <text:p>$9e</text:p>
          </table:table-cell>
          <table:table-cell table:style-name="ce59" office:value-type="string">
            <text:p>$9d</text:p>
          </table:table-cell>
          <table:table-cell table:style-name="ce62" office:value-type="string">
            <text:p>$9d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number-columns-repeated="1007"/>
        </table:table-row>
        <table:table-row table:style-name="ro1">
          <table:table-cell table:style-name="ce52" office:value-type="string">
            <text:p>.byte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number-columns-repeated="1007"/>
        </table:table-row>
        <table:table-row table:style-name="ro1">
          <table:table-cell table:style-name="ce52" office:value-type="string">
            <text:p>.byte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number-columns-repeated="1007"/>
        </table:table-row>
        <table:table-row table:style-name="ro1">
          <table:table-cell table:style-name="ce52" office:value-type="string">
            <text:p>.byte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number-columns-repeated="1007"/>
        </table:table-row>
        <table:table-row table:style-name="ro1">
          <table:table-cell table:style-name="ce52" office:value-type="string">
            <text:p>.byte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number-columns-repeated="1007"/>
        </table:table-row>
        <table:table-row table:style-name="ro1">
          <table:table-cell table:style-name="ce52" office:value-type="string">
            <text:p>.byte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number-columns-repeated="1007"/>
        </table:table-row>
        <table:table-row table:style-name="ro1">
          <table:table-cell table:style-name="ce52" office:value-type="string">
            <text:p>.byte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number-columns-repeated="1007"/>
        </table:table-row>
        <table:table-row table:style-name="ro1">
          <table:table-cell table:style-name="ce52" office:value-type="string">
            <text:p>.byte</text:p>
          </table:table-cell>
          <table:table-cell table:style-name="ce56" office:value-type="string">
            <text:p>$49</text:p>
          </table:table-cell>
          <table:table-cell table:style-name="ce59" office:value-type="string">
            <text:p>$4a</text:p>
          </table:table-cell>
          <table:table-cell table:style-name="ce59" office:value-type="string">
            <text:p>$4b</text:p>
          </table:table-cell>
          <table:table-cell table:style-name="ce62" office:value-type="string">
            <text:p>$4c</text:p>
          </table:table-cell>
          <table:table-cell table:style-name="ce56" office:value-type="string">
            <text:p>$95</text:p>
          </table:table-cell>
          <table:table-cell table:style-name="ce59" office:value-type="string">
            <text:p>$96</text:p>
          </table:table-cell>
          <table:table-cell table:style-name="ce59" office:value-type="string">
            <text:p>$97</text:p>
          </table:table-cell>
          <table:table-cell table:style-name="ce62" office:value-type="string">
            <text:p>$98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number-columns-repeated="1007"/>
        </table:table-row>
        <table:table-row table:style-name="ro1">
          <table:table-cell table:style-name="ce52" office:value-type="string">
            <text:p>.byte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number-columns-repeated="1007"/>
        </table:table-row>
        <table:table-row table:style-name="ro1">
          <table:table-cell table:style-name="ce52" office:value-type="string">
            <text:p>.byte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number-columns-repeated="1007"/>
        </table:table-row>
        <table:table-row table:style-name="ro1">
          <table:table-cell table:style-name="ce52" office:value-type="string">
            <text:p>.byte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style-name="ce56" office:value-type="string">
            <text:p>$00</text:p>
          </table:table-cell>
          <table:table-cell table:number-columns-repeated="2" table:style-name="ce59" office:value-type="string">
            <text:p>$00</text:p>
          </table:table-cell>
          <table:table-cell table:style-name="ce62" office:value-type="string">
            <text:p>$00</text:p>
          </table:table-cell>
          <table:table-cell table:number-columns-repeated="1007"/>
        </table:table-row>
        <table:table-row table:style-name="ro1">
          <table:table-cell table:style-name="ce52" office:value-type="string">
            <text:p>.byte</text:p>
          </table:table-cell>
          <table:table-cell table:style-name="ce56" office:value-type="string">
            <text:p>$4d</text:p>
          </table:table-cell>
          <table:table-cell table:style-name="ce59" office:value-type="string">
            <text:p>$4e</text:p>
          </table:table-cell>
          <table:table-cell table:style-name="ce59" office:value-type="string">
            <text:p>$4f</text:p>
          </table:table-cell>
          <table:table-cell table:style-name="ce62" office:value-type="string">
            <text:p>$50</text:p>
          </table:table-cell>
          <table:table-cell table:style-name="ce56" office:value-type="string">
            <text:p>$58</text:p>
          </table:table-cell>
          <table:table-cell table:style-name="ce59" office:value-type="string">
            <text:p>$59</text:p>
          </table:table-cell>
          <table:table-cell table:style-name="ce59" office:value-type="string">
            <text:p>$5a</text:p>
          </table:table-cell>
          <table:table-cell table:style-name="ce62" office:value-type="string">
            <text:p>$5b</text:p>
          </table:table-cell>
          <table:table-cell table:style-name="ce56" office:value-type="string">
            <text:p>$58</text:p>
          </table:table-cell>
          <table:table-cell table:style-name="ce59" office:value-type="string">
            <text:p>$59</text:p>
          </table:table-cell>
          <table:table-cell table:style-name="ce59" office:value-type="string">
            <text:p>$5a</text:p>
          </table:table-cell>
          <table:table-cell table:style-name="ce62" office:value-type="string">
            <text:p>$5b</text:p>
          </table:table-cell>
          <table:table-cell table:style-name="ce56" office:value-type="string">
            <text:p>$4d</text:p>
          </table:table-cell>
          <table:table-cell table:style-name="ce59" office:value-type="string">
            <text:p>$4e</text:p>
          </table:table-cell>
          <table:table-cell table:style-name="ce59" office:value-type="string">
            <text:p>$4f</text:p>
          </table:table-cell>
          <table:table-cell table:style-name="ce62" office:value-type="string">
            <text:p>$50</text:p>
          </table:table-cell>
          <table:table-cell table:number-columns-repeated="1007"/>
        </table:table-row>
        <table:table-row table:style-name="ro1">
          <table:table-cell table:style-name="ce52" office:value-type="string">
            <text:p>.byte</text:p>
          </table:table-cell>
          <table:table-cell table:style-name="ce56" office:value-type="string">
            <text:p>$6f</text:p>
          </table:table-cell>
          <table:table-cell table:style-name="ce59" office:value-type="string">
            <text:p>$70</text:p>
          </table:table-cell>
          <table:table-cell table:style-name="ce59" office:value-type="string">
            <text:p>$71</text:p>
          </table:table-cell>
          <table:table-cell table:style-name="ce62" office:value-type="string">
            <text:p>$71</text:p>
          </table:table-cell>
          <table:table-cell table:style-name="ce56" office:value-type="string">
            <text:p>$6f</text:p>
          </table:table-cell>
          <table:table-cell table:style-name="ce59" office:value-type="string">
            <text:p>$70</text:p>
          </table:table-cell>
          <table:table-cell table:style-name="ce59" office:value-type="string">
            <text:p>$71</text:p>
          </table:table-cell>
          <table:table-cell table:style-name="ce62" office:value-type="string">
            <text:p>$72</text:p>
          </table:table-cell>
          <table:table-cell table:style-name="ce56" office:value-type="string">
            <text:p>$73</text:p>
          </table:table-cell>
          <table:table-cell table:style-name="ce59" office:value-type="string">
            <text:p>$74</text:p>
          </table:table-cell>
          <table:table-cell table:style-name="ce59" office:value-type="string">
            <text:p>$75</text:p>
          </table:table-cell>
          <table:table-cell table:style-name="ce62" office:value-type="string">
            <text:p>$76</text:p>
          </table:table-cell>
          <table:table-cell table:style-name="ce56" office:value-type="string">
            <text:p>$7b</text:p>
          </table:table-cell>
          <table:table-cell table:style-name="ce59" office:value-type="string">
            <text:p>$7c</text:p>
          </table:table-cell>
          <table:table-cell table:style-name="ce59" office:value-type="string">
            <text:p>$7d</text:p>
          </table:table-cell>
          <table:table-cell table:style-name="ce62" office:value-type="string">
            <text:p>$7e</text:p>
          </table:table-cell>
          <table:table-cell table:number-columns-repeated="1007"/>
        </table:table-row>
        <table:table-row table:style-name="ro1">
          <table:table-cell table:style-name="ce52" office:value-type="string">
            <text:p>.byte</text:p>
          </table:table-cell>
          <table:table-cell table:style-name="ce56" office:value-type="string">
            <text:p>$6f</text:p>
          </table:table-cell>
          <table:table-cell table:style-name="ce59" office:value-type="string">
            <text:p>$70</text:p>
          </table:table-cell>
          <table:table-cell table:style-name="ce59" office:value-type="string">
            <text:p>$71</text:p>
          </table:table-cell>
          <table:table-cell table:style-name="ce62" office:value-type="string">
            <text:p>$72</text:p>
          </table:table-cell>
          <table:table-cell table:style-name="ce56" office:value-type="string">
            <text:p>$7b</text:p>
          </table:table-cell>
          <table:table-cell table:style-name="ce59" office:value-type="string">
            <text:p>$7c</text:p>
          </table:table-cell>
          <table:table-cell table:style-name="ce59" office:value-type="string">
            <text:p>$7d</text:p>
          </table:table-cell>
          <table:table-cell table:style-name="ce62" office:value-type="string">
            <text:p>$7e</text:p>
          </table:table-cell>
          <table:table-cell table:style-name="ce56" office:value-type="string">
            <text:p>$73</text:p>
          </table:table-cell>
          <table:table-cell table:style-name="ce59" office:value-type="string">
            <text:p>$74</text:p>
          </table:table-cell>
          <table:table-cell table:style-name="ce59" office:value-type="string">
            <text:p>$75</text:p>
          </table:table-cell>
          <table:table-cell table:style-name="ce62" office:value-type="string">
            <text:p>$76</text:p>
          </table:table-cell>
          <table:table-cell table:style-name="ce56" office:value-type="string">
            <text:p>$73</text:p>
          </table:table-cell>
          <table:table-cell table:style-name="ce59" office:value-type="string">
            <text:p>$74</text:p>
          </table:table-cell>
          <table:table-cell table:style-name="ce59" office:value-type="string">
            <text:p>$75</text:p>
          </table:table-cell>
          <table:table-cell table:style-name="ce62" office:value-type="string">
            <text:p>$76</text:p>
          </table:table-cell>
          <table:table-cell table:number-columns-repeated="1007"/>
        </table:table-row>
        <table:table-row table:style-name="ro1">
          <table:table-cell table:style-name="ce53" office:value-type="string">
            <text:p>.byte</text:p>
          </table:table-cell>
          <table:table-cell table:style-name="ce57" office:value-type="string">
            <text:p>$84</text:p>
          </table:table-cell>
          <table:table-cell table:style-name="ce60" office:value-type="string">
            <text:p>$85</text:p>
          </table:table-cell>
          <table:table-cell table:style-name="ce60" office:value-type="string">
            <text:p>$86</text:p>
          </table:table-cell>
          <table:table-cell table:style-name="ce63" office:value-type="string">
            <text:p>$87</text:p>
          </table:table-cell>
          <table:table-cell table:style-name="ce57" office:value-type="string">
            <text:p>$88</text:p>
          </table:table-cell>
          <table:table-cell table:style-name="ce60" office:value-type="string">
            <text:p>$89</text:p>
          </table:table-cell>
          <table:table-cell table:style-name="ce60" office:value-type="string">
            <text:p>$8a</text:p>
          </table:table-cell>
          <table:table-cell table:style-name="ce63" office:value-type="string">
            <text:p>$8b</text:p>
          </table:table-cell>
          <table:table-cell table:style-name="ce57" office:value-type="string">
            <text:p>$00</text:p>
          </table:table-cell>
          <table:table-cell table:number-columns-repeated="2" table:style-name="ce60" office:value-type="string">
            <text:p>$00</text:p>
          </table:table-cell>
          <table:table-cell table:style-name="ce63" office:value-type="string">
            <text:p>$00</text:p>
          </table:table-cell>
          <table:table-cell table:style-name="ce57" office:value-type="string">
            <text:p>$00</text:p>
          </table:table-cell>
          <table:table-cell table:number-columns-repeated="2" table:style-name="ce60" office:value-type="string">
            <text:p>$00</text:p>
          </table:table-cell>
          <table:table-cell table:style-name="ce63" office:value-type="string">
            <text:p>$00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>
          <table:table-cell table:style-name="ce54" office:value-type="float" office:value="0">
            <text:p>0</text:p>
          </table:table-cell>
          <table:table-cell table:formula="of:=MID([.B5];2;2)" office:value-type="string" office:string-value="53">
            <text:p>53</text:p>
          </table:table-cell>
          <table:table-cell table:formula="of:=MID([.C5];2;2)" office:value-type="string" office:string-value="54">
            <text:p>54</text:p>
          </table:table-cell>
          <table:table-cell table:formula="of:=MID([.D5];2;2)" office:value-type="string" office:string-value="54">
            <text:p>54</text:p>
          </table:table-cell>
          <table:table-cell table:formula="of:=MID([.E5];2;2)" office:value-type="string" office:string-value="53">
            <text:p>53</text:p>
          </table:table-cell>
          <table:table-cell table:number-columns-repeated="1019"/>
        </table:table-row>
        <table:table-row table:style-name="ro1" table:visibility="collapse">
          <table:table-cell table:style-name="ce54" office:value-type="float" office:value="1">
            <text:p>1</text:p>
          </table:table-cell>
          <table:table-cell table:formula="of:=MID([.F5];2;2)" office:value-type="string" office:string-value="63">
            <text:p>63</text:p>
          </table:table-cell>
          <table:table-cell table:formula="of:=MID([.G5];2;2)" office:value-type="string" office:string-value="64">
            <text:p>64</text:p>
          </table:table-cell>
          <table:table-cell table:formula="of:=MID([.H5];2;2)" office:value-type="string" office:string-value="54">
            <text:p>54</text:p>
          </table:table-cell>
          <table:table-cell table:formula="of:=MID([.I5];2;2)" office:value-type="string" office:string-value="53">
            <text:p>53</text:p>
          </table:table-cell>
          <table:table-cell table:number-columns-repeated="1019"/>
        </table:table-row>
        <table:table-row table:style-name="ro1" table:visibility="collapse">
          <table:table-cell table:style-name="ce54" office:value-type="float" office:value="2">
            <text:p>2</text:p>
          </table:table-cell>
          <table:table-cell table:formula="of:=MID([.J5];2;2)" office:value-type="string" office:string-value="7f">
            <text:p>7f</text:p>
          </table:table-cell>
          <table:table-cell table:formula="of:=MID([.K5];2;2)" office:value-type="string" office:string-value="80">
            <text:p>80</text:p>
          </table:table-cell>
          <table:table-cell table:formula="of:=MID([.L5];2;2)" office:value-type="string" office:string-value="81">
            <text:p>81</text:p>
          </table:table-cell>
          <table:table-cell table:formula="of:=MID([.M5];2;2)" office:value-type="string" office:string-value="82">
            <text:p>82</text:p>
          </table:table-cell>
          <table:table-cell table:number-columns-repeated="1019"/>
        </table:table-row>
        <table:table-row table:style-name="ro1" table:visibility="collapse">
          <table:table-cell table:style-name="ce54" office:value-type="float" office:value="3">
            <text:p>3</text:p>
          </table:table-cell>
          <table:table-cell table:formula="of:=MID([.N5];2;2)" office:value-type="string" office:string-value="53">
            <text:p>53</text:p>
          </table:table-cell>
          <table:table-cell table:formula="of:=MID([.O5];2;2)" office:value-type="string" office:string-value="55">
            <text:p>55</text:p>
          </table:table-cell>
          <table:table-cell table:formula="of:=MID([.P5];2;2)" office:value-type="string" office:string-value="55">
            <text:p>55</text:p>
          </table:table-cell>
          <table:table-cell table:formula="of:=MID([.Q5];2;2)" office:value-type="string" office:string-value="53">
            <text:p>53</text:p>
          </table:table-cell>
          <table:table-cell table:number-columns-repeated="1019"/>
        </table:table-row>
        <table:table-row table:style-name="ro1" table:visibility="collapse">
          <table:table-cell table:style-name="ce54" office:value-type="float" office:value="4">
            <text:p>4</text:p>
          </table:table-cell>
          <table:table-cell table:formula="of:=MID([.B6];2;2)" office:value-type="string" office:string-value="56">
            <text:p>56</text:p>
          </table:table-cell>
          <table:table-cell table:formula="of:=MID([.C6];2;2)" office:value-type="string" office:string-value="56">
            <text:p>56</text:p>
          </table:table-cell>
          <table:table-cell table:formula="of:=MID([.D6];2;2)" office:value-type="string" office:string-value="56">
            <text:p>56</text:p>
          </table:table-cell>
          <table:table-cell table:formula="of:=MID([.E6];2;2)" office:value-type="string" office:string-value="56">
            <text:p>56</text:p>
          </table:table-cell>
          <table:table-cell table:number-columns-repeated="1019"/>
        </table:table-row>
        <table:table-row table:style-name="ro1" table:visibility="collapse">
          <table:table-cell table:style-name="ce54" office:value-type="float" office:value="5">
            <text:p>5</text:p>
          </table:table-cell>
          <table:table-cell table:formula="of:=MID([.F6];2;2)" office:value-type="string" office:string-value="53">
            <text:p>53</text:p>
          </table:table-cell>
          <table:table-cell table:formula="of:=MID([.G6];2;2)" office:value-type="string" office:string-value="54">
            <text:p>54</text:p>
          </table:table-cell>
          <table:table-cell table:formula="of:=MID([.H6];2;2)" office:value-type="string" office:string-value="54">
            <text:p>54</text:p>
          </table:table-cell>
          <table:table-cell table:formula="of:=MID([.I6];2;2)" office:value-type="string" office:string-value="53">
            <text:p>53</text:p>
          </table:table-cell>
          <table:table-cell table:number-columns-repeated="1019"/>
        </table:table-row>
        <table:table-row table:style-name="ro1" table:visibility="collapse">
          <table:table-cell table:style-name="ce54" office:value-type="float" office:value="6">
            <text:p>6</text:p>
          </table:table-cell>
          <table:table-cell table:formula="of:=MID([.J6];2;2)" office:value-type="string" office:string-value="91">
            <text:p>91</text:p>
          </table:table-cell>
          <table:table-cell table:formula="of:=MID([.K6];2;2)" office:value-type="string" office:string-value="92">
            <text:p>92</text:p>
          </table:table-cell>
          <table:table-cell table:formula="of:=MID([.L6];2;2)" office:value-type="string" office:string-value="93">
            <text:p>93</text:p>
          </table:table-cell>
          <table:table-cell table:formula="of:=MID([.M6];2;2)" office:value-type="string" office:string-value="94">
            <text:p>94</text:p>
          </table:table-cell>
          <table:table-cell table:number-columns-repeated="1019"/>
        </table:table-row>
        <table:table-row table:style-name="ro1" table:visibility="collapse">
          <table:table-cell table:style-name="ce54" office:value-type="float" office:value="7">
            <text:p>7</text:p>
          </table:table-cell>
          <table:table-cell table:formula="of:=MID([.N6];2;2)" office:value-type="string" office:string-value="37">
            <text:p>37</text:p>
          </table:table-cell>
          <table:table-cell table:formula="of:=MID([.O6];2;2)" office:value-type="string" office:string-value="37">
            <text:p>37</text:p>
          </table:table-cell>
          <table:table-cell table:formula="of:=MID([.P6];2;2)" office:value-type="string" office:string-value="37">
            <text:p>37</text:p>
          </table:table-cell>
          <table:table-cell table:formula="of:=MID([.Q6];2;2)" office:value-type="string" office:string-value="37">
            <text:p>37</text:p>
          </table:table-cell>
          <table:table-cell table:number-columns-repeated="1019"/>
        </table:table-row>
        <table:table-row table:style-name="ro1" table:visibility="collapse">
          <table:table-cell table:style-name="ce54" office:value-type="float" office:value="8">
            <text:p>8</text:p>
          </table:table-cell>
          <table:table-cell table:formula="of:=MID([.B7];2;2)" office:value-type="string" office:string-value="65">
            <text:p>65</text:p>
          </table:table-cell>
          <table:table-cell table:formula="of:=MID([.C7];2;2)" office:value-type="string" office:string-value="66">
            <text:p>66</text:p>
          </table:table-cell>
          <table:table-cell table:formula="of:=MID([.D7];2;2)" office:value-type="string" office:string-value="67">
            <text:p>67</text:p>
          </table:table-cell>
          <table:table-cell table:formula="of:=MID([.E7];2;2)" office:value-type="string" office:string-value="68">
            <text:p>68</text:p>
          </table:table-cell>
          <table:table-cell table:number-columns-repeated="1019"/>
        </table:table-row>
        <table:table-row table:style-name="ro1" table:visibility="collapse">
          <table:table-cell table:style-name="ce54" office:value-type="float" office:value="9">
            <text:p>9</text:p>
          </table:table-cell>
          <table:table-cell table:formula="of:=MID([.F7];2;2)" office:value-type="string" office:string-value="5c">
            <text:p>5c</text:p>
          </table:table-cell>
          <table:table-cell table:formula="of:=MID([.G7];2;2)" office:value-type="string" office:string-value="5d">
            <text:p>5d</text:p>
          </table:table-cell>
          <table:table-cell table:formula="of:=MID([.H7];2;2)" office:value-type="string" office:string-value="5e">
            <text:p>5e</text:p>
          </table:table-cell>
          <table:table-cell table:formula="of:=MID([.I7];2;2)" office:value-type="string" office:string-value="5f">
            <text:p>5f</text:p>
          </table:table-cell>
          <table:table-cell table:number-columns-repeated="1019"/>
        </table:table-row>
        <table:table-row table:style-name="ro1" table:visibility="collapse">
          <table:table-cell table:style-name="ce54" office:value-type="float" office:value="10">
            <text:p>10</text:p>
          </table:table-cell>
          <table:table-cell table:formula="of:=MID([.J7];2;2)" office:value-type="string" office:string-value="51">
            <text:p>51</text:p>
          </table:table-cell>
          <table:table-cell table:formula="of:=MID([.K7];2;2)" office:value-type="string" office:string-value="51">
            <text:p>51</text:p>
          </table:table-cell>
          <table:table-cell table:formula="of:=MID([.L7];2;2)" office:value-type="string" office:string-value="51">
            <text:p>51</text:p>
          </table:table-cell>
          <table:table-cell table:formula="of:=MID([.M7];2;2)" office:value-type="string" office:string-value="51">
            <text:p>51</text:p>
          </table:table-cell>
          <table:table-cell table:number-columns-repeated="1019"/>
        </table:table-row>
        <table:table-row table:style-name="ro1" table:visibility="collapse">
          <table:table-cell table:style-name="ce54" office:value-type="float" office:value="11">
            <text:p>11</text:p>
          </table:table-cell>
          <table:table-cell table:formula="of:=MID([.N7];2;2)" office:value-type="string" office:string-value="52">
            <text:p>52</text:p>
          </table:table-cell>
          <table:table-cell table:formula="of:=MID([.O7];2;2)" office:value-type="string" office:string-value="52">
            <text:p>52</text:p>
          </table:table-cell>
          <table:table-cell table:formula="of:=MID([.P7];2;2)" office:value-type="string" office:string-value="52">
            <text:p>52</text:p>
          </table:table-cell>
          <table:table-cell table:formula="of:=MID([.Q7];2;2)" office:value-type="string" office:string-value="52">
            <text:p>52</text:p>
          </table:table-cell>
          <table:table-cell table:number-columns-repeated="1019"/>
        </table:table-row>
        <table:table-row table:style-name="ro1" table:visibility="collapse">
          <table:table-cell table:style-name="ce54" office:value-type="float" office:value="12">
            <text:p>12</text:p>
          </table:table-cell>
          <table:table-cell table:formula="of:=MID([.B8];2;2)" office:value-type="string" office:string-value="57">
            <text:p>57</text:p>
          </table:table-cell>
          <table:table-cell table:formula="of:=MID([.C8];2;2)" office:value-type="string" office:string-value="56">
            <text:p>56</text:p>
          </table:table-cell>
          <table:table-cell table:formula="of:=MID([.D8];2;2)" office:value-type="string" office:string-value="56">
            <text:p>56</text:p>
          </table:table-cell>
          <table:table-cell table:formula="of:=MID([.E8];2;2)" office:value-type="string" office:string-value="57">
            <text:p>57</text:p>
          </table:table-cell>
          <table:table-cell table:number-columns-repeated="1019"/>
        </table:table-row>
        <table:table-row table:style-name="ro1" table:visibility="collapse">
          <table:table-cell table:style-name="ce54" office:value-type="float" office:value="13">
            <text:p>13</text:p>
          </table:table-cell>
          <table:table-cell table:formula="of:=MID([.F8];2;2)" office:value-type="string" office:string-value="61">
            <text:p>61</text:p>
          </table:table-cell>
          <table:table-cell table:formula="of:=MID([.G8];2;2)" office:value-type="string" office:string-value="62">
            <text:p>62</text:p>
          </table:table-cell>
          <table:table-cell table:formula="of:=MID([.H8];2;2)" office:value-type="string" office:string-value="62">
            <text:p>62</text:p>
          </table:table-cell>
          <table:table-cell table:formula="of:=MID([.I8];2;2)" office:value-type="string" office:string-value="61">
            <text:p>61</text:p>
          </table:table-cell>
          <table:table-cell table:number-columns-repeated="1019"/>
        </table:table-row>
        <table:table-row table:style-name="ro1" table:visibility="collapse">
          <table:table-cell table:style-name="ce54" office:value-type="float" office:value="14">
            <text:p>14</text:p>
          </table:table-cell>
          <table:table-cell table:formula="of:=MID([.J8];2;2)" office:value-type="string" office:string-value="6a">
            <text:p>6a</text:p>
          </table:table-cell>
          <table:table-cell table:formula="of:=MID([.K8];2;2)" office:value-type="string" office:string-value="96">
            <text:p>96</text:p>
          </table:table-cell>
          <table:table-cell table:formula="of:=MID([.L8];2;2)" office:value-type="string" office:string-value="97">
            <text:p>97</text:p>
          </table:table-cell>
          <table:table-cell table:formula="of:=MID([.M8];2;2)" office:value-type="string" office:string-value="98">
            <text:p>98</text:p>
          </table:table-cell>
          <table:table-cell table:number-columns-repeated="1019"/>
        </table:table-row>
        <table:table-row table:style-name="ro1" table:visibility="collapse">
          <table:table-cell table:style-name="ce54" office:value-type="float" office:value="15">
            <text:p>15</text:p>
          </table:table-cell>
          <table:table-cell table:formula="of:=MID([.N8];2;2)" office:value-type="string" office:string-value="6b">
            <text:p>6b</text:p>
          </table:table-cell>
          <table:table-cell table:formula="of:=MID([.O8];2;2)" office:value-type="string" office:string-value="6c">
            <text:p>6c</text:p>
          </table:table-cell>
          <table:table-cell table:formula="of:=MID([.P8];2;2)" office:value-type="string" office:string-value="6d">
            <text:p>6d</text:p>
          </table:table-cell>
          <table:table-cell table:formula="of:=MID([.Q8];2;2)" office:value-type="string" office:string-value="6e">
            <text:p>6e</text:p>
          </table:table-cell>
          <table:table-cell table:number-columns-repeated="1019"/>
        </table:table-row>
        <table:table-row table:style-name="ro1" table:visibility="collapse">
          <table:table-cell table:style-name="ce54" office:value-type="float" office:value="16">
            <text:p>16</text:p>
          </table:table-cell>
          <table:table-cell table:formula="of:=MID([.B9];2;2)" office:value-type="string" office:string-value="77">
            <text:p>77</text:p>
          </table:table-cell>
          <table:table-cell table:formula="of:=MID([.C9];2;2)" office:value-type="string" office:string-value="78">
            <text:p>78</text:p>
          </table:table-cell>
          <table:table-cell table:formula="of:=MID([.D9];2;2)" office:value-type="string" office:string-value="79">
            <text:p>79</text:p>
          </table:table-cell>
          <table:table-cell table:formula="of:=MID([.E9];2;2)" office:value-type="string" office:string-value="7a">
            <text:p>7a</text:p>
          </table:table-cell>
          <table:table-cell table:number-columns-repeated="1019"/>
        </table:table-row>
        <table:table-row table:style-name="ro1" table:visibility="collapse">
          <table:table-cell table:style-name="ce54" office:value-type="float" office:value="17">
            <text:p>17</text:p>
          </table:table-cell>
          <table:table-cell table:formula="of:=MID([.F9];2;2)" office:value-type="string" office:string-value="8c">
            <text:p>8c</text:p>
          </table:table-cell>
          <table:table-cell table:formula="of:=MID([.G9];2;2)" office:value-type="string" office:string-value="8d">
            <text:p>8d</text:p>
          </table:table-cell>
          <table:table-cell table:formula="of:=MID([.H9];2;2)" office:value-type="string" office:string-value="8e">
            <text:p>8e</text:p>
          </table:table-cell>
          <table:table-cell table:formula="of:=MID([.I9];2;2)" office:value-type="string" office:string-value="8f">
            <text:p>8f</text:p>
          </table:table-cell>
          <table:table-cell table:number-columns-repeated="1019"/>
        </table:table-row>
        <table:table-row table:style-name="ro1" table:visibility="collapse">
          <table:table-cell table:style-name="ce54" office:value-type="float" office:value="18">
            <text:p>18</text:p>
          </table:table-cell>
          <table:table-cell table:formula="of:=MID([.J9];2;2)" office:value-type="string" office:string-value="90">
            <text:p>90</text:p>
          </table:table-cell>
          <table:table-cell table:formula="of:=MID([.K9];2;2)" office:value-type="string" office:string-value="90">
            <text:p>90</text:p>
          </table:table-cell>
          <table:table-cell table:formula="of:=MID([.L9];2;2)" office:value-type="string" office:string-value="90">
            <text:p>90</text:p>
          </table:table-cell>
          <table:table-cell table:formula="of:=MID([.M9];2;2)" office:value-type="string" office:string-value="90">
            <text:p>90</text:p>
          </table:table-cell>
          <table:table-cell table:number-columns-repeated="1019"/>
        </table:table-row>
        <table:table-row table:style-name="ro1" table:visibility="collapse">
          <table:table-cell table:style-name="ce54" office:value-type="float" office:value="19">
            <text:p>19</text:p>
          </table:table-cell>
          <table:table-cell table:formula="of:=MID([.N9];2;2)" office:value-type="string" office:string-value="9e">
            <text:p>9e</text:p>
          </table:table-cell>
          <table:table-cell table:formula="of:=MID([.O9];2;2)" office:value-type="string" office:string-value="9e">
            <text:p>9e</text:p>
          </table:table-cell>
          <table:table-cell table:formula="of:=MID([.P9];2;2)" office:value-type="string" office:string-value="9d">
            <text:p>9d</text:p>
          </table:table-cell>
          <table:table-cell table:formula="of:=MID([.Q9];2;2)" office:value-type="string" office:string-value="9d">
            <text:p>9d</text:p>
          </table:table-cell>
          <table:table-cell table:number-columns-repeated="1019"/>
        </table:table-row>
        <table:table-row table:style-name="ro1" table:visibility="collapse">
          <table:table-cell table:style-name="ce54" office:value-type="float" office:value="20">
            <text:p>20</text:p>
          </table:table-cell>
          <table:table-cell table:formula="of:=MID([.B10];2;2)" office:value-type="string" office:string-value="9e">
            <text:p>9e</text:p>
          </table:table-cell>
          <table:table-cell table:formula="of:=MID([.C10];2;2)" office:value-type="string" office:string-value="9f">
            <text:p>9f</text:p>
          </table:table-cell>
          <table:table-cell table:formula="of:=MID([.D10];2;2)" office:value-type="string" office:string-value="9d">
            <text:p>9d</text:p>
          </table:table-cell>
          <table:table-cell table:formula="of:=MID([.E10];2;2)" office:value-type="string" office:string-value="9d">
            <text:p>9d</text:p>
          </table:table-cell>
          <table:table-cell table:number-columns-repeated="1019"/>
        </table:table-row>
        <table:table-row table:style-name="ro1" table:visibility="collapse">
          <table:table-cell table:style-name="ce54" office:value-type="float" office:value="21">
            <text:p>21</text:p>
          </table:table-cell>
          <table:table-cell table:formula="of:=MID([.F10];2;2)" office:value-type="string" office:string-value="99">
            <text:p>99</text:p>
          </table:table-cell>
          <table:table-cell table:formula="of:=MID([.G10];2;2)" office:value-type="string" office:string-value="9a">
            <text:p>9a</text:p>
          </table:table-cell>
          <table:table-cell table:formula="of:=MID([.H10];2;2)" office:value-type="string" office:string-value="9b">
            <text:p>9b</text:p>
          </table:table-cell>
          <table:table-cell table:formula="of:=MID([.I10];2;2)" office:value-type="string" office:string-value="9c">
            <text:p>9c</text:p>
          </table:table-cell>
          <table:table-cell table:number-columns-repeated="1019"/>
        </table:table-row>
        <table:table-row table:style-name="ro1" table:visibility="collapse">
          <table:table-cell table:style-name="ce54" office:value-type="float" office:value="22">
            <text:p>22</text:p>
          </table:table-cell>
          <table:table-cell table:formula="of:=MID([.J10];2;2)" office:value-type="string" office:string-value="9f">
            <text:p>9f</text:p>
          </table:table-cell>
          <table:table-cell table:formula="of:=MID([.K10];2;2)" office:value-type="string" office:string-value="9e">
            <text:p>9e</text:p>
          </table:table-cell>
          <table:table-cell table:formula="of:=MID([.L10];2;2)" office:value-type="string" office:string-value="9d">
            <text:p>9d</text:p>
          </table:table-cell>
          <table:table-cell table:formula="of:=MID([.M10];2;2)" office:value-type="string" office:string-value="9d">
            <text:p>9d</text:p>
          </table:table-cell>
          <table:table-cell table:number-columns-repeated="1019"/>
        </table:table-row>
        <table:table-row table:style-name="ro1" table:visibility="collapse">
          <table:table-cell table:style-name="ce54" office:value-type="float" office:value="23">
            <text:p>23</text:p>
          </table:table-cell>
          <table:table-cell table:formula="of:=MID([.N10];2;2)" office:value-type="string" office:string-value="00">
            <text:p>00</text:p>
          </table:table-cell>
          <table:table-cell table:formula="of:=MID([.O10];2;2)" office:value-type="string" office:string-value="00">
            <text:p>00</text:p>
          </table:table-cell>
          <table:table-cell table:formula="of:=MID([.P10];2;2)" office:value-type="string" office:string-value="00">
            <text:p>00</text:p>
          </table:table-cell>
          <table:table-cell table:formula="of:=MID([.Q10];2;2)" office:value-type="string" office:string-value="00">
            <text:p>00</text:p>
          </table:table-cell>
          <table:table-cell table:number-columns-repeated="1019"/>
        </table:table-row>
        <table:table-row table:style-name="ro1" table:visibility="collapse">
          <table:table-cell table:style-name="ce54" office:value-type="float" office:value="24">
            <text:p>24</text:p>
          </table:table-cell>
          <table:table-cell table:formula="of:=MID([.B11];2;2)" office:value-type="string" office:string-value="00">
            <text:p>00</text:p>
          </table:table-cell>
          <table:table-cell table:formula="of:=MID([.C11];2;2)" office:value-type="string" office:string-value="00">
            <text:p>00</text:p>
          </table:table-cell>
          <table:table-cell table:formula="of:=MID([.D11];2;2)" office:value-type="string" office:string-value="00">
            <text:p>00</text:p>
          </table:table-cell>
          <table:table-cell table:formula="of:=MID([.E11];2;2)" office:value-type="string" office:string-value="00">
            <text:p>00</text:p>
          </table:table-cell>
          <table:table-cell table:number-columns-repeated="1019"/>
        </table:table-row>
        <table:table-row table:style-name="ro1" table:visibility="collapse">
          <table:table-cell table:style-name="ce54" office:value-type="float" office:value="25">
            <text:p>25</text:p>
          </table:table-cell>
          <table:table-cell table:formula="of:=MID([.F11];2;2)" office:value-type="string" office:string-value="00">
            <text:p>00</text:p>
          </table:table-cell>
          <table:table-cell table:formula="of:=MID([.G11];2;2)" office:value-type="string" office:string-value="00">
            <text:p>00</text:p>
          </table:table-cell>
          <table:table-cell table:formula="of:=MID([.H11];2;2)" office:value-type="string" office:string-value="00">
            <text:p>00</text:p>
          </table:table-cell>
          <table:table-cell table:formula="of:=MID([.I11];2;2)" office:value-type="string" office:string-value="00">
            <text:p>00</text:p>
          </table:table-cell>
          <table:table-cell table:number-columns-repeated="1019"/>
        </table:table-row>
        <table:table-row table:style-name="ro1" table:visibility="collapse">
          <table:table-cell table:style-name="ce54" office:value-type="float" office:value="26">
            <text:p>26</text:p>
          </table:table-cell>
          <table:table-cell table:formula="of:=MID([.J11];2;2)" office:value-type="string" office:string-value="00">
            <text:p>00</text:p>
          </table:table-cell>
          <table:table-cell table:formula="of:=MID([.K11];2;2)" office:value-type="string" office:string-value="00">
            <text:p>00</text:p>
          </table:table-cell>
          <table:table-cell table:formula="of:=MID([.L11];2;2)" office:value-type="string" office:string-value="00">
            <text:p>00</text:p>
          </table:table-cell>
          <table:table-cell table:formula="of:=MID([.M11];2;2)" office:value-type="string" office:string-value="00">
            <text:p>00</text:p>
          </table:table-cell>
          <table:table-cell table:number-columns-repeated="1019"/>
        </table:table-row>
        <table:table-row table:style-name="ro1" table:visibility="collapse">
          <table:table-cell table:style-name="ce54" office:value-type="float" office:value="27">
            <text:p>27</text:p>
          </table:table-cell>
          <table:table-cell table:formula="of:=MID([.N11];2;2)" office:value-type="string" office:string-value="00">
            <text:p>00</text:p>
          </table:table-cell>
          <table:table-cell table:formula="of:=MID([.O11];2;2)" office:value-type="string" office:string-value="00">
            <text:p>00</text:p>
          </table:table-cell>
          <table:table-cell table:formula="of:=MID([.P11];2;2)" office:value-type="string" office:string-value="00">
            <text:p>00</text:p>
          </table:table-cell>
          <table:table-cell table:formula="of:=MID([.Q11];2;2)" office:value-type="string" office:string-value="00">
            <text:p>00</text:p>
          </table:table-cell>
          <table:table-cell table:number-columns-repeated="1019"/>
        </table:table-row>
        <table:table-row table:style-name="ro1" table:visibility="collapse">
          <table:table-cell table:style-name="ce54" office:value-type="float" office:value="28">
            <text:p>28</text:p>
          </table:table-cell>
          <table:table-cell table:formula="of:=MID([.B12];2;2)" office:value-type="string" office:string-value="00">
            <text:p>00</text:p>
          </table:table-cell>
          <table:table-cell table:formula="of:=MID([.C12];2;2)" office:value-type="string" office:string-value="00">
            <text:p>00</text:p>
          </table:table-cell>
          <table:table-cell table:formula="of:=MID([.D12];2;2)" office:value-type="string" office:string-value="00">
            <text:p>00</text:p>
          </table:table-cell>
          <table:table-cell table:formula="of:=MID([.E12];2;2)" office:value-type="string" office:string-value="00">
            <text:p>00</text:p>
          </table:table-cell>
          <table:table-cell table:number-columns-repeated="1019"/>
        </table:table-row>
        <table:table-row table:style-name="ro1" table:visibility="collapse">
          <table:table-cell table:style-name="ce54" office:value-type="float" office:value="29">
            <text:p>29</text:p>
          </table:table-cell>
          <table:table-cell table:formula="of:=MID([.F12];2;2)" office:value-type="string" office:string-value="00">
            <text:p>00</text:p>
          </table:table-cell>
          <table:table-cell table:formula="of:=MID([.G12];2;2)" office:value-type="string" office:string-value="00">
            <text:p>00</text:p>
          </table:table-cell>
          <table:table-cell table:formula="of:=MID([.H12];2;2)" office:value-type="string" office:string-value="00">
            <text:p>00</text:p>
          </table:table-cell>
          <table:table-cell table:formula="of:=MID([.I12];2;2)" office:value-type="string" office:string-value="00">
            <text:p>00</text:p>
          </table:table-cell>
          <table:table-cell table:number-columns-repeated="1019"/>
        </table:table-row>
        <table:table-row table:style-name="ro1" table:visibility="collapse">
          <table:table-cell table:style-name="ce54" office:value-type="float" office:value="30">
            <text:p>30</text:p>
          </table:table-cell>
          <table:table-cell table:formula="of:=MID([.J12];2;2)" office:value-type="string" office:string-value="00">
            <text:p>00</text:p>
          </table:table-cell>
          <table:table-cell table:formula="of:=MID([.K12];2;2)" office:value-type="string" office:string-value="00">
            <text:p>00</text:p>
          </table:table-cell>
          <table:table-cell table:formula="of:=MID([.L12];2;2)" office:value-type="string" office:string-value="00">
            <text:p>00</text:p>
          </table:table-cell>
          <table:table-cell table:formula="of:=MID([.M12];2;2)" office:value-type="string" office:string-value="00">
            <text:p>00</text:p>
          </table:table-cell>
          <table:table-cell table:number-columns-repeated="1019"/>
        </table:table-row>
        <table:table-row table:style-name="ro1" table:visibility="collapse">
          <table:table-cell table:style-name="ce54" office:value-type="float" office:value="31">
            <text:p>31</text:p>
          </table:table-cell>
          <table:table-cell table:formula="of:=MID([.N12];2;2)" office:value-type="string" office:string-value="00">
            <text:p>00</text:p>
          </table:table-cell>
          <table:table-cell table:formula="of:=MID([.O12];2;2)" office:value-type="string" office:string-value="00">
            <text:p>00</text:p>
          </table:table-cell>
          <table:table-cell table:formula="of:=MID([.P12];2;2)" office:value-type="string" office:string-value="00">
            <text:p>00</text:p>
          </table:table-cell>
          <table:table-cell table:formula="of:=MID([.Q12];2;2)" office:value-type="string" office:string-value="00">
            <text:p>00</text:p>
          </table:table-cell>
          <table:table-cell table:number-columns-repeated="1019"/>
        </table:table-row>
        <table:table-row table:style-name="ro1">
          <table:table-cell table:style-name="ce54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>
            <text:p>; CHARTILESET COLOUR DATA...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50" office:value-type="string">
            <text:p>; 80 colours, 1 colour per tile, 8 bits per colour, total size is 80 ($50) bytes.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50" office:value-type="string">
            <text:p>; nb. Lower nybbles = colour, upper nybbles are unused.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50" office:value-type="string">
            <text:p>chartileset_colour_data</text:p>
          </table:table-cell>
          <table:table-cell table:style-name="ce5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>
            <text:p>.byte</text:p>
          </table:table-cell>
          <table:table-cell table:style-name="ce55" office:value-type="string">
            <text:p>$0d</text:p>
          </table:table-cell>
          <table:table-cell table:style-name="ce58" office:value-type="string">
            <text:p>$09</text:p>
          </table:table-cell>
          <table:table-cell table:style-name="ce58" office:value-type="string">
            <text:p>$0a</text:p>
          </table:table-cell>
          <table:table-cell table:style-name="ce61" office:value-type="string">
            <text:p>$0d</text:p>
          </table:table-cell>
          <table:table-cell table:style-name="ce55" office:value-type="string">
            <text:p>$08</text:p>
          </table:table-cell>
          <table:table-cell table:style-name="ce58" office:value-type="string">
            <text:p>$09</text:p>
          </table:table-cell>
          <table:table-cell table:style-name="ce58" office:value-type="string">
            <text:p>$0d</text:p>
          </table:table-cell>
          <table:table-cell table:style-name="ce61" office:value-type="string">
            <text:p>$09</text:p>
          </table:table-cell>
          <table:table-cell table:style-name="ce55" office:value-type="string">
            <text:p>$0a</text:p>
          </table:table-cell>
          <table:table-cell table:style-name="ce58" office:value-type="string">
            <text:p>$09</text:p>
          </table:table-cell>
          <table:table-cell table:style-name="ce58" office:value-type="string">
            <text:p>$0a</text:p>
          </table:table-cell>
          <table:table-cell table:style-name="ce61" office:value-type="string">
            <text:p>$0a</text:p>
          </table:table-cell>
          <table:table-cell table:style-name="ce55" office:value-type="string">
            <text:p>$0d</text:p>
          </table:table-cell>
          <table:table-cell table:style-name="ce58" office:value-type="string">
            <text:p>$0e</text:p>
          </table:table-cell>
          <table:table-cell table:style-name="ce58" office:value-type="string">
            <text:p>$0b</text:p>
          </table:table-cell>
          <table:table-cell table:style-name="ce61" office:value-type="string">
            <text:p>$0c</text:p>
          </table:table-cell>
          <table:table-cell table:number-columns-repeated="1007"/>
        </table:table-row>
        <table:table-row table:style-name="ro1">
          <table:table-cell table:style-name="ce52" office:value-type="string">
            <text:p>.byte</text:p>
          </table:table-cell>
          <table:table-cell table:style-name="ce56" office:value-type="string">
            <text:p>$0b</text:p>
          </table:table-cell>
          <table:table-cell table:style-name="ce59" office:value-type="string">
            <text:p>$0d</text:p>
          </table:table-cell>
          <table:table-cell table:style-name="ce59" office:value-type="string">
            <text:p>$09</text:p>
          </table:table-cell>
          <table:table-cell table:style-name="ce62" office:value-type="string">
            <text:p>$09</text:p>
          </table:table-cell>
          <table:table-cell table:style-name="ce56" office:value-type="string">
            <text:p>$09</text:p>
          </table:table-cell>
          <table:table-cell table:style-name="ce59" office:value-type="string">
            <text:p>$0b</text:p>
          </table:table-cell>
          <table:table-cell table:style-name="ce59" office:value-type="string">
            <text:p>$09</text:p>
          </table:table-cell>
          <table:table-cell table:style-name="ce62" office:value-type="string">
            <text:p>$03</text:p>
          </table:table-cell>
          <table:table-cell table:style-name="ce56" office:value-type="string">
            <text:p>$03</text:p>
          </table:table-cell>
          <table:table-cell table:number-columns-repeated="2" table:style-name="ce59" office:value-type="string">
            <text:p>$03</text:p>
          </table:table-cell>
          <table:table-cell table:style-name="ce62" office:value-type="string">
            <text:p>$03</text:p>
          </table:table-cell>
          <table:table-cell table:style-name="ce56" office:value-type="string">
            <text:p>$03</text:p>
          </table:table-cell>
          <table:table-cell table:number-columns-repeated="2" table:style-name="ce59" office:value-type="string">
            <text:p>$03</text:p>
          </table:table-cell>
          <table:table-cell table:style-name="ce62" office:value-type="string">
            <text:p>$03</text:p>
          </table:table-cell>
          <table:table-cell table:number-columns-repeated="1007"/>
        </table:table-row>
        <table:table-row table:style-name="ro1">
          <table:table-cell table:style-name="ce52" office:value-type="string">
            <text:p>.byte</text:p>
          </table:table-cell>
          <table:table-cell table:style-name="ce56" office:value-type="string">
            <text:p>$09</text:p>
          </table:table-cell>
          <table:table-cell table:number-columns-repeated="2" table:style-name="ce59" office:value-type="string">
            <text:p>$03</text:p>
          </table:table-cell>
          <table:table-cell table:style-name="ce62" office:value-type="string">
            <text:p>$03</text:p>
          </table:table-cell>
          <table:table-cell table:style-name="ce56" office:value-type="string">
            <text:p>$03</text:p>
          </table:table-cell>
          <table:table-cell table:number-columns-repeated="2" table:style-name="ce59" office:value-type="string">
            <text:p>$03</text:p>
          </table:table-cell>
          <table:table-cell table:style-name="ce62" office:value-type="string">
            <text:p>$03</text:p>
          </table:table-cell>
          <table:table-cell table:style-name="ce56" office:value-type="string">
            <text:p>$03</text:p>
          </table:table-cell>
          <table:table-cell table:number-columns-repeated="2" table:style-name="ce59" office:value-type="string">
            <text:p>$03</text:p>
          </table:table-cell>
          <table:table-cell table:style-name="ce62" office:value-type="string">
            <text:p>$03</text:p>
          </table:table-cell>
          <table:table-cell table:style-name="ce56" office:value-type="string">
            <text:p>$03</text:p>
          </table:table-cell>
          <table:table-cell table:number-columns-repeated="2" table:style-name="ce59" office:value-type="string">
            <text:p>$03</text:p>
          </table:table-cell>
          <table:table-cell table:style-name="ce62" office:value-type="string">
            <text:p>$03</text:p>
          </table:table-cell>
          <table:table-cell table:number-columns-repeated="1007"/>
        </table:table-row>
        <table:table-row table:style-name="ro1">
          <table:table-cell table:style-name="ce52" office:value-type="string">
            <text:p>.byte</text:p>
          </table:table-cell>
          <table:table-cell table:style-name="ce56" office:value-type="string">
            <text:p>$0a</text:p>
          </table:table-cell>
          <table:table-cell table:style-name="ce59" office:value-type="string">
            <text:p>$0a</text:p>
          </table:table-cell>
          <table:table-cell table:style-name="ce59" office:value-type="string">
            <text:p>$0b</text:p>
          </table:table-cell>
          <table:table-cell table:style-name="ce62" office:value-type="string">
            <text:p>$09</text:p>
          </table:table-cell>
          <table:table-cell table:style-name="ce56" office:value-type="string">
            <text:p>$0c</text:p>
          </table:table-cell>
          <table:table-cell table:number-columns-repeated="2" table:style-name="ce59" office:value-type="string">
            <text:p>$0d</text:p>
          </table:table-cell>
          <table:table-cell table:style-name="ce62" office:value-type="string">
            <text:p>$09</text:p>
          </table:table-cell>
          <table:table-cell table:style-name="ce56" office:value-type="string">
            <text:p>$03</text:p>
          </table:table-cell>
          <table:table-cell table:number-columns-repeated="2" table:style-name="ce59" office:value-type="string">
            <text:p>$03</text:p>
          </table:table-cell>
          <table:table-cell table:style-name="ce62" office:value-type="string">
            <text:p>$03</text:p>
          </table:table-cell>
          <table:table-cell table:style-name="ce56" office:value-type="string">
            <text:p>$03</text:p>
          </table:table-cell>
          <table:table-cell table:number-columns-repeated="2" table:style-name="ce59" office:value-type="string">
            <text:p>$03</text:p>
          </table:table-cell>
          <table:table-cell table:style-name="ce62" office:value-type="string">
            <text:p>$03</text:p>
          </table:table-cell>
          <table:table-cell table:number-columns-repeated="1007"/>
        </table:table-row>
        <table:table-row table:style-name="ro1">
          <table:table-cell table:style-name="ce53" office:value-type="string">
            <text:p>.byte</text:p>
          </table:table-cell>
          <table:table-cell table:style-name="ce57" office:value-type="string">
            <text:p>$0b</text:p>
          </table:table-cell>
          <table:table-cell table:style-name="ce60" office:value-type="string">
            <text:p>$0f</text:p>
          </table:table-cell>
          <table:table-cell table:style-name="ce60" office:value-type="string">
            <text:p>$0b</text:p>
          </table:table-cell>
          <table:table-cell table:style-name="ce63" office:value-type="string">
            <text:p>$0a</text:p>
          </table:table-cell>
          <table:table-cell table:style-name="ce57" office:value-type="string">
            <text:p>$0c</text:p>
          </table:table-cell>
          <table:table-cell table:style-name="ce60" office:value-type="string">
            <text:p>$0d</text:p>
          </table:table-cell>
          <table:table-cell table:style-name="ce60" office:value-type="string">
            <text:p>$09</text:p>
          </table:table-cell>
          <table:table-cell table:style-name="ce63" office:value-type="string">
            <text:p>$0d</text:p>
          </table:table-cell>
          <table:table-cell table:style-name="ce57" office:value-type="string">
            <text:p>$0f</text:p>
          </table:table-cell>
          <table:table-cell table:number-columns-repeated="2" table:style-name="ce60" office:value-type="string">
            <text:p>$0f</text:p>
          </table:table-cell>
          <table:table-cell table:style-name="ce63" office:value-type="string">
            <text:p>$0d</text:p>
          </table:table-cell>
          <table:table-cell table:style-name="ce57" office:value-type="string">
            <text:p>$0c</text:p>
          </table:table-cell>
          <table:table-cell table:style-name="ce60" office:value-type="string">
            <text:p>$0c</text:p>
          </table:table-cell>
          <table:table-cell table:style-name="ce60" office:value-type="string">
            <text:p>$03</text:p>
          </table:table-cell>
          <table:table-cell table:style-name="ce63" office:value-type="string">
            <text:p>$03</text:p>
          </table:table-cell>
          <table:table-cell table:number-columns-repeated="1007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ET RAW PETSCII.KRIZZ" table:style-name="ta5" table:print="false">
        <table:table-column table:style-name="co19" table:number-columns-repeated="10" table:default-cell-style-name="Default"/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0">
            <text:p>0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">
            <text:p>1</text:p>
          </table:table-cell>
          <table:table-cell office:value-type="string">
            <text:p>BYTE <text:s text:c="2"/>0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98">
            <text:p>198</text:p>
          </table:table-cell>
          <table:table-cell office:value-type="float" office:value="254">
            <text:p>254</text:p>
          </table:table-cell>
          <table:table-cell table:number-columns-repeated="3" office:value-type="float" office:value="198">
            <text:p>198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">
            <text:p>2</text:p>
          </table:table-cell>
          <table:table-cell office:value-type="string">
            <text:p>BYTE <text:s text:c="2"/>0</text:p>
          </table:table-cell>
          <table:table-cell office:value-type="float" office:value="252">
            <text:p>252</text:p>
          </table:table-cell>
          <table:table-cell table:number-columns-repeated="2" office:value-type="float" office:value="198">
            <text:p>198</text:p>
          </table:table-cell>
          <table:table-cell office:value-type="float" office:value="252">
            <text:p>252</text:p>
          </table:table-cell>
          <table:table-cell table:number-columns-repeated="2" office:value-type="float" office:value="198">
            <text:p>198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3">
            <text:p>3</text:p>
          </table:table-cell>
          <table:table-cell office:value-type="string">
            <text:p>BYTE <text:s text:c="2"/>0</text:p>
          </table:table-cell>
          <table:table-cell office:value-type="float" office:value="124">
            <text:p>124</text:p>
          </table:table-cell>
          <table:table-cell office:value-type="float" office:value="198">
            <text:p>198</text:p>
          </table:table-cell>
          <table:table-cell table:number-columns-repeated="3" office:value-type="float" office:value="192">
            <text:p>192</text:p>
          </table:table-cell>
          <table:table-cell office:value-type="float" office:value="198">
            <text:p>198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4">
            <text:p>4</text:p>
          </table:table-cell>
          <table:table-cell office:value-type="string">
            <text:p>BYTE <text:s text:c="2"/>0</text:p>
          </table:table-cell>
          <table:table-cell office:value-type="float" office:value="252">
            <text:p>252</text:p>
          </table:table-cell>
          <table:table-cell table:number-columns-repeated="5" office:value-type="float" office:value="198">
            <text:p>198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5">
            <text:p>5</text:p>
          </table:table-cell>
          <table:table-cell office:value-type="string">
            <text:p>BYTE <text:s text:c="2"/>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192">
            <text:p>192</text:p>
          </table:table-cell>
          <table:table-cell office:value-type="float" office:value="252">
            <text:p>252</text:p>
          </table:table-cell>
          <table:table-cell table:number-columns-repeated="2" office:value-type="float" office:value="192">
            <text:p>192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6">
            <text:p>6</text:p>
          </table:table-cell>
          <table:table-cell office:value-type="string">
            <text:p>BYTE <text:s text:c="2"/>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192">
            <text:p>192</text:p>
          </table:table-cell>
          <table:table-cell office:value-type="float" office:value="252">
            <text:p>252</text:p>
          </table:table-cell>
          <table:table-cell table:number-columns-repeated="3" office:value-type="float" office:value="192">
            <text:p>192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7">
            <text:p>7</text:p>
          </table:table-cell>
          <table:table-cell office:value-type="string">
            <text:p>BYTE <text:s text:c="2"/>0</text:p>
          </table:table-cell>
          <table:table-cell office:value-type="float" office:value="124">
            <text:p>124</text:p>
          </table:table-cell>
          <table:table-cell office:value-type="float" office:value="198">
            <text:p>198</text:p>
          </table:table-cell>
          <table:table-cell office:value-type="float" office:value="192">
            <text:p>192</text:p>
          </table:table-cell>
          <table:table-cell office:value-type="float" office:value="206">
            <text:p>206</text:p>
          </table:table-cell>
          <table:table-cell table:number-columns-repeated="2" office:value-type="float" office:value="198">
            <text:p>198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8">
            <text:p>8</text:p>
          </table:table-cell>
          <table:table-cell office:value-type="string">
            <text:p>BYTE <text:s text:c="2"/>0</text:p>
          </table:table-cell>
          <table:table-cell table:number-columns-repeated="3" office:value-type="float" office:value="198">
            <text:p>198</text:p>
          </table:table-cell>
          <table:table-cell office:value-type="float" office:value="254">
            <text:p>254</text:p>
          </table:table-cell>
          <table:table-cell table:number-columns-repeated="3" office:value-type="float" office:value="198">
            <text:p>198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9">
            <text:p>9</text:p>
          </table:table-cell>
          <table:table-cell office:value-type="string">
            <text:p>BYTE <text:s text:c="2"/>0</text:p>
          </table:table-cell>
          <table:table-cell office:value-type="float" office:value="252">
            <text:p>252</text:p>
          </table:table-cell>
          <table:table-cell table:number-columns-repeated="5" office:value-type="string">
            <text:p><text:s/>48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0">
            <text:p>10</text:p>
          </table:table-cell>
          <table:table-cell office:value-type="string">
            <text:p>BYTE <text:s text:c="2"/>0</text:p>
          </table:table-cell>
          <table:table-cell office:value-type="float" office:value="254">
            <text:p>254</text:p>
          </table:table-cell>
          <table:table-cell table:number-columns-repeated="4" office:value-type="string">
            <text:p><text:s text:c="2"/>6</text:p>
          </table:table-cell>
          <table:table-cell office:value-type="float" office:value="198">
            <text:p>198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1">
            <text:p>11</text:p>
          </table:table-cell>
          <table:table-cell office:value-type="string">
            <text:p>BYTE <text:s text:c="2"/>0</text:p>
          </table:table-cell>
          <table:table-cell office:value-type="float" office:value="198">
            <text:p>198</text:p>
          </table:table-cell>
          <table:table-cell office:value-type="float" office:value="204">
            <text:p>204</text:p>
          </table:table-cell>
          <table:table-cell office:value-type="float" office:value="216">
            <text:p>216</text:p>
          </table:table-cell>
          <table:table-cell office:value-type="float" office:value="240">
            <text:p>240</text:p>
          </table:table-cell>
          <table:table-cell office:value-type="float" office:value="216">
            <text:p>216</text:p>
          </table:table-cell>
          <table:table-cell office:value-type="float" office:value="204">
            <text:p>204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2">
            <text:p>12</text:p>
          </table:table-cell>
          <table:table-cell office:value-type="string">
            <text:p>BYTE <text:s text:c="2"/>0</text:p>
          </table:table-cell>
          <table:table-cell table:number-columns-repeated="6" office:value-type="float" office:value="192">
            <text:p>192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3">
            <text:p>13</text:p>
          </table:table-cell>
          <table:table-cell office:value-type="string">
            <text:p>BYTE <text:s text:c="2"/>0</text:p>
          </table:table-cell>
          <table:table-cell office:value-type="float" office:value="238">
            <text:p>238</text:p>
          </table:table-cell>
          <table:table-cell office:value-type="float" office:value="254">
            <text:p>254</text:p>
          </table:table-cell>
          <table:table-cell office:value-type="float" office:value="214">
            <text:p>214</text:p>
          </table:table-cell>
          <table:table-cell table:number-columns-repeated="4" office:value-type="float" office:value="198">
            <text:p>198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4">
            <text:p>14</text:p>
          </table:table-cell>
          <table:table-cell office:value-type="string">
            <text:p>BYTE <text:s text:c="2"/>0</text:p>
          </table:table-cell>
          <table:table-cell office:value-type="float" office:value="198">
            <text:p>198</text:p>
          </table:table-cell>
          <table:table-cell office:value-type="float" office:value="230">
            <text:p>230</text:p>
          </table:table-cell>
          <table:table-cell office:value-type="float" office:value="246">
            <text:p>246</text:p>
          </table:table-cell>
          <table:table-cell office:value-type="float" office:value="254">
            <text:p>254</text:p>
          </table:table-cell>
          <table:table-cell office:value-type="float" office:value="222">
            <text:p>222</text:p>
          </table:table-cell>
          <table:table-cell office:value-type="float" office:value="206">
            <text:p>206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5">
            <text:p>15</text:p>
          </table:table-cell>
          <table:table-cell office:value-type="string">
            <text:p>BYTE <text:s text:c="2"/>0</text:p>
          </table:table-cell>
          <table:table-cell office:value-type="float" office:value="124">
            <text:p>124</text:p>
          </table:table-cell>
          <table:table-cell table:number-columns-repeated="5" office:value-type="float" office:value="198">
            <text:p>198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6">
            <text:p>16</text:p>
          </table:table-cell>
          <table:table-cell office:value-type="string">
            <text:p>BYTE <text:s text:c="2"/>0</text:p>
          </table:table-cell>
          <table:table-cell office:value-type="float" office:value="252">
            <text:p>252</text:p>
          </table:table-cell>
          <table:table-cell table:number-columns-repeated="2" office:value-type="float" office:value="198">
            <text:p>198</text:p>
          </table:table-cell>
          <table:table-cell office:value-type="float" office:value="252">
            <text:p>252</text:p>
          </table:table-cell>
          <table:table-cell table:number-columns-repeated="3" office:value-type="float" office:value="192">
            <text:p>192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7">
            <text:p>17</text:p>
          </table:table-cell>
          <table:table-cell office:value-type="string">
            <text:p>BYTE <text:s text:c="2"/>0</text:p>
          </table:table-cell>
          <table:table-cell office:value-type="float" office:value="124">
            <text:p>124</text:p>
          </table:table-cell>
          <table:table-cell table:number-columns-repeated="3" office:value-type="float" office:value="198">
            <text:p>198</text:p>
          </table:table-cell>
          <table:table-cell office:value-type="float" office:value="194">
            <text:p>194</text:p>
          </table:table-cell>
          <table:table-cell office:value-type="float" office:value="204">
            <text:p>204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8">
            <text:p>18</text:p>
          </table:table-cell>
          <table:table-cell office:value-type="string">
            <text:p>BYTE <text:s text:c="2"/>0</text:p>
          </table:table-cell>
          <table:table-cell office:value-type="float" office:value="252">
            <text:p>252</text:p>
          </table:table-cell>
          <table:table-cell table:number-columns-repeated="2" office:value-type="float" office:value="198">
            <text:p>198</text:p>
          </table:table-cell>
          <table:table-cell office:value-type="float" office:value="252">
            <text:p>252</text:p>
          </table:table-cell>
          <table:table-cell table:number-columns-repeated="3" office:value-type="float" office:value="198">
            <text:p>198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9">
            <text:p>19</text:p>
          </table:table-cell>
          <table:table-cell office:value-type="string">
            <text:p>BYTE <text:s text:c="2"/>0</text:p>
          </table:table-cell>
          <table:table-cell office:value-type="float" office:value="124">
            <text:p>124</text:p>
          </table:table-cell>
          <table:table-cell office:value-type="float" office:value="198">
            <text:p>198</text:p>
          </table:table-cell>
          <table:table-cell office:value-type="float" office:value="192">
            <text:p>192</text:p>
          </table:table-cell>
          <table:table-cell office:value-type="float" office:value="124">
            <text:p>124</text:p>
          </table:table-cell>
          <table:table-cell office:value-type="string">
            <text:p><text:s text:c="2"/>6</text:p>
          </table:table-cell>
          <table:table-cell office:value-type="float" office:value="198">
            <text:p>198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0">
            <text:p>20</text:p>
          </table:table-cell>
          <table:table-cell office:value-type="string">
            <text:p>BYTE <text:s text:c="2"/>0</text:p>
          </table:table-cell>
          <table:table-cell office:value-type="float" office:value="252">
            <text:p>252</text:p>
          </table:table-cell>
          <table:table-cell table:number-columns-repeated="6" office:value-type="string">
            <text:p><text:s/>48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1">
            <text:p>21</text:p>
          </table:table-cell>
          <table:table-cell office:value-type="string">
            <text:p>BYTE <text:s text:c="2"/>0</text:p>
          </table:table-cell>
          <table:table-cell table:number-columns-repeated="6" office:value-type="float" office:value="198">
            <text:p>198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2">
            <text:p>22</text:p>
          </table:table-cell>
          <table:table-cell office:value-type="string">
            <text:p>BYTE <text:s text:c="2"/>0</text:p>
          </table:table-cell>
          <table:table-cell table:number-columns-repeated="5" office:value-type="float" office:value="198">
            <text:p>198</text:p>
          </table:table-cell>
          <table:table-cell office:value-type="float" office:value="108">
            <text:p>108</text:p>
          </table:table-cell>
          <table:table-cell office:value-type="string">
            <text:p><text:s/>56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3">
            <text:p>23</text:p>
          </table:table-cell>
          <table:table-cell office:value-type="string">
            <text:p>BYTE <text:s text:c="2"/>0</text:p>
          </table:table-cell>
          <table:table-cell table:number-columns-repeated="4" office:value-type="float" office:value="198">
            <text:p>198</text:p>
          </table:table-cell>
          <table:table-cell office:value-type="float" office:value="214">
            <text:p>214</text:p>
          </table:table-cell>
          <table:table-cell office:value-type="float" office:value="254">
            <text:p>254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4">
            <text:p>24</text:p>
          </table:table-cell>
          <table:table-cell office:value-type="string">
            <text:p>BYTE <text:s text:c="2"/>0</text:p>
          </table:table-cell>
          <table:table-cell table:number-columns-repeated="3" office:value-type="float" office:value="204">
            <text:p>204</text:p>
          </table:table-cell>
          <table:table-cell office:value-type="float" office:value="120">
            <text:p>120</text:p>
          </table:table-cell>
          <table:table-cell table:number-columns-repeated="3" office:value-type="float" office:value="204">
            <text:p>204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5">
            <text:p>25</text:p>
          </table:table-cell>
          <table:table-cell office:value-type="string">
            <text:p>BYTE <text:s text:c="2"/>0</text:p>
          </table:table-cell>
          <table:table-cell table:number-columns-repeated="3" office:value-type="float" office:value="204">
            <text:p>204</text:p>
          </table:table-cell>
          <table:table-cell office:value-type="float" office:value="120">
            <text:p>120</text:p>
          </table:table-cell>
          <table:table-cell table:number-columns-repeated="3" office:value-type="string">
            <text:p><text:s/>48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6">
            <text:p>26</text:p>
          </table:table-cell>
          <table:table-cell office:value-type="string">
            <text:p>BYTE <text:s text:c="2"/>0</text:p>
          </table:table-cell>
          <table:table-cell office:value-type="float" office:value="254">
            <text:p>254</text:p>
          </table:table-cell>
          <table:table-cell office:value-type="string">
            <text:p><text:s text:c="2"/>6</text:p>
          </table:table-cell>
          <table:table-cell office:value-type="string">
            <text:p><text:s/>12</text:p>
          </table:table-cell>
          <table:table-cell office:value-type="string">
            <text:p><text:s/>56</text:p>
          </table:table-cell>
          <table:table-cell office:value-type="string">
            <text:p><text:s/>96</text:p>
          </table:table-cell>
          <table:table-cell office:value-type="float" office:value="192">
            <text:p>192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7">
            <text:p>27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8">
            <text:p>28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9">
            <text:p>29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30">
            <text:p>30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31">
            <text:p>31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32">
            <text:p>32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33">
            <text:p>33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34">
            <text:p>34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35">
            <text:p>35</text:p>
          </table:table-cell>
          <table:table-cell office:value-type="string">
            <text:p>BYTE <text:s/>48</text:p>
          </table:table-cell>
          <table:table-cell office:value-type="float" office:value="112">
            <text:p>112</text:p>
          </table:table-cell>
          <table:table-cell office:value-type="float" office:value="119">
            <text:p>119</text:p>
          </table:table-cell>
          <table:table-cell office:value-type="float" office:value="247">
            <text:p>247</text:p>
          </table:table-cell>
          <table:table-cell office:value-type="float" office:value="236">
            <text:p>236</text:p>
          </table:table-cell>
          <table:table-cell office:value-type="float" office:value="226">
            <text:p>226</text:p>
          </table:table-cell>
          <table:table-cell office:value-type="float" office:value="222">
            <text:p>222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36">
            <text:p>36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37">
            <text:p>37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38">
            <text:p>38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39">
            <text:p>39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40">
            <text:p>40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41">
            <text:p>41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42">
            <text:p>42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43">
            <text:p>43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44">
            <text:p>44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45">
            <text:p>45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46">
            <text:p>46</text:p>
          </table:table-cell>
          <table:table-cell office:value-type="string">
            <text:p>BYTE <text:s text:c="2"/>0</text:p>
          </table:table-cell>
          <table:table-cell table:number-columns-repeated="6" office:value-type="string">
            <text:p><text:s text:c="2"/>0</text:p>
          </table:table-cell>
          <table:table-cell office:value-type="string">
            <text:p><text:s/>24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47">
            <text:p>47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48">
            <text:p>48</text:p>
          </table:table-cell>
          <table:table-cell office:value-type="string">
            <text:p>BYTE <text:s text:c="2"/>0</text:p>
          </table:table-cell>
          <table:table-cell office:value-type="float" office:value="124">
            <text:p>124</text:p>
          </table:table-cell>
          <table:table-cell table:number-columns-repeated="5" office:value-type="float" office:value="198">
            <text:p>198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49">
            <text:p>49</text:p>
          </table:table-cell>
          <table:table-cell office:value-type="string">
            <text:p>BYTE <text:s text:c="2"/>0</text:p>
          </table:table-cell>
          <table:table-cell office:value-type="string">
            <text:p><text:s/>48</text:p>
          </table:table-cell>
          <table:table-cell office:value-type="float" office:value="112">
            <text:p>112</text:p>
          </table:table-cell>
          <table:table-cell table:number-columns-repeated="4" office:value-type="string">
            <text:p><text:s/>48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50">
            <text:p>50</text:p>
          </table:table-cell>
          <table:table-cell office:value-type="string">
            <text:p>BYTE <text:s text:c="2"/>0</text:p>
          </table:table-cell>
          <table:table-cell office:value-type="float" office:value="124">
            <text:p>124</text:p>
          </table:table-cell>
          <table:table-cell office:value-type="float" office:value="198">
            <text:p>198</text:p>
          </table:table-cell>
          <table:table-cell office:value-type="string">
            <text:p><text:s text:c="2"/>6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92">
            <text:p>192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51">
            <text:p>51</text:p>
          </table:table-cell>
          <table:table-cell office:value-type="string">
            <text:p>BYTE <text:s text:c="2"/>0</text:p>
          </table:table-cell>
          <table:table-cell office:value-type="float" office:value="124">
            <text:p>124</text:p>
          </table:table-cell>
          <table:table-cell office:value-type="float" office:value="198">
            <text:p>198</text:p>
          </table:table-cell>
          <table:table-cell office:value-type="string">
            <text:p><text:s text:c="2"/>6</text:p>
          </table:table-cell>
          <table:table-cell office:value-type="float" office:value="124">
            <text:p>124</text:p>
          </table:table-cell>
          <table:table-cell office:value-type="string">
            <text:p><text:s text:c="2"/>6</text:p>
          </table:table-cell>
          <table:table-cell office:value-type="float" office:value="198">
            <text:p>198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52">
            <text:p>52</text:p>
          </table:table-cell>
          <table:table-cell office:value-type="string">
            <text:p>BYTE <text:s text:c="2"/>0</text:p>
          </table:table-cell>
          <table:table-cell table:number-columns-repeated="3" office:value-type="float" office:value="198">
            <text:p>198</text:p>
          </table:table-cell>
          <table:table-cell office:value-type="float" office:value="254">
            <text:p>254</text:p>
          </table:table-cell>
          <table:table-cell table:number-columns-repeated="3" office:value-type="string">
            <text:p><text:s text:c="2"/>6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53">
            <text:p>53</text:p>
          </table:table-cell>
          <table:table-cell office:value-type="string">
            <text:p>BYTE <text:s text:c="2"/>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192">
            <text:p>192</text:p>
          </table:table-cell>
          <table:table-cell office:value-type="float" office:value="252">
            <text:p>252</text:p>
          </table:table-cell>
          <table:table-cell office:value-type="string">
            <text:p><text:s text:c="2"/>6</text:p>
          </table:table-cell>
          <table:table-cell office:value-type="float" office:value="198">
            <text:p>198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54">
            <text:p>54</text:p>
          </table:table-cell>
          <table:table-cell office:value-type="string">
            <text:p>BYTE <text:s text:c="2"/>0</text:p>
          </table:table-cell>
          <table:table-cell office:value-type="float" office:value="124">
            <text:p>124</text:p>
          </table:table-cell>
          <table:table-cell office:value-type="float" office:value="198">
            <text:p>198</text:p>
          </table:table-cell>
          <table:table-cell office:value-type="float" office:value="192">
            <text:p>192</text:p>
          </table:table-cell>
          <table:table-cell office:value-type="float" office:value="252">
            <text:p>252</text:p>
          </table:table-cell>
          <table:table-cell table:number-columns-repeated="2" office:value-type="float" office:value="198">
            <text:p>198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55">
            <text:p>55</text:p>
          </table:table-cell>
          <table:table-cell office:value-type="string">
            <text:p>BYTE <text:s text:c="2"/>0</text:p>
          </table:table-cell>
          <table:table-cell office:value-type="float" office:value="254">
            <text:p>254</text:p>
          </table:table-cell>
          <table:table-cell table:number-columns-repeated="2" office:value-type="string">
            <text:p><text:s text:c="2"/>6</text:p>
          </table:table-cell>
          <table:table-cell office:value-type="string">
            <text:p><text:s/>62</text:p>
          </table:table-cell>
          <table:table-cell table:number-columns-repeated="3" office:value-type="string">
            <text:p><text:s text:c="2"/>6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56">
            <text:p>56</text:p>
          </table:table-cell>
          <table:table-cell office:value-type="string">
            <text:p>BYTE <text:s text:c="2"/>0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98">
            <text:p>198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98">
            <text:p>198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57">
            <text:p>57</text:p>
          </table:table-cell>
          <table:table-cell office:value-type="string">
            <text:p>BYTE <text:s text:c="2"/>0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98">
            <text:p>198</text:p>
          </table:table-cell>
          <table:table-cell office:value-type="float" office:value="126">
            <text:p>126</text:p>
          </table:table-cell>
          <table:table-cell office:value-type="string">
            <text:p><text:s text:c="2"/>6</text:p>
          </table:table-cell>
          <table:table-cell office:value-type="float" office:value="198">
            <text:p>198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58">
            <text:p>58</text:p>
          </table:table-cell>
          <table:table-cell office:value-type="string">
            <text:p>BYTE <text:s text:c="2"/>0</text:p>
          </table:table-cell>
          <table:table-cell office:value-type="string">
            <text:p><text:s text:c="2"/>0</text:p>
          </table:table-cell>
          <table:table-cell office:value-type="string">
            <text:p><text:s/>24</text:p>
          </table:table-cell>
          <table:table-cell table:number-columns-repeated="2" office:value-type="string">
            <text:p><text:s text:c="2"/>0</text:p>
          </table:table-cell>
          <table:table-cell office:value-type="string">
            <text:p><text:s/>24</text:p>
          </table:table-cell>
          <table:table-cell table:number-columns-repeated="2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59">
            <text:p>59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60">
            <text:p>60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61">
            <text:p>61</text:p>
          </table:table-cell>
          <table:table-cell office:value-type="string">
            <text:p>BYTE <text:s text:c="2"/>0</text:p>
          </table:table-cell>
          <table:table-cell office:value-type="string">
            <text:p><text:s text:c="2"/>0</text:p>
          </table:table-cell>
          <table:table-cell office:value-type="float" office:value="126">
            <text:p>126</text:p>
          </table:table-cell>
          <table:table-cell office:value-type="string">
            <text:p><text:s text:c="2"/>0</text:p>
          </table:table-cell>
          <table:table-cell office:value-type="float" office:value="126">
            <text:p>126</text:p>
          </table:table-cell>
          <table:table-cell table:number-columns-repeated="3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62">
            <text:p>62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63">
            <text:p>63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64">
            <text:p>64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65">
            <text:p>65</text:p>
          </table:table-cell>
          <table:table-cell office:value-type="string">
            <text:p>BYTE <text:s/>63</text:p>
          </table:table-cell>
          <table:table-cell office:value-type="float" office:value="255">
            <text:p>255</text:p>
          </table:table-cell>
          <table:table-cell office:value-type="float" office:value="234">
            <text:p>234</text:p>
          </table:table-cell>
          <table:table-cell table:number-columns-repeated="5" office:value-type="float" office:value="192">
            <text:p>192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66">
            <text:p>66</text:p>
          </table:table-cell>
          <table:table-cell office:value-type="string">
            <text:p>BYTE 255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table:number-columns-repeated="5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67">
            <text:p>67</text:p>
          </table:table-cell>
          <table:table-cell office:value-type="string">
            <text:p>BYTE 252</text:p>
          </table:table-cell>
          <table:table-cell office:value-type="float" office:value="255">
            <text:p>255</text:p>
          </table:table-cell>
          <table:table-cell office:value-type="float" office:value="171">
            <text:p>171</text:p>
          </table:table-cell>
          <table:table-cell table:number-columns-repeated="5" office:value-type="string">
            <text:p><text:s text:c="2"/>3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68">
            <text:p>68</text:p>
          </table:table-cell>
          <table:table-cell office:value-type="string">
            <text:p>BYTE 192</text:p>
          </table:table-cell>
          <table:table-cell table:number-columns-repeated="7" office:value-type="float" office:value="192">
            <text:p>192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69">
            <text:p>69</text:p>
          </table:table-cell>
          <table:table-cell office:value-type="string">
            <text:p>BYTE <text:s text:c="2"/>3</text:p>
          </table:table-cell>
          <table:table-cell table:number-columns-repeated="7" office:value-type="string">
            <text:p><text:s text:c="2"/>3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70">
            <text:p>70</text:p>
          </table:table-cell>
          <table:table-cell office:value-type="string">
            <text:p>BYTE 192</text:p>
          </table:table-cell>
          <table:table-cell table:number-columns-repeated="4" office:value-type="float" office:value="192">
            <text:p>192</text:p>
          </table:table-cell>
          <table:table-cell office:value-type="float" office:value="255">
            <text:p>255</text:p>
          </table:table-cell>
          <table:table-cell office:value-type="float" office:value="191">
            <text:p>191</text:p>
          </table:table-cell>
          <table:table-cell office:value-type="string">
            <text:p><text:s/>42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71">
            <text:p>71</text:p>
          </table:table-cell>
          <table:table-cell office:value-type="string">
            <text:p>BYTE <text:s text:c="2"/>0</text:p>
          </table:table-cell>
          <table:table-cell table:number-columns-repeated="4" office:value-type="string">
            <text:p><text:s text:c="2"/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72">
            <text:p>72</text:p>
          </table:table-cell>
          <table:table-cell office:value-type="string">
            <text:p>BYTE <text:s text:c="2"/>3</text:p>
          </table:table-cell>
          <table:table-cell table:number-columns-repeated="4" office:value-type="string">
            <text:p><text:s text:c="2"/>3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73">
            <text:p>73</text:p>
          </table:table-cell>
          <table:table-cell office:value-type="string">
            <text:p>BYTE 170</text:p>
          </table:table-cell>
          <table:table-cell office:value-type="string">
            <text:p><text:s/>42</text:p>
          </table:table-cell>
          <table:table-cell office:value-type="string">
            <text:p><text:s/>21</text:p>
          </table:table-cell>
          <table:table-cell table:number-columns-repeated="3" office:value-type="string">
            <text:p><text:s/>25</text:p>
          </table:table-cell>
          <table:table-cell office:value-type="string">
            <text:p><text:s text:c="2"/>5</text:p>
          </table:table-cell>
          <table:table-cell office:value-type="string">
            <text:p><text:s text:c="2"/>3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74">
            <text:p>74</text:p>
          </table:table-cell>
          <table:table-cell office:value-type="string">
            <text:p>BYTE 168</text:p>
          </table:table-cell>
          <table:table-cell office:value-type="float" office:value="170">
            <text:p>170</text:p>
          </table:table-cell>
          <table:table-cell office:value-type="string">
            <text:p><text:s/>90</text:p>
          </table:table-cell>
          <table:table-cell table:number-columns-repeated="3" office:value-type="float" office:value="154">
            <text:p>154</text:p>
          </table:table-cell>
          <table:table-cell office:value-type="string">
            <text:p><text:s/>82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75">
            <text:p>75</text:p>
          </table:table-cell>
          <table:table-cell office:value-type="string">
            <text:p>BYTE <text:s/>15</text:p>
          </table:table-cell>
          <table:table-cell office:value-type="string">
            <text:p><text:s/>63</text:p>
          </table:table-cell>
          <table:table-cell office:value-type="float" office:value="127">
            <text:p>127</text:p>
          </table:table-cell>
          <table:table-cell table:number-columns-repeated="2" office:value-type="string">
            <text:p><text:s/>15</text:p>
          </table:table-cell>
          <table:table-cell office:value-type="string">
            <text:p><text:s/>12</text:p>
          </table:table-cell>
          <table:table-cell office:value-type="string">
            <text:p><text:s/>60</text:p>
          </table:table-cell>
          <table:table-cell office:value-type="string">
            <text:p><text:s/>4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76">
            <text:p>76</text:p>
          </table:table-cell>
          <table:table-cell office:value-type="string">
            <text:p>BYTE 240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table:number-columns-repeated="2" office:value-type="float" office:value="240">
            <text:p>240</text:p>
          </table:table-cell>
          <table:table-cell office:value-type="string">
            <text:p><text:s/>48</text:p>
          </table:table-cell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77">
            <text:p>77</text:p>
          </table:table-cell>
          <table:table-cell office:value-type="string">
            <text:p>BYTE <text:s/>63</text:p>
          </table:table-cell>
          <table:table-cell office:value-type="float" office:value="255">
            <text:p>255</text:p>
          </table:table-cell>
          <table:table-cell office:value-type="float" office:value="245">
            <text:p>245</text:p>
          </table:table-cell>
          <table:table-cell table:number-columns-repeated="3" office:value-type="float" office:value="246">
            <text:p>246</text:p>
          </table:table-cell>
          <table:table-cell office:value-type="float" office:value="197">
            <text:p>197</text:p>
          </table:table-cell>
          <table:table-cell office:value-type="string">
            <text:p><text:s text:c="2"/>3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78">
            <text:p>78</text:p>
          </table:table-cell>
          <table:table-cell office:value-type="string">
            <text:p>BYTE 255</text:p>
          </table:table-cell>
          <table:table-cell office:value-type="float" office:value="252">
            <text:p>252</text:p>
          </table:table-cell>
          <table:table-cell office:value-type="string">
            <text:p><text:s/>84</text:p>
          </table:table-cell>
          <table:table-cell office:value-type="float" office:value="164">
            <text:p>164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<text:s/>80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79">
            <text:p>79</text:p>
          </table:table-cell>
          <table:table-cell office:value-type="string">
            <text:p>BYTE <text:s/>15</text:p>
          </table:table-cell>
          <table:table-cell office:value-type="string">
            <text:p><text:s/>63</text:p>
          </table:table-cell>
          <table:table-cell office:value-type="string">
            <text:p><text:s/>79</text:p>
          </table:table-cell>
          <table:table-cell table:number-columns-repeated="2" office:value-type="string">
            <text:p><text:s/>15</text:p>
          </table:table-cell>
          <table:table-cell office:value-type="string">
            <text:p><text:s/>12</text:p>
          </table:table-cell>
          <table:table-cell office:value-type="string">
            <text:p><text:s/>15</text:p>
          </table:table-cell>
          <table:table-cell office:value-type="string">
            <text:p><text:s/>1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80">
            <text:p>80</text:p>
          </table:table-cell>
          <table:table-cell office:value-type="string">
            <text:p>BYTE 240</text:p>
          </table:table-cell>
          <table:table-cell office:value-type="float" office:value="252">
            <text:p>252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40">
            <text:p>240</text:p>
          </table:table-cell>
          <table:table-cell office:value-type="string">
            <text:p><text:s/>48</text:p>
          </table:table-cell>
          <table:table-cell office:value-type="string">
            <text:p><text:s/>60</text:p>
          </table:table-cell>
          <table:table-cell office:value-type="string">
            <text:p><text:s/>4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81">
            <text:p>81</text:p>
          </table:table-cell>
          <table:table-cell office:value-type="string">
            <text:p>BYTE 126</text:p>
          </table:table-cell>
          <table:table-cell table:number-columns-repeated="5" office:value-type="float" office:value="126">
            <text:p>126</text:p>
          </table:table-cell>
          <table:table-cell office:value-type="float" office:value="150">
            <text:p>150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82">
            <text:p>82</text:p>
          </table:table-cell>
          <table:table-cell office:value-type="string">
            <text:p>BYTE 254</text:p>
          </table:table-cell>
          <table:table-cell table:number-columns-repeated="2" office:value-type="float" office:value="254">
            <text:p>254</text:p>
          </table:table-cell>
          <table:table-cell office:value-type="float" office:value="170">
            <text:p>170</text:p>
          </table:table-cell>
          <table:table-cell table:number-columns-repeated="3" office:value-type="float" office:value="239">
            <text:p>239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83">
            <text:p>83</text:p>
          </table:table-cell>
          <table:table-cell office:value-type="string">
            <text:p>BYTE <text:s/>85</text:p>
          </table:table-cell>
          <table:table-cell table:number-columns-repeated="2" office:value-type="string">
            <text:p><text:s/>85</text:p>
          </table:table-cell>
          <table:table-cell office:value-type="string">
            <text:p><text:s/>69</text:p>
          </table:table-cell>
          <table:table-cell table:number-columns-repeated="4" office:value-type="string">
            <text:p><text:s/>8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84">
            <text:p>84</text:p>
          </table:table-cell>
          <table:table-cell office:value-type="string">
            <text:p>BYTE <text:s/>85</text:p>
          </table:table-cell>
          <table:table-cell table:number-columns-repeated="7" office:value-type="string">
            <text:p><text:s/>8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85">
            <text:p>85</text:p>
          </table:table-cell>
          <table:table-cell office:value-type="string">
            <text:p>BYTE <text:s/>85</text:p>
          </table:table-cell>
          <table:table-cell office:value-type="string">
            <text:p><text:s/>85</text:p>
          </table:table-cell>
          <table:table-cell office:value-type="float" office:value="213">
            <text:p>213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17">
            <text:p>117</text:p>
          </table:table-cell>
          <table:table-cell table:number-columns-repeated="2" office:value-type="string">
            <text:p><text:s/>8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86">
            <text:p>86</text:p>
          </table:table-cell>
          <table:table-cell office:value-type="string">
            <text:p>BYTE 255</text:p>
          </table:table-cell>
          <table:table-cell table:number-columns-repeated="7" office:value-type="float" office:value="255">
            <text:p>25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87">
            <text:p>87</text:p>
          </table:table-cell>
          <table:table-cell office:value-type="string">
            <text:p>BYTE 255</text:p>
          </table:table-cell>
          <table:table-cell office:value-type="float" office:value="255">
            <text:p>255</text:p>
          </table:table-cell>
          <table:table-cell office:value-type="float" office:value="247">
            <text:p>247</text:p>
          </table:table-cell>
          <table:table-cell office:value-type="float" office:value="221">
            <text:p>221</text:p>
          </table:table-cell>
          <table:table-cell office:value-type="float" office:value="247">
            <text:p>247</text:p>
          </table:table-cell>
          <table:table-cell table:number-columns-repeated="3" office:value-type="float" office:value="255">
            <text:p>25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88">
            <text:p>88</text:p>
          </table:table-cell>
          <table:table-cell office:value-type="string">
            <text:p>BYTE <text:s text:c="2"/>0</text:p>
          </table:table-cell>
          <table:table-cell office:value-type="string">
            <text:p><text:s/>63</text:p>
          </table:table-cell>
          <table:table-cell table:number-columns-repeated="2" office:value-type="float" office:value="255">
            <text:p>255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52">
            <text:p>252</text:p>
          </table:table-cell>
          <table:table-cell office:value-type="string">
            <text:p><text:s/>63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89">
            <text:p>89</text:p>
          </table:table-cell>
          <table:table-cell office:value-type="string">
            <text:p>BYTE <text:s text:c="2"/>0</text:p>
          </table:table-cell>
          <table:table-cell office:value-type="float" office:value="224">
            <text:p>224</text:p>
          </table:table-cell>
          <table:table-cell office:value-type="float" office:value="252">
            <text:p>252</text:p>
          </table:table-cell>
          <table:table-cell office:value-type="float" office:value="240">
            <text:p>240</text:p>
          </table:table-cell>
          <table:table-cell office:value-type="string">
            <text:p><text:s/>58</text:p>
          </table:table-cell>
          <table:table-cell office:value-type="string">
            <text:p><text:s text:c="2"/>2</text:p>
          </table:table-cell>
          <table:table-cell office:value-type="string">
            <text:p><text:s text:c="2"/>0</text:p>
          </table:table-cell>
          <table:table-cell office:value-type="string">
            <text:p><text:s/>8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90">
            <text:p>90</text:p>
          </table:table-cell>
          <table:table-cell office:value-type="string">
            <text:p>BYTE <text:s/>15</text:p>
          </table:table-cell>
          <table:table-cell table:number-columns-repeated="2" office:value-type="float" office:value="192">
            <text:p>192</text:p>
          </table:table-cell>
          <table:table-cell office:value-type="float" office:value="240">
            <text:p>240</text:p>
          </table:table-cell>
          <table:table-cell office:value-type="float" office:value="252">
            <text:p>252</text:p>
          </table:table-cell>
          <table:table-cell table:number-columns-repeated="2" office:value-type="string">
            <text:p><text:s/>63</text:p>
          </table:table-cell>
          <table:table-cell office:value-type="string">
            <text:p><text:s/>1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91">
            <text:p>91</text:p>
          </table:table-cell>
          <table:table-cell office:value-type="string">
            <text:p>BYTE 212</text:p>
          </table:table-cell>
          <table:table-cell office:value-type="float" office:value="253">
            <text:p>253</text:p>
          </table:table-cell>
          <table:table-cell office:value-type="string">
            <text:p><text:s/>53</text:p>
          </table:table-cell>
          <table:table-cell office:value-type="string">
            <text:p><text:s/>61</text:p>
          </table:table-cell>
          <table:table-cell office:value-type="string">
            <text:p><text:s/>53</text:p>
          </table:table-cell>
          <table:table-cell office:value-type="float" office:value="213">
            <text:p>213</text:p>
          </table:table-cell>
          <table:table-cell office:value-type="float" office:value="244">
            <text:p>244</text:p>
          </table:table-cell>
          <table:table-cell office:value-type="string">
            <text:p><text:s/>84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92">
            <text:p>92</text:p>
          </table:table-cell>
          <table:table-cell office:value-type="string">
            <text:p>BYTE 170</text:p>
          </table:table-cell>
          <table:table-cell table:number-columns-repeated="4" office:value-type="float" office:value="170">
            <text:p>170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54">
            <text:p>154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93">
            <text:p>93</text:p>
          </table:table-cell>
          <table:table-cell office:value-type="string">
            <text:p>BYTE 170</text:p>
          </table:table-cell>
          <table:table-cell table:number-columns-repeated="4" office:value-type="float" office:value="170">
            <text:p>170</text:p>
          </table:table-cell>
          <table:table-cell office:value-type="string">
            <text:p><text:s/>86</text:p>
          </table:table-cell>
          <table:table-cell table:number-columns-repeated="2" office:value-type="float" office:value="170">
            <text:p>17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94">
            <text:p>94</text:p>
          </table:table-cell>
          <table:table-cell office:value-type="string">
            <text:p>BYTE 154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table:number-columns-repeated="4" office:value-type="float" office:value="150">
            <text:p>150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95">
            <text:p>95</text:p>
          </table:table-cell>
          <table:table-cell office:value-type="string">
            <text:p>BYTE 170</text:p>
          </table:table-cell>
          <table:table-cell office:value-type="float" office:value="170">
            <text:p>170</text:p>
          </table:table-cell>
          <table:table-cell office:value-type="string">
            <text:p><text:s/>86</text:p>
          </table:table-cell>
          <table:table-cell table:number-columns-repeated="5" office:value-type="float" office:value="170">
            <text:p>17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96">
            <text:p>96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97">
            <text:p>97</text:p>
          </table:table-cell>
          <table:table-cell office:value-type="string">
            <text:p>BYTE 255</text:p>
          </table:table-cell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98">
            <text:p>98</text:p>
          </table:table-cell>
          <table:table-cell office:value-type="string">
            <text:p>BYTE 25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51">
            <text:p>25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99">
            <text:p>99</text:p>
          </table:table-cell>
          <table:table-cell office:value-type="string">
            <text:p>BYTE <text:s/>86</text:p>
          </table:table-cell>
          <table:table-cell office:value-type="string">
            <text:p><text:s/>86</text:p>
          </table:table-cell>
          <table:table-cell office:value-type="float" office:value="106">
            <text:p>106</text:p>
          </table:table-cell>
          <table:table-cell table:number-columns-repeated="5" office:value-type="string">
            <text:p><text:s/>8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00">
            <text:p>100</text:p>
          </table:table-cell>
          <table:table-cell office:value-type="string">
            <text:p>BYTE 149</text:p>
          </table:table-cell>
          <table:table-cell office:value-type="float" office:value="149">
            <text:p>149</text:p>
          </table:table-cell>
          <table:table-cell office:value-type="float" office:value="169">
            <text:p>169</text:p>
          </table:table-cell>
          <table:table-cell table:number-columns-repeated="5" office:value-type="string">
            <text:p><text:s/>8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01">
            <text:p>101</text:p>
          </table:table-cell>
          <table:table-cell office:value-type="string">
            <text:p>BYTE <text:s/>85</text:p>
          </table:table-cell>
          <table:table-cell office:value-type="string">
            <text:p><text:s/>85</text:p>
          </table:table-cell>
          <table:table-cell office:value-type="string">
            <text:p><text:s/>90</text:p>
          </table:table-cell>
          <table:table-cell office:value-type="float" office:value="106">
            <text:p>106</text:p>
          </table:table-cell>
          <table:table-cell office:value-type="float" office:value="160">
            <text:p>160</text:p>
          </table:table-cell>
          <table:table-cell office:value-type="float" office:value="128">
            <text:p>128</text:p>
          </table:table-cell>
          <table:table-cell office:value-type="float" office:value="140">
            <text:p>140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02">
            <text:p>102</text:p>
          </table:table-cell>
          <table:table-cell office:value-type="string">
            <text:p>BYTE <text:s/>85</text:p>
          </table:table-cell>
          <table:table-cell office:value-type="string">
            <text:p><text:s/>85</text:p>
          </table:table-cell>
          <table:table-cell office:value-type="float" office:value="165">
            <text:p>165</text:p>
          </table:table-cell>
          <table:table-cell office:value-type="float" office:value="169">
            <text:p>169</text:p>
          </table:table-cell>
          <table:table-cell office:value-type="string">
            <text:p><text:s/>10</text:p>
          </table:table-cell>
          <table:table-cell office:value-type="string">
            <text:p><text:s text:c="2"/>2</text:p>
          </table:table-cell>
          <table:table-cell office:value-type="string">
            <text:p><text:s/>50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03">
            <text:p>103</text:p>
          </table:table-cell>
          <table:table-cell office:value-type="string">
            <text:p>BYTE 170</text:p>
          </table:table-cell>
          <table:table-cell office:value-type="float" office:value="136">
            <text:p>136</text:p>
          </table:table-cell>
          <table:table-cell table:number-columns-repeated="4" office:value-type="float" office:value="128">
            <text:p>128</text:p>
          </table:table-cell>
          <table:table-cell office:value-type="float" office:value="170">
            <text:p>170</text:p>
          </table:table-cell>
          <table:table-cell office:value-type="string">
            <text:p><text:s/>8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04">
            <text:p>104</text:p>
          </table:table-cell>
          <table:table-cell office:value-type="string">
            <text:p>BYTE 170</text:p>
          </table:table-cell>
          <table:table-cell office:value-type="string">
            <text:p><text:s/>34</text:p>
          </table:table-cell>
          <table:table-cell table:number-columns-repeated="4" office:value-type="string">
            <text:p><text:s text:c="2"/>2</text:p>
          </table:table-cell>
          <table:table-cell office:value-type="float" office:value="170">
            <text:p>170</text:p>
          </table:table-cell>
          <table:table-cell office:value-type="string">
            <text:p><text:s/>8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05">
            <text:p>105</text:p>
          </table:table-cell>
          <table:table-cell office:value-type="string">
            <text:p>BYTE <text:s text:c="2"/>0</text:p>
          </table:table-cell>
          <table:table-cell office:value-type="string">
            <text:p><text:s/>36</text:p>
          </table:table-cell>
          <table:table-cell table:number-columns-repeated="2" office:value-type="string">
            <text:p><text:s/>90</text:p>
          </table:table-cell>
          <table:table-cell office:value-type="string">
            <text:p><text:s/>36</text:p>
          </table:table-cell>
          <table:table-cell office:value-type="string">
            <text:p><text:s/>24</text:p>
          </table:table-cell>
          <table:table-cell office:value-type="float" office:value="129">
            <text:p>129</text:p>
          </table:table-cell>
          <table:table-cell office:value-type="string">
            <text:p><text:s/>9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06">
            <text:p>106</text:p>
          </table:table-cell>
          <table:table-cell office:value-type="string">
            <text:p>BYTE 106</text:p>
          </table:table-cell>
          <table:table-cell office:value-type="float" office:value="170">
            <text:p>170</text:p>
          </table:table-cell>
          <table:table-cell office:value-type="float" office:value="149">
            <text:p>149</text:p>
          </table:table-cell>
          <table:table-cell table:number-columns-repeated="3"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string">
            <text:p><text:s/>87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07">
            <text:p>107</text:p>
          </table:table-cell>
          <table:table-cell office:value-type="string">
            <text:p>BYTE <text:s/>85</text:p>
          </table:table-cell>
          <table:table-cell table:number-columns-repeated="2" office:value-type="string">
            <text:p><text:s/>85</text:p>
          </table:table-cell>
          <table:table-cell office:value-type="string">
            <text:p><text:s/>93</text:p>
          </table:table-cell>
          <table:table-cell office:value-type="float" office:value="119">
            <text:p>119</text:p>
          </table:table-cell>
          <table:table-cell office:value-type="float" office:value="127">
            <text:p>127</text:p>
          </table:table-cell>
          <table:table-cell office:value-type="float" office:value="255">
            <text:p>255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08">
            <text:p>108</text:p>
          </table:table-cell>
          <table:table-cell office:value-type="string">
            <text:p>BYTE <text:s/>85</text:p>
          </table:table-cell>
          <table:table-cell office:value-type="string">
            <text:p><text:s/>85</text:p>
          </table:table-cell>
          <table:table-cell office:value-type="float" office:value="245">
            <text:p>245</text:p>
          </table:table-cell>
          <table:table-cell office:value-type="float" office:value="125">
            <text:p>125</text:p>
          </table:table-cell>
          <table:table-cell table:number-columns-repeated="4" office:value-type="float" office:value="255">
            <text:p>25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09">
            <text:p>109</text:p>
          </table:table-cell>
          <table:table-cell office:value-type="string">
            <text:p>BYTE 125</text:p>
          </table:table-cell>
          <table:table-cell office:value-type="float" office:value="123">
            <text:p>123</text:p>
          </table:table-cell>
          <table:table-cell office:value-type="float" office:value="247">
            <text:p>247</text:p>
          </table:table-cell>
          <table:table-cell table:number-columns-repeated="3" office:value-type="float" office:value="255">
            <text:p>255</text:p>
          </table:table-cell>
          <table:table-cell office:value-type="float" office:value="126">
            <text:p>126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10">
            <text:p>110</text:p>
          </table:table-cell>
          <table:table-cell office:value-type="string">
            <text:p>BYTE 223</text:p>
          </table:table-cell>
          <table:table-cell office:value-type="float" office:value="222">
            <text:p>222</text:p>
          </table:table-cell>
          <table:table-cell office:value-type="float" office:value="254">
            <text:p>254</text:p>
          </table:table-cell>
          <table:table-cell office:value-type="float" office:value="123">
            <text:p>123</text:p>
          </table:table-cell>
          <table:table-cell office:value-type="float" office:value="250">
            <text:p>250</text:p>
          </table:table-cell>
          <table:table-cell office:value-type="float" office:value="238">
            <text:p>238</text:p>
          </table:table-cell>
          <table:table-cell office:value-type="float" office:value="250">
            <text:p>250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11">
            <text:p>111</text:p>
          </table:table-cell>
          <table:table-cell office:value-type="string">
            <text:p>BYTE <text:s/>15</text:p>
          </table:table-cell>
          <table:table-cell office:value-type="string">
            <text:p><text:s/>15</text:p>
          </table:table-cell>
          <table:table-cell office:value-type="string">
            <text:p><text:s text:c="2"/>7</text:p>
          </table:table-cell>
          <table:table-cell office:value-type="string">
            <text:p><text:s text:c="2"/>1</text:p>
          </table:table-cell>
          <table:table-cell office:value-type="string">
            <text:p><text:s/>61</text:p>
          </table:table-cell>
          <table:table-cell office:value-type="float" office:value="255">
            <text:p>255</text:p>
          </table:table-cell>
          <table:table-cell office:value-type="string">
            <text:p><text:s/>95</text:p>
          </table:table-cell>
          <table:table-cell office:value-type="string">
            <text:p><text:s/>8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12">
            <text:p>112</text:p>
          </table:table-cell>
          <table:table-cell office:value-type="string">
            <text:p>BYTE 192</text:p>
          </table:table-cell>
          <table:table-cell office:value-type="float" office:value="240">
            <text:p>240</text:p>
          </table:table-cell>
          <table:table-cell office:value-type="float" office:value="208">
            <text:p>208</text:p>
          </table:table-cell>
          <table:table-cell table:number-columns-repeated="2" office:value-type="string">
            <text:p><text:s/>64</text:p>
          </table:table-cell>
          <table:table-cell office:value-type="float" office:value="208">
            <text:p>208</text:p>
          </table:table-cell>
          <table:table-cell office:value-type="float" office:value="220">
            <text:p>220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13">
            <text:p>113</text:p>
          </table:table-cell>
          <table:table-cell office:value-type="string">
            <text:p>BYTE <text:s/>53</text:p>
          </table:table-cell>
          <table:table-cell office:value-type="float" office:value="127">
            <text:p>127</text:p>
          </table:table-cell>
          <table:table-cell office:value-type="float" office:value="253">
            <text:p>253</text:p>
          </table:table-cell>
          <table:table-cell office:value-type="float" office:value="245">
            <text:p>245</text:p>
          </table:table-cell>
          <table:table-cell office:value-type="string">
            <text:p><text:s/>87</text:p>
          </table:table-cell>
          <table:table-cell office:value-type="float" office:value="159">
            <text:p>159</text:p>
          </table:table-cell>
          <table:table-cell office:value-type="string">
            <text:p><text:s/>45</text:p>
          </table:table-cell>
          <table:table-cell office:value-type="string">
            <text:p><text:s/>42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14">
            <text:p>114</text:p>
          </table:table-cell>
          <table:table-cell office:value-type="string">
            <text:p>BYTE 126</text:p>
          </table:table-cell>
          <table:table-cell office:value-type="float" office:value="125">
            <text:p>125</text:p>
          </table:table-cell>
          <table:table-cell office:value-type="float" office:value="245">
            <text:p>24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212">
            <text:p>212</text:p>
          </table:table-cell>
          <table:table-cell office:value-type="float" office:value="237">
            <text:p>237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15">
            <text:p>115</text:p>
          </table:table-cell>
          <table:table-cell office:value-type="string">
            <text:p>BYTE <text:s/>15</text:p>
          </table:table-cell>
          <table:table-cell office:value-type="string">
            <text:p><text:s/>15</text:p>
          </table:table-cell>
          <table:table-cell office:value-type="string">
            <text:p><text:s text:c="2"/>3</text:p>
          </table:table-cell>
          <table:table-cell office:value-type="string">
            <text:p><text:s text:c="2"/>1</text:p>
          </table:table-cell>
          <table:table-cell office:value-type="string">
            <text:p><text:s text:c="2"/>3</text:p>
          </table:table-cell>
          <table:table-cell office:value-type="string">
            <text:p><text:s/>15</text:p>
          </table:table-cell>
          <table:table-cell office:value-type="string">
            <text:p><text:s/>14</text:p>
          </table:table-cell>
          <table:table-cell office:value-type="string">
            <text:p><text:s/>1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16">
            <text:p>116</text:p>
          </table:table-cell>
          <table:table-cell office:value-type="string">
            <text:p>BYTE 192</text:p>
          </table:table-cell>
          <table:table-cell office:value-type="float" office:value="128">
            <text:p>128</text:p>
          </table:table-cell>
          <table:table-cell table:number-columns-repeated="2" office:value-type="float" office:value="192">
            <text:p>192</text:p>
          </table:table-cell>
          <table:table-cell office:value-type="string">
            <text:p><text:s text:c="2"/>0</text:p>
          </table:table-cell>
          <table:table-cell office:value-type="float" office:value="192">
            <text:p>192</text:p>
          </table:table-cell>
          <table:table-cell office:value-type="float" office:value="112">
            <text:p>112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17">
            <text:p>117</text:p>
          </table:table-cell>
          <table:table-cell office:value-type="string">
            <text:p>BYTE <text:s/>14</text:p>
          </table:table-cell>
          <table:table-cell table:number-columns-repeated="5" office:value-type="string">
            <text:p><text:s text:c="2"/>3</text:p>
          </table:table-cell>
          <table:table-cell office:value-type="string">
            <text:p><text:s text:c="2"/>2</text:p>
          </table:table-cell>
          <table:table-cell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18">
            <text:p>118</text:p>
          </table:table-cell>
          <table:table-cell office:value-type="string">
            <text:p>BYTE 192</text:p>
          </table:table-cell>
          <table:table-cell office:value-type="string">
            <text:p><text:s/>84</text:p>
          </table:table-cell>
          <table:table-cell office:value-type="string">
            <text:p><text:s/>16</text:p>
          </table:table-cell>
          <table:table-cell table:number-columns-repeated="2" office:value-type="string">
            <text:p><text:s text:c="2"/>0</text:p>
          </table:table-cell>
          <table:table-cell office:value-type="float" office:value="192">
            <text:p>192</text:p>
          </table:table-cell>
          <table:table-cell office:value-type="float" office:value="128">
            <text:p>128</text:p>
          </table:table-cell>
          <table:table-cell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19">
            <text:p>119</text:p>
          </table:table-cell>
          <table:table-cell office:value-type="string">
            <text:p>BYTE <text:s/>85</text:p>
          </table:table-cell>
          <table:table-cell office:value-type="string">
            <text:p><text:s/>85</text:p>
          </table:table-cell>
          <table:table-cell office:value-type="float" office:value="127">
            <text:p>127</text:p>
          </table:table-cell>
          <table:table-cell office:value-type="float" office:value="123">
            <text:p>123</text:p>
          </table:table-cell>
          <table:table-cell office:value-type="float" office:value="247">
            <text:p>247</text:p>
          </table:table-cell>
          <table:table-cell table:number-columns-repeated="3" office:value-type="float" office:value="255">
            <text:p>25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20">
            <text:p>120</text:p>
          </table:table-cell>
          <table:table-cell office:value-type="string">
            <text:p>BYTE <text:s/>85</text:p>
          </table:table-cell>
          <table:table-cell office:value-type="string">
            <text:p><text:s/>85</text:p>
          </table:table-cell>
          <table:table-cell office:value-type="float" office:value="245">
            <text:p>245</text:p>
          </table:table-cell>
          <table:table-cell office:value-type="float" office:value="253">
            <text:p>253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47">
            <text:p>247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21">
            <text:p>121</text:p>
          </table:table-cell>
          <table:table-cell office:value-type="string">
            <text:p>BYTE 223</text:p>
          </table:table-cell>
          <table:table-cell table:number-columns-repeated="7" office:value-type="float" office:value="255">
            <text:p>25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22">
            <text:p>122</text:p>
          </table:table-cell>
          <table:table-cell office:value-type="string">
            <text:p>BYTE 255</text:p>
          </table:table-cell>
          <table:table-cell table:number-columns-repeated="3" office:value-type="float" office:value="255">
            <text:p>255</text:p>
          </table:table-cell>
          <table:table-cell office:value-type="float" office:value="239">
            <text:p>239</text:p>
          </table:table-cell>
          <table:table-cell office:value-type="float" office:value="223">
            <text:p>223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23">
            <text:p>123</text:p>
          </table:table-cell>
          <table:table-cell office:value-type="string">
            <text:p>BYTE <text:s text:c="2"/>0</text:p>
          </table:table-cell>
          <table:table-cell office:value-type="string">
            <text:p><text:s text:c="2"/>4</text:p>
          </table:table-cell>
          <table:table-cell office:value-type="string">
            <text:p><text:s/>32</text:p>
          </table:table-cell>
          <table:table-cell office:value-type="string">
            <text:p><text:s text:c="2"/>2</text:p>
          </table:table-cell>
          <table:table-cell office:value-type="string">
            <text:p><text:s text:c="2"/>8</text:p>
          </table:table-cell>
          <table:table-cell office:value-type="string">
            <text:p><text:s/>68</text:p>
          </table:table-cell>
          <table:table-cell office:value-type="string">
            <text:p><text:s/>17</text:p>
          </table:table-cell>
          <table:table-cell office:value-type="string">
            <text:p><text:s text:c="2"/>3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24">
            <text:p>124</text:p>
          </table:table-cell>
          <table:table-cell office:value-type="string">
            <text:p>BYTE <text:s text:c="2"/>0</text:p>
          </table:table-cell>
          <table:table-cell office:value-type="string">
            <text:p><text:s/>32</text:p>
          </table:table-cell>
          <table:table-cell office:value-type="string">
            <text:p><text:s text:c="2"/>4</text:p>
          </table:table-cell>
          <table:table-cell office:value-type="string">
            <text:p><text:s/>64</text:p>
          </table:table-cell>
          <table:table-cell office:value-type="string">
            <text:p><text:s/>16</text:p>
          </table:table-cell>
          <table:table-cell office:value-type="string">
            <text:p><text:s/>34</text:p>
          </table:table-cell>
          <table:table-cell office:value-type="float" office:value="136">
            <text:p>136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25">
            <text:p>125</text:p>
          </table:table-cell>
          <table:table-cell office:value-type="string">
            <text:p>BYTE <text:s text:c="2"/>3</text:p>
          </table:table-cell>
          <table:table-cell office:value-type="string">
            <text:p><text:s/>51</text:p>
          </table:table-cell>
          <table:table-cell office:value-type="string">
            <text:p><text:s text:c="2"/>0</text:p>
          </table:table-cell>
          <table:table-cell office:value-type="string">
            <text:p><text:s/>12</text:p>
          </table:table-cell>
          <table:table-cell office:value-type="string">
            <text:p><text:s text:c="2"/>0</text:p>
          </table:table-cell>
          <table:table-cell office:value-type="string">
            <text:p><text:s/>48</text:p>
          </table:table-cell>
          <table:table-cell office:value-type="string">
            <text:p><text:s text:c="2"/>2</text:p>
          </table:table-cell>
          <table:table-cell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26">
            <text:p>126</text:p>
          </table:table-cell>
          <table:table-cell office:value-type="string">
            <text:p>BYTE 192</text:p>
          </table:table-cell>
          <table:table-cell office:value-type="float" office:value="204">
            <text:p>204</text:p>
          </table:table-cell>
          <table:table-cell office:value-type="string">
            <text:p><text:s text:c="2"/>0</text:p>
          </table:table-cell>
          <table:table-cell office:value-type="string">
            <text:p><text:s/>48</text:p>
          </table:table-cell>
          <table:table-cell office:value-type="string">
            <text:p><text:s text:c="2"/>0</text:p>
          </table:table-cell>
          <table:table-cell office:value-type="string">
            <text:p><text:s/>12</text:p>
          </table:table-cell>
          <table:table-cell office:value-type="float" office:value="128">
            <text:p>128</text:p>
          </table:table-cell>
          <table:table-cell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27">
            <text:p>127</text:p>
          </table:table-cell>
          <table:table-cell office:value-type="string">
            <text:p>BYTE 254</text:p>
          </table:table-cell>
          <table:table-cell office:value-type="float" office:value="254">
            <text:p>254</text:p>
          </table:table-cell>
          <table:table-cell office:value-type="float" office:value="253">
            <text:p>253</text:p>
          </table:table-cell>
          <table:table-cell office:value-type="float" office:value="166">
            <text:p>166</text:p>
          </table:table-cell>
          <table:table-cell table:number-columns-repeated="3" office:value-type="float" office:value="218">
            <text:p>218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28">
            <text:p>128</text:p>
          </table:table-cell>
          <table:table-cell office:value-type="string">
            <text:p>BYTE 254</text:p>
          </table:table-cell>
          <table:table-cell office:value-type="float" office:value="254">
            <text:p>254</text:p>
          </table:table-cell>
          <table:table-cell office:value-type="float" office:value="126">
            <text:p>126</text:p>
          </table:table-cell>
          <table:table-cell office:value-type="float" office:value="154">
            <text:p>154</text:p>
          </table:table-cell>
          <table:table-cell table:number-columns-repeated="3" office:value-type="float" office:value="167">
            <text:p>167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29">
            <text:p>129</text:p>
          </table:table-cell>
          <table:table-cell office:value-type="string">
            <text:p>BYTE 218</text:p>
          </table:table-cell>
          <table:table-cell table:number-columns-repeated="2" office:value-type="float" office:value="218">
            <text:p>218</text:p>
          </table:table-cell>
          <table:table-cell office:value-type="float" office:value="154">
            <text:p>154</text:p>
          </table:table-cell>
          <table:table-cell office:value-type="float" office:value="182">
            <text:p>182</text:p>
          </table:table-cell>
          <table:table-cell office:value-type="float" office:value="189">
            <text:p>189</text:p>
          </table:table-cell>
          <table:table-cell office:value-type="float" office:value="191">
            <text:p>191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30">
            <text:p>130</text:p>
          </table:table-cell>
          <table:table-cell office:value-type="string">
            <text:p>BYTE 167</text:p>
          </table:table-cell>
          <table:table-cell table:number-columns-repeated="2"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float" office:value="159">
            <text:p>159</text:p>
          </table:table-cell>
          <table:table-cell office:value-type="float" office:value="127">
            <text:p>127</text:p>
          </table:table-cell>
          <table:table-cell office:value-type="float" office:value="191">
            <text:p>191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31">
            <text:p>131</text:p>
          </table:table-cell>
          <table:table-cell office:value-type="string">
            <text:p>BYTE <text:s/>85</text:p>
          </table:table-cell>
          <table:table-cell office:value-type="string">
            <text:p><text:s/>85</text:p>
          </table:table-cell>
          <table:table-cell office:value-type="float" office:value="213">
            <text:p>213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17">
            <text:p>117</text:p>
          </table:table-cell>
          <table:table-cell table:number-columns-repeated="2" office:value-type="string">
            <text:p><text:s/>8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32">
            <text:p>132</text:p>
          </table:table-cell>
          <table:table-cell office:value-type="string">
            <text:p>BYTE 195</text:p>
          </table:table-cell>
          <table:table-cell office:value-type="float" office:value="243">
            <text:p>243</text:p>
          </table:table-cell>
          <table:table-cell office:value-type="float" office:value="255">
            <text:p>255</text:p>
          </table:table-cell>
          <table:table-cell office:value-type="float" office:value="237">
            <text:p>237</text:p>
          </table:table-cell>
          <table:table-cell office:value-type="float" office:value="255">
            <text:p>255</text:p>
          </table:table-cell>
          <table:table-cell table:number-columns-repeated="3" office:value-type="float" office:value="205">
            <text:p>20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33">
            <text:p>133</text:p>
          </table:table-cell>
          <table:table-cell office:value-type="string">
            <text:p>BYTE 192</text:p>
          </table:table-cell>
          <table:table-cell office:value-type="float" office:value="128">
            <text:p>128</text:p>
          </table:table-cell>
          <table:table-cell office:value-type="float" office:value="200">
            <text:p>200</text:p>
          </table:table-cell>
          <table:table-cell office:value-type="float" office:value="206">
            <text:p>206</text:p>
          </table:table-cell>
          <table:table-cell office:value-type="string">
            <text:p><text:s/>12</text:p>
          </table:table-cell>
          <table:table-cell office:value-type="float" office:value="204">
            <text:p>204</text:p>
          </table:table-cell>
          <table:table-cell office:value-type="float" office:value="124">
            <text:p>124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34">
            <text:p>134</text:p>
          </table:table-cell>
          <table:table-cell office:value-type="string">
            <text:p>BYTE 206</text:p>
          </table:table-cell>
          <table:table-cell table:number-columns-repeated="2" office:value-type="float" office:value="195">
            <text:p>195</text:p>
          </table:table-cell>
          <table:table-cell table:number-columns-repeated="4" office:value-type="string">
            <text:p><text:s text:c="2"/>3</text:p>
          </table:table-cell>
          <table:table-cell office:value-type="string">
            <text:p><text:s text:c="2"/>2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35">
            <text:p>135</text:p>
          </table:table-cell>
          <table:table-cell office:value-type="string">
            <text:p>BYTE 192</text:p>
          </table:table-cell>
          <table:table-cell office:value-type="float" office:value="192">
            <text:p>192</text:p>
          </table:table-cell>
          <table:table-cell table:number-columns-repeated="3" office:value-type="string">
            <text:p><text:s text:c="2"/>0</text:p>
          </table:table-cell>
          <table:table-cell table:number-columns-repeated="2" office:value-type="float" office:value="192">
            <text:p>192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36">
            <text:p>136</text:p>
          </table:table-cell>
          <table:table-cell office:value-type="string">
            <text:p>BYTE <text:s/>10</text:p>
          </table:table-cell>
          <table:table-cell office:value-type="string">
            <text:p><text:s/>35</text:p>
          </table:table-cell>
          <table:table-cell office:value-type="float" office:value="188">
            <text:p>188</text:p>
          </table:table-cell>
          <table:table-cell office:value-type="float" office:value="179">
            <text:p>179</text:p>
          </table:table-cell>
          <table:table-cell office:value-type="float" office:value="188">
            <text:p>188</text:p>
          </table:table-cell>
          <table:table-cell office:value-type="float" office:value="170">
            <text:p>170</text:p>
          </table:table-cell>
          <table:table-cell office:value-type="string">
            <text:p><text:s/>25</text:p>
          </table:table-cell>
          <table:table-cell office:value-type="string">
            <text:p><text:s/>21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37">
            <text:p>137</text:p>
          </table:table-cell>
          <table:table-cell office:value-type="string">
            <text:p>BYTE 160</text:p>
          </table:table-cell>
          <table:table-cell office:value-type="string">
            <text:p><text:s/>56</text:p>
          </table:table-cell>
          <table:table-cell table:number-columns-repeated="2" office:value-type="float" office:value="206">
            <text:p>206</text:p>
          </table:table-cell>
          <table:table-cell office:value-type="string">
            <text:p><text:s/>50</text:p>
          </table:table-cell>
          <table:table-cell office:value-type="float" office:value="170">
            <text:p>170</text:p>
          </table:table-cell>
          <table:table-cell office:value-type="float" office:value="104">
            <text:p>104</text:p>
          </table:table-cell>
          <table:table-cell office:value-type="string">
            <text:p><text:s/>84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38">
            <text:p>138</text:p>
          </table:table-cell>
          <table:table-cell office:value-type="string">
            <text:p>BYTE <text:s/>55</text:p>
          </table:table-cell>
          <table:table-cell office:value-type="string">
            <text:p><text:s/>31</text:p>
          </table:table-cell>
          <table:table-cell office:value-type="string">
            <text:p><text:s/>55</text:p>
          </table:table-cell>
          <table:table-cell office:value-type="string">
            <text:p><text:s/>31</text:p>
          </table:table-cell>
          <table:table-cell office:value-type="string">
            <text:p><text:s/>55</text:p>
          </table:table-cell>
          <table:table-cell office:value-type="string">
            <text:p><text:s/>31</text:p>
          </table:table-cell>
          <table:table-cell office:value-type="string">
            <text:p><text:s/>55</text:p>
          </table:table-cell>
          <table:table-cell office:value-type="string">
            <text:p><text:s/>42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39">
            <text:p>139</text:p>
          </table:table-cell>
          <table:table-cell office:value-type="string">
            <text:p>BYTE 216</text:p>
          </table:table-cell>
          <table:table-cell office:value-type="float" office:value="244">
            <text:p>244</text:p>
          </table:table-cell>
          <table:table-cell office:value-type="float" office:value="216">
            <text:p>216</text:p>
          </table:table-cell>
          <table:table-cell office:value-type="float" office:value="244">
            <text:p>244</text:p>
          </table:table-cell>
          <table:table-cell office:value-type="float" office:value="216">
            <text:p>216</text:p>
          </table:table-cell>
          <table:table-cell office:value-type="float" office:value="244">
            <text:p>244</text:p>
          </table:table-cell>
          <table:table-cell office:value-type="float" office:value="216">
            <text:p>216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40">
            <text:p>140</text:p>
          </table:table-cell>
          <table:table-cell office:value-type="string">
            <text:p>BYTE 127</text:p>
          </table:table-cell>
          <table:table-cell table:number-columns-repeated="7" office:value-type="float" office:value="255">
            <text:p>25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41">
            <text:p>141</text:p>
          </table:table-cell>
          <table:table-cell office:value-type="string">
            <text:p>BYTE 253</text:p>
          </table:table-cell>
          <table:table-cell table:number-columns-repeated="3"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42">
            <text:p>142</text:p>
          </table:table-cell>
          <table:table-cell office:value-type="string">
            <text:p>BYTE 255</text:p>
          </table:table-cell>
          <table:table-cell table:number-columns-repeated="3" office:value-type="float" office:value="255">
            <text:p>255</text:p>
          </table:table-cell>
          <table:table-cell office:value-type="float" office:value="127">
            <text:p>127</text:p>
          </table:table-cell>
          <table:table-cell office:value-type="string">
            <text:p><text:s/>86</text:p>
          </table:table-cell>
          <table:table-cell office:value-type="string">
            <text:p><text:s/>85</text:p>
          </table:table-cell>
          <table:table-cell office:value-type="string">
            <text:p><text:s/>9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43">
            <text:p>143</text:p>
          </table:table-cell>
          <table:table-cell office:value-type="string">
            <text:p>BYTE 254</text:p>
          </table:table-cell>
          <table:table-cell office:value-type="float" office:value="251">
            <text:p>251</text:p>
          </table:table-cell>
          <table:table-cell office:value-type="float" office:value="238">
            <text:p>238</text:p>
          </table:table-cell>
          <table:table-cell office:value-type="float" office:value="251">
            <text:p>251</text:p>
          </table:table-cell>
          <table:table-cell office:value-type="float" office:value="237">
            <text:p>237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44">
            <text:p>144</text:p>
          </table:table-cell>
          <table:table-cell office:value-type="string">
            <text:p>BYTE 12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251">
            <text:p>251</text:p>
          </table:table-cell>
          <table:table-cell office:value-type="float" office:value="170">
            <text:p>170</text:p>
          </table:table-cell>
          <table:table-cell table:number-columns-repeated="3" office:value-type="float" office:value="121">
            <text:p>121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45">
            <text:p>145</text:p>
          </table:table-cell>
          <table:table-cell office:value-type="string">
            <text:p>BYTE <text:s/>85</text:p>
          </table:table-cell>
          <table:table-cell table:number-columns-repeated="4" office:value-type="string">
            <text:p><text:s/>85</text:p>
          </table:table-cell>
          <table:table-cell office:value-type="string">
            <text:p><text:s/>89</text:p>
          </table:table-cell>
          <table:table-cell office:value-type="string">
            <text:p><text:s/>85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46">
            <text:p>146</text:p>
          </table:table-cell>
          <table:table-cell office:value-type="string">
            <text:p>BYTE <text:s/>85</text:p>
          </table:table-cell>
          <table:table-cell table:number-columns-repeated="4" office:value-type="string">
            <text:p><text:s/>85</text:p>
          </table:table-cell>
          <table:table-cell office:value-type="float" office:value="149">
            <text:p>149</text:p>
          </table:table-cell>
          <table:table-cell office:value-type="string">
            <text:p><text:s/>85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47">
            <text:p>147</text:p>
          </table:table-cell>
          <table:table-cell office:value-type="string">
            <text:p>BYTE <text:s/>85</text:p>
          </table:table-cell>
          <table:table-cell office:value-type="string">
            <text:p><text:s/>93</text:p>
          </table:table-cell>
          <table:table-cell office:value-type="string">
            <text:p><text:s/>85</text:p>
          </table:table-cell>
          <table:table-cell office:value-type="float" office:value="102">
            <text:p>102</text:p>
          </table:table-cell>
          <table:table-cell office:value-type="string">
            <text:p><text:s/>85</text:p>
          </table:table-cell>
          <table:table-cell office:value-type="string">
            <text:p><text:s/>89</text:p>
          </table:table-cell>
          <table:table-cell table:number-columns-repeated="2" office:value-type="string">
            <text:p><text:s/>8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48">
            <text:p>148</text:p>
          </table:table-cell>
          <table:table-cell office:value-type="string">
            <text:p>BYTE <text:s/>85</text:p>
          </table:table-cell>
          <table:table-cell office:value-type="float" office:value="153">
            <text:p>153</text:p>
          </table:table-cell>
          <table:table-cell office:value-type="string">
            <text:p><text:s/>85</text:p>
          </table:table-cell>
          <table:table-cell office:value-type="float" office:value="101">
            <text:p>101</text:p>
          </table:table-cell>
          <table:table-cell office:value-type="string">
            <text:p><text:s/>85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<text:s/>8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49">
            <text:p>149</text:p>
          </table:table-cell>
          <table:table-cell office:value-type="string">
            <text:p>BYTE 170</text:p>
          </table:table-cell>
          <table:table-cell office:value-type="float" office:value="106">
            <text:p>106</text:p>
          </table:table-cell>
          <table:table-cell office:value-type="string">
            <text:p><text:s/>85</text:p>
          </table:table-cell>
          <table:table-cell table:number-columns-repeated="3" office:value-type="string">
            <text:p><text:s/>89</text:p>
          </table:table-cell>
          <table:table-cell office:value-type="string">
            <text:p><text:s/>85</text:p>
          </table:table-cell>
          <table:table-cell office:value-type="string">
            <text:p><text:s/>87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50">
            <text:p>150</text:p>
          </table:table-cell>
          <table:table-cell office:value-type="string">
            <text:p>BYTE 169</text:p>
          </table:table-cell>
          <table:table-cell office:value-type="float" office:value="170">
            <text:p>170</text:p>
          </table:table-cell>
          <table:table-cell office:value-type="string">
            <text:p><text:s/>90</text:p>
          </table:table-cell>
          <table:table-cell table:number-columns-repeated="3" office:value-type="float" office:value="154">
            <text:p>154</text:p>
          </table:table-cell>
          <table:table-cell office:value-type="string">
            <text:p><text:s/>86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51">
            <text:p>151</text:p>
          </table:table-cell>
          <table:table-cell office:value-type="string">
            <text:p>BYTE <text:s/>95</text:p>
          </table:table-cell>
          <table:table-cell office:value-type="float" office:value="127">
            <text:p>127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<text:s/>95</text:p>
          </table:table-cell>
          <table:table-cell office:value-type="string">
            <text:p><text:s/>93</text:p>
          </table:table-cell>
          <table:table-cell office:value-type="float" office:value="125">
            <text:p>125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52">
            <text:p>152</text:p>
          </table:table-cell>
          <table:table-cell office:value-type="string">
            <text:p>BYTE 245</text:p>
          </table:table-cell>
          <table:table-cell office:value-type="float" office:value="253">
            <text:p>253</text:p>
          </table:table-cell>
          <table:table-cell office:value-type="float" office:value="249">
            <text:p>249</text:p>
          </table:table-cell>
          <table:table-cell table:number-columns-repeated="2" office:value-type="float" office:value="245">
            <text:p>245</text:p>
          </table:table-cell>
          <table:table-cell office:value-type="float" office:value="117">
            <text:p>117</text:p>
          </table:table-cell>
          <table:table-cell office:value-type="float" office:value="245">
            <text:p>245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53">
            <text:p>153</text:p>
          </table:table-cell>
          <table:table-cell office:value-type="string">
            <text:p>BYTE 170</text:p>
          </table:table-cell>
          <table:table-cell office:value-type="float" office:value="165">
            <text:p>165</text:p>
          </table:table-cell>
          <table:table-cell office:value-type="float" office:value="149">
            <text:p>149</text:p>
          </table:table-cell>
          <table:table-cell table:number-columns-repeated="4" office:value-type="float" office:value="153">
            <text:p>153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54">
            <text:p>154</text:p>
          </table:table-cell>
          <table:table-cell office:value-type="string">
            <text:p>BYTE 170</text:p>
          </table:table-cell>
          <table:table-cell office:value-type="string">
            <text:p><text:s/>90</text:p>
          </table:table-cell>
          <table:table-cell office:value-type="string">
            <text:p><text:s/>86</text:p>
          </table:table-cell>
          <table:table-cell table:number-columns-repeated="4" office:value-type="float" office:value="102">
            <text:p>102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55">
            <text:p>155</text:p>
          </table:table-cell>
          <table:table-cell office:value-type="string">
            <text:p>BYTE 191</text:p>
          </table:table-cell>
          <table:table-cell office:value-type="float" office:value="234">
            <text:p>234</text:p>
          </table:table-cell>
          <table:table-cell table:number-columns-repeated="4"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56">
            <text:p>156</text:p>
          </table:table-cell>
          <table:table-cell office:value-type="string">
            <text:p>BYTE 254</text:p>
          </table:table-cell>
          <table:table-cell office:value-type="float" office:value="170">
            <text:p>170</text:p>
          </table:table-cell>
          <table:table-cell table:number-columns-repeated="4" office:value-type="float" office:value="102">
            <text:p>102</text:p>
          </table:table-cell>
          <table:table-cell office:value-type="string">
            <text:p><text:s/>86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57">
            <text:p>157</text:p>
          </table:table-cell>
          <table:table-cell office:value-type="string">
            <text:p>BYTE 25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54">
            <text:p>254</text:p>
          </table:table-cell>
          <table:table-cell table:number-columns-repeated="2" office:value-type="float" office:value="170">
            <text:p>17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58">
            <text:p>158</text:p>
          </table:table-cell>
          <table:table-cell office:value-type="string">
            <text:p>BYTE 170</text:p>
          </table:table-cell>
          <table:table-cell table:number-columns-repeated="7" office:value-type="float" office:value="255">
            <text:p>25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59">
            <text:p>159</text:p>
          </table:table-cell>
          <table:table-cell office:value-type="string">
            <text:p>BYTE 170</text:p>
          </table:table-cell>
          <table:table-cell office:value-type="float" office:value="255">
            <text:p>255</text:p>
          </table:table-cell>
          <table:table-cell office:value-type="string">
            <text:p><text:s/>85</text:p>
          </table:table-cell>
          <table:table-cell table:number-columns-repeated="4" office:value-type="string">
            <text:p><text:s text:c="2"/>0</text:p>
          </table:table-cell>
          <table:table-cell office:value-type="string">
            <text:p><text:s/>8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60">
            <text:p>160</text:p>
          </table:table-cell>
          <table:table-cell office:value-type="string">
            <text:p>BYTE 127</text:p>
          </table:table-cell>
          <table:table-cell office:value-type="float" office:value="127">
            <text:p>127</text:p>
          </table:table-cell>
          <table:table-cell table:number-columns-repeated="4" office:value-type="float" office:value="126">
            <text:p>126</text:p>
          </table:table-cell>
          <table:table-cell table:number-columns-repeated="2" office:value-type="float" office:value="127">
            <text:p>127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61">
            <text:p>161</text:p>
          </table:table-cell>
          <table:table-cell office:value-type="string">
            <text:p>BYTE 253</text:p>
          </table:table-cell>
          <table:table-cell office:value-type="float" office:value="253">
            <text:p>253</text:p>
          </table:table-cell>
          <table:table-cell table:number-columns-repeated="4" office:value-type="float" office:value="237">
            <text:p>237</text:p>
          </table:table-cell>
          <table:table-cell table:number-columns-repeated="2" office:value-type="float" office:value="253">
            <text:p>253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62">
            <text:p>162</text:p>
          </table:table-cell>
          <table:table-cell office:value-type="string">
            <text:p>BYTE 111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75">
            <text:p>175</text:p>
          </table:table-cell>
          <table:table-cell office:value-type="float" office:value="170">
            <text:p>170</text:p>
          </table:table-cell>
          <table:table-cell office:value-type="float" office:value="106">
            <text:p>106</text:p>
          </table:table-cell>
          <table:table-cell office:value-type="string">
            <text:p><text:s/>90</text:p>
          </table:table-cell>
          <table:table-cell office:value-type="string">
            <text:p><text:s/>8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63">
            <text:p>163</text:p>
          </table:table-cell>
          <table:table-cell office:value-type="string">
            <text:p>BYTE 253</text:p>
          </table:table-cell>
          <table:table-cell office:value-type="float" office:value="170">
            <text:p>170</text:p>
          </table:table-cell>
          <table:table-cell table:number-columns-repeated="2" office:value-type="float" office:value="190">
            <text:p>190</text:p>
          </table:table-cell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office:value-type="float" office:value="165">
            <text:p>165</text:p>
          </table:table-cell>
          <table:table-cell office:value-type="string">
            <text:p><text:s/>85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64">
            <text:p>164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65">
            <text:p>165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66">
            <text:p>166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67">
            <text:p>167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68">
            <text:p>168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69">
            <text:p>169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70">
            <text:p>170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71">
            <text:p>171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72">
            <text:p>172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73">
            <text:p>173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74">
            <text:p>174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75">
            <text:p>175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76">
            <text:p>176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77">
            <text:p>177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78">
            <text:p>178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79">
            <text:p>179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80">
            <text:p>180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81">
            <text:p>181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82">
            <text:p>182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83">
            <text:p>183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84">
            <text:p>184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85">
            <text:p>185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86">
            <text:p>186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87">
            <text:p>187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88">
            <text:p>188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89">
            <text:p>189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90">
            <text:p>190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91">
            <text:p>191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92">
            <text:p>192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93">
            <text:p>193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94">
            <text:p>194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95">
            <text:p>195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96">
            <text:p>196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97">
            <text:p>197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98">
            <text:p>198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199">
            <text:p>199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00">
            <text:p>200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01">
            <text:p>201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02">
            <text:p>202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03">
            <text:p>203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04">
            <text:p>204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05">
            <text:p>205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06">
            <text:p>206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07">
            <text:p>207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08">
            <text:p>208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09">
            <text:p>209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10">
            <text:p>210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11">
            <text:p>211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12">
            <text:p>212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13">
            <text:p>213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14">
            <text:p>214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15">
            <text:p>215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16">
            <text:p>216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17">
            <text:p>217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18">
            <text:p>218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19">
            <text:p>219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20">
            <text:p>220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21">
            <text:p>221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22">
            <text:p>222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23">
            <text:p>223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24">
            <text:p>224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25">
            <text:p>225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26">
            <text:p>226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27">
            <text:p>227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28">
            <text:p>228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29">
            <text:p>229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30">
            <text:p>230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31">
            <text:p>231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32">
            <text:p>232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33">
            <text:p>233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34">
            <text:p>234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35">
            <text:p>235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36">
            <text:p>236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37">
            <text:p>237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38">
            <text:p>238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39">
            <text:p>239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40">
            <text:p>240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41">
            <text:p>241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42">
            <text:p>242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43">
            <text:p>243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44">
            <text:p>244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45">
            <text:p>245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46">
            <text:p>246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47">
            <text:p>247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48">
            <text:p>248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49">
            <text:p>249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50">
            <text:p>250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51">
            <text:p>251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52">
            <text:p>252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53">
            <text:p>253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54">
            <text:p>254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>
          <table:table-cell table:style-name="ce78" office:value-type="string">
            <text:p>DATA</text:p>
          </table:table-cell>
          <table:table-cell table:style-name="ce78" office:value-type="float" office:value="255">
            <text:p>255</text:p>
          </table:table-cell>
          <table:table-cell office:value-type="string">
            <text:p>BYTE <text:s text:c="2"/>0</text:p>
          </table:table-cell>
          <table:table-cell table:number-columns-repeated="7" office:value-type="string">
            <text:p><text:s text:c="2"/>0</text:p>
          </table:table-cell>
        </table:table-row>
        <table:table-row table:style-name="ro1" table:number-rows-repeated="1048319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de" number:country="DE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30">30.11.2022</text:date>, <text:time>22:53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2$Win32 OpenOffice.org_project/4112m1$Build-9809</meta:generator>
    <meta:creation-date>2022-07-14T23:11:26Z</meta:creation-date>
    <dc:date>2022-11-30T22:53:59.92</dc:date>
    <meta:editing-cycles>10</meta:editing-cycles>
    <meta:editing-duration>PT3H6M59S</meta:editing-duration>
    <meta:document-statistic meta:table-count="4" meta:cell-count="6065" meta:object-count="0"/>
  </office:meta>
</office:document-meta>
</file>